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4000000AF0733E6F6E83921F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1" svg:font-family="Symbol" style:font-charset="x-symbol"/>
    <style:font-face style:name="Wingdings" svg:font-family="Wingdings" style:font-charset="x-symbol"/>
    <style:font-face style:name="Courier 10 Pitch" svg:font-family="'Courier 10 Pitch'"/>
    <style:font-face style:name="OpenSymbol" svg:font-family="OpenSymbol, 'Arial Unicode MS'"/>
    <style:font-face style:name="Symbol" svg:font-family="Symbol"/>
    <style:font-face style:name="sans-serif1" svg:font-family="sans-serif, Arial"/>
    <style:font-face style:name="FreeSans1" svg:font-family="FreeSans" style:font-family-generic="swiss"/>
    <style:font-face style:name="Helvetica Neue Light" svg:font-family="'Helvetica Neue Light', HelveticaNeue-Light" style:font-family-generic="swiss"/>
    <style:font-face style:name="Sans-Seriff" svg:font-family="Sans-Seriff" style:font-family-generic="swiss"/>
    <style:font-face style:name="Sans-serif" svg:font-family="Sans-serif, Arial" style:font-family-generic="swiss"/>
    <style:font-face style:name="Sans-seriff" svg:font-family="Sans-seriff" style:font-family-generic="swiss"/>
    <style:font-face style:name="sans-Seriff" svg:font-family="sans-Seriff" style:font-family-generic="swiss"/>
    <style:font-face style:name="sans-serif" svg:font-family="sans-serif, Arial" style:font-family-generic="swiss"/>
    <style:font-face style:name="Droid Sans Fallback" svg:font-family="'Droid Sans Fallback'" style:font-pitch="variable"/>
    <style:font-face style:name="FreeSans" svg:font-family="FreeSans"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047cm" fo:margin-left="2.004cm" table:align="left" style:writing-mode="lr-tb"/>
    </style:style>
    <style:style style:name="Table1.A" style:family="table-column">
      <style:table-column-properties style:column-width="3.493cm"/>
    </style:style>
    <style:style style:name="Table1.B" style:family="table-column">
      <style:table-column-properties style:column-width="3.554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B1" style:family="table-cell">
      <style:table-cell-properties style:vertical-align="top" fo:padding="0.097cm" fo:border="0.1pt solid #000000" style:writing-mode="lr-tb"/>
    </style:style>
    <style:style style:name="Table1.A2" style:family="table-cell">
      <style:table-cell-properties style:vertical-align="top" fo:padding="0.097cm" fo:border-left="0.1pt solid #000000" fo:border-right="none" fo:border-top="none" fo:border-bottom="0.1pt solid #000000" style:writing-mode="lr-tb"/>
    </style:style>
    <style:style style:name="Table1.B2" style:family="table-cell">
      <style:table-cell-properties style:vertical-align="top" fo:padding="0.097cm" fo:border-left="0.1pt solid #000000" fo:border-right="0.1pt solid #000000" fo:border-top="none" fo:border-bottom="0.1pt solid #000000" style:writing-mode="lr-tb"/>
    </style:style>
    <style:style style:name="Table2" style:family="table">
      <style:table-properties style:width="7.047cm" fo:margin-left="2.004cm" table:align="left" style:writing-mode="lr-tb"/>
    </style:style>
    <style:style style:name="Table2.A" style:family="table-column">
      <style:table-column-properties style:column-width="3.493cm"/>
    </style:style>
    <style:style style:name="Table2.B" style:family="table-column">
      <style:table-column-properties style:column-width="3.554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B1" style:family="table-cell">
      <style:table-cell-properties style:vertical-align="top" fo:padding="0.097cm" fo:border="0.1pt solid #000000" style:writing-mode="lr-tb"/>
    </style:style>
    <style:style style:name="Table2.A2" style:family="table-cell">
      <style:table-cell-properties style:vertical-align="top" fo:padding="0.097cm" fo:border-left="0.1pt solid #000000" fo:border-right="none" fo:border-top="none" fo:border-bottom="0.1pt solid #000000" style:writing-mode="lr-tb"/>
    </style:style>
    <style:style style:name="Table2.B2" style:family="table-cell">
      <style:table-cell-properties style:vertical-align="top" fo:padding="0.097cm" fo:border-left="0.1pt solid #000000" fo:border-right="0.1pt solid #000000" fo:border-top="none" fo:border-bottom="0.1pt solid #000000" style:writing-mode="lr-tb"/>
    </style:style>
    <style:style style:name="Table3" style:family="table">
      <style:table-properties style:width="7.126cm" fo:margin-left="2.004cm" table:align="left" style:writing-mode="lr-tb"/>
    </style:style>
    <style:style style:name="Table3.A" style:family="table-column">
      <style:table-column-properties style:column-width="3.493cm"/>
    </style:style>
    <style:style style:name="Table3.B" style:family="table-column">
      <style:table-column-properties style:column-width="3.634cm"/>
    </style:style>
    <style:style style:name="Table3.1" style:family="table-row">
      <style:table-row-properties fo:keep-together="auto"/>
    </style:style>
    <style:style style:name="Table3.A1" style:family="table-cell">
      <style:table-cell-properties style:vertical-align="top" fo:padding="0.097cm" fo:border-left="0.1pt solid #000000" fo:border-right="none" fo:border-top="0.1pt solid #000000" fo:border-bottom="0.1pt solid #000000" style:writing-mode="lr-tb"/>
    </style:style>
    <style:style style:name="Table3.B1" style:family="table-cell">
      <style:table-cell-properties style:vertical-align="top" fo:padding="0.097cm" fo:border="0.1pt solid #000000" style:writing-mode="lr-tb"/>
    </style:style>
    <style:style style:name="Table3.A2" style:family="table-cell">
      <style:table-cell-properties style:vertical-align="top" fo:padding="0.097cm" fo:border-left="0.1pt solid #000000" fo:border-right="none" fo:border-top="none" fo:border-bottom="0.1pt solid #000000" style:writing-mode="lr-tb"/>
    </style:style>
    <style:style style:name="Table3.B2" style:family="table-cell">
      <style:table-cell-properties style:vertical-align="top" fo:padding="0.097cm" fo:border-left="0.1pt solid #000000" fo:border-right="0.1pt solid #000000" fo:border-top="none" fo:border-bottom="0.1pt solid #000000" style:writing-mode="lr-tb"/>
    </style:style>
    <style:style style:name="Table4" style:family="table">
      <style:table-properties style:width="7.126cm" fo:margin-left="1.977cm" table:align="left" style:writing-mode="lr-tb"/>
    </style:style>
    <style:style style:name="Table4.A" style:family="table-column">
      <style:table-column-properties style:column-width="3.493cm"/>
    </style:style>
    <style:style style:name="Table4.B" style:family="table-column">
      <style:table-column-properties style:column-width="3.634cm"/>
    </style:style>
    <style:style style:name="Table4.1" style:family="table-row">
      <style:table-row-properties fo:keep-together="auto"/>
    </style:style>
    <style:style style:name="Table4.A1" style:family="table-cell">
      <style:table-cell-properties style:vertical-align="top" fo:padding="0.097cm" fo:border-left="0.1pt solid #000000" fo:border-right="none" fo:border-top="0.1pt solid #000000" fo:border-bottom="0.1pt solid #000000" style:writing-mode="lr-tb"/>
    </style:style>
    <style:style style:name="Table4.B1" style:family="table-cell">
      <style:table-cell-properties style:vertical-align="top" fo:padding="0.097cm" fo:border="0.1pt solid #000000" style:writing-mode="lr-tb"/>
    </style:style>
    <style:style style:name="Table4.A2" style:family="table-cell">
      <style:table-cell-properties style:vertical-align="top" fo:padding="0.097cm" fo:border-left="0.1pt solid #000000" fo:border-right="none" fo:border-top="none" fo:border-bottom="0.1pt solid #000000" style:writing-mode="lr-tb"/>
    </style:style>
    <style:style style:name="Table4.B2" style:family="table-cell">
      <style:table-cell-properties style:vertical-align="top" fo:padding="0.097cm" fo:border-left="0.1pt solid #000000" fo:border-right="0.1pt solid #000000" fo:border-top="none" fo:border-bottom="0.1pt solid #000000" style:writing-mode="lr-tb"/>
    </style:style>
    <style:style style:name="Table5" style:family="table">
      <style:table-properties style:width="8.634cm" fo:margin-left="0.549cm" table:align="left" style:writing-mode="lr-tb"/>
    </style:style>
    <style:style style:name="Table5.A" style:family="table-column">
      <style:table-column-properties style:column-width="5.106cm"/>
    </style:style>
    <style:style style:name="Table5.B" style:family="table-column">
      <style:table-column-properties style:column-width="1.905cm"/>
    </style:style>
    <style:style style:name="Table5.C" style:family="table-column">
      <style:table-column-properties style:column-width="1.623cm"/>
    </style:style>
    <style:style style:name="Table5.1" style:family="table-row">
      <style:table-row-properties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C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C2" style:family="table-cell">
      <style:table-cell-properties style:vertical-align="top" fo:padding="0.097cm" fo:border-left="0.1pt solid #000000" fo:border-right="0.1pt solid #000000" fo:border-top="none" fo:border-bottom="0.1pt solid #000000" style:writing-mode="lr-tb"/>
    </style:style>
    <style:style style:name="Table6" style:family="table">
      <style:table-properties style:width="15.54cm" fo:margin-left="1.501cm" table:align="left" style:writing-mode="lr-tb"/>
    </style:style>
    <style:style style:name="Table6.A" style:family="table-column">
      <style:table-column-properties style:column-width="5.001cm"/>
    </style:style>
    <style:style style:name="Table6.C" style:family="table-column">
      <style:table-column-properties style:column-width="5.539cm"/>
    </style:style>
    <style:style style:name="Table6.1" style:family="table-row">
      <style:table-row-properties fo:keep-together="auto"/>
    </style:style>
    <style:style style:name="Table6.A1" style:family="table-cell">
      <style:table-cell-properties style:vertical-align="top" fo:padding="0.097cm" fo:border-left="0.1pt solid #000000" fo:border-right="none" fo:border-top="0.1pt solid #000000" fo:border-bottom="0.1pt solid #000000" style:writing-mode="lr-tb"/>
    </style:style>
    <style:style style:name="Table6.C1" style:family="table-cell">
      <style:table-cell-properties style:vertical-align="top" fo:padding="0.097cm" fo:border="0.1pt solid #000000" style:writing-mode="lr-tb"/>
    </style:style>
    <style:style style:name="Table6.A2" style:family="table-cell">
      <style:table-cell-properties style:vertical-align="top" fo:padding="0.097cm" fo:border-left="0.1pt solid #000000" fo:border-right="none" fo:border-top="none" fo:border-bottom="0.1pt solid #000000" style:writing-mode="lr-tb"/>
    </style:style>
    <style:style style:name="Table6.C2" style:family="table-cell">
      <style:table-cell-properties style:vertical-align="top" fo:padding="0.097cm" fo:border-left="0.1pt solid #000000" fo:border-right="0.1pt solid #000000" fo:border-top="none" fo:border-bottom="0.1pt solid #000000" style:writing-mode="lr-tb"/>
    </style:style>
    <style:style style:name="Table7" style:family="table">
      <style:table-properties style:width="15.487cm" fo:margin-left="1.554cm" table:align="left" style:writing-mode="lr-tb"/>
    </style:style>
    <style:style style:name="Table7.A" style:family="table-column">
      <style:table-column-properties style:column-width="5.001cm"/>
    </style:style>
    <style:style style:name="Table7.C" style:family="table-column">
      <style:table-column-properties style:column-width="5.486cm"/>
    </style:style>
    <style:style style:name="Table7.1" style:family="table-row">
      <style:table-row-properties fo:keep-together="auto"/>
    </style:style>
    <style:style style:name="Table7.A1" style:family="table-cell">
      <style:table-cell-properties style:vertical-align="top" fo:padding="0.097cm" fo:border-left="0.1pt solid #000000" fo:border-right="none" fo:border-top="0.1pt solid #000000" fo:border-bottom="0.1pt solid #000000" style:writing-mode="lr-tb"/>
    </style:style>
    <style:style style:name="Table7.C1" style:family="table-cell">
      <style:table-cell-properties style:vertical-align="top" fo:padding="0.097cm" fo:border="0.1pt solid #000000" style:writing-mode="lr-tb"/>
    </style:style>
    <style:style style:name="Table8" style:family="table">
      <style:table-properties style:width="15.54cm" fo:margin-left="1.501cm" table:align="left" style:writing-mode="lr-tb"/>
    </style:style>
    <style:style style:name="Table8.A" style:family="table-column">
      <style:table-column-properties style:column-width="5.001cm"/>
    </style:style>
    <style:style style:name="Table8.C" style:family="table-column">
      <style:table-column-properties style:column-width="5.539cm"/>
    </style:style>
    <style:style style:name="Table8.1" style:family="table-row">
      <style:table-row-properties fo:keep-together="auto"/>
    </style:style>
    <style:style style:name="Table8.A1" style:family="table-cell">
      <style:table-cell-properties style:vertical-align="top" fo:padding="0.097cm" fo:border-left="0.1pt solid #000000" fo:border-right="none" fo:border-top="0.1pt solid #000000" fo:border-bottom="0.1pt solid #000000" style:writing-mode="lr-tb"/>
    </style:style>
    <style:style style:name="Table8.C1" style:family="table-cell">
      <style:table-cell-properties style:vertical-align="top" fo:padding="0.097cm" fo:border="0.1pt solid #000000" style:writing-mode="lr-tb"/>
    </style:style>
    <style:style style:name="Table9" style:family="table">
      <style:table-properties style:width="15.513cm" fo:margin-left="1.528cm" table:align="left" style:writing-mode="lr-tb"/>
    </style:style>
    <style:style style:name="Table9.A" style:family="table-column">
      <style:table-column-properties style:column-width="5.001cm"/>
    </style:style>
    <style:style style:name="Table9.C" style:family="table-column">
      <style:table-column-properties style:column-width="5.512cm"/>
    </style:style>
    <style:style style:name="Table9.1" style:family="table-row">
      <style:table-row-properties fo:keep-together="auto"/>
    </style:style>
    <style:style style:name="Table9.A1" style:family="table-cell">
      <style:table-cell-properties style:vertical-align="top" fo:padding="0.097cm" fo:border-left="0.1pt solid #000000" fo:border-right="none" fo:border-top="0.1pt solid #000000" fo:border-bottom="0.1pt solid #000000" style:writing-mode="lr-tb"/>
    </style:style>
    <style:style style:name="Table9.C1" style:family="table-cell">
      <style:table-cell-properties style:vertical-align="top" fo:padding="0.097cm" fo:border="0.1pt solid #000000" style:writing-mode="lr-tb"/>
    </style:style>
    <style:style style:name="Table9.A2" style:family="table-cell">
      <style:table-cell-properties style:vertical-align="top" fo:padding="0.097cm" fo:border-left="0.1pt solid #000000" fo:border-right="none" fo:border-top="none" fo:border-bottom="0.1pt solid #000000" style:writing-mode="lr-tb"/>
    </style:style>
    <style:style style:name="Table9.C2" style:family="table-cell">
      <style:table-cell-properties style:vertical-align="top" fo:padding="0.097cm" fo:border-left="0.1pt solid #000000" fo:border-right="0.1pt solid #000000" fo:border-top="none" fo:border-bottom="0.1pt solid #000000" style:writing-mode="lr-tb"/>
    </style:style>
    <style:style style:name="Table10" style:family="table">
      <style:table-properties style:width="15.487cm" fo:margin-left="1.554cm" table:align="left" style:writing-mode="lr-tb"/>
    </style:style>
    <style:style style:name="Table10.A" style:family="table-column">
      <style:table-column-properties style:column-width="5.001cm"/>
    </style:style>
    <style:style style:name="Table10.C" style:family="table-column">
      <style:table-column-properties style:column-width="5.486cm"/>
    </style:style>
    <style:style style:name="Table10.1" style:family="table-row">
      <style:table-row-properties fo:keep-together="auto"/>
    </style:style>
    <style:style style:name="Table10.A1" style:family="table-cell">
      <style:table-cell-properties style:vertical-align="top" fo:padding="0.097cm" fo:border-left="0.1pt solid #000000" fo:border-right="none" fo:border-top="0.1pt solid #000000" fo:border-bottom="0.1pt solid #000000" style:writing-mode="lr-tb"/>
    </style:style>
    <style:style style:name="Table10.C1" style:family="table-cell">
      <style:table-cell-properties style:vertical-align="top" fo:padding="0.097cm" fo:border="0.1pt solid #000000" style:writing-mode="lr-tb"/>
    </style:style>
    <style:style style:name="Table10.A2" style:family="table-cell">
      <style:table-cell-properties style:vertical-align="top" fo:padding="0.097cm" fo:border-left="0.1pt solid #000000" fo:border-right="none" fo:border-top="none" fo:border-bottom="0.1pt solid #000000" style:writing-mode="lr-tb"/>
    </style:style>
    <style:style style:name="Table10.C2" style:family="table-cell">
      <style:table-cell-properties style:vertical-align="top" fo:padding="0.097cm" fo:border-left="0.1pt solid #000000" fo:border-right="0.1pt solid #000000" fo:border-top="none" fo:border-bottom="0.1pt solid #000000" style:writing-mode="lr-tb"/>
    </style:style>
    <style:style style:name="Table11" style:family="table">
      <style:table-properties style:width="15.487cm" fo:margin-left="1.554cm" table:align="left" style:writing-mode="lr-tb"/>
    </style:style>
    <style:style style:name="Table11.A" style:family="table-column">
      <style:table-column-properties style:column-width="5.001cm"/>
    </style:style>
    <style:style style:name="Table11.C" style:family="table-column">
      <style:table-column-properties style:column-width="5.486cm"/>
    </style:style>
    <style:style style:name="Table11.1" style:family="table-row">
      <style:table-row-properties fo:keep-together="auto"/>
    </style:style>
    <style:style style:name="Table11.A1" style:family="table-cell">
      <style:table-cell-properties style:vertical-align="top" fo:padding="0.097cm" fo:border-left="0.1pt solid #000000" fo:border-right="none" fo:border-top="0.1pt solid #000000" fo:border-bottom="0.1pt solid #000000" style:writing-mode="lr-tb"/>
    </style:style>
    <style:style style:name="Table11.C1" style:family="table-cell">
      <style:table-cell-properties style:vertical-align="top" fo:padding="0.097cm" fo:border="0.1pt solid #000000" style:writing-mode="lr-tb"/>
    </style:style>
    <style:style style:name="Table11.A2" style:family="table-cell">
      <style:table-cell-properties style:vertical-align="top" fo:padding="0.097cm" fo:border-left="0.1pt solid #000000" fo:border-right="none" fo:border-top="none" fo:border-bottom="0.1pt solid #000000" style:writing-mode="lr-tb"/>
    </style:style>
    <style:style style:name="Table11.C2" style:family="table-cell">
      <style:table-cell-properties style:vertical-align="top" fo:padding="0.097cm" fo:border-left="0.1pt solid #000000" fo:border-right="0.1pt solid #000000" fo:border-top="none" fo:border-bottom="0.1pt solid #000000" style:writing-mode="lr-tb"/>
    </style:style>
    <style:style style:name="Table12" style:family="table">
      <style:table-properties style:width="16.016cm" fo:margin-left="1.025cm" table:align="left" style:writing-mode="lr-tb"/>
    </style:style>
    <style:style style:name="Table12.A" style:family="table-column">
      <style:table-column-properties style:column-width="5.001cm"/>
    </style:style>
    <style:style style:name="Table12.C" style:family="table-column">
      <style:table-column-properties style:column-width="6.015cm"/>
    </style:style>
    <style:style style:name="Table12.1" style:family="table-row">
      <style:table-row-properties fo:keep-together="auto"/>
    </style:style>
    <style:style style:name="Table12.A1" style:family="table-cell">
      <style:table-cell-properties style:vertical-align="top" fo:padding="0.097cm" fo:border-left="0.1pt solid #000000" fo:border-right="none" fo:border-top="0.1pt solid #000000" fo:border-bottom="0.1pt solid #000000" style:writing-mode="lr-tb"/>
    </style:style>
    <style:style style:name="Table12.C1" style:family="table-cell">
      <style:table-cell-properties style:vertical-align="top" fo:padding="0.097cm" fo:border="0.1pt solid #000000" style:writing-mode="lr-tb"/>
    </style:style>
    <style:style style:name="Table12.A2" style:family="table-cell">
      <style:table-cell-properties style:vertical-align="top" fo:padding="0.097cm" fo:border-left="0.1pt solid #000000" fo:border-right="none" fo:border-top="none" fo:border-bottom="0.1pt solid #000000" style:writing-mode="lr-tb"/>
    </style:style>
    <style:style style:name="Table12.C2" style:family="table-cell">
      <style:table-cell-properties style:vertical-align="top" fo:padding="0.097cm" fo:border-left="0.1pt solid #000000" fo:border-right="0.1pt solid #000000" fo:border-top="none" fo:border-bottom="0.1pt solid #000000" style:writing-mode="lr-tb"/>
    </style:style>
    <style:style style:name="Table13" style:family="table">
      <style:table-properties style:width="16.043cm" fo:margin-left="0.998cm" table:align="left" style:writing-mode="lr-tb"/>
    </style:style>
    <style:style style:name="Table13.A" style:family="table-column">
      <style:table-column-properties style:column-width="5.001cm"/>
    </style:style>
    <style:style style:name="Table13.C" style:family="table-column">
      <style:table-column-properties style:column-width="6.041cm"/>
    </style:style>
    <style:style style:name="Table13.1" style:family="table-row">
      <style:table-row-properties fo:keep-together="auto"/>
    </style:style>
    <style:style style:name="Table13.A1" style:family="table-cell">
      <style:table-cell-properties style:vertical-align="top" fo:padding="0.097cm" fo:border-left="0.1pt solid #000000" fo:border-right="none" fo:border-top="0.1pt solid #000000" fo:border-bottom="0.1pt solid #000000" style:writing-mode="lr-tb"/>
    </style:style>
    <style:style style:name="Table13.C1" style:family="table-cell">
      <style:table-cell-properties style:vertical-align="top" fo:padding="0.097cm" fo:border="0.1pt solid #000000" style:writing-mode="lr-tb"/>
    </style:style>
    <style:style style:name="Table13.A2" style:family="table-cell">
      <style:table-cell-properties style:vertical-align="top" fo:padding="0.097cm" fo:border-left="0.1pt solid #000000" fo:border-right="none" fo:border-top="none" fo:border-bottom="0.1pt solid #000000" style:writing-mode="lr-tb"/>
    </style:style>
    <style:style style:name="Table13.C2" style:family="table-cell">
      <style:table-cell-properties style:vertical-align="top" fo:padding="0.097cm" fo:border-left="0.1pt solid #000000" fo:border-right="0.1pt solid #000000" fo:border-top="none" fo:border-bottom="0.1pt solid #000000" style:writing-mode="lr-tb"/>
    </style:style>
    <style:style style:name="Table14" style:family="table">
      <style:table-properties style:width="16.095cm" fo:margin-left="0.945cm" table:align="left" style:writing-mode="lr-tb"/>
    </style:style>
    <style:style style:name="Table14.A" style:family="table-column">
      <style:table-column-properties style:column-width="5.001cm"/>
    </style:style>
    <style:style style:name="Table14.C" style:family="table-column">
      <style:table-column-properties style:column-width="6.094cm"/>
    </style:style>
    <style:style style:name="Table14.1" style:family="table-row">
      <style:table-row-properties fo:keep-together="auto"/>
    </style:style>
    <style:style style:name="Table14.A1" style:family="table-cell">
      <style:table-cell-properties style:vertical-align="top" fo:padding="0.097cm" fo:border-left="0.1pt solid #000000" fo:border-right="none" fo:border-top="0.1pt solid #000000" fo:border-bottom="0.1pt solid #000000" style:writing-mode="lr-tb"/>
    </style:style>
    <style:style style:name="Table14.C1" style:family="table-cell">
      <style:table-cell-properties style:vertical-align="top" fo:padding="0.097cm" fo:border="0.1pt solid #000000" style:writing-mode="lr-tb"/>
    </style:style>
    <style:style style:name="Table14.A2" style:family="table-cell">
      <style:table-cell-properties style:vertical-align="top" fo:padding="0.097cm" fo:border-left="0.1pt solid #000000" fo:border-right="none" fo:border-top="none" fo:border-bottom="0.1pt solid #000000" style:writing-mode="lr-tb"/>
    </style:style>
    <style:style style:name="Table14.C2" style:family="table-cell">
      <style:table-cell-properties style:vertical-align="top" fo:padding="0.097cm" fo:border-left="0.1pt solid #000000" fo:border-right="0.1pt solid #000000" fo:border-top="none" fo:border-bottom="0.1pt solid #000000" style:writing-mode="lr-tb"/>
    </style:style>
    <style:style style:name="Table15" style:family="table">
      <style:table-properties style:width="16.148cm" fo:margin-left="0.893cm" table:align="left" style:writing-mode="lr-tb"/>
    </style:style>
    <style:style style:name="Table15.A" style:family="table-column">
      <style:table-column-properties style:column-width="5.001cm"/>
    </style:style>
    <style:style style:name="Table15.B" style:family="table-column">
      <style:table-column-properties style:column-width="5.106cm"/>
    </style:style>
    <style:style style:name="Table15.C" style:family="table-column">
      <style:table-column-properties style:column-width="6.041cm"/>
    </style:style>
    <style:style style:name="Table15.1" style:family="table-row">
      <style:table-row-properties fo:keep-together="auto"/>
    </style:style>
    <style:style style:name="Table15.A1" style:family="table-cell">
      <style:table-cell-properties style:vertical-align="top" fo:padding="0.097cm" fo:border-left="0.1pt solid #000000" fo:border-right="none" fo:border-top="0.1pt solid #000000" fo:border-bottom="0.1pt solid #000000" style:writing-mode="lr-tb"/>
    </style:style>
    <style:style style:name="Table15.C1" style:family="table-cell">
      <style:table-cell-properties style:vertical-align="top" fo:padding="0.097cm" fo:border="0.1pt solid #000000" style:writing-mode="lr-tb"/>
    </style:style>
    <style:style style:name="Table15.A2" style:family="table-cell">
      <style:table-cell-properties style:vertical-align="top" fo:padding="0.097cm" fo:border-left="0.1pt solid #000000" fo:border-right="none" fo:border-top="none" fo:border-bottom="0.1pt solid #000000" style:writing-mode="lr-tb"/>
    </style:style>
    <style:style style:name="Table15.C2" style:family="table-cell">
      <style:table-cell-properties style:vertical-align="top" fo:padding="0.097cm" fo:border-left="0.1pt solid #000000" fo:border-right="0.1pt solid #000000" fo:border-top="none" fo:border-bottom="0.1pt solid #000000" style:writing-mode="lr-tb"/>
    </style:style>
    <style:style style:name="Table16" style:family="table">
      <style:table-properties style:width="16.148cm" fo:margin-left="0.893cm" table:align="left" style:writing-mode="lr-tb"/>
    </style:style>
    <style:style style:name="Table16.A" style:family="table-column">
      <style:table-column-properties style:column-width="5.001cm"/>
    </style:style>
    <style:style style:name="Table16.B" style:family="table-column">
      <style:table-column-properties style:column-width="5.106cm"/>
    </style:style>
    <style:style style:name="Table16.C" style:family="table-column">
      <style:table-column-properties style:column-width="6.041cm"/>
    </style:style>
    <style:style style:name="Table16.1" style:family="table-row">
      <style:table-row-properties fo:keep-together="auto"/>
    </style:style>
    <style:style style:name="Table16.A1" style:family="table-cell">
      <style:table-cell-properties style:vertical-align="top" fo:padding="0.097cm" fo:border-left="0.1pt solid #000000" fo:border-right="none" fo:border-top="0.1pt solid #000000" fo:border-bottom="0.1pt solid #000000" style:writing-mode="lr-tb"/>
    </style:style>
    <style:style style:name="Table16.C1" style:family="table-cell">
      <style:table-cell-properties style:vertical-align="top" fo:padding="0.097cm" fo:border="0.1pt solid #000000" style:writing-mode="lr-tb"/>
    </style:style>
    <style:style style:name="Table16.A2" style:family="table-cell">
      <style:table-cell-properties style:vertical-align="top" fo:padding="0.097cm" fo:border-left="0.1pt solid #000000" fo:border-right="none" fo:border-top="none" fo:border-bottom="0.1pt solid #000000" style:writing-mode="lr-tb"/>
    </style:style>
    <style:style style:name="Table16.C2" style:family="table-cell">
      <style:table-cell-properties style:vertical-align="top" fo:padding="0.097cm" fo:border-left="0.1pt solid #000000" fo:border-right="0.1pt solid #000000" fo:border-top="none" fo:border-bottom="0.1pt solid #000000" style:writing-mode="lr-tb"/>
    </style:style>
    <style:style style:name="Table21" style:family="table">
      <style:table-properties style:width="16.148cm" fo:margin-left="0.893cm" table:align="left" style:writing-mode="lr-tb"/>
    </style:style>
    <style:style style:name="Table21.A" style:family="table-column">
      <style:table-column-properties style:column-width="5.001cm"/>
    </style:style>
    <style:style style:name="Table21.B" style:family="table-column">
      <style:table-column-properties style:column-width="5.106cm"/>
    </style:style>
    <style:style style:name="Table21.C" style:family="table-column">
      <style:table-column-properties style:column-width="6.041cm"/>
    </style:style>
    <style:style style:name="Table21.1" style:family="table-row">
      <style:table-row-properties fo:keep-together="auto"/>
    </style:style>
    <style:style style:name="Table21.A1" style:family="table-cell">
      <style:table-cell-properties style:vertical-align="top" fo:padding="0.097cm" fo:border-left="0.1pt solid #000000" fo:border-right="none" fo:border-top="0.1pt solid #000000" fo:border-bottom="0.1pt solid #000000" style:writing-mode="lr-tb"/>
    </style:style>
    <style:style style:name="Table21.C1" style:family="table-cell">
      <style:table-cell-properties style:vertical-align="top" fo:padding="0.097cm" fo:border="0.1pt solid #000000" style:writing-mode="lr-tb"/>
    </style:style>
    <style:style style:name="Table21.A2" style:family="table-cell">
      <style:table-cell-properties style:vertical-align="top" fo:padding="0.097cm" fo:border-left="0.1pt solid #000000" fo:border-right="none" fo:border-top="none" fo:border-bottom="0.1pt solid #000000" style:writing-mode="lr-tb"/>
    </style:style>
    <style:style style:name="Table21.C2" style:family="table-cell">
      <style:table-cell-properties style:vertical-align="top" fo:padding="0.097cm" fo:border-left="0.1pt solid #000000" fo:border-right="0.1pt solid #000000" fo:border-top="none" fo:border-bottom="0.1pt solid #000000" style:writing-mode="lr-tb"/>
    </style:style>
    <style:style style:name="Table17" style:family="table">
      <style:table-properties style:width="15.963cm" fo:margin-left="1.078cm" table:align="left" style:writing-mode="lr-tb"/>
    </style:style>
    <style:style style:name="Table17.A" style:family="table-column">
      <style:table-column-properties style:column-width="5.001cm"/>
    </style:style>
    <style:style style:name="Table17.C" style:family="table-column">
      <style:table-column-properties style:column-width="5.962cm"/>
    </style:style>
    <style:style style:name="Table17.1" style:family="table-row">
      <style:table-row-properties fo:keep-together="auto"/>
    </style:style>
    <style:style style:name="Table17.A1" style:family="table-cell">
      <style:table-cell-properties style:vertical-align="top" fo:padding="0.097cm" fo:border-left="0.1pt solid #000000" fo:border-right="none" fo:border-top="0.1pt solid #000000" fo:border-bottom="0.1pt solid #000000" style:writing-mode="lr-tb"/>
    </style:style>
    <style:style style:name="Table17.C1" style:family="table-cell">
      <style:table-cell-properties style:vertical-align="top" fo:padding="0.097cm" fo:border="0.1pt solid #000000" style:writing-mode="lr-tb"/>
    </style:style>
    <style:style style:name="Table17.A2" style:family="table-cell">
      <style:table-cell-properties style:vertical-align="top" fo:padding="0.097cm" fo:border-left="0.1pt solid #000000" fo:border-right="none" fo:border-top="none" fo:border-bottom="0.1pt solid #000000" style:writing-mode="lr-tb"/>
    </style:style>
    <style:style style:name="Table17.C2" style:family="table-cell">
      <style:table-cell-properties style:vertical-align="top" fo:padding="0.097cm" fo:border-left="0.1pt solid #000000" fo:border-right="0.1pt solid #000000" fo:border-top="none" fo:border-bottom="0.1pt solid #000000" style:writing-mode="lr-tb"/>
    </style:style>
    <style:style style:name="Table18" style:family="table">
      <style:table-properties style:width="16.016cm" fo:margin-left="1.025cm" table:align="left" style:writing-mode="lr-tb"/>
    </style:style>
    <style:style style:name="Table18.A" style:family="table-column">
      <style:table-column-properties style:column-width="5.001cm"/>
    </style:style>
    <style:style style:name="Table18.B" style:family="table-column">
      <style:table-column-properties style:column-width="5.106cm"/>
    </style:style>
    <style:style style:name="Table18.C" style:family="table-column">
      <style:table-column-properties style:column-width="5.909cm"/>
    </style:style>
    <style:style style:name="Table18.1" style:family="table-row">
      <style:table-row-properties fo:keep-together="auto"/>
    </style:style>
    <style:style style:name="Table18.A1" style:family="table-cell">
      <style:table-cell-properties style:vertical-align="top" fo:padding="0.097cm" fo:border-left="0.1pt solid #000000" fo:border-right="none" fo:border-top="0.1pt solid #000000" fo:border-bottom="none" style:writing-mode="lr-tb"/>
    </style:style>
    <style:style style:name="Table18.C1" style:family="table-cell">
      <style:table-cell-properties style:vertical-align="top" fo:padding="0.097cm" fo:border-left="0.1pt solid #000000" fo:border-right="0.1pt solid #000000" fo:border-top="0.1pt solid #000000" fo:border-bottom="none" style:writing-mode="lr-tb"/>
    </style:style>
    <style:style style:name="Table18.A2" style:family="table-cell">
      <style:table-cell-properties style:vertical-align="top" fo:padding="0.097cm" fo:border-left="0.1pt solid #000000" fo:border-right="none" fo:border-top="none" fo:border-bottom="0.1pt solid #000000" style:writing-mode="lr-tb"/>
    </style:style>
    <style:style style:name="Table18.C2" style:family="table-cell">
      <style:table-cell-properties style:vertical-align="top" fo:padding="0.097cm" fo:border-left="0.1pt solid #000000" fo:border-right="0.1pt solid #000000" fo:border-top="none" fo:border-bottom="0.1pt solid #000000" style:writing-mode="lr-tb"/>
    </style:style>
    <style:style style:name="Table19" style:family="table">
      <style:table-properties style:width="15.963cm" fo:margin-left="1.078cm" table:align="left" style:writing-mode="lr-tb"/>
    </style:style>
    <style:style style:name="Table19.A" style:family="table-column">
      <style:table-column-properties style:column-width="5.001cm"/>
    </style:style>
    <style:style style:name="Table19.C" style:family="table-column">
      <style:table-column-properties style:column-width="5.962cm"/>
    </style:style>
    <style:style style:name="Table19.1" style:family="table-row">
      <style:table-row-properties fo:keep-together="auto"/>
    </style:style>
    <style:style style:name="Table19.A1" style:family="table-cell">
      <style:table-cell-properties style:vertical-align="top" fo:padding="0.097cm" fo:border-left="0.1pt solid #000000" fo:border-right="none" fo:border-top="0.1pt solid #000000" fo:border-bottom="0.1pt solid #000000" style:writing-mode="lr-tb"/>
    </style:style>
    <style:style style:name="Table19.C1" style:family="table-cell">
      <style:table-cell-properties style:vertical-align="top" fo:padding="0.097cm" fo:border="0.1pt solid #000000" style:writing-mode="lr-tb"/>
    </style:style>
    <style:style style:name="Table19.A2" style:family="table-cell">
      <style:table-cell-properties style:vertical-align="top" fo:padding="0.097cm" fo:border-left="0.1pt solid #000000" fo:border-right="none" fo:border-top="none" fo:border-bottom="0.1pt solid #000000" style:writing-mode="lr-tb"/>
    </style:style>
    <style:style style:name="Table19.C2" style:family="table-cell">
      <style:table-cell-properties style:vertical-align="top" fo:padding="0.097cm" fo:border-left="0.1pt solid #000000" fo:border-right="0.1pt solid #000000" fo:border-top="none" fo:border-bottom="0.1pt solid #000000" style:writing-mode="lr-tb"/>
    </style:style>
    <style:style style:name="Table20" style:family="table">
      <style:table-properties style:width="17.048cm" table:align="left" style:writing-mode="lr-tb"/>
    </style:style>
    <style:style style:name="Table20.A" style:family="table-column">
      <style:table-column-properties style:column-width="2.491cm"/>
    </style:style>
    <style:style style:name="Table20.B" style:family="table-column">
      <style:table-column-properties style:column-width="4.997cm"/>
    </style:style>
    <style:style style:name="Table20.C" style:family="table-column">
      <style:table-column-properties style:column-width="2.91cm"/>
    </style:style>
    <style:style style:name="Table20.D" style:family="table-column">
      <style:table-column-properties style:column-width="3.995cm"/>
    </style:style>
    <style:style style:name="Table20.E" style:family="table-column">
      <style:table-column-properties style:column-width="2.655cm"/>
    </style:style>
    <style:style style:name="Table20.1" style:family="table-row">
      <style:table-row-properties fo:keep-together="auto"/>
    </style:style>
    <style:style style:name="Table20.A1" style:family="table-cell">
      <style:table-cell-properties style:vertical-align="top" fo:padding="0.097cm" fo:border-left="0.1pt solid #000000" fo:border-right="none" fo:border-top="0.1pt solid #000000" fo:border-bottom="0.1pt solid #000000" style:writing-mode="lr-tb"/>
    </style:style>
    <style:style style:name="Table20.E1" style:family="table-cell">
      <style:table-cell-properties style:vertical-align="top" fo:padding="0.097cm" fo:border="0.1pt solid #000000" style:writing-mode="lr-tb"/>
    </style:style>
    <style:style style:name="Table20.A2" style:family="table-cell">
      <style:table-cell-properties style:vertical-align="top" fo:padding="0.097cm" fo:border-left="0.1pt solid #000000" fo:border-right="none" fo:border-top="none" fo:border-bottom="0.1pt solid #000000" style:writing-mode="lr-tb"/>
    </style:style>
    <style:style style:name="Table20.E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use-window-font-color="true"/>
    </style:style>
    <style:style style:name="P5" style:family="paragraph" style:parent-style-name="Standard">
      <style:paragraph-properties fo:text-align="justify" style:justify-single-word="false"/>
      <style:text-properties style:use-window-font-color="true"/>
    </style:style>
    <style:style style:name="P6" style:family="paragraph" style:parent-style-name="Standard">
      <style:text-properties style:use-window-font-color="true" fo:font-style="normal" style:font-style-asian="normal" style:font-style-complex="normal"/>
    </style:style>
    <style:style style:name="P7" style:family="paragraph" style:parent-style-name="Standard">
      <style:paragraph-properties fo:text-align="justify" style:justify-single-word="false"/>
      <style:text-properties style:use-window-font-color="true" fo:font-style="normal" style:font-style-asian="normal" style:font-style-complex="normal"/>
    </style:style>
    <style:style style:name="P8" style:family="paragraph" style:parent-style-name="Standard">
      <style:paragraph-properties fo:text-align="justify" style:justify-single-word="false">
        <style:tab-stops>
          <style:tab-stop style:position="2.514cm"/>
        </style:tab-stops>
      </style:paragraph-properties>
      <style:text-properties style:use-window-font-color="true" fo:font-style="normal" style:font-style-asian="normal" style:font-style-complex="normal"/>
    </style:style>
    <style:style style:name="P9" style:family="paragraph" style:parent-style-name="Standard">
      <style:paragraph-properties fo:text-align="justify" style:justify-single-word="false">
        <style:tab-stops>
          <style:tab-stop style:position="2.54cm"/>
        </style:tab-stops>
      </style:paragraph-properties>
      <style:text-properties style:use-window-font-color="true" fo:font-style="normal" style:font-style-asian="normal" style:font-style-complex="normal"/>
    </style:style>
    <style:style style:name="P10" style:family="paragraph" style:parent-style-name="Standard">
      <style:text-properties style:use-window-font-color="true" fo:font-style="normal" fo:font-weight="bold"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style:use-window-font-color="true" fo:font-style="normal" style:text-underline-style="none" style:font-style-asian="normal" style:font-style-complex="normal"/>
    </style:style>
    <style:style style:name="P12" style:family="paragraph" style:parent-style-name="Standard">
      <style:text-properties style:use-window-font-color="true" fo:font-weight="normal" style:font-weight-asian="normal" style:font-weight-complex="normal"/>
    </style:style>
    <style:style style:name="P13" style:family="paragraph" style:parent-style-name="Standard">
      <style:text-properties style:use-window-font-color="true" style:font-name="sans-serif" fo:font-size="10pt" fo:font-style="normal" style:font-size-asian="10pt" style:font-style-asian="normal" style:font-name-complex="sans-serif" style:font-size-complex="10pt" style:font-style-complex="normal"/>
    </style:style>
    <style:style style:name="P14" style:family="paragraph" style:parent-style-name="Standard">
      <style:paragraph-properties fo:text-align="justify" style:justify-single-word="false"/>
      <style:text-properties style:use-window-font-color="true" style:font-name="sans-serif" fo:font-size="10pt" fo:font-style="normal" style:font-size-asian="10pt" style:font-style-asian="normal" style:font-name-complex="sans-serif" style:font-size-complex="10pt" style:font-style-complex="normal"/>
    </style:style>
    <style:style style:name="P15" style:family="paragraph" style:parent-style-name="Standard">
      <style:paragraph-properties fo:text-align="justify" style:justify-single-word="false"/>
      <style:text-properties style:use-window-font-color="true"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P16" style:family="paragraph" style:parent-style-name="Standard">
      <style:text-properties style:use-window-font-color="true" officeooo:paragraph-rsid="001f691a"/>
    </style:style>
    <style:style style:name="P17" style:family="paragraph" style:parent-style-name="Standard">
      <style:text-properties style:use-window-font-color="true" officeooo:rsid="001f691a" officeooo:paragraph-rsid="001f691a"/>
    </style:style>
    <style:style style:name="P18" style:family="paragraph" style:parent-style-name="Standard">
      <style:text-properties fo:font-style="normal" style:font-style-asian="normal" style:font-style-complex="normal"/>
    </style:style>
    <style:style style:name="P19" style:family="paragraph" style:parent-style-name="Standard">
      <style:paragraph-properties fo:text-align="justify" style:justify-single-word="false"/>
      <style:text-properties fo:font-style="normal" style:font-style-asian="normal" style:font-style-complex="normal"/>
    </style:style>
    <style:style style:name="P20" style:family="paragraph" style:parent-style-name="Standard">
      <style:paragraph-properties style:snap-to-layout-grid="false"/>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weight="normal" style:font-weight-asian="normal" style:font-weight-complex="normal"/>
    </style:style>
    <style:style style:name="P23" style:family="paragraph" style:parent-style-name="Standard">
      <style:text-properties fo:color="#000099" style:font-name="sans-serif" fo:font-size="10pt" fo:font-style="normal" style:font-size-asian="10pt" style:font-style-asian="normal" style:font-name-complex="sans-serif" style:font-size-complex="10pt" style:font-style-complex="normal"/>
    </style:style>
    <style:style style:name="P24" style:family="paragraph" style:parent-style-name="Standard">
      <style:paragraph-properties fo:text-align="justify" style:justify-single-word="false"/>
      <style:text-properties fo:color="#000099" fo:font-weight="normal" style:font-weight-asian="normal" style:font-weight-complex="normal"/>
    </style:style>
    <style:style style:name="P25" style:family="paragraph" style:parent-style-name="Standard">
      <style:text-properties fo:color="#0000ff" fo:font-style="normal" fo:font-weight="bold" style:font-style-asian="normal" style:font-weight-asian="bold" style:font-style-complex="normal" style:font-weight-complex="bold"/>
    </style:style>
    <style:style style:name="P26" style:family="paragraph" style:parent-style-name="Standard">
      <style:text-properties fo:color="#0000ff" fo:font-size="12pt" style:font-size-asian="12pt" style:font-size-complex="12pt"/>
    </style:style>
    <style:style style:name="P27" style:family="paragraph" style:parent-style-name="Standard">
      <style:text-properties style:text-underline-style="none"/>
    </style:style>
    <style:style style:name="P28" style:family="paragraph" style:parent-style-name="Header">
      <style:paragraph-properties fo:text-align="center" style:justify-single-word="false"/>
    </style:style>
    <style:style style:name="P29" style:family="paragraph" style:parent-style-name="Footer">
      <style:paragraph-properties fo:text-align="center" style:justify-single-word="false"/>
    </style:style>
    <style:style style:name="P30" style:family="paragraph" style:parent-style-name="Text_20_body">
      <style:paragraph-properties fo:margin-left="0.499cm" fo:margin-right="0cm" fo:margin-top="0.101cm" fo:margin-bottom="0.101cm" loext:contextual-spacing="false" fo:line-height="120%" fo:text-indent="0cm" style:auto-text-indent="false" fo:keep-with-next="always">
        <style:tab-stops>
          <style:tab-stop style:position="1.108cm"/>
        </style:tab-stops>
      </style:paragraph-properties>
      <style:text-properties style:use-window-font-color="true" fo:font-style="normal" style:text-underline-style="none" officeooo:rsid="00180490" officeooo:paragraph-rsid="00180490" style:font-style-asian="normal" style:font-style-complex="normal"/>
    </style:style>
    <style:style style:name="P31" style:family="paragraph" style:parent-style-name="Standard">
      <style:paragraph-properties fo:margin-left="0.499cm" fo:margin-right="0cm" fo:margin-top="0.101cm" fo:margin-bottom="0.101cm" loext:contextual-spacing="false" fo:text-indent="0cm" style:auto-text-indent="false">
        <style:tab-stops>
          <style:tab-stop style:position="1.028cm"/>
        </style:tab-stops>
      </style:paragraph-properties>
    </style:style>
    <style:style style:name="P32" style:family="paragraph" style:parent-style-name="Standard">
      <style:paragraph-properties fo:margin-left="0.499cm" fo:margin-right="0cm" fo:margin-top="0.101cm" fo:margin-bottom="0.101cm" loext:contextual-spacing="false" fo:text-indent="0cm" style:auto-text-indent="false">
        <style:tab-stops>
          <style:tab-stop style:position="1.028cm"/>
        </style:tab-stops>
      </style:paragraph-properties>
      <style:text-properties fo:color="#006600" fo:font-style="italic" style:font-style-asian="italic" style:font-style-complex="italic"/>
    </style:style>
    <style:style style:name="P33" style:family="paragraph" style:parent-style-name="Text_20_body">
      <style:paragraph-properties fo:margin-left="0.499cm" fo:margin-right="0cm" fo:margin-top="0.101cm" fo:margin-bottom="0.101cm" loext:contextual-spacing="false" fo:line-height="120%" fo:text-indent="0cm" style:auto-text-indent="false">
        <style:tab-stops>
          <style:tab-stop style:position="1.108cm"/>
        </style:tab-stops>
      </style:paragraph-properties>
    </style:style>
    <style:style style:name="P34" style:family="paragraph" style:parent-style-name="Text_20_body">
      <style:paragraph-properties fo:margin-left="0.499cm" fo:margin-right="0cm" fo:margin-top="0.101cm" fo:margin-bottom="0.101cm" loext:contextual-spacing="false" fo:line-height="120%" fo:text-indent="0cm" style:auto-text-indent="false">
        <style:tab-stops>
          <style:tab-stop style:position="1.108cm"/>
        </style:tab-stops>
      </style:paragraph-properties>
      <style:text-properties fo:color="#000099" fo:font-size="10pt" fo:font-style="italic" fo:font-weight="normal" officeooo:paragraph-rsid="00180490" style:font-size-asian="10pt" style:font-style-asian="italic" style:font-weight-asian="normal" style:font-size-complex="10pt" style:font-style-complex="italic" style:font-weight-complex="normal"/>
    </style:style>
    <style:style style:name="P35" style:family="paragraph" style:parent-style-name="Text_20_body">
      <style:paragraph-properties fo:margin-left="0.499cm" fo:margin-right="0cm" fo:margin-top="0.101cm" fo:margin-bottom="0.101cm" loext:contextual-spacing="false" fo:line-height="120%" fo:text-indent="0cm" style:auto-text-indent="false">
        <style:tab-stops>
          <style:tab-stop style:position="1.108cm"/>
        </style:tab-stops>
      </style:paragraph-properties>
      <style:text-properties fo:color="#006600" fo:font-size="10pt" fo:font-style="italic" style:text-underline-style="none" fo:font-weight="normal" officeooo:paragraph-rsid="00180490" style:font-size-asian="10pt" style:font-style-asian="italic" style:font-weight-asian="normal" style:font-size-complex="10pt" style:font-style-complex="italic" style:font-weight-complex="normal"/>
    </style:style>
    <style:style style:name="P36" style:family="paragraph" style:parent-style-name="Standard">
      <style:paragraph-properties fo:margin-left="0.499cm" fo:margin-right="0cm" fo:text-indent="0cm" style:auto-text-indent="false"/>
    </style:style>
    <style:style style:name="P37" style:family="paragraph" style:parent-style-name="Standard">
      <style:paragraph-properties fo:margin-left="0.499cm" fo:margin-right="0cm" fo:text-align="justify" style:justify-single-word="false" fo:text-indent="0cm" style:auto-text-indent="false"/>
    </style:style>
    <style:style style:name="P38" style:family="paragraph" style:parent-style-name="Standard">
      <style:paragraph-properties fo:margin-left="0.499cm" fo:margin-right="0cm" fo:text-align="justify" style:justify-single-word="false" fo:text-indent="0cm" style:auto-text-indent="false">
        <style:tab-stops>
          <style:tab-stop style:position="1.028cm"/>
        </style:tab-stops>
      </style:paragraph-properties>
    </style:style>
    <style:style style:name="P39" style:family="paragraph" style:parent-style-name="Standard">
      <style:paragraph-properties fo:margin-left="0.499cm" fo:margin-right="0cm" fo:text-align="justify" style:justify-single-word="false" fo:text-indent="0cm" style:auto-text-indent="false">
        <style:tab-stops>
          <style:tab-stop style:position="2.007cm"/>
        </style:tab-stops>
      </style:paragraph-properties>
    </style:style>
    <style:style style:name="P40" style:family="paragraph" style:parent-style-name="Standard">
      <style:paragraph-properties fo:margin-left="0.499cm" fo:margin-right="0cm" fo:text-align="justify" style:justify-single-word="false" fo:text-indent="0cm" style:auto-text-indent="false"/>
      <style:text-properties officeooo:paragraph-rsid="001cb5a6"/>
    </style:style>
    <style:style style:name="P41" style:family="paragraph" style:parent-style-name="Standard">
      <style:paragraph-properties fo:margin-left="0.499cm" fo:margin-right="0cm" fo:text-indent="0cm" style:auto-text-indent="false"/>
      <style:text-properties fo:color="#006600" fo:font-style="italic" style:font-style-asian="italic" style:font-style-complex="italic"/>
    </style:style>
    <style:style style:name="P42" style:family="paragraph" style:parent-style-name="Standard">
      <style:paragraph-properties fo:margin-left="0.499cm" fo:margin-right="0cm" fo:text-align="justify" style:justify-single-word="false" fo:text-indent="0cm" style:auto-text-indent="false"/>
      <style:text-properties style:use-window-font-color="true" fo:font-weight="normal" style:font-weight-asian="normal" style:font-weight-complex="normal"/>
    </style:style>
    <style:style style:name="P43" style:family="paragraph" style:parent-style-name="Standard">
      <style:paragraph-properties fo:margin-left="0.499cm" fo:margin-right="0cm" fo:text-align="justify" style:justify-single-word="false" fo:text-indent="0cm" style:auto-text-indent="false"/>
      <style:text-properties style:use-window-font-color="true" fo:font-weight="normal" officeooo:paragraph-rsid="001b426f" style:font-weight-asian="normal" style:font-weight-complex="normal"/>
    </style:style>
    <style:style style:name="P44" style:family="paragraph" style:parent-style-name="Standard">
      <style:paragraph-properties fo:margin-left="0.499cm" fo:margin-right="0cm" fo:text-align="justify" style:justify-single-word="false" fo:text-indent="0cm" style:auto-text-indent="false"/>
      <style:text-properties style:use-window-font-color="true" fo:font-style="normal" style:font-style-asian="normal" style:font-style-complex="normal"/>
    </style:style>
    <style:style style:name="P45" style:family="paragraph" style:parent-style-name="Standard">
      <style:paragraph-properties fo:margin-left="0.499cm" fo:margin-right="0cm" fo:text-align="justify" style:justify-single-word="false" fo:orphans="0" fo:widows="0" fo:hyphenation-ladder-count="no-limit" fo:text-indent="0cm" style:auto-text-indent="false" style:text-autospace="ideograph-alpha" style:punctuation-wrap="hanging" style:line-break="strict" style:writing-mode="lr-tb"/>
      <style:text-properties style:use-window-font-color="true" fo:font-style="normal" fo:font-weight="bold" style:font-name-asian="DejaVu Sans" style:font-style-asian="normal" style:font-weight-asian="bold" style:font-name-complex="DejaVu Sans" style:font-style-complex="normal" style:font-weight-complex="bold" fo:hyphenate="false" fo:hyphenation-remain-char-count="2" fo:hyphenation-push-char-count="2"/>
    </style:style>
    <style:style style:name="P46" style:family="paragraph" style:parent-style-name="Standard">
      <style:paragraph-properties fo:margin-left="0.499cm" fo:margin-right="0cm" fo:text-align="justify" style:justify-single-word="false" fo:orphans="0" fo:widows="0" fo:hyphenation-ladder-count="no-limit" fo:text-indent="0cm" style:auto-text-indent="false" style:text-autospace="ideograph-alpha" style:punctuation-wrap="hanging" style:line-break="strict" style:writing-mode="lr-tb"/>
      <style:text-properties style:use-window-font-color="true" fo:font-style="normal" style:font-name-asian="DejaVu Sans" style:font-style-asian="normal" style:font-name-complex="DejaVu Sans" style:font-style-complex="normal" fo:hyphenate="false" fo:hyphenation-remain-char-count="2" fo:hyphenation-push-char-count="2"/>
    </style:style>
    <style:style style:name="P47" style:family="paragraph" style:parent-style-name="Standard">
      <style:paragraph-properties fo:margin-left="0.499cm" fo:margin-right="0cm" fo:text-align="justify" style:justify-single-word="false" fo:orphans="0" fo:widows="0" fo:hyphenation-ladder-count="no-limit" fo:text-indent="0cm" style:auto-text-indent="false" fo:break-before="page" style:text-autospace="ideograph-alpha" style:punctuation-wrap="hanging" style:line-break="strict" style:writing-mode="lr-tb"/>
      <style:text-properties fo:hyphenate="false" fo:hyphenation-remain-char-count="2" fo:hyphenation-push-char-count="2"/>
    </style:style>
    <style:style style:name="P48" style:family="paragraph" style:parent-style-name="Standard">
      <style:paragraph-properties fo:margin-top="0.101cm" fo:margin-bottom="0.101cm" loext:contextual-spacing="false" fo:text-align="justify" style:justify-single-word="false"/>
    </style:style>
    <style:style style:name="P49" style:family="paragraph" style:parent-style-name="Text_20_body">
      <style:paragraph-properties fo:margin-left="1cm" fo:margin-right="0cm" fo:margin-top="0.199cm" fo:margin-bottom="0cm" loext:contextual-spacing="false" fo:line-height="120%" fo:text-indent="0cm" style:auto-text-indent="false"/>
    </style:style>
    <style:style style:name="P50" style:family="paragraph" style:parent-style-name="Text_20_body">
      <style:paragraph-properties fo:margin-left="1cm" fo:margin-right="0cm" fo:margin-top="0.199cm" fo:margin-bottom="0cm" loext:contextual-spacing="false" fo:line-height="120%" fo:text-indent="0cm" style:auto-text-indent="false"/>
      <style:text-properties style:use-window-font-color="true" fo:font-style="normal" style:font-style-asian="normal" style:font-style-complex="normal"/>
    </style:style>
    <style:style style:name="P51" style:family="paragraph" style:parent-style-name="Standard">
      <style:paragraph-properties fo:margin-left="1cm" fo:margin-right="0cm" fo:text-indent="0cm" style:auto-text-indent="false"/>
    </style:style>
    <style:style style:name="P52" style:family="paragraph" style:parent-style-name="Standard">
      <style:paragraph-properties fo:margin-left="1cm" fo:margin-right="0cm" fo:text-align="justify" style:justify-single-word="false" fo:text-indent="0cm" style:auto-text-indent="false"/>
    </style:style>
    <style:style style:name="P53" style:family="paragraph" style:parent-style-name="Standard">
      <style:paragraph-properties fo:margin-left="1cm" fo:margin-right="0cm" fo:text-align="justify" style:justify-single-word="false" fo:text-indent="0cm" style:auto-text-indent="false">
        <style:tab-stops>
          <style:tab-stop style:position="3.487cm"/>
        </style:tab-stops>
      </style:paragraph-properties>
    </style:style>
    <style:style style:name="P54" style:family="paragraph" style:parent-style-name="Standard">
      <style:paragraph-properties fo:margin-left="1cm" fo:margin-right="0cm" fo:text-align="justify" style:justify-single-word="false" fo:text-indent="0cm" style:auto-text-indent="false"/>
      <style:text-properties officeooo:paragraph-rsid="0019e5fb"/>
    </style:style>
    <style:style style:name="P55" style:family="paragraph" style:parent-style-name="Standard">
      <style:paragraph-properties fo:margin-left="1cm" fo:margin-right="0cm" fo:text-align="justify" style:justify-single-word="false" fo:text-indent="0cm" style:auto-text-indent="false">
        <style:tab-stops>
          <style:tab-stop style:position="1.582cm"/>
        </style:tab-stops>
      </style:paragraph-properties>
      <style:text-properties fo:color="#006600"/>
    </style:style>
    <style:style style:name="P56" style:family="paragraph" style:parent-style-name="Standard">
      <style:paragraph-properties fo:margin-left="1cm" fo:margin-right="0cm" fo:text-align="justify" style:justify-single-word="false" fo:text-indent="0cm" style:auto-text-indent="false">
        <style:tab-stops>
          <style:tab-stop style:position="1.529cm"/>
        </style:tab-stops>
      </style:paragraph-properties>
      <style:text-properties fo:color="#006600"/>
    </style:style>
    <style:style style:name="P57" style:family="paragraph" style:parent-style-name="Standard">
      <style:paragraph-properties fo:margin-left="1cm" fo:margin-right="0cm" fo:text-align="justify" style:justify-single-word="false" fo:text-indent="0cm" style:auto-text-indent="false">
        <style:tab-stops>
          <style:tab-stop style:position="1.503cm"/>
        </style:tab-stops>
      </style:paragraph-properties>
      <style:text-properties fo:color="#006600"/>
    </style:style>
    <style:style style:name="P58" style:family="paragraph" style:parent-style-name="Standard">
      <style:paragraph-properties fo:margin-left="1cm" fo:margin-right="0cm" fo:text-indent="0cm" style:auto-text-indent="false">
        <style:tab-stops>
          <style:tab-stop style:position="3.487cm"/>
        </style:tab-stops>
      </style:paragraph-properties>
      <style:text-properties fo:color="#006600" style:font-name="sans-serif" fo:font-size="10pt" fo:font-style="italic" fo:font-weight="normal" style:font-size-asian="10pt" style:font-style-asian="italic" style:font-weight-asian="normal" style:font-name-complex="sans-serif" style:font-size-complex="10pt" style:font-style-complex="italic" style:font-weight-complex="normal"/>
    </style:style>
    <style:style style:name="P59" style:family="paragraph" style:parent-style-name="Standard">
      <style:paragraph-properties fo:margin-left="1cm" fo:margin-right="0cm" fo:text-indent="0cm" style:auto-text-indent="false"/>
      <style:text-properties fo:color="#006600" fo:font-weight="bold" style:font-weight-asian="bold" style:font-weight-complex="bold"/>
    </style:style>
    <style:style style:name="P60" style:family="paragraph" style:parent-style-name="Standard">
      <style:paragraph-properties fo:margin-left="1cm" fo:margin-right="0cm" fo:text-indent="0cm" style:auto-text-indent="false"/>
      <style:text-properties fo:color="#006600" fo:font-weight="normal" style:font-weight-asian="normal" style:font-weight-complex="normal"/>
    </style:style>
    <style:style style:name="P61" style:family="paragraph" style:parent-style-name="Standard">
      <style:paragraph-properties fo:margin-left="1cm" fo:margin-right="0cm" fo:text-indent="0cm" style:auto-text-indent="false"/>
      <style:text-properties fo:font-size="10pt" fo:font-weight="bold" style:font-size-asian="10pt" style:font-weight-asian="bold" style:font-size-complex="10pt" style:font-weight-complex="bold"/>
    </style:style>
    <style:style style:name="P62" style:family="paragraph" style:parent-style-name="Standard">
      <style:paragraph-properties fo:margin-left="1cm" fo:margin-right="0cm" fo:text-indent="0cm" style:auto-text-indent="false"/>
      <style:text-properties fo:font-size="10pt" fo:font-weight="normal" style:font-size-asian="10pt" style:font-weight-asian="normal" style:font-size-complex="10pt" style:font-weight-complex="normal"/>
    </style:style>
    <style:style style:name="P63" style:family="paragraph" style:parent-style-name="Standard">
      <style:paragraph-properties fo:margin-left="1cm" fo:margin-right="0cm" fo:text-align="justify" style:justify-single-word="false" fo:text-indent="0cm" style:auto-text-indent="false"/>
      <style:text-properties fo:font-size="10pt" fo:font-weight="normal" style:font-size-asian="10pt" style:font-weight-asian="normal" style:font-size-complex="10pt" style:font-weight-complex="normal"/>
    </style:style>
    <style:style style:name="P64" style:family="paragraph" style:parent-style-name="Standard">
      <style:paragraph-properties fo:margin-left="1cm" fo:margin-right="0cm" fo:text-indent="0cm" style:auto-text-indent="false"/>
      <style:text-properties style:font-name="sans-Seriff" fo:font-size="10pt" style:font-size-asian="10pt" style:font-name-complex="sans-Seriff" style:font-size-complex="10pt"/>
    </style:style>
    <style:style style:name="P65" style:family="paragraph" style:parent-style-name="Standard">
      <style:paragraph-properties fo:margin-left="1cm" fo:margin-right="0cm" fo:text-indent="0cm" style:auto-text-indent="false"/>
      <style:text-properties fo:font-weight="bold" style:font-weight-asian="bold" style:font-weight-complex="bold"/>
    </style:style>
    <style:style style:name="P66" style:family="paragraph" style:parent-style-name="Standard">
      <style:paragraph-properties fo:margin-left="1cm" fo:margin-right="0cm" fo:text-align="justify" style:justify-single-word="false" fo:text-indent="0cm" style:auto-text-indent="false"/>
      <style:text-properties fo:font-weight="bold" style:font-weight-asian="bold" style:font-weight-complex="bold"/>
    </style:style>
    <style:style style:name="P67" style:family="paragraph" style:parent-style-name="Standard">
      <style:paragraph-properties fo:margin-left="1cm" fo:margin-right="0cm" fo:text-align="justify" style:justify-single-word="false" fo:text-indent="0cm" style:auto-text-indent="false"/>
      <style:text-properties fo:font-style="normal" style:font-style-asian="normal" style:font-style-complex="normal"/>
    </style:style>
    <style:style style:name="P68" style:family="paragraph" style:parent-style-name="Standard">
      <style:paragraph-properties fo:margin-left="1cm" fo:margin-right="0cm" fo:text-indent="0cm" style:auto-text-indent="false"/>
      <style:text-properties style:use-window-font-color="true"/>
    </style:style>
    <style:style style:name="P69" style:family="paragraph" style:parent-style-name="Standard">
      <style:paragraph-properties fo:margin-left="1cm" fo:margin-right="0cm" fo:text-align="justify" style:justify-single-word="false" fo:text-indent="0cm" style:auto-text-indent="false"/>
      <style:text-properties style:use-window-font-color="true"/>
    </style:style>
    <style:style style:name="P70" style:family="paragraph" style:parent-style-name="Standard">
      <style:paragraph-properties fo:margin-left="1cm" fo:margin-right="0cm" fo:text-indent="0cm" style:auto-text-indent="false"/>
      <style:text-properties style:use-window-font-color="true" fo:font-weight="normal" style:font-weight-asian="normal" style:font-weight-complex="normal"/>
    </style:style>
    <style:style style:name="P71" style:family="paragraph" style:parent-style-name="Standard">
      <style:paragraph-properties fo:margin-left="1cm" fo:margin-right="0cm" fo:text-align="justify" style:justify-single-word="false" fo:text-indent="0cm" style:auto-text-indent="false"/>
      <style:text-properties style:use-window-font-color="true" fo:font-weight="normal" style:font-weight-asian="normal" style:font-weight-complex="normal"/>
    </style:style>
    <style:style style:name="P72" style:family="paragraph" style:parent-style-name="Standard">
      <style:paragraph-properties fo:margin-left="1cm" fo:margin-right="0cm" fo:text-indent="0cm" style:auto-text-indent="false"/>
      <style:text-properties style:use-window-font-color="true" style:font-name="sans-serif" fo:font-size="10pt" fo:font-style="normal" style:font-size-asian="10pt" style:font-style-asian="normal" style:font-name-complex="sans-serif" style:font-size-complex="10pt" style:font-style-complex="normal"/>
    </style:style>
    <style:style style:name="P73" style:family="paragraph" style:parent-style-name="Standard">
      <style:paragraph-properties fo:margin-left="1cm" fo:margin-right="0cm" fo:text-align="justify" style:justify-single-word="false" fo:text-indent="0cm" style:auto-text-indent="false"/>
      <style:text-properties style:use-window-font-color="true" style:font-name="sans-serif" fo:font-size="10pt" fo:font-style="normal" style:font-size-asian="10pt" style:font-style-asian="normal" style:font-name-complex="sans-serif" style:font-size-complex="10pt" style:font-style-complex="normal"/>
    </style:style>
    <style:style style:name="P74" style:family="paragraph" style:parent-style-name="Standard">
      <style:paragraph-properties fo:margin-left="1cm" fo:margin-right="0cm" fo:text-align="justify" style:justify-single-word="false" fo:text-indent="0cm" style:auto-text-indent="false"/>
      <style:text-properties style:use-window-font-color="true"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P75" style:family="paragraph" style:parent-style-name="Standard">
      <style:paragraph-properties fo:margin-left="1cm" fo:margin-right="0cm" fo:text-align="justify" style:justify-single-word="false" fo:text-indent="0cm" style:auto-text-indent="false">
        <style:tab-stops>
          <style:tab-stop style:position="1.556cm"/>
        </style:tab-stops>
      </style:paragraph-properties>
      <style:text-properties style:use-window-font-color="true"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P76" style:family="paragraph" style:parent-style-name="Standard">
      <style:paragraph-properties fo:margin-left="1cm" fo:margin-right="0cm" fo:line-height="100%" fo:text-align="justify" style:justify-single-word="false" fo:text-indent="0cm" style:auto-text-indent="false"/>
      <style:text-properties style:use-window-font-color="true"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P77" style:family="paragraph" style:parent-style-name="Standard">
      <style:paragraph-properties fo:margin-left="1cm" fo:margin-right="0cm" fo:text-indent="0cm" style:auto-text-indent="false"/>
      <style:text-properties style:use-window-font-color="true" style:font-name="Sans-Seriff" fo:font-size="10pt" fo:font-weight="normal" style:font-size-asian="10pt" style:font-weight-asian="normal" style:font-name-complex="Sans-Seriff" style:font-size-complex="10pt" style:font-weight-complex="normal"/>
    </style:style>
    <style:style style:name="P78" style:family="paragraph" style:parent-style-name="Standard">
      <style:paragraph-properties fo:margin-left="1cm" fo:margin-right="0cm" fo:text-align="justify" style:justify-single-word="false" fo:text-indent="0cm" style:auto-text-indent="false"/>
      <style:text-properties style:use-window-font-color="true" style:font-name="Sans-Seriff" fo:font-size="10pt" fo:font-weight="normal" style:font-size-asian="10pt" style:font-weight-asian="normal" style:font-name-complex="Sans-Seriff" style:font-size-complex="10pt" style:font-weight-complex="normal"/>
    </style:style>
    <style:style style:name="P79" style:family="paragraph" style:parent-style-name="Standard">
      <style:paragraph-properties fo:margin-left="1cm" fo:margin-right="0cm" fo:text-indent="0cm" style:auto-text-indent="false"/>
      <style:text-properties style:use-window-font-color="true" style:font-name="Sans-Seriff" fo:font-size="10pt" fo:font-style="normal" fo:font-weight="normal" style:font-size-asian="10pt" style:font-style-asian="normal" style:font-weight-asian="normal" style:font-name-complex="Sans-Seriff" style:font-size-complex="10pt" style:font-style-complex="normal" style:font-weight-complex="normal"/>
    </style:style>
    <style:style style:name="P80" style:family="paragraph" style:parent-style-name="Standard">
      <style:paragraph-properties fo:margin-left="1cm" fo:margin-right="0cm" fo:text-indent="0cm" style:auto-text-indent="false"/>
      <style:text-properties style:use-window-font-color="true" style:font-name="Sans-Seriff" fo:font-size="10pt" fo:font-style="italic" fo:font-weight="normal" style:font-size-asian="10pt" style:font-style-asian="italic" style:font-weight-asian="normal" style:font-name-complex="Sans-Seriff" style:font-size-complex="10pt" style:font-style-complex="italic" style:font-weight-complex="normal"/>
    </style:style>
    <style:style style:name="P81" style:family="paragraph" style:parent-style-name="Standard">
      <style:paragraph-properties fo:margin-left="1cm" fo:margin-right="0cm" fo:text-indent="0cm" style:auto-text-indent="false"/>
      <style:text-properties style:use-window-font-color="true" fo:font-style="normal" style:font-style-asian="normal" style:font-style-complex="normal"/>
    </style:style>
    <style:style style:name="P82" style:family="paragraph" style:parent-style-name="Standard">
      <style:paragraph-properties fo:margin-left="1cm" fo:margin-right="0cm" fo:text-align="justify" style:justify-single-word="false" fo:text-indent="0cm" style:auto-text-indent="false"/>
      <style:text-properties style:use-window-font-color="true" fo:font-style="normal" style:font-style-asian="normal" style:font-style-complex="normal"/>
    </style:style>
    <style:style style:name="P83" style:family="paragraph" style:parent-style-name="Standard">
      <style:paragraph-properties fo:margin-left="1cm" fo:margin-right="0cm" fo:text-indent="0cm" style:auto-text-indent="false">
        <style:tab-stops>
          <style:tab-stop style:position="3.487cm"/>
        </style:tab-stops>
      </style:paragraph-properties>
    </style:style>
    <style:style style:name="P84" style:family="paragraph" style:parent-style-name="Standard">
      <style:paragraph-properties fo:margin-left="1cm" fo:margin-right="0cm" fo:text-indent="0cm" style:auto-text-indent="false">
        <style:tab-stops>
          <style:tab-stop style:position="3.514cm"/>
        </style:tab-stops>
      </style:paragraph-properties>
    </style:style>
    <style:style style:name="P85" style:family="paragraph" style:parent-style-name="Standard">
      <style:paragraph-properties fo:margin-left="1cm" fo:margin-right="0cm" fo:text-indent="0cm" style:auto-text-indent="false"/>
      <style:text-properties fo:color="#000099"/>
    </style:style>
    <style:style style:name="P86" style:family="paragraph" style:parent-style-name="Standard">
      <style:paragraph-properties fo:margin-left="1cm" fo:margin-right="0cm" fo:text-align="justify" style:justify-single-word="false" fo:text-indent="0cm" style:auto-text-indent="false"/>
      <style:text-properties fo:color="#000099"/>
    </style:style>
    <style:style style:name="P87" style:family="paragraph" style:parent-style-name="Standard">
      <style:paragraph-properties fo:margin-left="1cm" fo:margin-right="0cm" fo:text-align="justify" style:justify-single-word="false" fo:text-indent="0cm" style:auto-text-indent="false"/>
      <style:text-properties fo:color="#000099" style:font-name="sans-serif" fo:font-size="10pt" fo:font-style="normal" style:font-size-asian="10pt" style:font-style-asian="normal" style:font-name-complex="sans-serif" style:font-size-complex="10pt" style:font-style-complex="normal"/>
    </style:style>
    <style:style style:name="P88" style:family="paragraph" style:parent-style-name="Standard">
      <style:paragraph-properties fo:margin-left="1cm" fo:margin-right="0cm" fo:text-align="justify" style:justify-single-word="false" fo:text-indent="0cm" style:auto-text-indent="false">
        <style:tab-stops>
          <style:tab-stop style:position="3.487cm"/>
        </style:tab-stops>
      </style:paragraph-properties>
      <style:text-properties fo:color="#000099" fo:font-style="italic" fo:font-weight="bold" style:font-style-asian="italic" style:font-weight-asian="bold" style:font-style-complex="italic" style:font-weight-complex="bold"/>
    </style:style>
    <style:style style:name="P89" style:family="paragraph" style:parent-style-name="Standard">
      <style:paragraph-properties fo:margin-left="1cm" fo:margin-right="0cm" fo:text-indent="0cm" style:auto-text-indent="false">
        <style:tab-stops>
          <style:tab-stop style:position="1.529cm"/>
        </style:tab-stops>
      </style:paragraph-properties>
    </style:style>
    <style:style style:name="P90" style:family="paragraph" style:parent-style-name="Standard">
      <style:paragraph-properties fo:margin-left="1cm" fo:margin-right="0cm" fo:text-indent="0cm" style:auto-text-indent="false"/>
      <style:text-properties fo:color="#0000ff"/>
    </style:style>
    <style:style style:name="P91" style:family="paragraph" style:parent-style-name="Standard">
      <style:paragraph-properties fo:margin-left="1cm" fo:margin-right="0cm" fo:text-indent="0cm" style:auto-text-indent="false"/>
      <style:text-properties fo:color="#0000ff" fo:font-weight="bold" style:font-weight-asian="bold" style:font-weight-complex="bold"/>
    </style:style>
    <style:style style:name="P92" style:family="paragraph" style:parent-style-name="Standard">
      <style:paragraph-properties fo:margin-left="1cm" fo:margin-right="0cm" fo:line-height="100%" fo:text-align="justify" style:justify-single-word="false" fo:text-indent="0cm" style:auto-text-indent="false"/>
    </style:style>
    <style:style style:name="P93" style:family="paragraph" style:parent-style-name="Standard">
      <style:paragraph-properties fo:margin-left="1cm" fo:margin-right="0cm" fo:text-indent="0cm" style:auto-text-indent="false"/>
      <style:text-properties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P94" style:family="paragraph" style:parent-style-name="Standard">
      <style:paragraph-properties fo:margin-left="1cm" fo:margin-right="0cm" fo:text-align="justify" style:justify-single-word="false" fo:text-indent="0cm" style:auto-text-indent="false"/>
      <style:text-properties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P95" style:family="paragraph" style:parent-style-name="Standard">
      <style:paragraph-properties fo:margin-left="1cm" fo:margin-right="0cm" fo:text-indent="0cm" style:auto-text-indent="false">
        <style:tab-stops>
          <style:tab-stop style:position="1.503cm"/>
        </style:tab-stops>
      </style:paragraph-properties>
    </style:style>
    <style:style style:name="P96" style:family="paragraph" style:parent-style-name="Standard">
      <style:paragraph-properties fo:margin-left="1cm" fo:margin-right="0cm" fo:text-align="justify" style:justify-single-word="false" fo:text-indent="0cm" style:auto-text-indent="false"/>
      <style:text-properties fo:font-style="italic" style:text-underline-style="none" style:font-style-asian="italic" style:font-style-complex="italic"/>
    </style:style>
    <style:style style:name="P97" style:family="paragraph" style:parent-style-name="Standard">
      <style:paragraph-properties fo:margin-left="1cm" fo:margin-right="0cm" fo:text-indent="0cm" style:auto-text-indent="false"/>
      <style:text-properties officeooo:rsid="0022107c" officeooo:paragraph-rsid="0022107c"/>
    </style:style>
    <style:style style:name="P98" style:family="paragraph" style:parent-style-name="Standard">
      <style:paragraph-properties fo:margin-left="1cm" fo:margin-right="0cm" fo:text-align="justify" style:justify-single-word="false"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99" style:family="paragraph" style:parent-style-name="Standard">
      <style:paragraph-properties fo:margin-left="1cm" fo:margin-right="0cm" fo:text-align="justify" style:justify-single-word="false" fo:orphans="0" fo:widows="0" fo:hyphenation-ladder-count="no-limit" fo:text-indent="0cm" style:auto-text-indent="false" style:text-autospace="ideograph-alpha" style:punctuation-wrap="hanging" style:line-break="strict" style:writing-mode="lr-tb"/>
      <style:text-properties officeooo:paragraph-rsid="0019e5fb" fo:hyphenate="false" fo:hyphenation-remain-char-count="2" fo:hyphenation-push-char-count="2"/>
    </style:style>
    <style:style style:name="P100" style:family="paragraph" style:parent-style-name="Standard">
      <style:paragraph-properties fo:margin-left="1cm" fo:margin-right="0cm" fo:text-align="justify" style:justify-single-word="false" fo:orphans="0" fo:widows="0" fo:hyphenation-ladder-count="no-limit" fo:text-indent="0cm" style:auto-text-indent="false" style:text-autospace="ideograph-alpha" style:punctuation-wrap="hanging" style:line-break="strict" style:writing-mode="lr-tb"/>
      <style:text-properties fo:color="#3333ff" fo:hyphenate="false" fo:hyphenation-remain-char-count="2" fo:hyphenation-push-char-count="2"/>
    </style:style>
    <style:style style:name="P101" style:family="paragraph" style:parent-style-name="Standard">
      <style:paragraph-properties fo:margin-left="1cm" fo:margin-right="0cm" fo:text-align="justify" style:justify-single-word="false" fo:orphans="0" fo:widows="0" fo:hyphenation-ladder-count="no-limit" fo:text-indent="0cm" style:auto-text-indent="false" style:text-autospace="ideograph-alpha" style:punctuation-wrap="hanging" style:line-break="strict" style:writing-mode="lr-tb"/>
      <style:text-properties style:use-window-font-color="true" fo:hyphenate="false" fo:hyphenation-remain-char-count="2" fo:hyphenation-push-char-count="2"/>
    </style:style>
    <style:style style:name="P102" style:family="paragraph" style:parent-style-name="Standard">
      <style:paragraph-properties fo:margin-left="1cm" fo:margin-right="0cm"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103" style:family="paragraph" style:parent-style-name="Standard">
      <style:paragraph-properties fo:margin-left="1cm" fo:margin-right="0cm" fo:text-align="justify" style:justify-single-word="false" fo:orphans="0" fo:widows="0" fo:hyphenation-ladder-count="no-limit" fo:text-indent="0cm" style:auto-text-indent="false" style:text-autospace="ideograph-alpha" style:punctuation-wrap="hanging" style:line-break="strict" style:writing-mode="lr-tb"/>
      <style:text-properties fo:color="#009999" fo:font-style="normal" style:text-underline-style="none" fo:font-weight="normal" officeooo:paragraph-rsid="0019e5fb" style:font-style-asian="normal" style:font-weight-asian="normal" style:font-style-complex="normal" style:font-weight-complex="normal" fo:hyphenate="false" fo:hyphenation-remain-char-count="2" fo:hyphenation-push-char-count="2"/>
    </style:style>
    <style:style style:name="P104" style:family="paragraph" style:parent-style-name="Standard">
      <style:paragraph-properties fo:margin-left="1cm" fo:margin-right="0cm" fo:margin-top="0cm" fo:margin-bottom="0cm" loext:contextual-spacing="false" fo:text-align="justify" style:justify-single-word="false" fo:text-indent="0cm" style:auto-text-indent="false">
        <style:tab-stops>
          <style:tab-stop style:position="3.487cm"/>
        </style:tab-stops>
      </style:paragraph-properties>
      <style:text-properties style:use-window-font-color="true"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P105" style:family="paragraph" style:parent-style-name="Text_20_body">
      <style:paragraph-properties fo:margin-left="1cm" fo:margin-right="0cm" fo:margin-top="0cm" fo:margin-bottom="0cm" loext:contextual-spacing="false" fo:line-height="120%" fo:text-indent="0cm" style:auto-text-indent="false"/>
    </style:style>
    <style:style style:name="P106" style:family="paragraph" style:parent-style-name="Text_20_body">
      <style:paragraph-properties fo:margin-left="1cm" fo:margin-right="0cm" fo:margin-top="0cm" fo:margin-bottom="0cm" loext:contextual-spacing="false" fo:line-height="120%" fo:text-align="justify" style:justify-single-word="false" fo:text-indent="0cm" style:auto-text-indent="false"/>
    </style:style>
    <style:style style:name="P107" style:family="paragraph" style:parent-style-name="Text_20_body">
      <style:paragraph-properties fo:margin-left="1cm" fo:margin-right="0cm" fo:margin-top="0cm" fo:margin-bottom="0cm" loext:contextual-spacing="false" fo:line-height="120%" fo:text-indent="0cm" style:auto-text-indent="false"/>
      <style:text-properties style:use-window-font-color="true" style:font-name="Sans-Seriff" fo:font-size="10pt" fo:font-weight="normal" style:font-size-asian="10pt" style:font-weight-asian="normal" style:font-name-complex="Sans-Seriff" style:font-size-complex="10pt" style:font-weight-complex="normal"/>
    </style:style>
    <style:style style:name="P108" style:family="paragraph" style:parent-style-name="Text_20_body">
      <style:paragraph-properties fo:margin-left="1cm" fo:margin-right="0cm" fo:margin-top="0cm" fo:margin-bottom="0cm" loext:contextual-spacing="false" fo:line-height="120%" fo:text-align="justify" style:justify-single-word="false" fo:text-indent="0cm" style:auto-text-indent="false"/>
      <style:text-properties fo:font-variant="normal" fo:text-transform="none" fo:color="#333333" fo:font-size="10.5pt" fo:letter-spacing="normal" fo:font-style="normal" fo:font-weight="normal" style:font-size-asian="10.5pt" style:font-style-asian="normal" style:font-weight-asian="normal"/>
    </style:style>
    <style:style style:name="P109" style:family="paragraph" style:parent-style-name="Text_20_body">
      <style:paragraph-properties fo:margin-left="1cm" fo:margin-right="0cm" fo:margin-top="0cm" fo:margin-bottom="0cm" loext:contextual-spacing="false" fo:line-height="120%" fo:text-align="justify" style:justify-single-word="false" fo:text-indent="0cm" style:auto-text-indent="false"/>
      <style:text-properties fo:font-variant="normal" fo:text-transform="none" fo:color="#333333" style:font-name="Helvetica Neue Light" fo:font-size="10.5pt" fo:letter-spacing="normal" fo:font-style="normal" fo:font-weight="normal" style:font-size-asian="10.5pt" style:font-style-asian="normal" style:font-weight-asian="normal" style:font-name-complex="Helvetica Neue Light"/>
    </style:style>
    <style:style style:name="P110" style:family="paragraph" style:parent-style-name="Text_20_body">
      <style:paragraph-properties fo:margin-left="1cm" fo:margin-right="0cm" fo:margin-top="0cm" fo:margin-bottom="0cm" loext:contextual-spacing="false" fo:line-height="120%" fo:text-align="justify" style:justify-single-word="false" fo:text-indent="0cm" style:auto-text-indent="false"/>
      <style:text-properties fo:font-variant="normal" fo:text-transform="none" style:use-window-font-color="true" fo:font-size="10pt" fo:letter-spacing="normal" fo:font-style="normal" fo:font-weight="normal" style:font-size-asian="10pt" style:font-style-asian="normal" style:font-weight-asian="normal" style:font-name-complex="sans-serif" style:font-size-complex="10pt" style:font-style-complex="normal" style:font-weight-complex="normal"/>
    </style:style>
    <style:style style:name="P111" style:family="paragraph" style:parent-style-name="Standard">
      <style:paragraph-properties fo:margin-left="1cm" fo:margin-right="0cm" fo:text-indent="0cm" style:auto-text-indent="false" fo:break-before="page"/>
    </style:style>
    <style:style style:name="P112" style:family="paragraph" style:parent-style-name="Text_20_body">
      <style:paragraph-properties fo:margin-left="1cm" fo:margin-right="0cm" fo:margin-top="0cm" fo:margin-bottom="0.247cm" loext:contextual-spacing="false" fo:line-height="120%" fo:text-indent="0cm" style:auto-text-indent="false"/>
    </style:style>
    <style:style style:name="P113" style:family="paragraph" style:parent-style-name="Text_20_body">
      <style:paragraph-properties fo:margin-left="1cm" fo:margin-right="0cm" fo:margin-top="0cm" fo:margin-bottom="0.247cm" loext:contextual-spacing="false" fo:line-height="120%" fo:text-align="justify" style:justify-single-word="false" fo:text-indent="0cm" style:auto-text-indent="false"/>
      <style:text-properties fo:color="#000099"/>
    </style:style>
    <style:style style:name="P114" style:family="paragraph" style:parent-style-name="Standard">
      <style:paragraph-properties fo:margin-top="0cm" fo:margin-bottom="0cm" loext:contextual-spacing="false"/>
    </style:style>
    <style:style style:name="P115" style:family="paragraph" style:parent-style-name="Standard">
      <style:paragraph-properties fo:margin-top="0cm" fo:margin-bottom="0cm" loext:contextual-spacing="false" fo:text-align="justify" style:justify-single-word="false"/>
    </style:style>
    <style:style style:name="P116" style:family="paragraph" style:parent-style-name="Standard">
      <style:paragraph-properties fo:margin-top="0cm" fo:margin-bottom="0cm" loext:contextual-spacing="false"/>
      <style:text-properties fo:color="#006600"/>
    </style:style>
    <style:style style:name="P117" style:family="paragraph" style:parent-style-name="Standard">
      <style:paragraph-properties fo:margin-top="0cm" fo:margin-bottom="0cm" loext:contextual-spacing="false"/>
      <style:text-properties fo:color="#006600" fo:font-size="10pt" fo:font-weight="normal" style:font-size-asian="10pt" style:font-weight-asian="normal" style:font-size-complex="10pt" style:font-weight-complex="normal"/>
    </style:style>
    <style:style style:name="P118" style:family="paragraph" style:parent-style-name="Standard">
      <style:paragraph-properties fo:margin-top="0cm" fo:margin-bottom="0cm" loext:contextual-spacing="false"/>
      <style:text-properties fo:font-style="italic" style:font-style-asian="italic" style:font-style-complex="italic"/>
    </style:style>
    <style:style style:name="P119" style:family="paragraph" style:parent-style-name="Text_20_body">
      <style:paragraph-properties fo:margin-top="0cm" fo:margin-bottom="0cm" loext:contextual-spacing="false" fo:text-align="justify" style:justify-single-word="false"/>
      <style:text-properties fo:color="#000099" style:font-name="sans-serif" fo:font-size="10pt" fo:font-style="italic" style:font-size-asian="10pt" style:font-style-asian="italic" style:font-name-complex="sans-serif" style:font-size-complex="10pt" style:font-style-complex="italic"/>
    </style:style>
    <style:style style:name="P120" style:family="paragraph" style:parent-style-name="Text_20_body">
      <style:paragraph-properties fo:margin-top="0cm" fo:margin-bottom="0cm" loext:contextual-spacing="false" fo:text-align="justify" style:justify-single-word="false"/>
      <style:text-properties style:font-name="sans-serif" fo:font-size="10pt" style:font-size-asian="10pt" style:font-name-complex="sans-serif" style:font-size-complex="10pt"/>
    </style:style>
    <style:style style:name="P121" style:family="paragraph" style:parent-style-name="Text_20_body">
      <style:paragraph-properties fo:margin-top="0cm" fo:margin-bottom="0cm" loext:contextual-spacing="false" fo:text-align="justify" style:justify-single-word="false"/>
      <style:text-properties style:font-name="Arial" fo:font-size="11pt" style:font-size-asian="11pt" style:font-name-complex="Arial" style:font-size-complex="11pt"/>
    </style:style>
    <style:style style:name="P122" style:family="paragraph" style:parent-style-name="Standard">
      <style:paragraph-properties fo:margin-left="0cm" fo:margin-right="0cm" fo:text-indent="0cm" style:auto-text-indent="false"/>
    </style:style>
    <style:style style:name="P123" style:family="paragraph" style:parent-style-name="Standard">
      <style:paragraph-properties fo:margin-left="0cm" fo:margin-right="0cm" fo:text-align="justify" style:justify-single-word="false" fo:text-indent="0cm" style:auto-text-indent="false"/>
    </style:style>
    <style:style style:name="P124" style:family="paragraph" style:parent-style-name="Standard">
      <style:paragraph-properties fo:margin-left="0cm" fo:margin-right="0cm" fo:text-align="justify" style:justify-single-word="false" fo:text-indent="0cm" style:auto-text-indent="false">
        <style:tab-stops>
          <style:tab-stop style:position="0.529cm"/>
        </style:tab-stops>
      </style:paragraph-properties>
    </style:style>
    <style:style style:name="P125" style:family="paragraph" style:parent-style-name="Standard">
      <style:paragraph-properties fo:margin-left="0cm" fo:margin-right="0cm" fo:text-align="justify" style:justify-single-word="false" fo:text-indent="0cm" style:auto-text-indent="false">
        <style:tab-stops>
          <style:tab-stop style:position="0.503cm"/>
        </style:tab-stops>
      </style:paragraph-properties>
    </style:style>
    <style:style style:name="P126" style:family="paragraph" style:parent-style-name="Standard">
      <style:paragraph-properties fo:margin-left="0cm" fo:margin-right="0cm" fo:text-align="justify" style:justify-single-word="false" fo:text-indent="0cm" style:auto-text-indent="false">
        <style:tab-stops>
          <style:tab-stop style:position="2.514cm"/>
        </style:tab-stops>
      </style:paragraph-properties>
    </style:style>
    <style:style style:name="P127" style:family="paragraph" style:parent-style-name="Standard">
      <style:paragraph-properties fo:margin-left="0cm" fo:margin-right="0cm" fo:text-align="justify" style:justify-single-word="false" fo:text-indent="0cm" style:auto-text-indent="false">
        <style:tab-stops>
          <style:tab-stop style:position="2.487cm"/>
        </style:tab-stops>
      </style:paragraph-properties>
    </style:style>
    <style:style style:name="P128" style:family="paragraph" style:parent-style-name="Standard">
      <style:paragraph-properties fo:margin-left="0cm" fo:margin-right="0cm" fo:text-align="justify" style:justify-single-word="false" fo:text-indent="0cm" style:auto-text-indent="false">
        <style:tab-stops>
          <style:tab-stop style:position="3.016cm"/>
        </style:tab-stops>
      </style:paragraph-properties>
    </style:style>
    <style:style style:name="P129" style:family="paragraph" style:parent-style-name="Standard">
      <style:paragraph-properties fo:margin-left="0cm" fo:margin-right="0cm" fo:text-align="justify" style:justify-single-word="false" fo:text-indent="0cm" style:auto-text-indent="false">
        <style:tab-stops>
          <style:tab-stop style:position="2.99cm"/>
        </style:tab-stops>
      </style:paragraph-properties>
    </style:style>
    <style:style style:name="P130" style:family="paragraph" style:parent-style-name="Standard">
      <style:paragraph-properties fo:margin-left="0cm" fo:margin-right="0cm" fo:text-align="justify" style:justify-single-word="false" fo:text-indent="0cm" style:auto-text-indent="false"/>
      <style:text-properties officeooo:paragraph-rsid="001cb5a6"/>
    </style:style>
    <style:style style:name="P131" style:family="paragraph" style:parent-style-name="Standard">
      <style:paragraph-properties fo:margin-left="0cm" fo:margin-right="0cm" fo:text-align="justify" style:justify-single-word="false" fo:text-indent="0cm" style:auto-text-indent="false"/>
      <style:text-properties officeooo:paragraph-rsid="0020bf8e"/>
    </style:style>
    <style:style style:name="P132" style:family="paragraph" style:parent-style-name="Standard">
      <style:paragraph-properties fo:margin-left="0cm" fo:margin-right="0cm" fo:text-indent="0cm" style:auto-text-indent="false"/>
      <style:text-properties fo:color="#000099"/>
    </style:style>
    <style:style style:name="P133" style:family="paragraph" style:parent-style-name="Standard">
      <style:paragraph-properties fo:margin-left="0cm" fo:margin-right="0cm" fo:text-indent="0cm" style:auto-text-indent="false">
        <style:tab-stops>
          <style:tab-stop style:position="1.032cm"/>
        </style:tab-stops>
      </style:paragraph-properties>
      <style:text-properties fo:color="#000099"/>
    </style:style>
    <style:style style:name="P134" style:family="paragraph" style:parent-style-name="Standard">
      <style:paragraph-properties fo:margin-left="0cm" fo:margin-right="0cm" fo:text-align="justify" style:justify-single-word="false" fo:text-indent="0cm" style:auto-text-indent="false"/>
      <style:text-properties fo:color="#000099"/>
    </style:style>
    <style:style style:name="P135" style:family="paragraph" style:parent-style-name="Standard">
      <style:paragraph-properties fo:margin-left="0cm" fo:margin-right="0cm" fo:text-align="justify" style:justify-single-word="false" fo:text-indent="0cm" style:auto-text-indent="false">
        <style:tab-stops>
          <style:tab-stop style:position="2.487cm"/>
        </style:tab-stops>
      </style:paragraph-properties>
      <style:text-properties fo:color="#000099"/>
    </style:style>
    <style:style style:name="P136" style:family="paragraph" style:parent-style-name="Standard">
      <style:paragraph-properties fo:margin-left="0cm" fo:margin-right="0cm" fo:text-align="justify" style:justify-single-word="false" fo:text-indent="0cm" style:auto-text-indent="false"/>
      <style:text-properties fo:color="#000099" fo:font-style="italic" style:font-style-asian="italic" style:font-style-complex="italic"/>
    </style:style>
    <style:style style:name="P137" style:family="paragraph" style:parent-style-name="Standard">
      <style:paragraph-properties fo:margin-left="0cm" fo:margin-right="0cm" fo:text-align="justify" style:justify-single-word="false" fo:text-indent="0cm" style:auto-text-indent="false"/>
      <style:text-properties fo:color="#000099" fo:font-style="italic" style:text-underline-style="solid" style:text-underline-width="auto" style:text-underline-color="font-color" style:font-style-asian="italic" style:font-style-complex="italic"/>
    </style:style>
    <style:style style:name="P138" style:family="paragraph" style:parent-style-name="Standard">
      <style:paragraph-properties fo:margin-left="0cm" fo:margin-right="0cm" fo:text-align="justify" style:justify-single-word="false" fo:text-indent="0cm" style:auto-text-indent="false"/>
      <style:text-properties fo:color="#000099" fo:font-style="normal" style:font-style-asian="normal" style:font-style-complex="normal"/>
    </style:style>
    <style:style style:name="P139" style:family="paragraph" style:parent-style-name="Standard">
      <style:paragraph-properties fo:margin-left="0cm" fo:margin-right="0cm" fo:text-indent="0cm" style:auto-text-indent="false"/>
      <style:text-properties fo:color="#000099" style:font-name="sans-serif" fo:font-size="10pt" fo:font-style="normal" style:font-size-asian="10pt" style:font-style-asian="normal" style:font-name-complex="sans-serif" style:font-size-complex="10pt" style:font-style-complex="normal"/>
    </style:style>
    <style:style style:name="P140" style:family="paragraph" style:parent-style-name="Standard">
      <style:paragraph-properties fo:margin-left="0cm" fo:margin-right="0cm" fo:text-indent="0cm" style:auto-text-indent="false"/>
      <style:text-properties style:use-window-font-color="true"/>
    </style:style>
    <style:style style:name="P141" style:family="paragraph" style:parent-style-name="Standard">
      <style:paragraph-properties fo:margin-left="0cm" fo:margin-right="0cm" fo:text-align="justify" style:justify-single-word="false" fo:text-indent="0cm" style:auto-text-indent="false"/>
      <style:text-properties style:use-window-font-color="true"/>
    </style:style>
    <style:style style:name="P142" style:family="paragraph" style:parent-style-name="Standard">
      <style:paragraph-properties fo:margin-left="0cm" fo:margin-right="0cm" fo:text-align="justify" style:justify-single-word="false" fo:text-indent="0cm" style:auto-text-indent="false">
        <style:tab-stops>
          <style:tab-stop style:position="2.487cm"/>
        </style:tab-stops>
      </style:paragraph-properties>
      <style:text-properties style:use-window-font-color="true"/>
    </style:style>
    <style:style style:name="P143" style:family="paragraph" style:parent-style-name="Standard">
      <style:paragraph-properties fo:margin-left="0cm" fo:margin-right="0cm" fo:text-indent="0cm" style:auto-text-indent="false"/>
      <style:text-properties style:use-window-font-color="true" fo:font-style="normal" style:font-style-asian="normal" style:font-style-complex="normal"/>
    </style:style>
    <style:style style:name="P144" style:family="paragraph" style:parent-style-name="Standard">
      <style:paragraph-properties fo:margin-left="0cm" fo:margin-right="0cm" fo:text-align="justify" style:justify-single-word="false" fo:text-indent="0cm" style:auto-text-indent="false"/>
      <style:text-properties style:use-window-font-color="true" fo:font-style="normal" style:font-style-asian="normal" style:font-style-complex="normal"/>
    </style:style>
    <style:style style:name="P145" style:family="paragraph" style:parent-style-name="Standard">
      <style:paragraph-properties fo:margin-left="0cm" fo:margin-right="0cm" fo:text-align="justify" style:justify-single-word="false" fo:text-indent="0cm" style:auto-text-indent="false">
        <style:tab-stops>
          <style:tab-stop style:position="2.514cm"/>
        </style:tab-stops>
      </style:paragraph-properties>
      <style:text-properties style:use-window-font-color="true" fo:font-style="normal" style:font-style-asian="normal" style:font-style-complex="normal"/>
    </style:style>
    <style:style style:name="P146" style:family="paragraph" style:parent-style-name="Standard">
      <style:paragraph-properties fo:margin-left="0cm" fo:margin-right="0cm" fo:text-align="justify" style:justify-single-word="false" fo:text-indent="0cm" style:auto-text-indent="false"/>
      <style:text-properties style:use-window-font-color="true" fo:font-style="normal" style:text-underline-style="none" style:font-style-asian="normal" style:font-style-complex="normal"/>
    </style:style>
    <style:style style:name="P147" style:family="paragraph" style:parent-style-name="Standard">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48" style:family="paragraph" style:parent-style-name="Standard">
      <style:paragraph-properties fo:margin-left="0cm" fo:margin-right="0cm" fo:text-align="justify" style:justify-single-word="false" fo:text-indent="0cm" style:auto-text-indent="false"/>
      <style:text-properties style:use-window-font-color="true" fo:font-style="italic" style:font-style-asian="italic" style:font-style-complex="italic"/>
    </style:style>
    <style:style style:name="P149" style:family="paragraph" style:parent-style-name="Standard">
      <style:paragraph-properties fo:margin-left="0cm" fo:margin-right="0cm" fo:text-align="justify" style:justify-single-word="false" fo:text-indent="0cm" style:auto-text-indent="false">
        <style:tab-stops>
          <style:tab-stop style:position="2.487cm"/>
        </style:tab-stops>
      </style:paragraph-properties>
      <style:text-properties style:use-window-font-color="true" fo:font-size="10pt" style:font-size-asian="10pt" style:font-size-complex="10pt"/>
    </style:style>
    <style:style style:name="P150" style:family="paragraph" style:parent-style-name="Standard">
      <style:paragraph-properties fo:margin-left="0cm" fo:margin-right="0cm" fo:text-indent="0cm" style:auto-text-indent="false"/>
      <style:text-properties style:use-window-font-color="true" fo:font-size="10pt" fo:font-weight="normal" style:font-size-asian="10pt" style:font-weight-asian="normal" style:font-size-complex="10pt" style:font-weight-complex="normal"/>
    </style:style>
    <style:style style:name="P151" style:family="paragraph" style:parent-style-name="Standard">
      <style:paragraph-properties fo:margin-left="0cm" fo:margin-right="0cm" fo:text-indent="0cm" style:auto-text-indent="false">
        <style:tab-stops>
          <style:tab-stop style:position="2.487cm"/>
        </style:tab-stops>
      </style:paragraph-properties>
      <style:text-properties style:use-window-font-color="true" fo:font-size="10pt" fo:font-weight="normal" style:font-size-asian="10pt" style:font-weight-asian="normal" style:font-size-complex="10pt" style:font-weight-complex="normal"/>
    </style:style>
    <style:style style:name="P152" style:family="paragraph" style:parent-style-name="Standard">
      <style:paragraph-properties fo:margin-left="0cm" fo:margin-right="0cm" fo:text-indent="0cm" style:auto-text-indent="false"/>
      <style:text-properties style:use-window-font-color="true" fo:font-weight="normal" style:font-weight-asian="normal" style:font-weight-complex="normal"/>
    </style:style>
    <style:style style:name="P153" style:family="paragraph" style:parent-style-name="Standard">
      <style:paragraph-properties fo:margin-left="0cm" fo:margin-right="0cm" fo:text-align="justify" style:justify-single-word="false" fo:text-indent="0cm" style:auto-text-indent="false"/>
      <style:text-properties style:use-window-font-color="true" fo:font-weight="normal" style:font-weight-asian="normal" style:font-weight-complex="normal"/>
    </style:style>
    <style:style style:name="P154" style:family="paragraph" style:parent-style-name="Standard">
      <style:paragraph-properties fo:margin-left="0cm" fo:margin-right="0cm" fo:text-align="justify" style:justify-single-word="false" fo:text-indent="0cm" style:auto-text-indent="false"/>
      <style:text-properties style:use-window-font-color="true" fo:font-weight="normal" officeooo:paragraph-rsid="0019e5fb" style:font-weight-asian="normal" style:font-weight-complex="normal"/>
    </style:style>
    <style:style style:name="P155" style:family="paragraph" style:parent-style-name="Standard">
      <style:paragraph-properties fo:margin-left="0cm" fo:margin-right="0cm" fo:text-indent="0cm" style:auto-text-indent="false"/>
      <style:text-properties style:use-window-font-color="true" style:font-name="Sans-Seriff" fo:font-size="10pt" fo:font-style="normal" fo:font-weight="normal" style:font-size-asian="10pt" style:font-style-asian="normal" style:font-weight-asian="normal" style:font-name-complex="Sans-Seriff" style:font-size-complex="10pt" style:font-style-complex="normal" style:font-weight-complex="normal"/>
    </style:style>
    <style:style style:name="P156" style:family="paragraph" style:parent-style-name="Standard">
      <style:paragraph-properties fo:margin-left="0cm" fo:margin-right="0cm" fo:text-indent="0cm" style:auto-text-indent="false"/>
      <style:text-properties style:use-window-font-color="true" style:font-name="Sans-Seriff" fo:font-size="10pt" fo:font-weight="normal" style:font-size-asian="10pt" style:font-weight-asian="normal" style:font-name-complex="Sans-Seriff" style:font-size-complex="10pt" style:font-weight-complex="normal"/>
    </style:style>
    <style:style style:name="P157" style:family="paragraph" style:parent-style-name="Standard">
      <style:paragraph-properties fo:margin-left="0cm" fo:margin-right="0cm" fo:text-indent="0cm" style:auto-text-indent="false"/>
      <style:text-properties style:use-window-font-color="true" style:font-name="Sans-Seriff" fo:font-size="10pt" fo:font-style="italic" fo:font-weight="normal" style:font-size-asian="10pt" style:font-style-asian="italic" style:font-weight-asian="normal" style:font-name-complex="Sans-Seriff" style:font-size-complex="10pt" style:font-style-complex="italic" style:font-weight-complex="normal"/>
    </style:style>
    <style:style style:name="P158" style:family="paragraph" style:parent-style-name="Standard">
      <style:paragraph-properties fo:margin-left="0cm" fo:margin-right="0cm" fo:text-indent="0cm" style:auto-text-indent="false"/>
      <style:text-properties style:use-window-font-color="true" style:font-name="sans-serif" fo:font-size="10pt" fo:font-style="normal" style:font-size-asian="10pt" style:font-style-asian="normal" style:font-name-complex="sans-serif" style:font-size-complex="10pt" style:font-style-complex="normal"/>
    </style:style>
    <style:style style:name="P159" style:family="paragraph" style:parent-style-name="Standard">
      <style:paragraph-properties fo:margin-left="0cm" fo:margin-right="0cm" fo:text-align="justify" style:justify-single-word="false" fo:text-indent="0cm" style:auto-text-indent="false"/>
      <style:text-properties style:use-window-font-color="true" style:font-name="sans-serif" fo:font-size="10pt" fo:font-style="normal" style:font-size-asian="10pt" style:font-style-asian="normal" style:font-name-complex="sans-serif" style:font-size-complex="10pt" style:font-style-complex="normal"/>
    </style:style>
    <style:style style:name="P160" style:family="paragraph" style:parent-style-name="Standard">
      <style:paragraph-properties fo:margin-left="0cm" fo:margin-right="0cm" fo:text-indent="0cm" style:auto-text-indent="false" style:snap-to-layout-grid="false">
        <style:tab-stops>
          <style:tab-stop style:position="0.503cm"/>
        </style:tab-stops>
      </style:paragraph-properties>
    </style:style>
    <style:style style:name="P161" style:family="paragraph" style:parent-style-name="Standard">
      <style:paragraph-properties fo:margin-left="0cm" fo:margin-right="0cm" fo:text-indent="0cm" style:auto-text-indent="false"/>
      <style:text-properties fo:color="#006600"/>
    </style:style>
    <style:style style:name="P162" style:family="paragraph" style:parent-style-name="Standard">
      <style:paragraph-properties fo:margin-left="0cm" fo:margin-right="0cm" fo:text-indent="0cm" style:auto-text-indent="false"/>
      <style:text-properties fo:color="#006600" fo:font-style="italic" style:font-style-asian="italic" style:font-style-complex="italic"/>
    </style:style>
    <style:style style:name="P163" style:family="paragraph" style:parent-style-name="Standard">
      <style:paragraph-properties fo:margin-left="0cm" fo:margin-right="0cm" fo:text-align="justify" style:justify-single-word="false" fo:text-indent="0cm" style:auto-text-indent="false">
        <style:tab-stops>
          <style:tab-stop style:position="0.556cm"/>
        </style:tab-stops>
      </style:paragraph-properties>
      <style:text-properties fo:color="#006600"/>
    </style:style>
    <style:style style:name="P164" style:family="paragraph" style:parent-style-name="Standard">
      <style:paragraph-properties fo:margin-left="0cm" fo:margin-right="0cm" fo:text-align="justify" style:justify-single-word="false" fo:text-indent="0cm" style:auto-text-indent="false">
        <style:tab-stops>
          <style:tab-stop style:position="0.503cm"/>
        </style:tab-stops>
      </style:paragraph-properties>
      <style:text-properties fo:color="#006600"/>
    </style:style>
    <style:style style:name="P165" style:family="paragraph" style:parent-style-name="Standard">
      <style:paragraph-properties fo:margin-left="0cm" fo:margin-right="0cm" fo:text-indent="0cm" style:auto-text-indent="false"/>
      <style:text-properties fo:color="#006600" fo:font-weight="normal" style:font-weight-asian="normal" style:font-weight-complex="normal"/>
    </style:style>
    <style:style style:name="P166" style:family="paragraph" style:parent-style-name="Standard">
      <style:paragraph-properties fo:margin-left="0cm" fo:margin-right="0cm" fo:text-indent="0cm" style:auto-text-indent="false"/>
      <style:text-properties fo:color="#006600" fo:font-weight="bold" style:font-weight-asian="bold" style:font-weight-complex="bold"/>
    </style:style>
    <style:style style:name="P167" style:family="paragraph" style:parent-style-name="Standard">
      <style:paragraph-properties fo:margin-left="0cm" fo:margin-right="0cm" fo:text-align="justify" style:justify-single-word="false" fo:text-indent="0cm" style:auto-text-indent="false"/>
      <style:text-properties fo:color="#006600"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P168" style:family="paragraph" style:parent-style-name="Standard">
      <style:paragraph-properties fo:margin-left="0cm" fo:margin-right="0cm" fo:text-align="justify" style:justify-single-word="false" fo:text-indent="0cm" style:auto-text-indent="false"/>
      <style:text-properties fo:color="#009900"/>
    </style:style>
    <style:style style:name="P169" style:family="paragraph" style:parent-style-name="Standard">
      <style:paragraph-properties fo:margin-left="0cm" fo:margin-right="0cm" fo:text-align="justify" style:justify-single-word="false" fo:text-indent="0cm" style:auto-text-indent="false"/>
      <style:text-properties fo:color="#003300" fo:font-style="normal" style:font-style-asian="normal" style:font-style-complex="normal"/>
    </style:style>
    <style:style style:name="P170" style:family="paragraph" style:parent-style-name="Standard">
      <style:paragraph-properties fo:margin-left="0cm" fo:margin-right="0cm" fo:text-align="justify" style:justify-single-word="false" fo:text-indent="0cm" style:auto-text-indent="false"/>
      <style:text-properties fo:color="#000000" fo:font-style="normal" style:font-style-asian="normal" style:font-style-complex="normal"/>
    </style:style>
    <style:style style:name="P171"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172" style:family="paragraph" style:parent-style-name="Standard">
      <style:paragraph-properties fo:margin-left="0cm" fo:margin-right="0cm" fo:text-indent="0cm" style:auto-text-indent="false"/>
      <style:text-properties fo:color="#0000ff"/>
    </style:style>
    <style:style style:name="P173" style:family="paragraph" style:parent-style-name="Standard">
      <style:paragraph-properties fo:margin-left="0cm" fo:margin-right="0cm" fo:text-align="justify" style:justify-single-word="false" fo:text-indent="0cm" style:auto-text-indent="false"/>
      <style:text-properties fo:color="#0000ff"/>
    </style:style>
    <style:style style:name="P174" style:family="paragraph" style:parent-style-name="Standard">
      <style:paragraph-properties fo:margin-left="0cm" fo:margin-right="0cm" fo:text-indent="0cm" style:auto-text-indent="false"/>
      <style:text-properties fo:color="#0000ff" fo:font-weight="bold" style:font-weight-asian="bold" style:font-weight-complex="bold"/>
    </style:style>
    <style:style style:name="P175" style:family="paragraph" style:parent-style-name="Standard">
      <style:paragraph-properties fo:margin-left="0cm" fo:margin-right="0cm" fo:text-align="justify" style:justify-single-word="false" fo:text-indent="0cm" style:auto-text-indent="false"/>
      <style:text-properties fo:color="#0000ff" style:font-name="sans-serif" fo:font-size="10pt" fo:font-style="normal" style:font-size-asian="10pt" style:font-style-asian="normal" style:font-name-complex="sans-serif" style:font-size-complex="10pt" style:font-style-complex="normal"/>
    </style:style>
    <style:style style:name="P176" style:family="paragraph" style:parent-style-name="Standard">
      <style:paragraph-properties fo:margin-left="0cm" fo:margin-right="0cm" fo:text-indent="0cm" style:auto-text-indent="false"/>
      <style:text-properties fo:color="#0000ff" fo:font-style="normal" fo:font-weight="bold" style:font-style-asian="normal" style:font-weight-asian="bold" style:font-style-complex="normal" style:font-weight-complex="bold"/>
    </style:style>
    <style:style style:name="P177" style:family="paragraph" style:parent-style-name="Standard">
      <style:paragraph-properties fo:margin-left="0cm" fo:margin-right="0cm" fo:text-indent="0cm" style:auto-text-indent="false">
        <style:tab-stops>
          <style:tab-stop style:position="0.529cm"/>
        </style:tab-stops>
      </style:paragraph-properties>
    </style:style>
    <style:style style:name="P178" style:family="paragraph" style:parent-style-name="Standard">
      <style:paragraph-properties fo:margin-left="0cm" fo:margin-right="0cm" fo:text-indent="0cm" style:auto-text-indent="false">
        <style:tab-stops>
          <style:tab-stop style:position="0.529cm"/>
        </style:tab-stops>
      </style:paragraph-properties>
      <style:text-properties fo:font-weight="bold" style:font-weight-asian="bold" style:font-weight-complex="bold"/>
    </style:style>
    <style:style style:name="P179" style:family="paragraph" style:parent-style-name="Standard">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80" style:family="paragraph" style:parent-style-name="Standard">
      <style:paragraph-properties fo:margin-left="0cm" fo:margin-right="0cm" fo:text-indent="0cm" style:auto-text-indent="false"/>
      <style:text-properties fo:font-weight="normal" style:font-weight-asian="normal" style:font-weight-complex="normal"/>
    </style:style>
    <style:style style:name="P181" style:family="paragraph" style:parent-style-name="Standard">
      <style:paragraph-properties fo:margin-left="0cm" fo:margin-right="0cm" fo:text-indent="0cm" style:auto-text-indent="false"/>
      <style:text-properties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P182" style:family="paragraph" style:parent-style-name="Standard">
      <style:paragraph-properties fo:margin-left="0cm" fo:margin-right="0cm" fo:text-align="justify" style:justify-single-word="false" fo:text-indent="0cm" style:auto-text-indent="false"/>
      <style:text-properties fo:color="#3333ff" fo:font-style="italic" style:text-underline-style="solid" style:text-underline-width="auto" style:text-underline-color="font-color" style:font-style-asian="italic" style:font-style-complex="italic"/>
    </style:style>
    <style:style style:name="P183" style:family="paragraph" style:parent-style-name="Standard">
      <style:paragraph-properties fo:margin-left="0cm" fo:margin-right="0cm" fo:margin-top="0cm" fo:margin-bottom="0cm" loext:contextual-spacing="false" fo:text-align="justify" style:justify-single-word="false" fo:text-indent="0cm" style:auto-text-indent="false"/>
    </style:style>
    <style:style style:name="P184"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text-properties style:font-name="Sans-seriff" fo:font-size="10pt" fo:font-style="normal" fo:font-weight="normal" style:font-size-asian="10pt" style:font-style-asian="normal" style:font-weight-asian="normal" style:font-name-complex="Sans-seriff" style:font-size-complex="10pt" style:font-style-complex="normal" style:font-weight-complex="normal"/>
    </style:style>
    <style:style style:name="P185" style:family="paragraph" style:parent-style-name="Text_20_body">
      <style:paragraph-properties fo:margin-left="0cm" fo:margin-right="0cm" fo:margin-top="0cm" fo:margin-bottom="0cm" loext:contextual-spacing="false" fo:text-indent="0cm" style:auto-text-indent="false"/>
      <style:text-properties style:use-window-font-color="true" style:font-name="Sans-Seriff" fo:font-size="10pt" fo:font-weight="normal" style:font-size-asian="10pt" style:font-weight-asian="normal" style:font-name-complex="Sans-Seriff" style:font-size-complex="10pt" style:font-weight-complex="normal"/>
    </style:style>
    <style:style style:name="P186" style:family="paragraph" style:parent-style-name="Standard">
      <style:paragraph-properties fo:margin-left="0cm" fo:margin-right="0cm" fo:margin-top="0.101cm" fo:margin-bottom="0.101cm" loext:contextual-spacing="false" fo:text-align="start" style:justify-single-word="false" fo:text-indent="0cm" style:auto-text-indent="false">
        <style:tab-stops>
          <style:tab-stop style:position="0.529cm"/>
        </style:tab-stops>
      </style:paragraph-properties>
    </style:style>
    <style:style style:name="P187" style:family="paragraph" style:parent-style-name="Standard">
      <style:paragraph-properties fo:margin-left="0cm" fo:margin-right="0cm" fo:margin-top="0.101cm" fo:margin-bottom="0.101cm" loext:contextual-spacing="false" fo:text-indent="0cm" style:auto-text-indent="false">
        <style:tab-stops>
          <style:tab-stop style:position="0.503cm"/>
        </style:tab-stops>
      </style:paragraph-properties>
    </style:style>
    <style:style style:name="P188" style:family="paragraph" style:parent-style-name="Standard">
      <style:paragraph-properties fo:margin-left="0cm" fo:margin-right="0cm" fo:margin-top="0.101cm" fo:margin-bottom="0.101cm" loext:contextual-spacing="false" fo:line-height="120%" fo:text-align="start" style:justify-single-word="false" fo:text-indent="0cm" style:auto-text-indent="false">
        <style:tab-stops>
          <style:tab-stop style:position="0.529cm"/>
        </style:tab-stops>
      </style:paragraph-properties>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P189" style:family="paragraph" style:parent-style-name="Standard">
      <style:paragraph-properties fo:margin-left="0cm" fo:margin-right="0cm" fo:margin-top="0.101cm" fo:margin-bottom="0.101cm" loext:contextual-spacing="false" fo:line-height="120%" fo:text-align="start" style:justify-single-word="false" fo:text-indent="0cm" style:auto-text-indent="false">
        <style:tab-stops>
          <style:tab-stop style:position="0.529cm"/>
        </style:tab-stops>
      </style:paragraph-properties>
      <style:text-properties style:use-window-font-color="true" fo:font-size="10pt" fo:font-style="normal" fo:font-weight="normal" officeooo:paragraph-rsid="00180490" style:font-size-asian="10pt" style:font-style-asian="normal" style:font-weight-asian="normal" style:font-size-complex="10pt" style:font-style-complex="normal" style:font-weight-complex="normal"/>
    </style:style>
    <style:style style:name="P190" style:family="paragraph" style:parent-style-name="Standard">
      <style:paragraph-properties fo:margin-left="0cm" fo:margin-right="0cm" fo:text-align="justify" style:justify-single-word="false" fo:text-indent="0cm" style:auto-text-indent="false" fo:break-before="page"/>
    </style:style>
    <style:style style:name="P191" style:family="paragraph" style:parent-style-name="Text_20_body">
      <style:paragraph-properties fo:margin-left="0cm" fo:margin-right="0cm" fo:text-indent="0cm" style:auto-text-indent="false"/>
      <style:text-properties fo:color="#006600" fo:font-weight="bold" style:font-weight-asian="bold" style:font-weight-complex="bold"/>
    </style:style>
    <style:style style:name="P192" style:family="paragraph" style:parent-style-name="Footnote">
      <style:paragraph-properties fo:margin-left="0cm" fo:margin-right="0cm" style:line-height-at-least="0.582cm" fo:text-align="justify" style:justify-single-word="false" fo:orphans="2" fo:widows="2" fo:text-indent="0cm" style:auto-text-indent="false"/>
    </style:style>
    <style:style style:name="P193" style:family="paragraph" style:parent-style-name="Standard">
      <style:paragraph-properties fo:margin-left="2cm" fo:margin-right="0cm" fo:text-indent="0cm" style:auto-text-indent="false"/>
    </style:style>
    <style:style style:name="P194" style:family="paragraph" style:parent-style-name="Standard">
      <style:paragraph-properties fo:margin-left="2cm" fo:margin-right="0cm" fo:text-align="justify" style:justify-single-word="false" fo:text-indent="0cm" style:auto-text-indent="false"/>
    </style:style>
    <style:style style:name="P195" style:family="paragraph" style:parent-style-name="Standard">
      <style:paragraph-properties fo:margin-left="2cm" fo:margin-right="0cm" fo:text-indent="0cm" style:auto-text-indent="false"/>
      <style:text-properties fo:color="#000099"/>
    </style:style>
    <style:style style:name="P196" style:family="paragraph" style:parent-style-name="Standard">
      <style:paragraph-properties fo:margin-left="2cm" fo:margin-right="0cm" fo:text-align="justify" style:justify-single-word="false" fo:text-indent="0cm" style:auto-text-indent="false"/>
      <style:text-properties fo:color="#000099"/>
    </style:style>
    <style:style style:name="P197" style:family="paragraph" style:parent-style-name="Standard">
      <style:paragraph-properties fo:margin-left="2cm" fo:margin-right="0cm" fo:text-indent="0cm" style:auto-text-indent="false"/>
      <style:text-properties fo:color="#000099" fo:font-weight="normal" style:font-weight-asian="normal" style:font-weight-complex="normal"/>
    </style:style>
    <style:style style:name="P198" style:family="paragraph" style:parent-style-name="Standard">
      <style:paragraph-properties fo:margin-left="2cm" fo:margin-right="0cm" fo:text-indent="0cm" style:auto-text-indent="false"/>
      <style:text-properties fo:color="#000099" fo:font-style="normal" style:font-style-asian="normal" style:font-style-complex="normal"/>
    </style:style>
    <style:style style:name="P199" style:family="paragraph" style:parent-style-name="Standard">
      <style:paragraph-properties fo:margin-left="2cm" fo:margin-right="0cm" fo:text-indent="0cm" style:auto-text-indent="false"/>
      <style:text-properties fo:color="#000099" fo:font-style="normal" fo:font-weight="normal" style:font-style-asian="normal" style:font-weight-asian="normal" style:font-style-complex="normal" style:font-weight-complex="normal"/>
    </style:style>
    <style:style style:name="P200" style:family="paragraph" style:parent-style-name="Standard">
      <style:paragraph-properties fo:margin-left="2cm" fo:margin-right="0cm" fo:text-indent="0cm" style:auto-text-indent="false"/>
      <style:text-properties fo:color="#000099" style:font-name="Courier 10 Pitch" style:font-name-complex="Courier 10 Pitch"/>
    </style:style>
    <style:style style:name="P201" style:family="paragraph" style:parent-style-name="Standard">
      <style:paragraph-properties fo:margin-left="2cm" fo:margin-right="0cm" fo:text-indent="0cm" style:auto-text-indent="false"/>
      <style:text-properties fo:font-style="normal" style:font-style-asian="normal" style:font-style-complex="normal"/>
    </style:style>
    <style:style style:name="P202" style:family="paragraph" style:parent-style-name="Standard">
      <style:paragraph-properties fo:margin-left="2cm" fo:margin-right="0cm" fo:text-align="justify" style:justify-single-word="false" fo:text-indent="0cm" style:auto-text-indent="false"/>
      <style:text-properties fo:font-style="normal" style:font-style-asian="normal" style:font-style-complex="normal"/>
    </style:style>
    <style:style style:name="P203" style:family="paragraph" style:parent-style-name="Standard">
      <style:paragraph-properties fo:margin-left="2cm" fo:margin-right="0cm" fo:text-align="justify" style:justify-single-word="false" fo:text-indent="0cm" style:auto-text-indent="false"/>
      <style:text-properties fo:font-style="italic" style:font-style-asian="italic" style:font-style-complex="italic"/>
    </style:style>
    <style:style style:name="P204" style:family="paragraph" style:parent-style-name="Standard">
      <style:paragraph-properties fo:margin-left="2cm" fo:margin-right="0cm" fo:text-indent="0cm" style:auto-text-indent="false"/>
      <style:text-properties fo:font-weight="normal" style:font-weight-asian="normal" style:font-weight-complex="normal"/>
    </style:style>
    <style:style style:name="P205" style:family="paragraph" style:parent-style-name="Standard">
      <style:paragraph-properties fo:margin-left="2cm" fo:margin-right="0cm" fo:text-indent="0cm" style:auto-text-indent="false"/>
      <style:text-properties fo:color="#0000ff" fo:font-weight="normal" style:font-weight-asian="normal" style:font-weight-complex="normal"/>
    </style:style>
    <style:style style:name="P206" style:family="paragraph" style:parent-style-name="Standard">
      <style:paragraph-properties fo:margin-left="2cm" fo:margin-right="0cm" fo:text-indent="0cm" style:auto-text-indent="false"/>
      <style:text-properties fo:color="#660066" fo:font-weight="normal" style:font-weight-asian="normal" style:font-weight-complex="normal"/>
    </style:style>
    <style:style style:name="P207" style:family="paragraph" style:parent-style-name="Standard">
      <style:paragraph-properties fo:margin-left="2cm" fo:margin-right="0cm" fo:text-indent="0cm" style:auto-text-indent="false"/>
      <style:text-properties style:use-window-font-color="true"/>
    </style:style>
    <style:style style:name="P208" style:family="paragraph" style:parent-style-name="Standard">
      <style:paragraph-properties fo:margin-left="2cm" fo:margin-right="0cm" fo:text-indent="0cm" style:auto-text-indent="false"/>
      <style:text-properties style:use-window-font-color="true" fo:font-style="normal" style:font-style-asian="normal" style:font-style-complex="normal"/>
    </style:style>
    <style:style style:name="P209" style:family="paragraph" style:parent-style-name="Standard">
      <style:paragraph-properties fo:margin-left="2cm" fo:margin-right="0cm" fo:text-indent="0cm" style:auto-text-indent="false"/>
      <style:text-properties style:use-window-font-color="true" fo:font-style="normal" fo:font-weight="normal" style:font-style-asian="normal" style:font-weight-asian="normal" style:font-style-complex="normal" style:font-weight-complex="normal"/>
    </style:style>
    <style:style style:name="P210" style:family="paragraph" style:parent-style-name="Standard">
      <style:paragraph-properties fo:margin-left="2cm" fo:margin-right="0cm" fo:text-align="start" style:justify-single-word="false" fo:text-indent="0cm" style:auto-text-indent="false"/>
    </style:style>
    <style:style style:name="P211" style:family="paragraph" style:parent-style-name="Standard">
      <style:paragraph-properties fo:margin-left="2cm" fo:margin-right="0cm" fo:text-align="justify" style:justify-single-word="false" fo:text-indent="0cm" style:auto-text-indent="false"/>
      <style:text-properties officeooo:rsid="001d9818" officeooo:paragraph-rsid="001d9818"/>
    </style:style>
    <style:style style:name="P212" style:family="paragraph" style:parent-style-name="Standard">
      <style:paragraph-properties fo:margin-left="2cm" fo:margin-right="0cm" fo:orphans="0" fo:widows="0" fo:hyphenation-ladder-count="no-limit" fo:text-indent="0cm" style:auto-text-indent="false" style:text-autospace="ideograph-alpha" style:punctuation-wrap="hanging" style:line-break="strict" style:writing-mode="lr-tb"/>
      <style:text-properties fo:color="#000099" fo:font-style="normal" style:font-style-asian="normal" style:font-style-complex="normal" fo:hyphenate="false" fo:hyphenation-remain-char-count="2" fo:hyphenation-push-char-count="2"/>
    </style:style>
    <style:style style:name="P213" style:family="paragraph" style:parent-style-name="Standard">
      <style:paragraph-properties fo:margin-left="2cm" fo:margin-right="0cm" fo:text-align="justify" style:justify-single-word="false"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214" style:family="paragraph" style:parent-style-name="Standard">
      <style:paragraph-properties fo:margin-left="1.499cm" fo:margin-right="0cm" fo:text-indent="0cm" style:auto-text-indent="false"/>
    </style:style>
    <style:style style:name="P215" style:family="paragraph" style:parent-style-name="Standard">
      <style:paragraph-properties fo:margin-left="1.499cm" fo:margin-right="0cm" fo:text-align="justify" style:justify-single-word="false" fo:text-indent="0cm" style:auto-text-indent="false"/>
    </style:style>
    <style:style style:name="P216" style:family="paragraph" style:parent-style-name="Standard">
      <style:paragraph-properties fo:margin-left="1.499cm" fo:margin-right="0cm" fo:text-align="justify" style:justify-single-word="false" fo:text-indent="0cm" style:auto-text-indent="false">
        <style:tab-stops>
          <style:tab-stop style:position="3.986cm"/>
        </style:tab-stops>
      </style:paragraph-properties>
    </style:style>
    <style:style style:name="P217" style:family="paragraph" style:parent-style-name="Standard">
      <style:paragraph-properties fo:margin-left="1.499cm" fo:margin-right="0cm" fo:text-indent="0cm" style:auto-text-indent="false"/>
      <style:text-properties fo:color="#000099" fo:font-style="normal" style:font-style-asian="normal" style:font-style-complex="normal"/>
    </style:style>
    <style:style style:name="P218" style:family="paragraph" style:parent-style-name="Standard">
      <style:paragraph-properties fo:margin-left="1.499cm" fo:margin-right="0cm" fo:text-indent="0cm" style:auto-text-indent="false"/>
      <style:text-properties fo:color="#000099" fo:font-style="normal" fo:font-weight="normal" style:font-style-asian="normal" style:font-weight-asian="normal" style:font-style-complex="normal" style:font-weight-complex="normal"/>
    </style:style>
    <style:style style:name="P219" style:family="paragraph" style:parent-style-name="Standard">
      <style:paragraph-properties fo:margin-left="1.499cm" fo:margin-right="0cm" fo:text-indent="0cm" style:auto-text-indent="false">
        <style:tab-stops>
          <style:tab-stop style:position="2.028cm"/>
        </style:tab-stops>
      </style:paragraph-properties>
      <style:text-properties fo:color="#000099" fo:font-style="normal" fo:font-weight="normal" style:font-style-asian="normal" style:font-weight-asian="normal" style:font-style-complex="normal" style:font-weight-complex="normal"/>
    </style:style>
    <style:style style:name="P220" style:family="paragraph" style:parent-style-name="Standard">
      <style:paragraph-properties fo:margin-left="1.499cm" fo:margin-right="0cm" fo:text-align="justify" style:justify-single-word="false" fo:text-indent="0cm" style:auto-text-indent="false"/>
      <style:text-properties fo:color="#000099" fo:font-style="normal" fo:font-weight="normal" style:font-style-asian="normal" style:font-weight-asian="normal" style:font-style-complex="normal" style:font-weight-complex="normal"/>
    </style:style>
    <style:style style:name="P221" style:family="paragraph" style:parent-style-name="Standard">
      <style:paragraph-properties fo:margin-left="1.499cm" fo:margin-right="0cm" fo:text-align="justify" style:justify-single-word="false" fo:text-indent="0cm" style:auto-text-indent="false"/>
      <style:text-properties fo:color="#000099"/>
    </style:style>
    <style:style style:name="P222" style:family="paragraph" style:parent-style-name="Standard">
      <style:paragraph-properties fo:margin-left="1.499cm" fo:margin-right="0cm" fo:text-indent="0cm" style:auto-text-indent="false"/>
      <style:text-properties fo:color="#000099" fo:font-weight="normal" style:font-weight-asian="normal" style:font-weight-complex="normal"/>
    </style:style>
    <style:style style:name="P223" style:family="paragraph" style:parent-style-name="Standard">
      <style:paragraph-properties fo:margin-left="1.499cm" fo:margin-right="0cm" fo:text-align="justify" style:justify-single-word="false" fo:text-indent="0cm" style:auto-text-indent="false"/>
      <style:text-properties fo:color="#000099" fo:font-weight="normal" style:font-weight-asian="normal" style:font-weight-complex="normal"/>
    </style:style>
    <style:style style:name="P224" style:family="paragraph" style:parent-style-name="Standard">
      <style:paragraph-properties fo:margin-left="1.499cm" fo:margin-right="0cm" fo:text-align="justify" style:justify-single-word="false" fo:text-indent="0cm" style:auto-text-indent="false"/>
      <style:text-properties fo:color="#000099" fo:font-weight="normal" officeooo:paragraph-rsid="001cb5a6" style:font-weight-asian="normal" style:font-weight-complex="normal"/>
    </style:style>
    <style:style style:name="P225" style:family="paragraph" style:parent-style-name="Standard">
      <style:paragraph-properties fo:margin-left="1.499cm" fo:margin-right="0cm" fo:text-align="justify" style:justify-single-word="false" fo:text-indent="0cm" style:auto-text-indent="false"/>
      <style:text-properties fo:color="#000099" fo:font-weight="normal" officeooo:paragraph-rsid="0020bf8e" style:font-weight-asian="normal" style:font-weight-complex="normal"/>
    </style:style>
    <style:style style:name="P226" style:family="paragraph" style:parent-style-name="Standard">
      <style:paragraph-properties fo:margin-left="1.499cm" fo:margin-right="0cm" fo:text-indent="0cm" style:auto-text-indent="false"/>
      <style:text-properties fo:color="#000099" style:font-name="Sans-Seriff" fo:font-size="10pt" fo:font-weight="normal" style:font-size-asian="10pt" style:font-weight-asian="normal" style:font-name-complex="Sans-Seriff" style:font-size-complex="10pt" style:font-weight-complex="normal"/>
    </style:style>
    <style:style style:name="P227" style:family="paragraph" style:parent-style-name="Standard">
      <style:paragraph-properties fo:margin-left="1.499cm" fo:margin-right="0cm" fo:text-indent="0cm" style:auto-text-indent="false"/>
      <style:text-properties fo:color="#000099" fo:font-weight="bold" style:font-weight-asian="bold" style:font-weight-complex="bold"/>
    </style:style>
    <style:style style:name="P228" style:family="paragraph" style:parent-style-name="Standard">
      <style:paragraph-properties fo:margin-left="1.499cm" fo:margin-right="0cm" fo:text-align="justify" style:justify-single-word="false" fo:text-indent="0cm" style:auto-text-indent="false"/>
      <style:text-properties fo:font-style="normal" style:font-style-asian="normal" style:font-style-complex="normal"/>
    </style:style>
    <style:style style:name="P229" style:family="paragraph" style:parent-style-name="Standard">
      <style:paragraph-properties fo:margin-left="1.499cm" fo:margin-right="0cm" fo:text-indent="0cm" style:auto-text-indent="false"/>
      <style:text-properties fo:font-weight="bold" style:font-weight-asian="bold" style:font-weight-complex="bold"/>
    </style:style>
    <style:style style:name="P230" style:family="paragraph" style:parent-style-name="Standard">
      <style:paragraph-properties fo:margin-left="1.499cm" fo:margin-right="0cm" fo:text-align="justify" style:justify-single-word="false" fo:text-indent="0cm" style:auto-text-indent="false"/>
      <style:text-properties style:use-window-font-color="true"/>
    </style:style>
    <style:style style:name="P231" style:family="paragraph" style:parent-style-name="Standard">
      <style:paragraph-properties fo:margin-left="1.499cm" fo:margin-right="0cm" fo:text-indent="0cm" style:auto-text-indent="false"/>
      <style:text-properties style:use-window-font-color="true" fo:font-style="normal" style:font-style-asian="normal" style:font-style-complex="normal"/>
    </style:style>
    <style:style style:name="P232" style:family="paragraph" style:parent-style-name="Standard">
      <style:paragraph-properties fo:margin-left="1.499cm" fo:margin-right="0cm" fo:text-align="justify" style:justify-single-word="false" fo:text-indent="0cm" style:auto-text-indent="false"/>
      <style:text-properties style:use-window-font-color="true" fo:font-style="normal" style:text-underline-style="none" fo:font-weight="normal" style:font-style-asian="normal" style:font-weight-asian="normal" style:font-style-complex="normal" style:font-weight-complex="normal"/>
    </style:style>
    <style:style style:name="P233" style:family="paragraph" style:parent-style-name="Standard">
      <style:paragraph-properties fo:margin-left="1.499cm" fo:margin-right="0cm" fo:text-indent="0cm" style:auto-text-indent="false"/>
      <style:text-properties style:use-window-font-color="true" fo:font-style="normal" fo:font-weight="normal" style:font-style-asian="normal" style:font-weight-asian="normal" style:font-style-complex="normal" style:font-weight-complex="normal"/>
    </style:style>
    <style:style style:name="P234" style:family="paragraph" style:parent-style-name="Standard">
      <style:paragraph-properties fo:margin-left="1.499cm" fo:margin-right="0cm" fo:text-align="justify" style:justify-single-word="false" fo:text-indent="0cm" style:auto-text-indent="false"/>
      <style:text-properties style:use-window-font-color="true" style:font-name="Sans-Seriff" fo:font-size="10pt" fo:font-style="normal" fo:font-weight="normal" style:font-size-asian="10pt" style:font-style-asian="normal" style:font-weight-asian="normal" style:font-name-complex="Sans-Seriff" style:font-size-complex="10pt" style:font-style-complex="normal" style:font-weight-complex="normal"/>
    </style:style>
    <style:style style:name="P235" style:family="paragraph" style:parent-style-name="Standard">
      <style:paragraph-properties fo:margin-left="1.499cm" fo:margin-right="0cm" fo:text-align="justify" style:justify-single-word="false" fo:text-indent="0cm" style:auto-text-indent="false"/>
      <style:text-properties style:use-window-font-color="true" style:font-name="sans-serif" fo:font-size="10pt" fo:font-style="normal" style:font-size-asian="10pt" style:font-style-asian="normal" style:font-name-complex="sans-serif" style:font-size-complex="10pt" style:font-style-complex="normal"/>
    </style:style>
    <style:style style:name="P236" style:family="paragraph" style:parent-style-name="Standard">
      <style:paragraph-properties fo:margin-left="1.499cm" fo:margin-right="0cm" fo:text-align="justify" style:justify-single-word="false" fo:text-indent="0cm" style:auto-text-indent="false"/>
      <style:text-properties style:use-window-font-color="true" fo:font-weight="normal" style:font-weight-asian="normal" style:font-weight-complex="normal"/>
    </style:style>
    <style:style style:name="P237" style:family="paragraph" style:parent-style-name="Standard">
      <style:paragraph-properties fo:margin-left="1.499cm" fo:margin-right="0cm" fo:text-indent="0cm" style:auto-text-indent="false"/>
      <style:text-properties fo:color="#0000ff" fo:font-weight="bold" style:font-weight-asian="bold" style:font-weight-complex="bold"/>
    </style:style>
    <style:style style:name="P238" style:family="paragraph" style:parent-style-name="Standard">
      <style:paragraph-properties fo:margin-left="1.499cm" fo:margin-right="0cm" fo:text-indent="0cm" style:auto-text-indent="false"/>
      <style:text-properties fo:color="#0000ff" fo:font-style="normal" fo:font-weight="bold" style:font-style-asian="normal" style:font-weight-asian="bold" style:font-style-complex="normal" style:font-weight-complex="bold"/>
    </style:style>
    <style:style style:name="P239" style:family="paragraph" style:parent-style-name="Standard">
      <style:paragraph-properties fo:margin-left="1.499cm" fo:margin-right="0cm" fo:text-indent="0cm" style:auto-text-indent="false"/>
      <style:text-properties fo:color="#0000ff" fo:font-weight="normal" style:font-weight-asian="normal" style:font-weight-complex="normal"/>
    </style:style>
    <style:style style:name="P240" style:family="paragraph" style:parent-style-name="Standard">
      <style:paragraph-properties fo:margin-left="1.499cm" fo:margin-right="0cm" fo:text-align="justify" style:justify-single-word="false" fo:text-indent="0cm" style:auto-text-indent="false"/>
      <style:text-properties fo:color="#0000ff" style:font-name="sans-serif" fo:font-size="10pt" fo:font-style="normal" style:font-size-asian="10pt" style:font-style-asian="normal" style:font-name-complex="sans-serif" style:font-size-complex="10pt" style:font-style-complex="normal"/>
    </style:style>
    <style:style style:name="P241" style:family="paragraph" style:parent-style-name="Standard">
      <style:paragraph-properties fo:margin-left="1.499cm" fo:margin-right="0cm" fo:text-align="justify" style:justify-single-word="false" fo:text-indent="0cm" style:auto-text-indent="false">
        <style:tab-stops>
          <style:tab-stop style:position="2.002cm"/>
        </style:tab-stops>
      </style:paragraph-properties>
      <style:text-properties fo:color="#0000ff" style:font-name="sans-serif" fo:font-size="10pt" fo:font-style="normal" style:font-size-asian="10pt" style:font-style-asian="normal" style:font-name-complex="sans-serif" style:font-size-complex="10pt" style:font-style-complex="normal"/>
    </style:style>
    <style:style style:name="P242" style:family="paragraph" style:parent-style-name="Standard">
      <style:paragraph-properties fo:margin-left="1.499cm" fo:margin-right="0cm" fo:text-indent="0cm" style:auto-text-indent="false">
        <style:tab-stops>
          <style:tab-stop style:position="6.791cm"/>
          <style:tab-stop style:position="11.024cm"/>
        </style:tab-stops>
      </style:paragraph-properties>
      <style:text-properties fo:color="#000066"/>
    </style:style>
    <style:style style:name="P243" style:family="paragraph" style:parent-style-name="Standard">
      <style:paragraph-properties fo:margin-left="1.499cm" fo:margin-right="0cm" fo:text-indent="0cm" style:auto-text-indent="false"/>
      <style:text-properties officeooo:paragraph-rsid="001d9818"/>
    </style:style>
    <style:style style:name="P244" style:family="paragraph" style:parent-style-name="Standard">
      <style:paragraph-properties fo:margin-left="1.499cm" fo:margin-right="0cm" fo:margin-top="0cm" fo:margin-bottom="0cm" loext:contextual-spacing="false" fo:line-height="120%" fo:text-indent="0cm" style:auto-text-indent="false"/>
    </style:style>
    <style:style style:name="P245" style:family="paragraph" style:parent-style-name="Standard">
      <style:paragraph-properties fo:margin-left="1.499cm" fo:margin-right="0cm" fo:margin-top="0cm" fo:margin-bottom="0cm" loext:contextual-spacing="false" fo:line-height="120%" fo:text-align="justify" style:justify-single-word="false" fo:text-indent="0cm" style:auto-text-indent="false"/>
      <style:text-properties style:font-name="sans-Seriff" fo:font-size="10pt" fo:font-style="normal" style:font-size-asian="10pt" style:font-style-asian="normal" style:font-name-complex="sans-Seriff" style:font-size-complex="10pt" style:font-style-complex="normal"/>
    </style:style>
    <style:style style:name="P246" style:family="paragraph" style:parent-style-name="Standard">
      <style:paragraph-properties fo:margin-left="1.499cm" fo:margin-right="0cm" fo:margin-top="0cm" fo:margin-bottom="0cm" loext:contextual-spacing="false" fo:line-height="120%" fo:text-align="justify" style:justify-single-word="false" fo:text-indent="0cm" style:auto-text-indent="false"/>
      <style:text-properties style:use-window-font-color="true" style:font-name="Sans-Seriff" fo:font-size="10pt" fo:font-style="normal" fo:font-weight="normal" style:font-size-asian="10pt" style:font-style-asian="normal" style:font-weight-asian="normal" style:font-name-complex="Sans-Seriff" style:font-size-complex="10pt" style:font-style-complex="normal" style:font-weight-complex="normal"/>
    </style:style>
    <style:style style:name="P247" style:family="paragraph" style:parent-style-name="Standard">
      <style:paragraph-properties fo:margin-left="1.499cm" fo:margin-right="0cm" fo:margin-top="0cm" fo:margin-bottom="0cm" loext:contextual-spacing="false" fo:line-height="120%" fo:text-indent="0cm" style:auto-text-indent="false"/>
      <style:text-properties fo:color="#000066"/>
    </style:style>
    <style:style style:name="P248" style:family="paragraph" style:parent-style-name="Standard">
      <style:paragraph-properties fo:margin-left="1.499cm" fo:margin-right="0cm" fo:margin-top="0cm" fo:margin-bottom="0cm" loext:contextual-spacing="false" fo:text-align="justify" style:justify-single-word="false" fo:text-indent="0cm" style:auto-text-indent="false"/>
    </style:style>
    <style:style style:name="P249" style:family="paragraph" style:parent-style-name="Standard">
      <style:paragraph-properties fo:margin-left="1.499cm" fo:margin-right="0cm" fo:margin-top="0cm" fo:margin-bottom="0cm" loext:contextual-spacing="false" fo:text-align="justify" style:justify-single-word="false" fo:text-indent="0cm" style:auto-text-indent="false"/>
      <style:text-properties officeooo:paragraph-rsid="001cb5a6"/>
    </style:style>
    <style:style style:name="P250" style:family="paragraph" style:parent-style-name="Standard">
      <style:paragraph-properties fo:margin-left="1.499cm" fo:margin-right="0cm" fo:orphans="0" fo:widows="0" fo:hyphenation-ladder-count="no-limit" fo:text-indent="0cm" style:auto-text-indent="false" style:text-autospace="ideograph-alpha" style:punctuation-wrap="hanging" style:line-break="strict" style:writing-mode="lr-tb">
        <style:tab-stops>
          <style:tab-stop style:position="2.011cm"/>
        </style:tab-stops>
      </style:paragraph-properties>
      <style:text-properties fo:hyphenate="false" fo:hyphenation-remain-char-count="2" fo:hyphenation-push-char-count="2"/>
    </style:style>
    <style:style style:name="P251" style:family="paragraph" style:parent-style-name="Standard">
      <style:paragraph-properties fo:margin-left="1.499cm" fo:margin-right="0cm"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252" style:family="paragraph" style:parent-style-name="Standard">
      <style:paragraph-properties fo:margin-left="1.499cm" fo:margin-right="0cm" fo:text-align="justify" style:justify-single-word="false"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253" style:family="paragraph" style:parent-style-name="Standard">
      <style:paragraph-properties fo:margin-left="1.499cm" fo:margin-right="0cm" fo:text-align="justify" style:justify-single-word="false" fo:orphans="0" fo:widows="0" fo:hyphenation-ladder-count="no-limit" fo:text-indent="0cm" style:auto-text-indent="false" style:text-autospace="ideograph-alpha" style:punctuation-wrap="hanging" style:line-break="strict" style:writing-mode="lr-tb"/>
      <style:text-properties style:use-window-font-color="true" fo:font-style="normal" fo:font-weight="normal" style:font-style-asian="normal" style:font-weight-asian="normal" style:font-style-complex="normal" style:font-weight-complex="normal" fo:hyphenate="false" fo:hyphenation-remain-char-count="2" fo:hyphenation-push-char-count="2"/>
    </style:style>
    <style:style style:name="P254" style:family="paragraph" style:parent-style-name="Standard">
      <style:paragraph-properties fo:margin-left="1.251cm" fo:margin-right="0cm" fo:text-indent="0cm" style:auto-text-indent="false"/>
    </style:style>
    <style:style style:name="P255" style:family="paragraph" style:parent-style-name="Standard">
      <style:paragraph-properties fo:margin-left="1.251cm" fo:margin-right="0cm" fo:text-align="justify" style:justify-single-word="false" fo:text-indent="0cm" style:auto-text-indent="false"/>
    </style:style>
    <style:style style:name="P256" style:family="paragraph" style:parent-style-name="Standard">
      <style:paragraph-properties fo:margin-left="2.501cm" fo:margin-right="0cm" fo:text-indent="0cm" style:auto-text-indent="false"/>
    </style:style>
    <style:style style:name="P257" style:family="paragraph" style:parent-style-name="Standard">
      <style:paragraph-properties fo:margin-left="2.501cm" fo:margin-right="0cm" fo:text-align="justify" style:justify-single-word="false" fo:text-indent="0cm" style:auto-text-indent="false"/>
    </style:style>
    <style:style style:name="P258" style:family="paragraph" style:parent-style-name="Standard">
      <style:paragraph-properties fo:margin-left="2.501cm" fo:margin-right="0cm" fo:text-align="justify" style:justify-single-word="false" fo:text-indent="0cm" style:auto-text-indent="false"/>
      <style:text-properties fo:color="#006600"/>
    </style:style>
    <style:style style:name="P259" style:family="paragraph" style:parent-style-name="Standard">
      <style:paragraph-properties fo:margin-left="2.501cm" fo:margin-right="0cm" fo:text-align="justify" style:justify-single-word="false" fo:text-indent="0cm" style:auto-text-indent="false"/>
      <style:text-properties fo:font-style="normal" style:font-style-asian="normal" style:font-style-complex="normal"/>
    </style:style>
    <style:style style:name="P260" style:family="paragraph" style:parent-style-name="Standard">
      <style:paragraph-properties fo:margin-left="2.501cm" fo:margin-right="0cm" fo:text-indent="0cm" style:auto-text-indent="false"/>
      <style:text-properties fo:color="#000099" style:font-name="sans-serif" fo:font-size="10pt" fo:font-style="normal" style:font-size-asian="10pt" style:font-style-asian="normal" style:font-name-complex="sans-serif" style:font-size-complex="10pt" style:font-style-complex="normal"/>
    </style:style>
    <style:style style:name="P261" style:family="paragraph" style:parent-style-name="Standard">
      <style:paragraph-properties fo:margin-left="2.501cm" fo:margin-right="0cm" fo:text-align="justify" style:justify-single-word="false" fo:text-indent="0cm" style:auto-text-indent="false"/>
      <style:text-properties fo:color="#000099"/>
    </style:style>
    <style:style style:name="P262" style:family="paragraph" style:parent-style-name="Standard">
      <style:paragraph-properties fo:margin-left="1.101cm" fo:margin-right="0cm" fo:text-indent="0cm" style:auto-text-indent="false"/>
    </style:style>
    <style:style style:name="P263" style:family="paragraph" style:parent-style-name="Standard">
      <style:paragraph-properties fo:margin-left="1.101cm" fo:margin-right="0cm" fo:text-align="justify" style:justify-single-word="false" fo:text-indent="0cm" style:auto-text-indent="false"/>
    </style:style>
    <style:style style:name="P264" style:family="paragraph" style:parent-style-name="Standard">
      <style:paragraph-properties fo:margin-left="1.101cm" fo:margin-right="0cm" fo:text-indent="0cm" style:auto-text-indent="false">
        <style:tab-stops>
          <style:tab-stop style:position="3.508cm"/>
        </style:tab-stops>
      </style:paragraph-properties>
    </style:style>
    <style:style style:name="P265" style:family="paragraph" style:parent-style-name="Standard">
      <style:paragraph-properties fo:margin-left="1.101cm" fo:margin-right="0cm" fo:text-indent="0cm" style:auto-text-indent="false"/>
      <style:text-properties style:use-window-font-color="true" fo:font-style="normal" style:font-style-asian="normal" style:font-style-complex="normal"/>
    </style:style>
    <style:style style:name="P266" style:family="paragraph" style:parent-style-name="Standard">
      <style:paragraph-properties fo:margin-left="2.499cm" fo:margin-right="0cm" fo:text-indent="0cm" style:auto-text-indent="false"/>
    </style:style>
    <style:style style:name="P267" style:family="paragraph" style:parent-style-name="Standard">
      <style:paragraph-properties fo:margin-left="2.499cm" fo:margin-right="0cm" fo:text-align="justify" style:justify-single-word="false" fo:text-indent="0cm" style:auto-text-indent="false"/>
    </style:style>
    <style:style style:name="P268" style:family="paragraph" style:parent-style-name="Standard">
      <style:paragraph-properties fo:margin-left="2.499cm" fo:margin-right="0cm" fo:text-align="start" style:justify-single-word="false" fo:text-indent="0cm" style:auto-text-indent="false"/>
    </style:style>
    <style:style style:name="P269" style:family="paragraph" style:parent-style-name="Standard">
      <style:paragraph-properties fo:margin-left="2.499cm" fo:margin-right="0cm" fo:text-align="justify" style:justify-single-word="false" fo:text-indent="0cm" style:auto-text-indent="false"/>
      <style:text-properties fo:font-style="normal" style:font-style-asian="normal" style:font-style-complex="normal"/>
    </style:style>
    <style:style style:name="P270" style:family="paragraph" style:parent-style-name="Standard">
      <style:paragraph-properties fo:margin-left="2.499cm" fo:margin-right="0cm" fo:text-indent="0cm" style:auto-text-indent="false"/>
      <style:text-properties fo:color="#0000ff" fo:font-weight="normal" style:font-weight-asian="normal" style:font-weight-complex="normal"/>
    </style:style>
    <style:style style:name="P271" style:family="paragraph" style:parent-style-name="Standard">
      <style:paragraph-properties fo:margin-left="2.499cm" fo:margin-right="0cm" fo:text-indent="0cm" style:auto-text-indent="false"/>
      <style:text-properties style:use-window-font-color="true" fo:font-weight="normal" style:font-weight-asian="normal" style:font-weight-complex="normal"/>
    </style:style>
    <style:style style:name="P272" style:family="paragraph" style:parent-style-name="Standard">
      <style:paragraph-properties fo:margin-left="2.499cm" fo:margin-right="0cm" fo:text-indent="0cm" style:auto-text-indent="false"/>
      <style:text-properties fo:font-weight="normal" style:font-weight-asian="normal" style:font-weight-complex="normal"/>
    </style:style>
    <style:style style:name="P273" style:family="paragraph" style:parent-style-name="Standard">
      <style:paragraph-properties fo:margin-left="2.499cm" fo:margin-right="0cm" fo:text-align="justify" style:justify-single-word="false" fo:text-indent="0cm" style:auto-text-indent="false"/>
      <style:text-properties fo:color="#000099"/>
    </style:style>
    <style:style style:name="P274" style:family="paragraph" style:parent-style-name="Standard">
      <style:paragraph-properties fo:margin-left="2.499cm" fo:margin-right="0cm" fo:text-align="justify" style:justify-single-word="false" fo:text-indent="0cm" style:auto-text-indent="false"/>
      <style:text-properties fo:color="#000099" fo:font-style="italic" style:text-underline-style="solid" style:text-underline-width="auto" style:text-underline-color="font-color" style:font-style-asian="italic" style:font-style-complex="italic"/>
    </style:style>
    <style:style style:name="P275" style:family="paragraph" style:parent-style-name="Standard">
      <style:paragraph-properties fo:margin-left="2.499cm" fo:margin-right="0cm" fo:text-indent="0cm" style:auto-text-indent="false"/>
      <style:text-properties fo:color="#000099" style:font-name="Courier 10 Pitch" style:font-name-complex="Courier 10 Pitch"/>
    </style:style>
    <style:style style:name="P276" style:family="paragraph" style:parent-style-name="Standard">
      <style:paragraph-properties fo:margin-left="2.499cm" fo:margin-right="0cm" fo:orphans="0" fo:widows="0" fo:hyphenation-ladder-count="no-limit" fo:text-indent="0cm" style:auto-text-indent="false" style:text-autospace="ideograph-alpha" style:punctuation-wrap="hanging" style:line-break="strict" style:writing-mode="lr-tb"/>
      <style:text-properties fo:color="#000099" style:font-name="sans-serif" fo:font-size="10pt" fo:font-style="normal" style:font-size-asian="10pt" style:font-style-asian="normal" style:font-name-complex="sans-serif" style:font-size-complex="10pt" style:font-style-complex="normal" fo:hyphenate="false" fo:hyphenation-remain-char-count="2" fo:hyphenation-push-char-count="2"/>
    </style:style>
    <style:style style:name="P277" style:family="paragraph" style:parent-style-name="Standard">
      <style:paragraph-properties fo:margin-left="2.499cm" fo:margin-right="0cm" fo:margin-top="0.247cm" fo:margin-bottom="0.212cm" loext:contextual-spacing="false" fo:line-height="120%" fo:orphans="0" fo:widows="0" fo:hyphenation-ladder-count="no-limit" fo:text-indent="0cm" style:auto-text-indent="false" style:text-autospace="ideograph-alpha" style:punctuation-wrap="hanging" style:line-break="strict" style:writing-mode="lr-tb">
        <style:tab-stops>
          <style:tab-stop style:position="1.529cm"/>
        </style:tab-stops>
      </style:paragraph-properties>
      <style:text-properties fo:color="#000099" fo:font-size="10pt" fo:font-style="normal" style:font-size-asian="10pt" style:font-style-asian="normal" style:font-name-complex="sans-serif" style:font-size-complex="10pt" style:font-style-complex="normal" fo:hyphenate="false" fo:hyphenation-remain-char-count="2" fo:hyphenation-push-char-count="2"/>
    </style:style>
    <style:style style:name="P278" style:family="paragraph" style:parent-style-name="Standard">
      <style:paragraph-properties fo:margin-left="2.499cm" fo:margin-right="0cm" fo:margin-top="0.247cm" fo:margin-bottom="0.212cm" loext:contextual-spacing="false" fo:line-height="120%" fo:orphans="0" fo:widows="0" fo:hyphenation-ladder-count="no-limit" fo:text-indent="0cm" style:auto-text-indent="false" style:text-autospace="ideograph-alpha" style:punctuation-wrap="hanging" style:line-break="strict" style:writing-mode="lr-tb">
        <style:tab-stops>
          <style:tab-stop style:position="1.529cm"/>
        </style:tab-stops>
      </style:paragraph-properties>
      <style:text-properties fo:color="#000099" style:font-name="sans-serif" fo:font-size="10pt" fo:font-style="normal" style:font-size-asian="10pt" style:font-style-asian="normal" style:font-name-complex="sans-serif" style:font-size-complex="10pt" style:font-style-complex="normal" fo:hyphenate="false" fo:hyphenation-remain-char-count="2" fo:hyphenation-push-char-count="2"/>
    </style:style>
    <style:style style:name="P279" style:family="paragraph" style:parent-style-name="Text_20_body">
      <style:paragraph-properties fo:margin-left="2.499cm" fo:margin-right="0cm" fo:margin-top="0cm" fo:margin-bottom="0cm" loext:contextual-spacing="false" fo:line-height="120%" fo:text-align="justify" style:justify-single-word="false" fo:text-indent="0cm" style:auto-text-indent="false"/>
    </style:style>
    <style:style style:name="P280" style:family="paragraph" style:parent-style-name="Standard">
      <style:paragraph-properties fo:margin-left="1.6cm" fo:margin-right="0cm" fo:text-align="justify" style:justify-single-word="false" fo:text-indent="0cm" style:auto-text-indent="false"/>
    </style:style>
    <style:style style:name="P281" style:family="paragraph" style:parent-style-name="Standard">
      <style:paragraph-properties fo:margin-left="1.6cm" fo:margin-right="0cm" fo:text-align="justify" style:justify-single-word="false" fo:text-indent="0cm" style:auto-text-indent="false"/>
      <style:text-properties fo:font-style="italic" style:font-style-asian="italic" style:font-style-complex="italic"/>
    </style:style>
    <style:style style:name="P282" style:family="paragraph" style:parent-style-name="Standard">
      <style:paragraph-properties fo:margin-left="1.6cm" fo:margin-right="0cm" fo:text-align="justify" style:justify-single-word="false" fo:text-indent="0cm" style:auto-text-indent="false"/>
      <style:text-properties style:use-window-font-color="true" style:font-name="sans-serif" fo:font-size="10pt" fo:font-style="normal" style:font-size-asian="10pt" style:font-style-asian="normal" style:font-name-complex="sans-serif" style:font-size-complex="10pt" style:font-style-complex="normal"/>
    </style:style>
    <style:style style:name="P283" style:family="paragraph" style:parent-style-name="Standard">
      <style:paragraph-properties fo:margin-left="1.6cm" fo:margin-right="0cm" fo:text-indent="0cm" style:auto-text-indent="false"/>
      <style:text-properties fo:color="#3333ff" fo:font-style="normal" fo:font-weight="bold" style:font-style-asian="normal" style:font-weight-asian="bold" style:font-style-complex="normal" style:font-weight-complex="bold"/>
    </style:style>
    <style:style style:name="P284" style:family="paragraph" style:parent-style-name="Standard">
      <style:paragraph-properties fo:margin-left="1.6cm" fo:margin-right="0cm" fo:text-align="justify" style:justify-single-word="false" fo:text-indent="0cm" style:auto-text-indent="false"/>
      <style:text-properties fo:color="#000099" fo:font-weight="normal" style:font-weight-asian="normal" style:font-weight-complex="normal"/>
    </style:style>
    <style:style style:name="P285" style:family="paragraph" style:parent-style-name="Standard">
      <style:paragraph-properties fo:margin-left="2.501cm" fo:margin-right="0cm" fo:text-indent="-0.635cm" style:auto-text-indent="false"/>
    </style:style>
    <style:style style:name="P286" style:family="paragraph" style:parent-style-name="Standard">
      <style:paragraph-properties fo:margin-left="3.752cm" fo:margin-right="0cm" fo:text-align="justify" style:justify-single-word="false" fo:text-indent="-0.635cm" style:auto-text-indent="false"/>
    </style:style>
    <style:style style:name="P287" style:family="paragraph" style:parent-style-name="Standard">
      <style:paragraph-properties fo:margin-left="6.5cm" fo:margin-right="0cm" fo:text-align="justify" style:justify-single-word="false" fo:text-indent="0cm" style:auto-text-indent="false"/>
      <style:text-properties fo:font-style="normal" style:font-style-asian="normal" style:font-style-complex="normal"/>
    </style:style>
    <style:style style:name="P288" style:family="paragraph" style:parent-style-name="Standard">
      <style:paragraph-properties fo:margin-left="0.6cm" fo:margin-right="0cm" fo:text-align="justify" style:justify-single-word="false" fo:text-indent="0cm" style:auto-text-indent="false"/>
    </style:style>
    <style:style style:name="P289" style:family="paragraph" style:parent-style-name="Standard">
      <style:paragraph-properties fo:margin-left="1.401cm" fo:margin-right="0cm" fo:text-indent="0cm" style:auto-text-indent="false"/>
    </style:style>
    <style:style style:name="P290" style:family="paragraph" style:parent-style-name="Standard">
      <style:paragraph-properties fo:margin-left="1.3cm" fo:margin-right="0cm" fo:text-indent="0cm" style:auto-text-indent="false"/>
    </style:style>
    <style:style style:name="P291" style:family="paragraph" style:parent-style-name="Standard">
      <style:paragraph-properties fo:margin-left="0.9cm" fo:margin-right="0cm" fo:text-indent="0cm" style:auto-text-indent="false"/>
    </style:style>
    <style:style style:name="P292" style:family="paragraph" style:parent-style-name="Standard">
      <style:paragraph-properties fo:margin-left="0.9cm" fo:margin-right="0cm" fo:text-indent="0cm" style:auto-text-indent="false"/>
      <style:text-properties style:use-window-font-color="true" fo:font-style="normal" fo:font-weight="normal" style:font-style-asian="normal" style:font-weight-asian="normal" style:font-style-complex="normal" style:font-weight-complex="normal"/>
    </style:style>
    <style:style style:name="P293" style:family="paragraph" style:parent-style-name="Standard">
      <style:paragraph-properties fo:break-before="page"/>
    </style:style>
    <style:style style:name="P294" style:family="paragraph" style:parent-style-name="Standard">
      <style:paragraph-properties fo:margin-left="1.9cm" fo:margin-right="0cm" fo:text-indent="0cm" style:auto-text-indent="false"/>
    </style:style>
    <style:style style:name="P295" style:family="paragraph" style:parent-style-name="Standard">
      <style:paragraph-properties fo:margin-left="1.9cm" fo:margin-right="0cm" fo:text-align="justify" style:justify-single-word="false" fo:text-indent="0cm" style:auto-text-indent="false"/>
    </style:style>
    <style:style style:name="P296" style:family="paragraph" style:parent-style-name="Standard">
      <style:paragraph-properties fo:margin-left="1.9cm" fo:margin-right="0cm" fo:text-align="justify" style:justify-single-word="false" fo:text-indent="0cm" style:auto-text-indent="false"/>
      <style:text-properties style:use-window-font-color="true" fo:font-style="normal" style:font-style-asian="normal" style:font-style-complex="normal"/>
    </style:style>
    <style:style style:name="P297" style:family="paragraph" style:parent-style-name="Standard">
      <style:paragraph-properties fo:margin-left="1.9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298" style:family="paragraph" style:parent-style-name="Standard">
      <style:paragraph-properties fo:margin-left="1.9cm" fo:margin-right="0cm" fo:text-align="justify" style:justify-single-word="false" fo:text-indent="0cm" style:auto-text-indent="false"/>
      <style:text-properties style:use-window-font-color="true" fo:font-style="normal" style:font-name-asian="DejaVu Sans" style:font-style-asian="normal" style:font-name-complex="DejaVu Sans" style:font-style-complex="normal"/>
    </style:style>
    <style:style style:name="P299" style:family="paragraph" style:parent-style-name="Standard">
      <style:paragraph-properties fo:margin-left="1.9cm" fo:margin-right="0cm" fo:text-align="justify" style:justify-single-word="false" fo:text-indent="0cm" style:auto-text-indent="false"/>
      <style:text-properties style:use-window-font-color="true" fo:font-style="italic" style:font-style-asian="italic" style:font-style-complex="italic"/>
    </style:style>
    <style:style style:name="P300" style:family="paragraph" style:parent-style-name="Standard">
      <style:paragraph-properties fo:margin-left="1.9cm" fo:margin-right="0cm" fo:text-indent="0cm" style:auto-text-indent="false"/>
      <style:text-properties fo:color="#000099" fo:font-style="normal" style:font-style-asian="normal" style:font-style-complex="normal"/>
    </style:style>
    <style:style style:name="P301" style:family="paragraph" style:parent-style-name="Standard">
      <style:paragraph-properties fo:margin-left="1.9cm" fo:margin-right="0cm" fo:text-align="justify" style:justify-single-word="false" fo:text-indent="0cm" style:auto-text-indent="false"/>
      <style:text-properties fo:color="#000099" fo:font-style="italic" style:text-underline-style="solid" style:text-underline-width="auto" style:text-underline-color="font-color" style:font-style-asian="italic" style:font-style-complex="italic"/>
    </style:style>
    <style:style style:name="P302" style:family="paragraph" style:parent-style-name="Standard">
      <style:paragraph-properties fo:margin-left="1.9cm" fo:margin-right="0cm" fo:text-align="justify" style:justify-single-word="false" fo:text-indent="0cm" style:auto-text-indent="false"/>
      <style:text-properties officeooo:rsid="001d9818" officeooo:paragraph-rsid="001d9818"/>
    </style:style>
    <style:style style:name="P303" style:family="paragraph" style:parent-style-name="Standard">
      <style:paragraph-properties fo:margin-left="1.9cm" fo:margin-right="0cm" fo:text-align="justify" style:justify-single-word="false" fo:text-indent="0cm" style:auto-text-indent="false"/>
      <style:text-properties officeooo:rsid="001d9818" officeooo:paragraph-rsid="001f691a"/>
    </style:style>
    <style:style style:name="P304" style:family="paragraph" style:parent-style-name="Standard">
      <style:paragraph-properties fo:margin-left="1.9cm" fo:margin-right="0cm" fo:text-align="justify" style:justify-single-word="false" fo:text-indent="0cm" style:auto-text-indent="false"/>
      <style:text-properties officeooo:rsid="001f691a" officeooo:paragraph-rsid="001f691a"/>
    </style:style>
    <style:style style:name="P305" style:family="paragraph" style:parent-style-name="Standard">
      <style:paragraph-properties fo:margin-left="1.9cm" fo:margin-right="0cm" fo:text-align="justify" style:justify-single-word="false" fo:text-indent="0cm" style:auto-text-indent="false"/>
      <style:text-properties fo:font-style="normal" officeooo:rsid="0020bf8e" officeooo:paragraph-rsid="0020bf8e" style:font-style-asian="normal" style:font-style-complex="normal"/>
    </style:style>
    <style:style style:name="P306" style:family="paragraph" style:parent-style-name="Standard">
      <style:paragraph-properties fo:margin-left="1.9cm" fo:margin-right="0cm" fo:text-align="justify" style:justify-single-word="false" fo:orphans="0" fo:widows="0" fo:hyphenation-ladder-count="no-limit" fo:text-indent="0cm" style:auto-text-indent="false" style:text-autospace="ideograph-alpha" style:punctuation-wrap="hanging" style:line-break="strict" style:writing-mode="lr-tb"/>
      <style:text-properties style:use-window-font-color="true" fo:font-style="italic" fo:font-weight="normal" style:font-style-asian="italic" style:font-weight-asian="normal" style:font-style-complex="italic" style:font-weight-complex="normal" fo:hyphenate="false" fo:hyphenation-remain-char-count="2" fo:hyphenation-push-char-count="2"/>
    </style:style>
    <style:style style:name="P307" style:family="paragraph" style:parent-style-name="Standard">
      <style:paragraph-properties fo:margin-left="3cm" fo:margin-right="0cm" fo:text-align="justify" style:justify-single-word="false" fo:text-indent="0cm" style:auto-text-indent="false"/>
    </style:style>
    <style:style style:name="P308" style:family="paragraph" style:parent-style-name="Standard">
      <style:paragraph-properties fo:margin-left="3.5cm" fo:margin-right="0cm" fo:text-align="justify" style:justify-single-word="false" fo:text-indent="0cm" style:auto-text-indent="false"/>
    </style:style>
    <style:style style:name="P309" style:family="paragraph" style:parent-style-name="Standard">
      <style:paragraph-properties fo:margin-left="3.099cm" fo:margin-right="0cm" fo:text-align="justify" style:justify-single-word="false" fo:text-indent="0cm" style:auto-text-indent="false"/>
    </style:style>
    <style:style style:name="P310" style:family="paragraph" style:parent-style-name="Standard">
      <style:paragraph-properties fo:margin-left="7.001cm" fo:margin-right="0cm" fo:text-indent="0cm" style:auto-text-indent="false"/>
      <style:text-properties fo:color="#000066"/>
    </style:style>
    <style:style style:name="P311" style:family="paragraph" style:parent-style-name="Standard">
      <style:paragraph-properties fo:margin-left="7.001cm" fo:margin-right="0cm" fo:text-indent="0cm" style:auto-text-indent="false">
        <style:tab-stops>
          <style:tab-stop style:position="10.996cm"/>
        </style:tab-stops>
      </style:paragraph-properties>
      <style:text-properties fo:color="#000066"/>
    </style:style>
    <style:style style:name="P312" style:family="paragraph" style:parent-style-name="Standard">
      <style:paragraph-properties fo:margin-left="7.001cm" fo:margin-right="0cm" fo:text-indent="0cm" style:auto-text-indent="false">
        <style:tab-stops>
          <style:tab-stop style:position="11.023cm"/>
        </style:tab-stops>
      </style:paragraph-properties>
      <style:text-properties fo:color="#000066"/>
    </style:style>
    <style:style style:name="P313" style:family="paragraph" style:parent-style-name="Standard">
      <style:paragraph-properties fo:margin-left="5.099cm" fo:margin-right="0cm" fo:text-align="justify" style:justify-single-word="false" fo:text-indent="0cm" style:auto-text-indent="false"/>
      <style:text-properties style:use-window-font-color="true"/>
    </style:style>
    <style:style style:name="P314" style:family="paragraph" style:parent-style-name="Text_20_body">
      <style:paragraph-properties fo:margin-left="1.199cm" fo:margin-right="0cm" fo:margin-top="0cm" fo:margin-bottom="0cm" loext:contextual-spacing="false" fo:line-height="120%" fo:text-align="justify" style:justify-single-word="false" fo:text-indent="-0.6cm" style:auto-text-indent="false"/>
      <style:text-properties style:font-name="Sans-seriff" fo:font-size="10pt" fo:font-style="normal" fo:font-weight="bold" style:font-size-asian="10pt" style:font-style-asian="normal" style:font-weight-asian="bold" style:font-name-complex="Sans-seriff" style:font-size-complex="10pt" style:font-style-complex="normal" style:font-weight-complex="bold"/>
    </style:style>
    <style:style style:name="P315" style:family="paragraph" style:parent-style-name="Contents_20_3">
      <style:paragraph-properties>
        <style:tab-stops>
          <style:tab-stop style:position="17cm" style:type="right" style:leader-style="dotted" style:leader-text="."/>
        </style:tab-stops>
      </style:paragraph-properties>
    </style:style>
    <style:style style:name="P316" style:family="paragraph" style:parent-style-name="Table_20_Contents">
      <style:paragraph-properties style:snap-to-layout-grid="false"/>
    </style:style>
    <style:style style:name="P317" style:family="paragraph" style:parent-style-name="Table_20_Contents">
      <style:text-properties fo:font-weight="bold" style:font-weight-asian="bold" style:font-weight-complex="bold"/>
    </style:style>
    <style:style style:name="P318" style:family="paragraph" style:parent-style-name="Standard">
      <style:paragraph-properties fo:text-align="justify" style:justify-single-word="false"/>
      <style:text-properties style:use-window-font-color="true" style:font-name="sans-serif" fo:font-size="10pt" fo:font-style="normal" style:font-size-asian="10pt" style:font-style-asian="normal" style:font-name-complex="sans-serif" style:font-size-complex="10pt" style:font-style-complex="normal"/>
    </style:style>
    <style:style style:name="P319" style:family="paragraph" style:parent-style-name="Standard" style:list-style-name="WW8Num12">
      <style:paragraph-properties fo:text-align="justify" style:justify-single-word="false"/>
      <style:text-properties style:use-window-font-color="true" style:font-name="sans-serif" fo:font-size="10pt" fo:font-style="normal" style:font-size-asian="10pt" style:font-style-asian="normal" style:font-name-complex="sans-serif" style:font-size-complex="10pt" style:font-style-complex="normal"/>
    </style:style>
    <style:style style:name="P320" style:family="paragraph" style:parent-style-name="Standard" style:list-style-name="WW8Num12">
      <style:paragraph-properties fo:text-align="justify" style:justify-single-word="false"/>
      <style:text-properties style:use-window-font-color="true" style:font-name="sans-serif" fo:font-size="10pt" fo:font-style="normal" officeooo:paragraph-rsid="00280c32" style:font-size-asian="10pt" style:font-style-asian="normal" style:font-name-complex="sans-serif" style:font-size-complex="10pt" style:font-style-complex="normal"/>
    </style:style>
    <style:style style:name="P321" style:family="paragraph" style:parent-style-name="Standard" style:list-style-name="WW8Num19"/>
    <style:style style:name="P322" style:family="paragraph" style:parent-style-name="Standard" style:list-style-name="WW8Num42"/>
    <style:style style:name="P323" style:family="paragraph" style:parent-style-name="Standard" style:list-style-name="WW8Num43"/>
    <style:style style:name="P324" style:family="paragraph" style:parent-style-name="Standard" style:list-style-name="WW8Num29"/>
    <style:style style:name="P325" style:family="paragraph" style:parent-style-name="Standard" style:list-style-name="WW8Num30"/>
    <style:style style:name="P326" style:family="paragraph" style:parent-style-name="Standard" style:list-style-name="WW8Num32">
      <style:paragraph-properties fo:text-align="justify" style:justify-single-word="false"/>
    </style:style>
    <style:style style:name="P327" style:family="paragraph" style:parent-style-name="Standard" style:list-style-name="WW8Num3">
      <style:paragraph-properties fo:margin-left="0cm" fo:margin-right="0cm" fo:margin-top="0cm" fo:margin-bottom="0cm" loext:contextual-spacing="false" fo:text-align="justify" style:justify-single-word="false" fo:text-indent="0cm" style:auto-text-indent="false">
        <style:tab-stops>
          <style:tab-stop style:position="0.529cm"/>
        </style:tab-stops>
      </style:paragraph-properties>
      <style:text-properties fo:color="#000099" fo:font-style="italic" style:font-style-asian="italic" style:font-style-complex="italic"/>
    </style:style>
    <style:style style:name="P328" style:family="paragraph" style:parent-style-name="Standard">
      <style:paragraph-properties fo:margin-left="0cm" fo:margin-right="0cm" fo:text-indent="0cm" style:auto-text-indent="false"/>
      <style:text-properties fo:color="#000099" style:font-name="sans-serif" fo:font-size="10pt" fo:font-style="normal" style:font-size-asian="10pt" style:font-style-asian="normal" style:font-name-complex="sans-serif" style:font-size-complex="10pt" style:font-style-complex="normal"/>
    </style:style>
    <style:style style:name="P329" style:family="paragraph" style:parent-style-name="Standard">
      <style:paragraph-properties fo:margin-left="0cm" fo:margin-right="0cm" fo:text-indent="0cm" style:auto-text-indent="false"/>
      <style:text-properties fo:color="#000099" style:font-name="sans-serif" fo:font-size="10pt" fo:font-style="normal" officeooo:paragraph-rsid="00280c32" style:font-size-asian="10pt" style:font-style-asian="normal" style:font-name-complex="sans-serif" style:font-size-complex="10pt" style:font-style-complex="normal"/>
    </style:style>
    <style:style style:name="P330" style:family="paragraph" style:parent-style-name="Standard" style:list-style-name="WW8Num4">
      <style:paragraph-properties fo:margin-left="0.499cm" fo:margin-right="0cm" fo:margin-top="0.101cm" fo:margin-bottom="0.101cm" loext:contextual-spacing="false" fo:text-indent="0cm" style:auto-text-indent="false">
        <style:tab-stops>
          <style:tab-stop style:position="1.028cm"/>
        </style:tab-stops>
      </style:paragraph-properties>
    </style:style>
    <style:style style:name="P331" style:family="paragraph" style:parent-style-name="Standard" style:list-style-name="WW8Num6">
      <style:paragraph-properties fo:margin-left="0.499cm" fo:margin-right="0cm" fo:margin-top="0.101cm" fo:margin-bottom="0.101cm" loext:contextual-spacing="false" fo:text-indent="0cm" style:auto-text-indent="false">
        <style:tab-stops>
          <style:tab-stop style:position="1.028cm"/>
        </style:tab-stops>
      </style:paragraph-properties>
    </style:style>
    <style:style style:name="P332" style:family="paragraph" style:parent-style-name="Standard" style:list-style-name="WW8Num4">
      <style:paragraph-properties fo:margin-left="0.499cm" fo:margin-right="0cm" fo:margin-top="0.101cm" fo:margin-bottom="0.101cm" loext:contextual-spacing="false" fo:text-indent="0cm" style:auto-text-indent="false">
        <style:tab-stops>
          <style:tab-stop style:position="1.028cm"/>
        </style:tab-stops>
      </style:paragraph-properties>
      <style:text-properties fo:color="#000099" fo:font-style="italic" style:font-style-asian="italic" style:font-style-complex="italic"/>
    </style:style>
    <style:style style:name="P333" style:family="paragraph" style:parent-style-name="Standard" style:list-style-name="WW8Num7">
      <style:paragraph-properties fo:margin-left="0.499cm" fo:margin-right="0cm" fo:margin-top="0.101cm" fo:margin-bottom="0.101cm" loext:contextual-spacing="false" fo:text-indent="0cm" style:auto-text-indent="false">
        <style:tab-stops>
          <style:tab-stop style:position="1.081cm"/>
        </style:tab-stops>
      </style:paragraph-properties>
    </style:style>
    <style:style style:name="P334" style:family="paragraph" style:parent-style-name="Standard" style:list-style-name="WW8Num18">
      <style:paragraph-properties fo:margin-left="0.499cm" fo:margin-right="0cm" fo:text-indent="0cm" style:auto-text-indent="false">
        <style:tab-stops>
          <style:tab-stop style:position="1.002cm"/>
        </style:tab-stops>
      </style:paragraph-properties>
      <style:text-properties fo:font-weight="bold" style:font-weight-asian="bold" style:font-weight-complex="bold"/>
    </style:style>
    <style:style style:name="P335" style:family="paragraph" style:parent-style-name="Standard" style:list-style-name="WW8Num16">
      <style:paragraph-properties fo:margin-left="0.499cm" fo:margin-right="0cm" fo:text-indent="0cm" style:auto-text-indent="false">
        <style:tab-stops>
          <style:tab-stop style:position="1.028cm"/>
        </style:tab-stops>
      </style:paragraph-properties>
      <style:text-properties fo:font-weight="bold" style:font-weight-asian="bold" style:font-weight-complex="bold"/>
    </style:style>
    <style:style style:name="P336" style:family="paragraph" style:parent-style-name="Standard" style:list-style-name="WW8Num8">
      <style:paragraph-properties fo:margin-left="1.499cm" fo:margin-right="0cm" fo:text-align="justify" style:justify-single-word="false" fo:text-indent="0cm" style:auto-text-indent="false">
        <style:tab-stops>
          <style:tab-stop style:position="2.055cm"/>
        </style:tab-stops>
      </style:paragraph-properties>
      <style:text-properties fo:color="#006600"/>
    </style:style>
    <style:style style:name="P337" style:family="paragraph" style:parent-style-name="Standard" style:list-style-name="WW8Num16">
      <style:paragraph-properties fo:margin-left="1.499cm" fo:margin-right="0cm" fo:text-indent="0cm" style:auto-text-indent="false">
        <style:tab-stops>
          <style:tab-stop style:position="2.028cm"/>
        </style:tab-stops>
      </style:paragraph-properties>
      <style:text-properties fo:font-weight="bold" style:font-weight-asian="bold" style:font-weight-complex="bold"/>
    </style:style>
    <style:style style:name="P338" style:family="paragraph" style:parent-style-name="Standard" style:list-style-name="WW8Num17">
      <style:paragraph-properties fo:margin-left="1.499cm" fo:margin-right="0cm" fo:text-indent="0cm" style:auto-text-indent="false">
        <style:tab-stops>
          <style:tab-stop style:position="2.028cm"/>
        </style:tab-stops>
      </style:paragraph-properties>
      <style:text-properties fo:font-weight="bold" style:font-weight-asian="bold" style:font-weight-complex="bold"/>
    </style:style>
    <style:style style:name="P339" style:family="paragraph" style:parent-style-name="Standard" style:list-style-name="WW8Num20">
      <style:paragraph-properties fo:margin-left="1.499cm" fo:margin-right="0cm" fo:text-indent="0cm" style:auto-text-indent="false">
        <style:tab-stops>
          <style:tab-stop style:position="2.028cm"/>
        </style:tab-stops>
      </style:paragraph-properties>
    </style:style>
    <style:style style:name="P340" style:family="paragraph" style:parent-style-name="Standard" style:list-style-name="WW8Num24">
      <style:paragraph-properties fo:margin-left="1.499cm" fo:margin-right="0cm" fo:text-indent="0cm" style:auto-text-indent="false">
        <style:tab-stops>
          <style:tab-stop style:position="2.028cm"/>
        </style:tab-stops>
      </style:paragraph-properties>
    </style:style>
    <style:style style:name="P341" style:family="paragraph" style:parent-style-name="Standard" style:list-style-name="WW8Num20">
      <style:paragraph-properties fo:margin-left="1.499cm" fo:margin-right="0cm" fo:text-indent="0cm" style:auto-text-indent="false">
        <style:tab-stops>
          <style:tab-stop style:position="2.002cm"/>
        </style:tab-stops>
      </style:paragraph-properties>
    </style:style>
    <style:style style:name="P342" style:family="paragraph" style:parent-style-name="Standard" style:list-style-name="WW8Num22">
      <style:paragraph-properties fo:margin-left="1.499cm" fo:margin-right="0cm" fo:text-indent="0cm" style:auto-text-indent="false">
        <style:tab-stops>
          <style:tab-stop style:position="2.028cm"/>
          <style:tab-stop style:position="4.013cm"/>
        </style:tab-stops>
      </style:paragraph-properties>
    </style:style>
    <style:style style:name="P343" style:family="paragraph" style:parent-style-name="Standard" style:list-style-name="WW8Num23">
      <style:paragraph-properties fo:margin-left="1.499cm" fo:margin-right="0cm" fo:text-indent="0cm" style:auto-text-indent="false">
        <style:tab-stops>
          <style:tab-stop style:position="2.002cm"/>
          <style:tab-stop style:position="4.013cm"/>
        </style:tab-stops>
      </style:paragraph-properties>
    </style:style>
    <style:style style:name="P344" style:family="paragraph" style:parent-style-name="Standard" style:list-style-name="WW8Num28">
      <style:paragraph-properties fo:margin-left="1.499cm" fo:margin-right="0cm" fo:text-indent="0cm" style:auto-text-indent="false">
        <style:tab-stops>
          <style:tab-stop style:position="2.002cm"/>
        </style:tab-stops>
      </style:paragraph-properties>
      <style:text-properties style:use-window-font-color="true" fo:font-style="normal" fo:font-weight="normal" style:font-style-asian="normal" style:font-weight-asian="normal" style:font-style-complex="normal" style:font-weight-complex="normal"/>
    </style:style>
    <style:style style:name="P345" style:family="paragraph" style:parent-style-name="Standard" style:list-style-name="WW8Num36">
      <style:paragraph-properties fo:margin-left="1.499cm" fo:margin-right="0cm" fo:text-indent="0cm" style:auto-text-indent="false">
        <style:tab-stops>
          <style:tab-stop style:position="2.002cm"/>
        </style:tab-stops>
      </style:paragraph-properties>
      <style:text-properties style:use-window-font-color="true"/>
    </style:style>
    <style:style style:name="P346" style:family="paragraph" style:parent-style-name="Standard" style:list-style-name="WW8Num36">
      <style:paragraph-properties fo:margin-left="1.499cm" fo:margin-right="0cm" fo:text-indent="0cm" style:auto-text-indent="false">
        <style:tab-stops>
          <style:tab-stop style:position="1.976cm"/>
        </style:tab-stops>
      </style:paragraph-properties>
      <style:text-properties style:use-window-font-color="true"/>
    </style:style>
    <style:style style:name="P347" style:family="paragraph" style:parent-style-name="Standard" style:list-style-name="WW8Num40">
      <style:paragraph-properties fo:margin-left="1.499cm" fo:margin-right="0cm" fo:text-align="justify" style:justify-single-word="false" fo:text-indent="0cm" style:auto-text-indent="false">
        <style:tab-stops>
          <style:tab-stop style:position="2.002cm"/>
        </style:tab-stops>
      </style:paragraph-properties>
      <style:text-properties style:use-window-font-color="true"/>
    </style:style>
    <style:style style:name="P348" style:family="paragraph" style:parent-style-name="Standard" style:list-style-name="WW8Num41">
      <style:paragraph-properties fo:margin-left="1.499cm" fo:margin-right="0cm" fo:text-align="justify" style:justify-single-word="false" fo:text-indent="0cm" style:auto-text-indent="false">
        <style:tab-stops>
          <style:tab-stop style:position="2.081cm"/>
        </style:tab-stops>
      </style:paragraph-properties>
      <style:text-properties style:use-window-font-color="true"/>
    </style:style>
    <style:style style:name="P349" style:family="paragraph" style:parent-style-name="Standard" style:list-style-name="WW8Num39">
      <style:paragraph-properties fo:margin-left="1.499cm" fo:margin-right="0cm" fo:text-align="justify" style:justify-single-word="false" fo:text-indent="0cm" style:auto-text-indent="false">
        <style:tab-stops>
          <style:tab-stop style:position="2.028cm"/>
        </style:tab-stops>
      </style:paragraph-properties>
    </style:style>
    <style:style style:name="P350" style:family="paragraph" style:parent-style-name="Standard" style:list-style-name="WW8Num39">
      <style:paragraph-properties fo:margin-left="1.499cm" fo:margin-right="0cm" fo:text-align="justify" style:justify-single-word="false" fo:text-indent="0cm" style:auto-text-indent="false">
        <style:tab-stops>
          <style:tab-stop style:position="2.002cm"/>
        </style:tab-stops>
      </style:paragraph-properties>
    </style:style>
    <style:style style:name="P351" style:family="paragraph" style:parent-style-name="Standard" style:list-style-name="WW8Num10">
      <style:paragraph-properties fo:margin-left="2cm" fo:margin-right="0cm" fo:text-indent="0cm" style:auto-text-indent="false">
        <style:tab-stops>
          <style:tab-stop style:position="2.582cm"/>
        </style:tab-stops>
      </style:paragraph-properties>
    </style:style>
    <style:style style:name="P352" style:family="paragraph" style:parent-style-name="Standard" style:list-style-name="WW8Num31">
      <style:paragraph-properties fo:margin-left="2cm" fo:margin-right="0cm" fo:text-align="justify" style:justify-single-word="false" fo:text-indent="0cm" style:auto-text-indent="false">
        <style:tab-stops>
          <style:tab-stop style:position="2.477cm"/>
        </style:tab-stops>
      </style:paragraph-properties>
    </style:style>
    <style:style style:name="P353" style:family="paragraph" style:parent-style-name="Standard" style:list-style-name="WW8Num31">
      <style:paragraph-properties fo:margin-left="2cm" fo:margin-right="0cm" fo:text-align="justify" style:justify-single-word="false" fo:text-indent="0cm" style:auto-text-indent="false">
        <style:tab-stops>
          <style:tab-stop style:position="2.529cm"/>
        </style:tab-stops>
      </style:paragraph-properties>
    </style:style>
    <style:style style:name="P354" style:family="paragraph" style:parent-style-name="Standard" style:list-style-name="WW8Num38">
      <style:paragraph-properties fo:margin-left="2cm" fo:margin-right="0cm" fo:text-align="justify" style:justify-single-word="false" fo:text-indent="0cm" style:auto-text-indent="false">
        <style:tab-stops>
          <style:tab-stop style:position="2.503cm"/>
        </style:tab-stops>
      </style:paragraph-properties>
    </style:style>
    <style:style style:name="P355" style:family="paragraph" style:parent-style-name="Standard" style:list-style-name="WW8Num38">
      <style:paragraph-properties fo:margin-left="2cm" fo:margin-right="0cm" fo:text-align="start" style:justify-single-word="false" fo:text-indent="0cm" style:auto-text-indent="false">
        <style:tab-stops>
          <style:tab-stop style:position="2.503cm"/>
        </style:tab-stops>
      </style:paragraph-properties>
    </style:style>
    <style:style style:name="P356" style:family="paragraph" style:parent-style-name="Standard">
      <style:paragraph-properties fo:margin-left="1cm" fo:margin-right="0cm" fo:text-indent="0cm" style:auto-text-indent="false"/>
    </style:style>
    <style:style style:name="P357" style:family="paragraph" style:parent-style-name="Standard">
      <style:paragraph-properties fo:margin-left="1cm" fo:margin-right="0cm" fo:text-align="justify" style:justify-single-word="false" fo:text-indent="0cm" style:auto-text-indent="false"/>
      <style:text-properties style:use-window-font-color="true" style:font-name="sans-serif" fo:font-size="10pt" fo:font-style="normal" style:font-size-asian="10pt" style:font-style-asian="normal" style:font-name-complex="sans-serif" style:font-size-complex="10pt" style:font-style-complex="normal"/>
    </style:style>
    <style:style style:name="P358" style:family="paragraph" style:parent-style-name="Standard" style:list-style-name="WW8Num11">
      <style:paragraph-properties fo:margin-left="1cm" fo:margin-right="0cm" fo:text-align="justify" style:justify-single-word="false" fo:text-indent="0cm" style:auto-text-indent="false">
        <style:tab-stops>
          <style:tab-stop style:position="1.503cm"/>
        </style:tab-stops>
      </style:paragraph-properties>
      <style:text-properties style:use-window-font-color="true" style:font-name="sans-serif" fo:font-size="10pt" fo:font-style="normal" style:font-size-asian="10pt" style:font-style-asian="normal" style:font-name-complex="sans-serif" style:font-size-complex="10pt" style:font-style-complex="normal"/>
    </style:style>
    <style:style style:name="P359" style:family="paragraph" style:parent-style-name="Standard" style:list-style-name="WW8Num11">
      <style:paragraph-properties fo:margin-left="1cm" fo:margin-right="0cm" fo:text-align="justify" style:justify-single-word="false" fo:text-indent="0cm" style:auto-text-indent="false">
        <style:tab-stops>
          <style:tab-stop style:position="1.529cm"/>
        </style:tab-stops>
      </style:paragraph-properties>
      <style:text-properties style:use-window-font-color="true" style:font-name="sans-serif" fo:font-size="10pt" fo:font-style="normal" style:font-size-asian="10pt" style:font-style-asian="normal" style:font-name-complex="sans-serif" style:font-size-complex="10pt" style:font-style-complex="normal"/>
    </style:style>
    <style:style style:name="P360" style:family="paragraph" style:parent-style-name="Standard">
      <style:paragraph-properties fo:margin-left="1cm" fo:margin-right="0cm" fo:text-align="justify" style:justify-single-word="false" fo:text-indent="0cm" style:auto-text-indent="false"/>
      <style:text-properties style:use-window-font-color="true" style:font-name="sans-serif" fo:font-size="10pt" fo:font-style="normal" officeooo:paragraph-rsid="00280c32" style:font-size-asian="10pt" style:font-style-asian="normal" style:font-name-complex="sans-serif" style:font-size-complex="10pt" style:font-style-complex="normal"/>
    </style:style>
    <style:style style:name="P361" style:family="paragraph" style:parent-style-name="Standard" style:list-style-name="WW8Num21">
      <style:paragraph-properties fo:margin-left="1cm" fo:margin-right="0cm" fo:text-align="justify" style:justify-single-word="false" fo:text-indent="0cm" style:auto-text-indent="false">
        <style:tab-stops>
          <style:tab-stop style:position="1.556cm"/>
        </style:tab-stops>
      </style:paragraph-properties>
      <style:text-properties style:use-window-font-color="true"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P362" style:family="paragraph" style:parent-style-name="Standard" style:list-style-name="WW8Num21">
      <style:paragraph-properties fo:margin-left="1cm" fo:margin-right="0cm" fo:text-align="justify" style:justify-single-word="false" fo:text-indent="0cm" style:auto-text-indent="false">
        <style:tab-stops>
          <style:tab-stop style:position="1.529cm"/>
        </style:tab-stops>
      </style:paragraph-properties>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P363" style:family="paragraph" style:parent-style-name="Standard" style:list-style-name="WW8Num13">
      <style:paragraph-properties fo:margin-left="1cm" fo:margin-right="0cm" fo:text-align="justify" style:justify-single-word="false" fo:text-indent="0cm" style:auto-text-indent="false">
        <style:tab-stops>
          <style:tab-stop style:position="1.529cm"/>
          <style:tab-stop style:position="2.058cm"/>
        </style:tab-stops>
      </style:paragraph-properties>
      <style:text-properties fo:color="#000099" style:font-name="sans-serif" fo:font-size="10pt" fo:font-style="normal" style:font-size-asian="10pt" style:font-style-asian="normal" style:font-name-complex="sans-serif" style:font-size-complex="10pt" style:font-style-complex="normal"/>
    </style:style>
    <style:style style:name="P364" style:family="paragraph" style:parent-style-name="Standard" style:list-style-name="WW8Num14">
      <style:paragraph-properties fo:margin-left="1cm" fo:margin-right="0cm" fo:text-align="justify" style:justify-single-word="false" fo:text-indent="0cm" style:auto-text-indent="false">
        <style:tab-stops>
          <style:tab-stop style:position="1.503cm"/>
        </style:tab-stops>
      </style:paragraph-properties>
      <style:text-properties fo:color="#000099" style:font-name="sans-serif" fo:font-size="10pt" fo:font-style="normal" style:font-size-asian="10pt" style:font-style-asian="normal" style:font-name-complex="sans-serif" style:font-size-complex="10pt" style:font-style-complex="normal"/>
    </style:style>
    <style:style style:name="P365" style:family="paragraph" style:parent-style-name="Standard" style:list-style-name="WW8Num15">
      <style:paragraph-properties fo:margin-left="1cm" fo:margin-right="0cm" fo:text-align="justify" style:justify-single-word="false" fo:text-indent="0cm" style:auto-text-indent="false">
        <style:tab-stops>
          <style:tab-stop style:position="1.556cm"/>
        </style:tab-stops>
      </style:paragraph-properties>
      <style:text-properties fo:color="#000099" style:font-name="sans-serif" fo:font-size="10pt" fo:font-style="normal" style:font-size-asian="10pt" style:font-style-asian="normal" style:font-name-complex="sans-serif" style:font-size-complex="10pt" style:font-style-complex="normal"/>
    </style:style>
    <style:style style:name="P366" style:family="paragraph" style:parent-style-name="Standard" style:list-style-name="WW8Num27">
      <style:paragraph-properties fo:margin-left="1cm" fo:margin-right="0cm" fo:text-indent="0cm" style:auto-text-indent="false">
        <style:tab-stops>
          <style:tab-stop style:position="1.503cm"/>
        </style:tab-stops>
      </style:paragraph-properties>
      <style:text-properties fo:color="#000099"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P367" style:family="paragraph" style:parent-style-name="Standard" style:list-style-name="WW8Num26">
      <style:paragraph-properties fo:margin-left="1cm" fo:margin-right="0cm" fo:text-indent="0cm" style:auto-text-indent="false">
        <style:tab-stops>
          <style:tab-stop style:position="1.503cm"/>
        </style:tab-stops>
      </style:paragraph-properties>
      <style:text-properties fo:color="#000099" fo:font-size="10pt" fo:font-style="normal" fo:font-weight="normal" style:font-size-asian="10pt" style:font-style-asian="normal" style:font-weight-asian="normal" style:font-size-complex="10pt" style:font-style-complex="normal" style:font-weight-complex="normal"/>
    </style:style>
    <style:style style:name="P368" style:family="paragraph" style:parent-style-name="Standard" style:list-style-name="WW8Num35">
      <style:paragraph-properties fo:margin-left="1cm" fo:margin-right="0cm" fo:text-align="justify" style:justify-single-word="false" fo:text-indent="0cm" style:auto-text-indent="false">
        <style:tab-stops>
          <style:tab-stop style:position="1.529cm"/>
        </style:tab-stops>
      </style:paragraph-properties>
      <style:text-properties fo:color="#000099"/>
    </style:style>
    <style:style style:name="P369" style:family="paragraph" style:parent-style-name="Standard" style:list-style-name="WW8Num16">
      <style:paragraph-properties fo:margin-left="1cm" fo:margin-right="0cm" fo:text-indent="0cm" style:auto-text-indent="false">
        <style:tab-stops>
          <style:tab-stop style:position="1.529cm"/>
        </style:tab-stops>
      </style:paragraph-properties>
      <style:text-properties fo:font-weight="bold" style:font-weight-asian="bold" style:font-weight-complex="bold"/>
    </style:style>
    <style:style style:name="P370" style:family="paragraph" style:parent-style-name="Standard" style:list-style-name="WW8Num25">
      <style:paragraph-properties fo:margin-left="1cm" fo:margin-right="0cm" fo:text-indent="0cm" style:auto-text-indent="false">
        <style:tab-stops>
          <style:tab-stop style:position="1.529cm"/>
        </style:tab-stops>
      </style:paragraph-properties>
    </style:style>
    <style:style style:name="P371" style:family="paragraph" style:parent-style-name="Standard" style:list-style-name="WW8Num25">
      <style:paragraph-properties fo:margin-left="1cm" fo:margin-right="0cm" fo:text-indent="0cm" style:auto-text-indent="false">
        <style:tab-stops>
          <style:tab-stop style:position="1.503cm"/>
        </style:tab-stops>
      </style:paragraph-properties>
    </style:style>
    <style:style style:name="P372" style:family="paragraph" style:parent-style-name="Standard">
      <style:paragraph-properties fo:margin-left="1cm" fo:margin-right="0cm" fo:text-indent="0cm" style:auto-text-indent="false">
        <style:tab-stops>
          <style:tab-stop style:position="3.487cm"/>
        </style:tab-stops>
      </style:paragraph-properties>
    </style:style>
    <style:style style:name="P373" style:family="paragraph" style:parent-style-name="Standard">
      <style:paragraph-properties fo:margin-left="1cm" fo:margin-right="0cm" fo:text-indent="0cm" style:auto-text-indent="false">
        <style:tab-stops>
          <style:tab-stop style:position="3.487cm"/>
        </style:tab-stops>
      </style:paragraph-properties>
      <style:text-properties officeooo:paragraph-rsid="00280c32"/>
    </style:style>
    <style:style style:name="P374" style:family="paragraph" style:parent-style-name="Standard">
      <style:paragraph-properties fo:margin-left="1cm" fo:margin-right="0cm" fo:text-indent="0cm" style:auto-text-indent="false"/>
      <style:text-properties officeooo:paragraph-rsid="00280c32"/>
    </style:style>
    <style:style style:name="P37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sans-serif" fo:font-size="10pt" fo:font-style="normal" officeooo:rsid="00280c32" officeooo:paragraph-rsid="00280c32" style:font-size-asian="10pt" style:font-style-asian="normal" style:font-name-complex="sans-serif" style:font-size-complex="10pt" style:font-style-complex="normal" fo:hyphenate="false" fo:hyphenation-remain-char-count="2" fo:hyphenation-push-char-count="2"/>
    </style:style>
    <style:style style:name="P376" style:family="paragraph" style:parent-style-name="Standard" style:list-style-name="WW8Num33">
      <style:paragraph-properties fo:margin-left="2.499cm" fo:margin-right="0cm" fo:text-align="justify" style:justify-single-word="false" fo:text-indent="0cm" style:auto-text-indent="false">
        <style:tab-stops>
          <style:tab-stop style:position="3.002cm"/>
        </style:tab-stops>
      </style:paragraph-properties>
    </style:style>
    <style:style style:name="P377" style:family="paragraph" style:parent-style-name="Standard" style:list-style-name="WW8Num34">
      <style:paragraph-properties fo:margin-left="2.499cm" fo:margin-right="0cm" fo:text-align="justify" style:justify-single-word="false" fo:text-indent="0cm" style:auto-text-indent="false">
        <style:tab-stops>
          <style:tab-stop style:position="3.002cm"/>
        </style:tab-stops>
      </style:paragraph-properties>
    </style:style>
    <style:style style:name="P378" style:family="paragraph" style:parent-style-name="Standard" style:list-style-name="WW8Num34">
      <style:paragraph-properties fo:margin-left="2.499cm" fo:margin-right="0cm" fo:text-align="justify" style:justify-single-word="false" fo:text-indent="0cm" style:auto-text-indent="false">
        <style:tab-stops>
          <style:tab-stop style:position="3.029cm"/>
        </style:tab-stops>
      </style:paragraph-properties>
    </style:style>
    <style:style style:name="P379" style:family="paragraph" style:parent-style-name="Standard" style:list-style-name="WW8Num34">
      <style:paragraph-properties fo:margin-left="3cm" fo:margin-right="0cm" fo:text-align="justify" style:justify-single-word="false" fo:text-indent="0cm" style:auto-text-indent="false">
        <style:tab-stops>
          <style:tab-stop style:position="3.503cm"/>
        </style:tab-stops>
      </style:paragraph-properties>
    </style:style>
    <style:style style:name="P380" style:family="paragraph" style:parent-style-name="Standard" style:list-style-name="WW8Num34">
      <style:paragraph-properties fo:margin-left="3cm" fo:margin-right="0cm" fo:text-align="justify" style:justify-single-word="false" fo:text-indent="0cm" style:auto-text-indent="false">
        <style:tab-stops>
          <style:tab-stop style:position="3.53cm"/>
        </style:tab-stops>
      </style:paragraph-properties>
    </style:style>
    <style:style style:name="P381" style:family="paragraph" style:parent-style-name="Text_20_body" style:list-style-name="WW8Num5">
      <style:paragraph-properties fo:margin-left="0.499cm" fo:margin-right="0cm" fo:margin-top="0.101cm" fo:margin-bottom="0.101cm" loext:contextual-spacing="false" fo:line-height="120%" fo:text-indent="0cm" style:auto-text-indent="false">
        <style:tab-stops>
          <style:tab-stop style:position="1.108cm"/>
        </style:tab-stops>
      </style:paragraph-properties>
      <style:text-properties fo:color="#000099" fo:font-size="10pt" fo:font-style="italic" fo:font-weight="normal" style:font-size-asian="10pt" style:font-style-asian="italic" style:font-weight-asian="normal" style:font-size-complex="10pt" style:font-style-complex="italic" style:font-weight-complex="normal"/>
    </style:style>
    <style:style style:name="P382" style:family="paragraph" style:parent-style-name="Text_20_body" style:list-style-name="WW8Num5">
      <style:paragraph-properties fo:margin-left="0.499cm" fo:margin-right="0cm" fo:margin-top="0.101cm" fo:margin-bottom="0.101cm" loext:contextual-spacing="false" fo:line-height="120%" fo:text-indent="0cm" style:auto-text-indent="false">
        <style:tab-stops>
          <style:tab-stop style:position="1.108cm"/>
        </style:tab-stops>
      </style:paragraph-properties>
      <style:text-properties fo:color="#000099" fo:font-size="10pt" fo:font-style="italic" fo:font-weight="normal" officeooo:paragraph-rsid="00180490" style:font-size-asian="10pt" style:font-style-asian="italic" style:font-weight-asian="normal" style:font-size-complex="10pt" style:font-style-complex="italic" style:font-weight-complex="normal"/>
    </style:style>
    <style:style style:name="P383" style:family="paragraph" style:parent-style-name="Text_20_body" style:list-style-name="WW8Num5">
      <style:paragraph-properties fo:margin-left="0.499cm" fo:margin-right="0cm" fo:margin-top="0.101cm" fo:margin-bottom="0.101cm" loext:contextual-spacing="false" fo:line-height="120%" fo:text-align="start" style:justify-single-word="false" fo:text-indent="0cm" style:auto-text-indent="false">
        <style:tab-stops>
          <style:tab-stop style:position="1.108cm"/>
        </style:tab-stops>
      </style:paragraph-properties>
      <style:text-properties fo:color="#000099" fo:font-size="10pt" fo:font-style="italic" fo:font-weight="normal" officeooo:paragraph-rsid="00180490" style:font-size-asian="10pt" style:font-style-asian="italic" style:font-weight-asian="normal" style:font-size-complex="10pt" style:font-style-complex="italic" style:font-weight-complex="normal"/>
    </style:style>
    <style:style style:name="P384" style:family="paragraph" style:parent-style-name="Heading_20_1">
      <style:paragraph-properties fo:break-before="page"/>
    </style:style>
    <style:style style:name="P385" style:family="paragraph" style:parent-style-name="Heading_20_1">
      <style:paragraph-properties fo:margin-left="0cm" fo:margin-right="0cm" fo:margin-top="0cm" fo:margin-bottom="0.101cm" loext:contextual-spacing="false" fo:text-align="justify" style:justify-single-word="false" fo:text-indent="0cm" style:auto-text-indent="false" fo:break-before="page"/>
      <style:text-properties style:font-name="sans-serif" fo:font-size="16pt" style:font-size-asian="16pt" style:font-name-complex="sans-serif" style:font-size-complex="16pt"/>
    </style:style>
    <style:style style:name="P386" style:family="paragraph" style:parent-style-name="Heading_20_1" style:list-style-name="">
      <style:paragraph-properties fo:margin-left="0cm" fo:margin-right="0cm" fo:margin-top="0cm" fo:margin-bottom="0.101cm" loext:contextual-spacing="false" fo:text-indent="0cm" style:auto-text-indent="false" fo:break-before="page"/>
    </style:style>
    <style:style style:name="P387" style:family="paragraph" style:parent-style-name="Heading_20_1">
      <style:paragraph-properties fo:margin-left="0cm" fo:margin-right="0cm" fo:margin-top="0.423cm" fo:margin-bottom="0.212cm" loext:contextual-spacing="false" fo:text-indent="0cm" style:auto-text-indent="false" fo:break-before="page" fo:keep-with-next="always">
        <style:tab-stops>
          <style:tab-stop style:position="0.529cm"/>
        </style:tab-stops>
      </style:paragraph-properties>
    </style:style>
    <style:style style:name="P388" style:family="paragraph" style:parent-style-name="Heading_20_1">
      <style:paragraph-properties fo:margin-left="0cm" fo:margin-right="0cm" fo:margin-top="0.423cm" fo:margin-bottom="0.212cm" loext:contextual-spacing="false" fo:text-indent="0cm" style:auto-text-indent="false" fo:break-before="page" fo:keep-with-next="always">
        <style:tab-stops>
          <style:tab-stop style:position="0.529cm"/>
        </style:tab-stops>
      </style:paragraph-properties>
      <style:text-properties officeooo:paragraph-rsid="001cb5a6"/>
    </style:style>
    <style:style style:name="P389" style:family="paragraph" style:parent-style-name="Heading_20_1">
      <style:paragraph-properties fo:margin-left="0cm" fo:margin-right="0cm" fo:margin-top="0.423cm" fo:margin-bottom="0.212cm" loext:contextual-spacing="false" fo:text-align="justify" style:justify-single-word="false" fo:text-indent="0cm" style:auto-text-indent="false" fo:break-before="page" fo:keep-with-next="always">
        <style:tab-stops>
          <style:tab-stop style:position="0.529cm"/>
        </style:tab-stops>
      </style:paragraph-properties>
    </style:style>
    <style:style style:name="P390" style:family="paragraph" style:parent-style-name="Heading_20_1">
      <style:paragraph-properties fo:margin-left="0cm" fo:margin-right="0cm" fo:margin-top="0.423cm" fo:margin-bottom="0.212cm" loext:contextual-spacing="false" fo:text-indent="0cm" style:auto-text-indent="false" fo:break-before="page" fo:keep-with-next="always">
        <style:tab-stops>
          <style:tab-stop style:position="0.503cm"/>
        </style:tab-stops>
      </style:paragraph-properties>
    </style:style>
    <style:style style:name="P391" style:family="paragraph" style:parent-style-name="Heading_20_1">
      <style:paragraph-properties fo:margin-left="0cm" fo:margin-right="0cm" fo:margin-top="0.423cm" fo:margin-bottom="0.212cm" loext:contextual-spacing="false" fo:text-indent="0cm" style:auto-text-indent="false" fo:break-before="page" fo:keep-with-next="always">
        <style:tab-stops>
          <style:tab-stop style:position="0.556cm"/>
        </style:tab-stops>
      </style:paragraph-properties>
      <style:text-properties style:use-window-font-color="true"/>
    </style:style>
    <style:style style:name="P392" style:family="paragraph" style:parent-style-name="Heading_20_1">
      <style:paragraph-properties fo:margin-left="0cm" fo:margin-right="0cm" fo:margin-top="0.423cm" fo:margin-bottom="0.212cm" loext:contextual-spacing="false" fo:text-indent="0cm" style:auto-text-indent="false" fo:break-before="page" fo:keep-with-next="always">
        <style:tab-stops>
          <style:tab-stop style:position="0.529cm"/>
        </style:tab-stops>
      </style:paragraph-properties>
      <style:text-properties style:use-window-font-color="true" style:font-name="sans-serif" fo:font-size="16pt" fo:font-style="normal" style:font-size-asian="16pt" style:font-style-asian="normal" style:font-name-complex="sans-serif" style:font-size-complex="16pt" style:font-style-complex="normal"/>
    </style:style>
    <style:style style:name="P393" style:family="paragraph" style:parent-style-name="Heading_20_1">
      <style:paragraph-properties fo:margin-left="0cm" fo:margin-right="0cm" fo:margin-top="0.423cm" fo:margin-bottom="0.212cm" loext:contextual-spacing="false" fo:text-indent="0cm" style:auto-text-indent="false" fo:break-before="page" fo:keep-with-next="always">
        <style:tab-stops>
          <style:tab-stop style:position="0.556cm"/>
        </style:tab-stops>
      </style:paragraph-properties>
    </style:style>
    <style:style style:name="P394" style:family="paragraph" style:parent-style-name="Heading_20_1">
      <style:paragraph-properties fo:margin-left="0cm" fo:margin-right="0cm" fo:margin-top="0.423cm" fo:margin-bottom="0.212cm" loext:contextual-spacing="false" fo:text-indent="0cm" style:auto-text-indent="false" fo:break-before="page">
        <style:tab-stops>
          <style:tab-stop style:position="0.529cm"/>
        </style:tab-stops>
      </style:paragraph-properties>
    </style:style>
    <style:style style:name="P395" style:family="paragraph" style:parent-style-name="Heading_20_1">
      <style:paragraph-properties fo:margin-left="0cm" fo:margin-right="0cm" fo:margin-top="0.423cm" fo:margin-bottom="0.212cm" loext:contextual-spacing="false" fo:text-indent="0cm" style:auto-text-indent="false" fo:break-before="page">
        <style:tab-stops>
          <style:tab-stop style:position="0.556cm"/>
        </style:tab-stops>
      </style:paragraph-properties>
    </style:style>
    <style:style style:name="P396" style:family="paragraph" style:parent-style-name="Heading_20_1">
      <style:paragraph-properties fo:margin-left="0cm" fo:margin-right="0cm" fo:margin-top="0.423cm" fo:margin-bottom="0.212cm" loext:contextual-spacing="false" fo:text-align="justify" style:justify-single-word="false" fo:text-indent="0cm" style:auto-text-indent="false" fo:break-before="page">
        <style:tab-stops>
          <style:tab-stop style:position="0.503cm"/>
        </style:tab-stops>
      </style:paragraph-properties>
    </style:style>
    <style:style style:name="P397" style:family="paragraph" style:parent-style-name="Heading_20_1">
      <style:paragraph-properties fo:margin-left="0cm" fo:margin-right="0cm" fo:margin-top="0.423cm" fo:margin-bottom="0.212cm" loext:contextual-spacing="false" fo:text-indent="0cm" style:auto-text-indent="false" fo:keep-with-next="always">
        <style:tab-stops>
          <style:tab-stop style:position="0.503cm"/>
        </style:tab-stops>
      </style:paragraph-properties>
      <style:text-properties officeooo:rsid="0019e5fb" officeooo:paragraph-rsid="0019e5fb"/>
    </style:style>
    <style:style style:name="P398" style:family="paragraph" style:parent-style-name="Heading_20_1">
      <style:paragraph-properties fo:margin-left="0cm" fo:margin-right="0cm" fo:margin-top="0.423cm" fo:margin-bottom="0.212cm" loext:contextual-spacing="false" fo:text-indent="0cm" style:auto-text-indent="false" fo:keep-with-next="always">
        <style:tab-stops>
          <style:tab-stop style:position="0.529cm"/>
        </style:tab-stops>
      </style:paragraph-properties>
    </style:style>
    <style:style style:name="P399" style:family="paragraph" style:parent-style-name="Heading_20_1">
      <style:paragraph-properties fo:margin-left="0cm" fo:margin-right="0cm" fo:margin-top="0.423cm" fo:margin-bottom="0.212cm" loext:contextual-spacing="false" fo:text-indent="0cm" style:auto-text-indent="false" fo:keep-with-next="always">
        <style:tab-stops>
          <style:tab-stop style:position="0.503cm"/>
        </style:tab-stops>
      </style:paragraph-properties>
      <style:text-properties style:font-name="sans-serif" fo:font-size="16pt" style:font-size-asian="16pt" style:font-name-complex="sans-serif" style:font-size-complex="16pt"/>
    </style:style>
    <style:style style:name="P400" style:family="paragraph" style:parent-style-name="Heading_20_1">
      <style:paragraph-properties fo:margin-left="0cm" fo:margin-right="0cm" fo:margin-top="0.423cm" fo:margin-bottom="0.212cm" loext:contextual-spacing="false" fo:text-indent="0cm" style:auto-text-indent="false" fo:keep-with-next="always">
        <style:tab-stops>
          <style:tab-stop style:position="0.529cm"/>
        </style:tab-stops>
      </style:paragraph-properties>
      <style:text-properties style:font-name="sans-serif" fo:font-size="16pt" style:font-size-asian="16pt" style:font-name-complex="sans-serif" style:font-size-complex="16pt"/>
    </style:style>
    <style:style style:name="P401" style:family="paragraph" style:parent-style-name="Heading_20_1">
      <style:paragraph-properties fo:margin-left="0cm" fo:margin-right="0cm" fo:margin-top="0.423cm" fo:margin-bottom="0.212cm" loext:contextual-spacing="false" fo:text-indent="0cm" style:auto-text-indent="false" fo:keep-with-next="always">
        <style:tab-stops>
          <style:tab-stop style:position="0.503cm"/>
        </style:tab-stops>
      </style:paragraph-properties>
    </style:style>
    <style:style style:name="P402" style:family="paragraph" style:parent-style-name="Heading_20_1" style:list-style-name="">
      <style:paragraph-properties fo:margin-left="0cm" fo:margin-right="0cm" fo:margin-top="0.423cm" fo:margin-bottom="0.212cm" loext:contextual-spacing="false" fo:orphans="0" fo:widows="0" fo:hyphenation-ladder-count="no-limit" fo:text-indent="0cm" style:auto-text-indent="false" style:text-autospace="ideograph-alpha" style:punctuation-wrap="hanging" style:line-break="strict">
        <style:tab-stops>
          <style:tab-stop style:position="0.529cm"/>
        </style:tab-stops>
      </style:paragraph-properties>
      <style:text-properties fo:hyphenate="false" fo:hyphenation-remain-char-count="2" fo:hyphenation-push-char-count="2"/>
    </style:style>
    <style:style style:name="P403" style:family="paragraph" style:parent-style-name="Heading_20_1">
      <style:paragraph-properties fo:margin-left="0cm" fo:margin-right="0cm" fo:margin-top="0.42cm" fo:margin-bottom="0.21cm" loext:contextual-spacing="false" fo:text-indent="0cm" style:auto-text-indent="false" fo:break-before="page" fo:keep-with-next="always">
        <style:tab-stops>
          <style:tab-stop style:position="0.529cm"/>
        </style:tab-stops>
      </style:paragraph-properties>
    </style:style>
    <style:style style:name="P404" style:family="paragraph" style:parent-style-name="Heading_20_1">
      <style:paragraph-properties fo:margin-top="0cm" fo:margin-bottom="0.101cm" loext:contextual-spacing="false" fo:break-before="page"/>
    </style:style>
    <style:style style:name="P405" style:family="paragraph" style:parent-style-name="Heading_20_2">
      <style:text-properties fo:color="#0000ff"/>
    </style:style>
    <style:style style:name="P406" style:family="paragraph" style:parent-style-name="Heading_20_2">
      <style:paragraph-properties fo:margin-left="0cm" fo:margin-right="0cm" fo:margin-top="0.199cm" fo:margin-bottom="0cm" loext:contextual-spacing="false" fo:text-indent="0cm" style:auto-text-indent="false" fo:keep-with-next="always">
        <style:tab-stops>
          <style:tab-stop style:position="0.503cm"/>
        </style:tab-stops>
      </style:paragraph-properties>
    </style:style>
    <style:style style:name="P407" style:family="paragraph" style:parent-style-name="Heading_20_2">
      <style:paragraph-properties fo:margin-left="0cm" fo:margin-right="0cm" fo:margin-top="0.199cm" fo:margin-bottom="0cm" loext:contextual-spacing="false" fo:text-indent="0cm" style:auto-text-indent="false" fo:keep-with-next="always">
        <style:tab-stops>
          <style:tab-stop style:position="0.529cm"/>
        </style:tab-stops>
      </style:paragraph-properties>
    </style:style>
    <style:style style:name="P408" style:family="paragraph" style:parent-style-name="Heading_20_2">
      <style:paragraph-properties fo:margin-left="0cm" fo:margin-right="0cm" fo:margin-top="0.199cm" fo:margin-bottom="0cm" loext:contextual-spacing="false" fo:text-indent="0cm" style:auto-text-indent="false" fo:break-before="page">
        <style:tab-stops>
          <style:tab-stop style:position="0.503cm"/>
        </style:tab-stops>
      </style:paragraph-properties>
      <style:text-properties style:use-window-font-color="true" fo:font-style="normal" style:text-underline-style="none" style:font-style-asian="normal" style:font-style-complex="normal"/>
    </style:style>
    <style:style style:name="P409" style:family="paragraph" style:parent-style-name="Heading_20_2">
      <style:paragraph-properties fo:margin-left="0cm" fo:margin-right="0cm" fo:margin-top="0.199cm" fo:margin-bottom="0cm" loext:contextual-spacing="false" fo:text-indent="0cm" style:auto-text-indent="false" fo:break-before="page" fo:keep-with-next="always">
        <style:tab-stops>
          <style:tab-stop style:position="0.529cm"/>
        </style:tab-stops>
      </style:paragraph-properties>
      <style:text-properties fo:font-style="normal" style:font-style-asian="normal" style:font-style-complex="normal"/>
    </style:style>
    <style:style style:name="P410" style:family="paragraph" style:parent-style-name="Heading_20_2">
      <style:paragraph-properties fo:margin-left="0cm" fo:margin-right="0cm" fo:margin-top="0.353cm" fo:margin-bottom="0.212cm" loext:contextual-spacing="false" fo:text-indent="0cm" style:auto-text-indent="false" fo:keep-with-next="always">
        <style:tab-stops>
          <style:tab-stop style:position="0.529cm"/>
        </style:tab-stops>
      </style:paragraph-properties>
    </style:style>
    <style:style style:name="P411" style:family="paragraph" style:parent-style-name="Heading_20_2">
      <style:paragraph-properties fo:margin-left="0cm" fo:margin-right="0cm" fo:margin-top="0.353cm" fo:margin-bottom="0.212cm" loext:contextual-spacing="false" fo:text-indent="0cm" style:auto-text-indent="false" fo:keep-with-next="always">
        <style:tab-stops>
          <style:tab-stop style:position="0.529cm"/>
        </style:tab-stops>
      </style:paragraph-properties>
      <style:text-properties officeooo:paragraph-rsid="00180490"/>
    </style:style>
    <style:style style:name="P412" style:family="paragraph" style:parent-style-name="Heading_20_2" style:list-style-name="">
      <style:paragraph-properties fo:margin-left="0cm" fo:margin-right="0cm" fo:margin-top="0.353cm" fo:margin-bottom="0.212cm" loext:contextual-spacing="false" fo:text-indent="0cm" style:auto-text-indent="false" fo:keep-with-next="always">
        <style:tab-stops>
          <style:tab-stop style:position="0.556cm"/>
        </style:tab-stops>
      </style:paragraph-properties>
    </style:style>
    <style:style style:name="P413" style:family="paragraph" style:parent-style-name="Heading_20_2">
      <style:paragraph-properties fo:margin-left="0.499cm" fo:margin-right="0cm" fo:margin-top="0.353cm" fo:margin-bottom="0.212cm" loext:contextual-spacing="false" fo:text-indent="0cm" style:auto-text-indent="false" fo:keep-with-next="always">
        <style:tab-stops>
          <style:tab-stop style:position="1.108cm"/>
        </style:tab-stops>
      </style:paragraph-properties>
    </style:style>
    <style:style style:name="P414" style:family="paragraph" style:parent-style-name="Heading_20_2">
      <style:paragraph-properties fo:margin-left="0.499cm" fo:margin-right="0cm" fo:margin-top="0.353cm" fo:margin-bottom="0.212cm" loext:contextual-spacing="false" fo:text-indent="0cm" style:auto-text-indent="false" fo:keep-with-next="always">
        <style:tab-stops>
          <style:tab-stop style:position="1.002cm"/>
        </style:tab-stops>
      </style:paragraph-properties>
      <style:text-properties fo:color="#000099" fo:font-style="normal" style:font-style-asian="normal" style:font-style-complex="normal"/>
    </style:style>
    <style:style style:name="P415" style:family="paragraph" style:parent-style-name="Heading_20_2">
      <style:paragraph-properties fo:margin-left="0.499cm" fo:margin-right="0cm" fo:margin-top="0.353cm" fo:margin-bottom="0.212cm" loext:contextual-spacing="false" fo:text-indent="0cm" style:auto-text-indent="false" fo:keep-with-next="always">
        <style:tab-stops>
          <style:tab-stop style:position="1.002cm"/>
        </style:tab-stops>
      </style:paragraph-properties>
      <style:text-properties fo:color="#000099"/>
    </style:style>
    <style:style style:name="P416" style:family="paragraph" style:parent-style-name="Heading_20_2">
      <style:paragraph-properties fo:margin-left="0.499cm" fo:margin-right="0cm" fo:margin-top="0.353cm" fo:margin-bottom="0.212cm" loext:contextual-spacing="false" fo:text-indent="0cm" style:auto-text-indent="false" fo:keep-with-next="always">
        <style:tab-stops>
          <style:tab-stop style:position="1.055cm"/>
        </style:tab-stops>
      </style:paragraph-properties>
      <style:text-properties fo:color="#0000ff" style:font-name="Sans-Seriff" fo:font-style="normal" style:font-style-asian="normal" style:font-name-complex="Sans-Seriff" style:font-style-complex="normal"/>
    </style:style>
    <style:style style:name="P417" style:family="paragraph" style:parent-style-name="Heading_20_2">
      <style:paragraph-properties fo:margin-left="0.499cm" fo:margin-right="0cm" fo:margin-top="0.353cm" fo:margin-bottom="0.212cm" loext:contextual-spacing="false" fo:text-indent="0cm" style:auto-text-indent="false" fo:keep-with-next="always">
        <style:tab-stops>
          <style:tab-stop style:position="1.028cm"/>
        </style:tab-stops>
      </style:paragraph-properties>
    </style:style>
    <style:style style:name="P418" style:family="paragraph" style:parent-style-name="Heading_20_2">
      <style:paragraph-properties fo:margin-left="0.499cm" fo:margin-right="0cm" fo:margin-top="0.353cm" fo:margin-bottom="0.212cm" loext:contextual-spacing="false" fo:text-indent="0cm" style:auto-text-indent="false" fo:keep-with-next="always">
        <style:tab-stops>
          <style:tab-stop style:position="1.002cm"/>
        </style:tab-stops>
      </style:paragraph-properties>
    </style:style>
    <style:style style:name="P419" style:family="paragraph" style:parent-style-name="Heading_20_2">
      <style:paragraph-properties fo:margin-left="0.499cm" fo:margin-right="0cm" fo:margin-top="0.353cm" fo:margin-bottom="0.212cm" loext:contextual-spacing="false" fo:text-indent="0cm" style:auto-text-indent="false" fo:keep-with-next="always">
        <style:tab-stops>
          <style:tab-stop style:position="1.055cm"/>
        </style:tab-stops>
      </style:paragraph-properties>
    </style:style>
    <style:style style:name="P420" style:family="paragraph" style:parent-style-name="Heading_20_2">
      <style:paragraph-properties fo:margin-left="0.499cm" fo:margin-right="0cm" fo:margin-top="0.353cm" fo:margin-bottom="0.212cm" loext:contextual-spacing="false" fo:orphans="0" fo:widows="0" fo:hyphenation-ladder-count="no-limit" fo:text-indent="0cm" style:auto-text-indent="false" fo:keep-with-next="always" style:text-autospace="ideograph-alpha" style:punctuation-wrap="hanging" style:line-break="strict" style:writing-mode="lr-tb"/>
      <style:text-properties fo:hyphenate="false" fo:hyphenation-remain-char-count="2" fo:hyphenation-push-char-count="2"/>
    </style:style>
    <style:style style:name="P421" style:family="paragraph" style:parent-style-name="Heading_20_2">
      <style:paragraph-properties fo:margin-left="0.499cm" fo:margin-right="0cm" fo:margin-top="0.353cm" fo:margin-bottom="0.212cm" loext:contextual-spacing="false" fo:text-indent="0cm" style:auto-text-indent="false" fo:break-before="page" fo:keep-with-next="always">
        <style:tab-stops>
          <style:tab-stop style:position="1.028cm"/>
        </style:tab-stops>
      </style:paragraph-properties>
      <style:text-properties fo:color="#0000ff" fo:font-style="normal" style:font-style-asian="normal" style:font-style-complex="normal"/>
    </style:style>
    <style:style style:name="P422" style:family="paragraph" style:parent-style-name="Heading_20_2">
      <style:paragraph-properties fo:margin-left="0.499cm" fo:margin-right="0cm" fo:margin-top="0.353cm" fo:margin-bottom="0.212cm" loext:contextual-spacing="false" fo:text-indent="0cm" style:auto-text-indent="false" fo:break-before="page">
        <style:tab-stops>
          <style:tab-stop style:position="1.002cm"/>
        </style:tab-stops>
      </style:paragraph-properties>
    </style:style>
    <style:style style:name="P423" style:family="paragraph" style:parent-style-name="Heading_20_2">
      <style:paragraph-properties fo:margin-left="0.499cm" fo:margin-right="0cm" fo:margin-top="0.353cm" fo:margin-bottom="0.212cm" loext:contextual-spacing="false" fo:text-align="justify" style:justify-single-word="false" fo:text-indent="0cm" style:auto-text-indent="false" fo:break-before="page">
        <style:tab-stops>
          <style:tab-stop style:position="1.028cm"/>
        </style:tab-stops>
      </style:paragraph-properties>
      <style:text-properties style:use-window-font-color="true"/>
    </style:style>
    <style:style style:name="P424" style:family="paragraph" style:parent-style-name="Heading_20_2">
      <style:paragraph-properties fo:margin-left="0.499cm" fo:margin-right="0cm" fo:margin-top="0.353cm" fo:margin-bottom="0.212cm" loext:contextual-spacing="false" fo:text-indent="0cm" style:auto-text-indent="false">
        <style:tab-stops>
          <style:tab-stop style:position="1.002cm"/>
        </style:tab-stops>
      </style:paragraph-properties>
    </style:style>
    <style:style style:name="P425"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28cm"/>
        </style:tab-stops>
      </style:paragraph-properties>
    </style:style>
    <style:style style:name="P426"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style>
    <style:style style:name="P427"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text-properties officeooo:paragraph-rsid="0019e5fb"/>
    </style:style>
    <style:style style:name="P428"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text-properties officeooo:paragraph-rsid="001cb5a6"/>
    </style:style>
    <style:style style:name="P429"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text-properties officeooo:paragraph-rsid="001d9818"/>
    </style:style>
    <style:style style:name="P430"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text-properties style:use-window-font-color="true" fo:font-weight="bold" style:font-weight-asian="bold" style:font-weight-complex="bold"/>
    </style:style>
    <style:style style:name="P431"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text-properties style:use-window-font-color="true" fo:font-size="10pt" fo:font-weight="bold" style:font-size-asian="10pt" style:font-weight-asian="bold" style:font-size-complex="10pt" style:font-weight-complex="bold"/>
    </style:style>
    <style:style style:name="P432"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text-properties style:use-window-font-color="true" fo:font-style="normal" style:font-style-asian="normal" style:font-style-complex="normal"/>
    </style:style>
    <style:style style:name="P433"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text-properties fo:font-size="10pt" style:font-size-asian="10pt" style:font-size-complex="10pt"/>
    </style:style>
    <style:style style:name="P434"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108cm"/>
        </style:tab-stops>
      </style:paragraph-properties>
    </style:style>
    <style:style style:name="P435"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text-properties fo:color="#0000ff"/>
    </style:style>
    <style:style style:name="P436"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28cm"/>
        </style:tab-stops>
      </style:paragraph-properties>
      <style:text-properties fo:color="#0000ff"/>
    </style:style>
    <style:style style:name="P437"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55cm"/>
        </style:tab-stops>
      </style:paragraph-properties>
      <style:text-properties fo:color="#0000ff"/>
    </style:style>
    <style:style style:name="P438" style:family="paragraph" style:parent-style-name="Heading_20_2" style:list-style-name="">
      <style:paragraph-properties fo:margin-left="0.499cm" fo:margin-right="0cm" fo:margin-top="0.199cm" fo:margin-bottom="0cm" loext:contextual-spacing="false" fo:text-indent="0cm" style:auto-text-indent="false" fo:keep-with-next="always">
        <style:tab-stops>
          <style:tab-stop style:position="1.055cm"/>
        </style:tab-stops>
      </style:paragraph-properties>
      <style:text-properties fo:color="#0000ff"/>
    </style:style>
    <style:style style:name="P439"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28cm"/>
        </style:tab-stops>
      </style:paragraph-properties>
      <style:text-properties fo:color="#0000ff" fo:font-weight="bold" style:font-weight-asian="bold" style:font-weight-complex="bold"/>
    </style:style>
    <style:style style:name="P440"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text-properties fo:color="#0000ff" style:font-name="Sans-Seriff" fo:font-weight="bold" style:font-weight-asian="bold" style:font-name-complex="Sans-Seriff" style:font-weight-complex="bold"/>
    </style:style>
    <style:style style:name="P441"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text-properties fo:color="#0000ff" fo:font-size="12pt" style:font-size-asian="12pt" style:font-size-complex="12pt"/>
    </style:style>
    <style:style style:name="P442"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108cm"/>
        </style:tab-stops>
      </style:paragraph-properties>
      <style:text-properties fo:color="#0000ff"/>
    </style:style>
    <style:style style:name="P443" style:family="paragraph" style:parent-style-name="Heading_20_2" style:list-style-name="">
      <style:paragraph-properties fo:margin-left="0.499cm" fo:margin-right="0cm" fo:margin-top="0.199cm" fo:margin-bottom="0cm" loext:contextual-spacing="false" fo:text-align="justify" style:justify-single-word="false" fo:orphans="0" fo:widows="0" fo:hyphenation-ladder-count="no-limit" fo:text-indent="0cm" style:auto-text-indent="false" fo:keep-with-next="always" style:text-autospace="ideograph-alpha" style:punctuation-wrap="hanging" style:line-break="strict">
        <style:tab-stops>
          <style:tab-stop style:position="1.108cm"/>
        </style:tab-stops>
      </style:paragraph-properties>
      <style:text-properties fo:color="#0000ff" fo:hyphenate="false" fo:hyphenation-remain-char-count="2" fo:hyphenation-push-char-count="2"/>
    </style:style>
    <style:style style:name="P444"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28cm"/>
        </style:tab-stops>
      </style:paragraph-properties>
      <style:text-properties fo:color="#000099"/>
    </style:style>
    <style:style style:name="P445"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28cm"/>
        </style:tab-stops>
      </style:paragraph-properties>
      <style:text-properties fo:color="#000099" officeooo:paragraph-rsid="00280c32"/>
    </style:style>
    <style:style style:name="P446"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text-properties fo:color="#000099" fo:font-style="normal" style:font-style-asian="normal" style:font-style-complex="normal"/>
    </style:style>
    <style:style style:name="P447"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55cm"/>
        </style:tab-stops>
      </style:paragraph-properties>
      <style:text-properties fo:color="#000099"/>
    </style:style>
    <style:style style:name="P448"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55cm"/>
        </style:tab-stops>
      </style:paragraph-properties>
      <style:text-properties fo:color="#000099" officeooo:paragraph-rsid="001d9818"/>
    </style:style>
    <style:style style:name="P449" style:family="paragraph" style:parent-style-name="Heading_20_2">
      <style:paragraph-properties fo:margin-left="0.499cm" fo:margin-right="0cm" fo:margin-top="0.199cm" fo:margin-bottom="0cm" loext:contextual-spacing="false" fo:text-align="start" style:justify-single-word="false" fo:text-indent="0cm" style:auto-text-indent="false" fo:keep-with-next="always">
        <style:tab-stops>
          <style:tab-stop style:position="1.028cm"/>
        </style:tab-stops>
      </style:paragraph-properties>
    </style:style>
    <style:style style:name="P450" style:family="paragraph" style:parent-style-name="Heading_20_2">
      <style:paragraph-properties fo:margin-left="0.499cm" fo:margin-right="0cm" fo:margin-top="0.199cm" fo:margin-bottom="0cm" loext:contextual-spacing="false" fo:text-indent="0cm" style:auto-text-indent="false" fo:break-before="page" fo:keep-with-next="always">
        <style:tab-stops>
          <style:tab-stop style:position="1.028cm"/>
        </style:tab-stops>
      </style:paragraph-properties>
      <style:text-properties fo:color="#000099"/>
    </style:style>
    <style:style style:name="P451" style:family="paragraph" style:parent-style-name="Heading_20_2">
      <style:paragraph-properties fo:margin-left="0.499cm" fo:margin-right="0cm" fo:margin-top="0.199cm" fo:margin-bottom="0cm" loext:contextual-spacing="false" fo:text-indent="0cm" style:auto-text-indent="false" fo:break-before="page" fo:keep-with-next="always">
        <style:tab-stops>
          <style:tab-stop style:position="1.002cm"/>
        </style:tab-stops>
      </style:paragraph-properties>
    </style:style>
    <style:style style:name="P452" style:family="paragraph" style:parent-style-name="Heading_20_2">
      <style:paragraph-properties fo:margin-left="0.499cm" fo:margin-right="0cm" fo:margin-top="0.199cm" fo:margin-bottom="0cm" loext:contextual-spacing="false" fo:text-indent="0cm" style:auto-text-indent="false" fo:break-before="page" fo:keep-with-next="always">
        <style:tab-stops>
          <style:tab-stop style:position="1.028cm"/>
        </style:tab-stops>
      </style:paragraph-properties>
    </style:style>
    <style:style style:name="P453" style:family="paragraph" style:parent-style-name="Heading_20_2">
      <style:paragraph-properties fo:margin-left="0.499cm" fo:margin-right="0cm" fo:margin-top="0.199cm" fo:margin-bottom="0cm" loext:contextual-spacing="false" fo:text-indent="0cm" style:auto-text-indent="false" fo:break-before="page">
        <style:tab-stops>
          <style:tab-stop style:position="1.028cm"/>
        </style:tab-stops>
      </style:paragraph-properties>
      <style:text-properties fo:color="#0000ff"/>
    </style:style>
    <style:style style:name="P454" style:family="paragraph" style:parent-style-name="Heading_20_2">
      <style:paragraph-properties fo:margin-left="0.499cm" fo:margin-right="0cm" fo:margin-top="0.199cm" fo:margin-bottom="0cm" loext:contextual-spacing="false" fo:text-indent="0cm" style:auto-text-indent="false" fo:break-before="page">
        <style:tab-stops>
          <style:tab-stop style:position="1.002cm"/>
        </style:tab-stops>
      </style:paragraph-properties>
      <style:text-properties fo:color="#0000ff"/>
    </style:style>
    <style:style style:name="P455" style:family="paragraph" style:parent-style-name="Heading_20_2">
      <style:paragraph-properties fo:margin-left="0.499cm" fo:margin-right="0cm" fo:margin-top="0.199cm" fo:margin-bottom="0cm" loext:contextual-spacing="false" fo:text-indent="0cm" style:auto-text-indent="false" fo:break-before="page">
        <style:tab-stops>
          <style:tab-stop style:position="1.028cm"/>
        </style:tab-stops>
      </style:paragraph-properties>
      <style:text-properties fo:color="#0000ff" style:font-name="Sans-Seriff" fo:font-size="12pt" fo:font-weight="bold" style:font-size-asian="12pt" style:font-weight-asian="bold" style:font-name-complex="Sans-Seriff" style:font-size-complex="12pt" style:font-weight-complex="bold"/>
    </style:style>
    <style:style style:name="P456" style:family="paragraph" style:parent-style-name="Heading_20_2">
      <style:paragraph-properties fo:margin-left="0.499cm" fo:margin-right="0cm" fo:margin-top="0.199cm" fo:margin-bottom="0cm" loext:contextual-spacing="false" fo:text-indent="0cm" style:auto-text-indent="false" fo:break-before="page">
        <style:tab-stops>
          <style:tab-stop style:position="1.055cm"/>
        </style:tab-stops>
      </style:paragraph-properties>
      <style:text-properties fo:color="#0000ff"/>
    </style:style>
    <style:style style:name="P457" style:family="paragraph" style:parent-style-name="Heading_20_2">
      <style:paragraph-properties fo:margin-left="0.499cm" fo:margin-right="0cm" fo:margin-top="0.199cm" fo:margin-bottom="0cm" loext:contextual-spacing="false" fo:text-align="justify" style:justify-single-word="false" fo:text-indent="0cm" style:auto-text-indent="false" fo:break-before="page">
        <style:tab-stops>
          <style:tab-stop style:position="1.108cm"/>
        </style:tab-stops>
      </style:paragraph-properties>
      <style:text-properties fo:color="#0000ff"/>
    </style:style>
    <style:style style:name="P458" style:family="paragraph" style:parent-style-name="Heading_20_2">
      <style:paragraph-properties fo:margin-left="0.499cm" fo:margin-right="0cm" fo:margin-top="0.199cm" fo:margin-bottom="0cm" loext:contextual-spacing="false" fo:text-indent="0cm" style:auto-text-indent="false">
        <style:tab-stops>
          <style:tab-stop style:position="1.028cm"/>
        </style:tab-stops>
      </style:paragraph-properties>
      <style:text-properties fo:color="#0000ff"/>
    </style:style>
    <style:style style:name="P459" style:family="paragraph" style:parent-style-name="Heading_20_2">
      <style:paragraph-properties fo:margin-left="0.499cm" fo:margin-right="0cm" fo:margin-top="0cm" fo:margin-bottom="0cm" loext:contextual-spacing="false" fo:text-indent="0cm" style:auto-text-indent="false" fo:keep-with-next="always">
        <style:tab-stops>
          <style:tab-stop style:position="1.002cm"/>
        </style:tab-stops>
      </style:paragraph-properties>
      <style:text-properties fo:color="#0000ff" fo:font-style="normal" style:font-style-asian="normal" style:font-style-complex="normal"/>
    </style:style>
    <style:style style:name="P460" style:family="paragraph" style:parent-style-name="Heading_20_2" style:master-page-name="">
      <loext:graphic-properties draw:fill="none"/>
      <style:paragraph-properties fo:margin-left="0.499cm" fo:margin-right="0cm" fo:margin-top="0cm" fo:margin-bottom="0cm" loext: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1.058cm"/>
        </style:tab-stops>
      </style:paragraph-properties>
      <style:text-properties fo:color="#21409a" fo:hyphenate="false" fo:hyphenation-remain-char-count="2" fo:hyphenation-push-char-count="2"/>
    </style:style>
    <style:style style:name="P461" style:family="paragraph" style:parent-style-name="Heading_20_2" style:master-page-name="">
      <loext:graphic-properties draw:fill="none"/>
      <style:paragraph-properties fo:margin-left="0.499cm" fo:margin-right="0cm" fo:margin-top="0cm" fo:margin-bottom="0cm" loext: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1.058cm"/>
        </style:tab-stops>
      </style:paragraph-properties>
      <style:text-properties fo:color="#21409a" officeooo:paragraph-rsid="0020bf8e" fo:hyphenate="false" fo:hyphenation-remain-char-count="2" fo:hyphenation-push-char-count="2"/>
    </style:style>
    <style:style style:name="P462" style:family="paragraph" style:parent-style-name="Heading_20_2">
      <style:paragraph-properties fo:margin-left="0.499cm" fo:margin-right="0cm" fo:margin-top="0.101cm" fo:margin-bottom="0cm" loext:contextual-spacing="false" fo:text-indent="0cm" style:auto-text-indent="false" fo:keep-with-next="always">
        <style:tab-stops>
          <style:tab-stop style:position="1.055cm"/>
        </style:tab-stops>
      </style:paragraph-properties>
      <style:text-properties fo:color="#000099"/>
    </style:style>
    <style:style style:name="P463" style:family="paragraph" style:parent-style-name="Heading_20_2">
      <style:paragraph-properties fo:margin-top="0.199cm" fo:margin-bottom="0cm" loext:contextual-spacing="false"/>
      <style:text-properties fo:color="#0000ff"/>
    </style:style>
    <style:style style:name="P464" style:family="paragraph" style:parent-style-name="Heading_20_2">
      <style:paragraph-properties fo:margin-top="0.199cm" fo:margin-bottom="0cm" loext:contextual-spacing="false" fo:text-align="justify" style:justify-single-word="false"/>
      <style:text-properties fo:color="#0000ff"/>
    </style:style>
    <style:style style:name="P465" style:family="paragraph" style:parent-style-name="Heading_20_2">
      <style:paragraph-properties fo:margin-left="0.499cm" fo:margin-right="0cm" fo:margin-top="0.199cm" fo:margin-bottom="0cm" loext:contextual-spacing="false" fo:text-align="justify" style:justify-single-word="false" fo:orphans="0" fo:widows="0" fo:hyphenation-ladder-count="no-limit" fo:text-indent="-0.499cm" style:auto-text-indent="false" fo:keep-with-next="always" style:text-autospace="ideograph-alpha" style:punctuation-wrap="hanging" style:line-break="strict" style:writing-mode="lr-tb"/>
      <style:text-properties fo:color="#0000ff" fo:hyphenate="false" fo:hyphenation-remain-char-count="2" fo:hyphenation-push-char-count="2"/>
    </style:style>
    <style:style style:name="P466" style:family="paragraph" style:parent-style-name="Heading_20_2">
      <style:paragraph-properties fo:margin-left="1cm" fo:margin-right="0cm" fo:margin-top="0.353cm" fo:margin-bottom="0.212cm" loext:contextual-spacing="false" fo:text-indent="0cm" style:auto-text-indent="false" fo:keep-with-next="always"/>
    </style:style>
    <style:style style:name="P467" style:family="paragraph" style:parent-style-name="Heading_20_3">
      <style:paragraph-properties fo:margin-left="0.499cm" fo:margin-right="0cm" fo:margin-top="0.101cm" fo:margin-bottom="0.101cm" loext:contextual-spacing="false" fo:text-indent="0cm" style:auto-text-indent="false" fo:keep-with-next="always">
        <style:tab-stops>
          <style:tab-stop style:position="1.028cm"/>
        </style:tab-stops>
      </style:paragraph-properties>
      <style:text-properties fo:font-size="10pt" style:font-size-asian="10pt" style:font-size-complex="10pt"/>
    </style:style>
    <style:style style:name="P468" style:family="paragraph" style:parent-style-name="Heading_20_3">
      <style:paragraph-properties fo:margin-left="0.499cm" fo:margin-right="0cm" fo:margin-top="0.101cm" fo:margin-bottom="0.101cm" loext:contextual-spacing="false" fo:text-align="justify" style:justify-single-word="false" fo:text-indent="0cm" style:auto-text-indent="false" fo:keep-with-next="always">
        <style:tab-stops>
          <style:tab-stop style:position="1.028cm"/>
        </style:tab-stops>
      </style:paragraph-properties>
      <style:text-properties fo:font-size="10pt" style:font-size-asian="10pt" style:font-size-complex="10pt"/>
    </style:style>
    <style:style style:name="P469" style:family="paragraph" style:parent-style-name="Heading_20_3">
      <style:paragraph-properties fo:margin-left="0.499cm" fo:margin-right="0cm" fo:margin-top="0.101cm" fo:margin-bottom="0.101cm" loext:contextual-spacing="false" fo:text-indent="0cm" style:auto-text-indent="false" fo:keep-with-next="always">
        <style:tab-stops>
          <style:tab-stop style:position="1.002cm"/>
        </style:tab-stops>
      </style:paragraph-properties>
      <style:text-properties fo:font-size="10pt" style:font-size-asian="10pt" style:font-size-complex="10pt"/>
    </style:style>
    <style:style style:name="P470" style:family="paragraph" style:parent-style-name="Heading_20_3">
      <style:paragraph-properties fo:margin-left="0.499cm" fo:margin-right="0cm" fo:margin-top="0.101cm" fo:margin-bottom="0.101cm" loext:contextual-spacing="false" fo:text-indent="0cm" style:auto-text-indent="false" fo:keep-with-next="always">
        <style:tab-stops>
          <style:tab-stop style:position="1.028cm"/>
        </style:tab-stops>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471" style:family="paragraph" style:parent-style-name="Heading_20_3">
      <style:paragraph-properties fo:margin-left="0.499cm" fo:margin-right="0cm" fo:margin-top="0.101cm" fo:margin-bottom="0.101cm" loext:contextual-spacing="false" fo:text-align="justify" style:justify-single-word="false" fo:text-indent="0cm" style:auto-text-indent="false" fo:keep-with-next="always">
        <style:tab-stops>
          <style:tab-stop style:position="1.028cm"/>
        </style:tab-stops>
      </style:paragraph-properties>
      <style:text-properties style:use-window-font-color="true" fo:font-size="10pt" style:font-size-asian="10pt" style:font-size-complex="10pt"/>
    </style:style>
    <style:style style:name="P472" style:family="paragraph" style:parent-style-name="Heading_20_3">
      <style:paragraph-properties fo:margin-left="0.499cm" fo:margin-right="0cm" fo:margin-top="0.101cm" fo:margin-bottom="0.101cm" loext:contextual-spacing="false" fo:text-align="justify" style:justify-single-word="false" fo:text-indent="0cm" style:auto-text-indent="false" fo:keep-with-next="always">
        <style:tab-stops>
          <style:tab-stop style:position="1.002cm"/>
        </style:tab-stops>
      </style:paragraph-properties>
      <style:text-properties fo:color="#000000" fo:font-size="10pt" fo:font-style="normal" style:font-size-asian="10pt" style:font-style-asian="normal" style:font-size-complex="10pt" style:font-style-complex="normal"/>
    </style:style>
    <style:style style:name="P473" style:family="paragraph" style:parent-style-name="Heading_20_3">
      <style:paragraph-properties fo:margin-left="0.499cm" fo:margin-right="0cm" fo:margin-top="0.101cm" fo:margin-bottom="0.101cm" loext:contextual-spacing="false" fo:text-indent="0cm" style:auto-text-indent="false" fo:break-before="page" fo:keep-with-next="always">
        <style:tab-stops>
          <style:tab-stop style:position="1.028cm"/>
        </style:tab-stops>
      </style:paragraph-properties>
      <style:text-properties fo:font-size="10pt" style:font-size-asian="10pt" style:font-size-complex="10pt"/>
    </style:style>
    <style:style style:name="P474" style:family="paragraph" style:parent-style-name="Heading_20_3">
      <style:paragraph-properties fo:margin-left="0.499cm" fo:margin-right="0cm" fo:margin-top="0.101cm" fo:margin-bottom="0.101cm" loext:contextual-spacing="false" fo:text-align="justify" style:justify-single-word="false" fo:text-indent="0cm" style:auto-text-indent="false" fo:break-before="page" fo:keep-with-next="always">
        <style:tab-stops>
          <style:tab-stop style:position="1.028cm"/>
        </style:tab-stops>
      </style:paragraph-properties>
      <style:text-properties style:use-window-font-color="true" fo:font-size="10pt" style:font-size-asian="10pt" style:font-size-complex="10pt"/>
    </style:style>
    <style:style style:name="P475" style:family="paragraph" style:parent-style-name="Heading_20_3">
      <style:paragraph-properties fo:margin-left="0.499cm" fo:margin-right="0cm" fo:margin-top="0.199cm" fo:margin-bottom="0.199cm" loext:contextual-spacing="false" fo:text-indent="0cm" style:auto-text-indent="false" fo:break-before="page" fo:keep-with-next="always">
        <style:tab-stops>
          <style:tab-stop style:position="1.028cm"/>
        </style:tab-stops>
      </style:paragraph-properties>
      <style:text-properties fo:font-weight="bold" style:font-weight-asian="bold" style:font-weight-complex="bold"/>
    </style:style>
    <style:style style:name="P476" style:family="paragraph" style:parent-style-name="Heading_20_3">
      <style:paragraph-properties fo:margin-left="0.499cm" fo:margin-right="0cm" fo:margin-top="0.199cm" fo:margin-bottom="0cm" loext:contextual-spacing="false" fo:text-indent="0cm" style:auto-text-indent="false" fo:keep-with-next="always">
        <style:tab-stops>
          <style:tab-stop style:position="1.028cm"/>
        </style:tab-stops>
      </style:paragraph-properties>
      <style:text-properties fo:font-weight="bold" style:font-weight-asian="bold" style:font-weight-complex="bold"/>
    </style:style>
    <style:style style:name="P477" style:family="paragraph" style:parent-style-name="Heading_20_3">
      <style:paragraph-properties fo:margin-left="0.499cm" fo:margin-right="0cm" fo:margin-top="0.199cm" fo:margin-bottom="0cm" loext:contextual-spacing="false" fo:text-indent="0cm" style:auto-text-indent="false" fo:keep-with-next="always">
        <style:tab-stops>
          <style:tab-stop style:position="1.002cm"/>
        </style:tab-stops>
      </style:paragraph-properties>
    </style:style>
    <style:style style:name="P478" style:family="paragraph" style:parent-style-name="Heading_20_3">
      <style:paragraph-properties fo:margin-left="0.499cm" fo:margin-right="0cm" fo:margin-top="0.199cm" fo:margin-bottom="0cm" loext:contextual-spacing="false" fo:text-indent="0cm" style:auto-text-indent="false" fo:keep-with-next="always">
        <style:tab-stops>
          <style:tab-stop style:position="1.028cm"/>
        </style:tab-stops>
      </style:paragraph-properties>
    </style:style>
    <style:style style:name="P479" style:family="paragraph" style:parent-style-name="Heading_20_3">
      <style:paragraph-properties fo:margin-left="0.499cm" fo:margin-right="0cm" fo:margin-top="0.199cm" fo:margin-bottom="0cm" loext:contextual-spacing="false" fo:text-indent="0cm" style:auto-text-indent="false" fo:keep-with-next="always">
        <style:tab-stops>
          <style:tab-stop style:position="1.028cm"/>
        </style:tab-stops>
      </style:paragraph-properties>
      <style:text-properties officeooo:paragraph-rsid="001f691a"/>
    </style:style>
    <style:style style:name="P480" style:family="paragraph" style:parent-style-name="Heading_20_3">
      <style:paragraph-properties fo:margin-left="0.499cm" fo:margin-right="0cm" fo:margin-top="0.247cm" fo:margin-bottom="0.212cm" loext:contextual-spacing="false" fo:text-indent="0cm" style:auto-text-indent="false" fo:keep-with-next="always">
        <style:tab-stops>
          <style:tab-stop style:position="1.055cm"/>
        </style:tab-stops>
      </style:paragraph-properties>
    </style:style>
    <style:style style:name="P481" style:family="paragraph" style:parent-style-name="Heading_20_3">
      <style:paragraph-properties fo:margin-top="0.101cm" fo:margin-bottom="0.101cm" loext:contextual-spacing="false" fo:keep-with-next="always">
        <style:tab-stops>
          <style:tab-stop style:position="0.529cm"/>
        </style:tab-stops>
      </style:paragraph-properties>
      <style:text-properties fo:font-size="10pt" style:font-size-asian="10pt" style:font-size-complex="10pt"/>
    </style:style>
    <style:style style:name="P482" style:family="paragraph" style:parent-style-name="Heading_20_3">
      <style:paragraph-properties fo:margin-left="1cm" fo:margin-right="0cm" fo:margin-top="0.101cm" fo:margin-bottom="0.101cm" loext:contextual-spacing="false" fo:text-indent="0cm" style:auto-text-indent="false" fo:keep-with-next="always">
        <style:tab-stops>
          <style:tab-stop style:position="1.529cm"/>
        </style:tab-stops>
      </style:paragraph-properties>
      <style:text-properties style:use-window-font-color="true" fo:font-size="10pt" fo:font-style="normal" fo:font-weight="bold" style:font-size-asian="10pt" style:font-style-asian="normal" style:font-weight-asian="bold" style:font-size-complex="10pt" style:font-style-complex="normal" style:font-weight-complex="bold"/>
    </style:style>
    <style:style style:name="P483" style:family="paragraph" style:parent-style-name="Heading_20_3">
      <style:paragraph-properties fo:margin-left="1cm" fo:margin-right="0cm" fo:margin-top="0.101cm" fo:margin-bottom="0.101cm" loext:contextual-spacing="false" fo:text-indent="0cm" style:auto-text-indent="false" fo:keep-with-next="always">
        <style:tab-stops>
          <style:tab-stop style:position="1.529cm"/>
        </style:tab-stops>
      </style:paragraph-properties>
      <style:text-properties fo:font-size="10pt" style:font-size-asian="10pt" style:font-size-complex="10pt"/>
    </style:style>
    <style:style style:name="P484" style:family="paragraph" style:parent-style-name="Heading_20_3">
      <style:paragraph-properties fo:margin-left="1cm" fo:margin-right="0cm" fo:margin-top="0.247cm" fo:margin-bottom="0.212cm" loext:contextual-spacing="false" fo:text-indent="0cm" style:auto-text-indent="false" fo:keep-with-next="always">
        <style:tab-stops>
          <style:tab-stop style:position="1.529cm"/>
        </style:tab-stops>
      </style:paragraph-properties>
      <style:text-properties fo:color="#000099"/>
    </style:style>
    <style:style style:name="P485" style:family="paragraph" style:parent-style-name="Heading_20_3">
      <style:paragraph-properties fo:margin-left="1cm" fo:margin-right="0cm" fo:margin-top="0.247cm" fo:margin-bottom="0.212cm" loext:contextual-spacing="false" fo:text-indent="0cm" style:auto-text-indent="false" fo:keep-with-next="always">
        <style:tab-stops>
          <style:tab-stop style:position="1.503cm"/>
        </style:tab-stops>
      </style:paragraph-properties>
      <style:text-properties fo:color="#000099"/>
    </style:style>
    <style:style style:name="P486" style:family="paragraph" style:parent-style-name="Heading_20_3">
      <style:paragraph-properties fo:margin-left="1cm" fo:margin-right="0cm" fo:margin-top="0.247cm" fo:margin-bottom="0.212cm" loext:contextual-spacing="false" fo:text-indent="0cm" style:auto-text-indent="false" fo:keep-with-next="always">
        <style:tab-stops>
          <style:tab-stop style:position="1.503cm"/>
        </style:tab-stops>
      </style:paragraph-properties>
      <style:text-properties fo:color="#0000ff"/>
    </style:style>
    <style:style style:name="P487" style:family="paragraph" style:parent-style-name="Heading_20_3">
      <style:paragraph-properties fo:margin-left="1cm" fo:margin-right="0cm" fo:margin-top="0.247cm" fo:margin-bottom="0.212cm" loext:contextual-spacing="false" fo:line-height="120%" fo:text-indent="0cm" style:auto-text-indent="false" fo:keep-with-next="always">
        <style:tab-stops>
          <style:tab-stop style:position="1.503cm"/>
        </style:tab-stops>
      </style:paragraph-properties>
      <style:text-properties fo:color="#0000ff"/>
    </style:style>
    <style:style style:name="P488" style:family="paragraph" style:parent-style-name="Heading_20_3">
      <style:paragraph-properties fo:margin-left="1cm" fo:margin-right="0cm" fo:margin-top="0.199cm" fo:margin-bottom="0cm" loext:contextual-spacing="false" fo:text-indent="0cm" style:auto-text-indent="false" fo:keep-with-next="always">
        <style:tab-stops>
          <style:tab-stop style:position="1.529cm"/>
        </style:tab-stops>
      </style:paragraph-properties>
    </style:style>
    <style:style style:name="P489" style:family="paragraph" style:parent-style-name="Heading_20_3">
      <style:paragraph-properties fo:margin-left="1cm" fo:margin-right="0cm" fo:margin-top="0.199cm" fo:margin-bottom="0cm" loext:contextual-spacing="false" fo:text-indent="0cm" style:auto-text-indent="false" fo:keep-with-next="always">
        <style:tab-stops>
          <style:tab-stop style:position="1.582cm"/>
        </style:tab-stops>
      </style:paragraph-properties>
    </style:style>
    <style:style style:name="P490" style:family="paragraph" style:parent-style-name="Heading_20_3">
      <style:paragraph-properties fo:margin-left="1cm" fo:margin-right="0cm" fo:margin-top="0.199cm" fo:margin-bottom="0cm" loext:contextual-spacing="false" fo:text-indent="0cm" style:auto-text-indent="false" fo:keep-with-next="always">
        <style:tab-stops>
          <style:tab-stop style:position="1.556cm"/>
        </style:tab-stops>
      </style:paragraph-properties>
    </style:style>
    <style:style style:name="P491" style:family="paragraph" style:parent-style-name="Contents_20_Heading" style:master-page-name="Standard">
      <style:paragraph-properties fo:margin-top="0.423cm" fo:margin-bottom="0.212cm" loext:contextual-spacing="false" style:page-number="auto" text:number-lines="false" text:line-number="0"/>
    </style:style>
    <style:style style:name="P492" style:family="paragraph" style:parent-style-name="Contents_20_3" style:list-style-name="WW8Num9">
      <style:paragraph-properties fo:margin-left="0.499cm" fo:margin-right="0cm" fo:margin-top="0.101cm" fo:margin-bottom="0.101cm" loext:contextual-spacing="false" fo:text-indent="0cm" style:auto-text-indent="false" fo:break-before="page" text:number-lines="false" text:line-number="0">
        <style:tab-stops>
          <style:tab-stop style:position="1.028cm"/>
          <style:tab-stop style:position="16.501cm" style:type="right" style:leader-style="dotted" style:leader-text="."/>
        </style:tab-stops>
      </style:paragraph-properties>
      <style:text-properties fo:font-weight="bold" style:font-weight-asian="bold" style:font-weight-complex="bold"/>
    </style:style>
    <style:style style:name="P493" style:family="paragraph" style:parent-style-name="Contents_20_3" style:list-style-name="WW8Num37">
      <style:paragraph-properties fo:margin-left="1cm" fo:margin-right="0cm" fo:margin-top="0.199cm" fo:margin-bottom="0cm" loext:contextual-spacing="false" fo:text-indent="0cm" style:auto-text-indent="false" text:number-lines="false" text:line-number="0">
        <style:tab-stops>
          <style:tab-stop style:position="1.556cm"/>
          <style:tab-stop style:position="17.002cm" style:type="right" style:leader-style="dotted" style:leader-text="."/>
        </style:tab-stops>
      </style:paragraph-properties>
      <style:text-properties fo:font-weight="bold" style:font-weight-asian="bold" style:font-weight-complex="bold"/>
    </style:style>
    <style:style style:name="T1" style:family="text">
      <style:text-properties style:font-name-asian="DejaVu Sans" style:font-name-complex="DejaVu Sans"/>
    </style:style>
    <style:style style:name="T2" style:family="text">
      <style:text-properties fo:font-style="normal" style:font-style-asian="normal" style:font-style-complex="normal"/>
    </style:style>
    <style:style style:name="T3" style:family="text">
      <style:text-properties fo:font-style="normal" style:font-name-asian="DejaVu Sans" style:font-style-asian="normal" style:font-name-complex="DejaVu Sans" style:font-style-complex="normal"/>
    </style:style>
    <style:style style:name="T4" style:family="text">
      <style:text-properties fo:font-style="italic" style:font-style-asian="italic" style:font-style-complex="italic"/>
    </style:style>
    <style:style style:name="T5" style:family="text">
      <style:text-properties fo:font-style="italic" officeooo:rsid="001d9818"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color="#000099"/>
    </style:style>
    <style:style style:name="T9" style:family="text">
      <style:text-properties fo:color="#000099" fo:font-style="italic" style:font-style-asian="italic" style:font-style-complex="italic"/>
    </style:style>
    <style:style style:name="T10" style:family="text">
      <style:text-properties fo:color="#000099" fo:font-style="italic" style:text-underline-style="none" style:font-style-asian="italic" style:font-style-complex="italic"/>
    </style:style>
    <style:style style:name="T11" style:family="text">
      <style:text-properties fo:color="#000099" fo:font-style="italic" fo:font-weight="normal" style:font-style-asian="italic" style:font-weight-asian="normal" style:font-style-complex="italic" style:font-weight-complex="normal"/>
    </style:style>
    <style:style style:name="T12" style:family="text">
      <style:text-properties fo:color="#000099" fo:font-style="italic" fo:font-weight="bold" style:font-style-asian="italic" style:font-weight-asian="bold" style:font-style-complex="italic" style:font-weight-complex="bold"/>
    </style:style>
    <style:style style:name="T13" style:family="text">
      <style:text-properties fo:color="#000099" fo:font-size="10pt" fo:font-style="italic" style:font-size-asian="10pt" style:font-style-asian="italic" style:font-size-complex="10pt" style:font-style-complex="italic"/>
    </style:style>
    <style:style style:name="T14" style:family="text">
      <style:text-properties fo:color="#000099" fo:font-size="10pt" fo:font-style="italic" fo:font-weight="normal" style:font-size-asian="10pt" style:font-style-asian="italic" style:font-weight-asian="normal" style:font-size-complex="10pt" style:font-style-complex="italic" style:font-weight-complex="normal"/>
    </style:style>
    <style:style style:name="T15" style:family="text">
      <style:text-properties fo:color="#000099" fo:font-size="10pt" fo:font-weight="normal" style:font-size-asian="10pt" style:font-weight-asian="normal" style:font-size-complex="10pt" style:font-weight-complex="normal"/>
    </style:style>
    <style:style style:name="T16" style:family="text">
      <style:text-properties fo:color="#000099" fo:font-size="10pt" fo:font-style="normal" style:font-size-asian="10pt" style:font-style-asian="normal" style:font-name-complex="sans-serif" style:font-size-complex="10pt" style:font-style-complex="normal"/>
    </style:style>
    <style:style style:name="T17" style:family="text">
      <style:text-properties fo:color="#000099"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color="#000099" style:font-name="sans-serif" fo:font-size="10pt" fo:font-style="italic" style:font-size-asian="10pt" style:font-style-asian="italic" style:font-name-complex="sans-serif" style:font-size-complex="10pt" style:font-style-complex="italic"/>
    </style:style>
    <style:style style:name="T19" style:family="text">
      <style:text-properties fo:color="#000099" style:font-name="sans-serif" fo:font-size="10pt" fo:font-style="italic" fo:font-weight="normal" style:font-size-asian="10pt" style:font-style-asian="italic" style:font-weight-asian="normal" style:font-name-complex="sans-serif" style:font-size-complex="10pt" style:font-style-complex="italic" style:font-weight-complex="normal"/>
    </style:style>
    <style:style style:name="T20" style:family="text">
      <style:text-properties fo:color="#000099"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T21" style:family="text">
      <style:text-properties fo:color="#000099" style:font-name="sans-serif" fo:font-size="10pt" fo:font-style="normal" style:font-size-asian="10pt" style:font-style-asian="normal" style:font-name-complex="sans-serif" style:font-size-complex="10pt" style:font-style-complex="normal"/>
    </style:style>
    <style:style style:name="T22" style:family="text">
      <style:text-properties fo:color="#000099" fo:font-style="normal" style:font-style-asian="normal" style:font-style-complex="normal"/>
    </style:style>
    <style:style style:name="T23" style:family="text">
      <style:text-properties fo:color="#000099" fo:font-style="normal" fo:font-weight="normal" style:font-style-asian="normal" style:font-weight-asian="normal" style:font-style-complex="normal" style:font-weight-complex="normal"/>
    </style:style>
    <style:style style:name="T24" style:family="text">
      <style:text-properties fo:color="#000099" fo:font-weight="normal" style:font-weight-asian="normal" style:font-weight-complex="normal"/>
    </style:style>
    <style:style style:name="T25" style:family="text">
      <style:text-properties fo:color="#000099" fo:font-weight="normal" officeooo:rsid="001d9818" style:font-weight-asian="normal" style:font-weight-complex="normal"/>
    </style:style>
    <style:style style:name="T26" style:family="text">
      <style:text-properties fo:color="#000099" fo:font-weight="bold" style:font-weight-asian="bold" style:font-weight-complex="bold"/>
    </style:style>
    <style:style style:name="T27" style:family="text">
      <style:text-properties fo:color="#000099" style:font-name="Sans-Seriff" fo:font-weight="normal" style:font-weight-asian="normal" style:font-name-complex="Sans-Seriff" style:font-weight-complex="normal"/>
    </style:style>
    <style:style style:name="T28" style:family="text">
      <style:text-properties fo:color="#000099" style:font-name="Sans-Seriff" fo:font-size="10pt" fo:font-style="normal" fo:font-weight="normal" style:font-size-asian="10pt" style:font-style-asian="normal" style:font-weight-asian="normal" style:font-name-complex="Sans-Seriff" style:font-size-complex="10pt" style:font-style-complex="normal" style:font-weight-complex="normal"/>
    </style:style>
    <style:style style:name="T29" style:family="text">
      <style:text-properties fo:color="#000099" style:font-name="Sans-Seriff" fo:font-size="10pt" fo:font-style="italic" fo:font-weight="normal" style:font-size-asian="10pt" style:font-style-asian="italic" style:font-weight-asian="normal" style:font-name-complex="Sans-Seriff" style:font-size-complex="10pt" style:font-style-complex="italic" style:font-weight-complex="normal"/>
    </style:style>
    <style:style style:name="T30" style:family="text">
      <style:text-properties fo:color="#000099" style:font-name="Sans-Seriff" fo:font-size="10pt" fo:font-weight="normal" style:font-size-asian="10pt" style:font-weight-asian="normal" style:font-name-complex="Sans-Seriff" style:font-size-complex="10pt" style:font-weight-complex="normal"/>
    </style:style>
    <style:style style:name="T31" style:family="text">
      <style:text-properties fo:color="#000099"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T32" style:family="text">
      <style:text-properties fo:color="#000099" style:font-name="Courier 10 Pitch" style:font-name-complex="Courier 10 Pitch"/>
    </style:style>
    <style:style style:name="T33" style:family="text">
      <style:text-properties fo:color="#000099" fo:font-size="8pt" style:font-size-asian="8pt" style:font-size-complex="8pt"/>
    </style:style>
    <style:style style:name="T34" style:family="text">
      <style:text-properties fo:color="#000099" style:font-name-asian="DejaVu Sans" style:font-name-complex="DejaVu Sans"/>
    </style:style>
    <style:style style:name="T35" style:family="text">
      <style:text-properties fo:color="#000099" officeooo:rsid="0019e5fb"/>
    </style:style>
    <style:style style:name="T36" style:family="text">
      <style:text-properties fo:color="#000099" officeooo:rsid="001d9818"/>
    </style:style>
    <style:style style:name="T37" style:family="text">
      <style:text-properties fo:color="#000099" officeooo:rsid="0020bf8e"/>
    </style:style>
    <style:style style:name="T38" style:family="text">
      <style:text-properties fo:font-size="10pt" fo:font-weight="normal" style:font-size-asian="10pt" style:font-weight-asian="normal" style:font-size-complex="10pt" style:font-weight-complex="normal"/>
    </style:style>
    <style:style style:name="T39" style:family="text">
      <style:text-properties fo:font-size="10pt" fo:font-weight="normal" officeooo:rsid="001d9818" style:font-size-asian="10pt" style:font-weight-asian="normal" style:font-size-complex="10pt" style:font-weight-complex="normal"/>
    </style:style>
    <style:style style:name="T40" style:family="text">
      <style:text-properties fo:font-size="10pt" fo:font-weight="normal" style:font-name-asian="DejaVu Sans" style:font-size-asian="10pt" style:font-weight-asian="normal" style:font-name-complex="DejaVu Sans" style:font-size-complex="10pt" style:font-weight-complex="normal"/>
    </style:style>
    <style:style style:name="T4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42" style:family="text">
      <style:text-properties style:use-window-font-color="true"/>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style:text-underline-style="none" style:font-style-asian="normal" style:font-style-complex="normal"/>
    </style:style>
    <style:style style:name="T45" style:family="text">
      <style:text-properties style:use-window-font-color="true" fo:font-style="normal" style:text-underline-style="none" fo:font-weight="bold" style:font-style-asian="normal" style:font-weight-asian="bold" style:font-style-complex="normal" style:font-weight-complex="bold"/>
    </style:style>
    <style:style style:name="T46" style:family="text">
      <style:text-properties style:use-window-font-color="true" fo:font-style="normal" style:text-underline-style="none" fo:font-weight="normal" style:font-style-asian="normal" style:font-weight-asian="normal" style:font-style-complex="normal" style:font-weight-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normal" fo:font-weight="bold" style:font-style-asian="normal" style:font-weight-asian="bold" style:font-style-complex="normal" style:font-weight-complex="bold"/>
    </style:style>
    <style:style style:name="T49" style:family="text">
      <style:text-properties style:use-window-font-color="true" fo:font-style="normal" fo:font-weight="bold" style:font-name-asian="DejaVu Sans" style:font-style-asian="normal" style:font-weight-asian="bold" style:font-name-complex="DejaVu Sans" style:font-style-complex="normal" style:font-weight-complex="bold"/>
    </style:style>
    <style:style style:name="T50" style:family="text">
      <style:text-properties style:use-window-font-color="true" fo:font-style="normal" style:font-name-asian="DejaVu Sans" style:font-style-asian="normal" style:font-name-complex="DejaVu Sans" style:font-style-complex="normal"/>
    </style:style>
    <style:style style:name="T51" style:family="text">
      <style:text-properties style:use-window-font-color="true" fo:font-style="italic" style:font-style-asian="italic" style:font-style-complex="italic"/>
    </style:style>
    <style:style style:name="T52" style:family="text">
      <style:text-properties style:use-window-font-color="true" fo:font-style="italic" fo:font-weight="bold" style:font-style-asian="italic" style:font-weight-asian="bold" style:font-style-complex="italic" style:font-weight-complex="bold"/>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font-style="italic" style:font-name-asian="DejaVu Sans" style:font-style-asian="italic" style:font-name-complex="DejaVu Sans" style:font-style-complex="italic"/>
    </style:style>
    <style:style style:name="T55" style:family="text">
      <style:text-properties style:use-window-font-color="true" fo:font-size="10pt" fo:font-weight="bold" style:font-size-asian="10pt" style:font-weight-asian="bold" style:font-size-complex="10pt" style:font-weight-complex="bold"/>
    </style:style>
    <style:style style:name="T56" style:family="text">
      <style:text-properties style:use-window-font-color="true" fo:font-size="10pt" fo:font-weight="normal" style:font-size-asian="10pt" style:font-weight-asian="normal" style:font-size-complex="10pt" style:font-weight-complex="normal"/>
    </style:style>
    <style:style style:name="T57" style:family="text">
      <style:text-properties style:use-window-font-color="true" fo:font-size="10pt" fo:font-weight="normal" officeooo:rsid="001d9818" style:font-size-asian="10pt" style:font-weight-asian="normal" style:font-size-complex="10pt" style:font-weight-complex="normal"/>
    </style:style>
    <style:style style:name="T58" style:family="text">
      <style:text-properties style:use-window-font-color="true" fo:font-size="10pt" fo:font-style="normal" style:font-size-asian="10pt" style:font-style-asian="normal" style:font-name-complex="sans-serif" style:font-size-complex="10pt" style:font-style-complex="normal"/>
    </style:style>
    <style:style style:name="T59" style:family="text">
      <style:text-properties style:use-window-font-color="true" fo:font-weight="bold" style:font-weight-asian="bold" style:font-weight-complex="bold"/>
    </style:style>
    <style:style style:name="T60" style:family="text">
      <style:text-properties style:use-window-font-color="true" fo:font-weight="normal" style:font-weight-asian="normal" style:font-weight-complex="normal"/>
    </style:style>
    <style:style style:name="T61" style:family="text">
      <style:text-properties style:use-window-font-color="true" style:font-name="Sans-Seriff" fo:font-size="10pt" fo:font-weight="normal" style:font-size-asian="10pt" style:font-weight-asian="normal" style:font-name-complex="Sans-Seriff" style:font-size-complex="10pt" style:font-weight-complex="normal"/>
    </style:style>
    <style:style style:name="T62" style:family="text">
      <style:text-properties style:use-window-font-color="true" style:font-name="Sans-Seriff" fo:font-size="10pt" fo:font-style="normal" fo:font-weight="normal" style:font-size-asian="10pt" style:font-style-asian="normal" style:font-weight-asian="normal" style:font-name-complex="Sans-Seriff" style:font-size-complex="10pt" style:font-style-complex="normal" style:font-weight-complex="normal"/>
    </style:style>
    <style:style style:name="T63" style:family="text">
      <style:text-properties style:use-window-font-color="true" style:text-position="super 58%" style:font-name="Sans-Seriff" fo:font-size="10pt" fo:font-style="normal" fo:font-weight="normal" style:font-size-asian="10pt" style:font-style-asian="normal" style:font-weight-asian="normal" style:font-name-complex="Sans-Seriff" style:font-size-complex="10pt" style:font-style-complex="normal" style:font-weight-complex="normal"/>
    </style:style>
    <style:style style:name="T64" style:family="text">
      <style:text-properties style:use-window-font-color="true" style:text-position="super 58%"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T65" style:family="text">
      <style:text-properties style:use-window-font-color="true" style:text-position="super 58%" fo:font-style="normal" fo:font-weight="normal" style:font-style-asian="normal" style:font-weight-asian="normal" style:font-style-complex="normal" style:font-weight-complex="normal"/>
    </style:style>
    <style:style style:name="T66" style:family="text">
      <style:text-properties style:use-window-font-color="true" style:font-name="sans-serif" fo:font-size="10pt" fo:font-style="normal" style:font-size-asian="10pt" style:font-style-asian="normal" style:font-name-complex="sans-serif" style:font-size-complex="10pt" style:font-style-complex="normal"/>
    </style:style>
    <style:style style:name="T67" style:family="text">
      <style:text-properties style:use-window-font-color="true"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T68" style:family="text">
      <style:text-properties style:use-window-font-color="true" style:font-name="sans-serif" fo:font-size="10pt" fo:font-style="italic" style:font-size-asian="10pt" style:font-style-asian="italic" style:font-name-complex="sans-serif" style:font-size-complex="10pt" style:font-style-complex="italic"/>
    </style:style>
    <style:style style:name="T69" style:family="text">
      <style:text-properties style:use-window-font-color="true" style:font-name="sans-serif" fo:font-size="10pt" fo:font-style="italic" fo:font-weight="bold" style:font-size-asian="10pt" style:font-style-asian="italic" style:font-weight-asian="bold" style:font-name-complex="sans-serif" style:font-size-complex="10pt" style:font-style-complex="italic" style:font-weight-complex="bold"/>
    </style:style>
    <style:style style:name="T70" style:family="text">
      <style:text-properties style:use-window-font-color="true" style:font-name="sans-serif" fo:font-size="10pt" fo:font-style="italic" fo:font-weight="normal" style:font-size-asian="10pt" style:font-style-asian="italic" style:font-weight-asian="normal" style:font-name-complex="sans-serif" style:font-size-complex="10pt" style:font-style-complex="italic" style:font-weight-complex="normal"/>
    </style:style>
    <style:style style:name="T71" style:family="text">
      <style:text-properties style:use-window-font-color="true" style:text-underline-style="none"/>
    </style:style>
    <style:style style:name="T72" style:family="text">
      <style:text-properties style:use-window-font-color="true" fo:font-size="12pt" style:font-size-asian="12pt" style:font-size-complex="12pt"/>
    </style:style>
    <style:style style:name="T73" style:family="text">
      <style:text-properties style:use-window-font-color="true" fo:font-size="12pt" fo:font-style="italic" style:font-size-asian="12pt" style:font-style-asian="italic" style:font-size-complex="12pt" style:font-style-complex="italic"/>
    </style:style>
    <style:style style:name="T74" style:family="text">
      <style:text-properties style:font-name-complex="DejaVu Sans"/>
    </style:style>
    <style:style style:name="T75" style:family="text">
      <style:text-properties fo:font-variant="normal" fo:text-transform="none" fo:color="#252525" style:font-name="sans-serif1" fo:font-size="8pt" fo:letter-spacing="normal" fo:font-style="normal" fo:font-weight="normal" style:font-size-asian="8pt" style:font-style-asian="normal" style:font-weight-asian="normal" style:font-name-complex="sans-serif1" style:font-size-complex="8pt"/>
    </style:style>
    <style:style style:name="T76" style:family="text">
      <style:text-properties fo:font-variant="normal" fo:text-transform="none" fo:color="#252525" style:font-name="sans-serif1" fo:font-size="9pt" fo:letter-spacing="normal" fo:font-style="normal" fo:font-weight="normal" style:font-size-asian="9pt" style:font-style-asian="normal" style:font-weight-asian="normal" style:font-name-complex="sans-serif1" style:font-size-complex="9pt"/>
    </style:style>
    <style:style style:name="T77" style:family="text">
      <style:text-properties fo:font-variant="normal" fo:text-transform="none" fo:color="#252525" style:font-name="sans-serif1" fo:font-size="9pt" fo:letter-spacing="normal" fo:font-style="normal" fo:font-weight="bold" style:font-size-asian="9pt" style:font-style-asian="normal" style:font-weight-asian="bold" style:font-name-complex="sans-serif1" style:font-size-complex="9pt"/>
    </style:style>
    <style:style style:name="T78" style:family="text">
      <style:text-properties fo:font-variant="normal" fo:text-transform="none" fo:color="#252525" style:text-line-through-style="none" style:text-line-through-type="none" fo:font-size="9pt" fo:letter-spacing="normal" fo:font-style="normal" style:text-underline-style="none" fo:font-weight="normal" style:font-size-asian="9pt" style:font-style-asian="normal" style:font-weight-asian="normal" style:font-name-complex="sans-serif1"/>
    </style:style>
    <style:style style:name="T79" style:family="text">
      <style:text-properties fo:font-variant="normal" fo:text-transform="none" fo:color="#0b0080" style:text-line-through-style="none" style:text-line-through-type="none" fo:font-size="9pt" fo:letter-spacing="normal" fo:font-style="normal" style:text-underline-style="none" fo:font-weight="normal" style:font-size-asian="9pt" style:font-style-asian="normal" style:font-weight-asian="normal" style:font-name-complex="sans-serif1"/>
    </style:style>
    <style:style style:name="T80" style:family="text">
      <style:text-properties fo:font-variant="normal" fo:text-transform="none" fo:color="#333333" style:font-name="Helvetica Neue Light" fo:font-size="10.5pt" fo:letter-spacing="normal" fo:font-style="normal" fo:font-weight="normal" style:font-size-asian="10.5pt" style:font-style-asian="normal" style:font-weight-asian="normal" style:font-name-complex="Helvetica Neue Light"/>
    </style:style>
    <style:style style:name="T81" style:family="text">
      <style:text-properties fo:font-variant="normal" fo:text-transform="none" fo:color="#333333" fo:font-size="10pt" fo:letter-spacing="normal" fo:font-style="normal" fo:font-weight="normal" style:font-size-asian="10pt" style:font-style-asian="normal" style:font-weight-asian="normal" style:font-size-complex="10pt"/>
    </style:style>
    <style:style style:name="T82" style:family="text">
      <style:text-properties fo:font-variant="normal" fo:text-transform="none" fo:color="#3333ff" style:font-name="Helvetica Neue Light" fo:font-size="10.5pt" fo:letter-spacing="normal" fo:font-style="normal" fo:font-weight="normal" style:font-size-asian="10.5pt" style:font-style-asian="normal" style:font-weight-asian="normal" style:font-name-complex="Helvetica Neue Light"/>
    </style:style>
    <style:style style:name="T83" style:family="text">
      <style:text-properties fo:font-variant="normal" fo:text-transform="none" fo:color="#0000ff" fo:font-size="10pt" fo:letter-spacing="normal" fo:font-style="italic" fo:font-weight="normal" style:font-size-asian="10pt" style:font-style-asian="italic" style:font-weight-asian="normal" style:font-size-complex="10pt" style:font-style-complex="italic" style:font-weight-complex="normal"/>
    </style:style>
    <style:style style:name="T84" style:family="text">
      <style:text-properties fo:font-variant="normal" fo:text-transform="none" fo:color="#0000ff" style:font-name="Helvetica Neue Light" fo:font-size="10.5pt" fo:letter-spacing="normal" fo:font-style="italic" fo:font-weight="normal" style:font-size-asian="10.5pt" style:font-style-asian="italic" style:font-weight-asian="normal" style:font-name-complex="Helvetica Neue Light" style:font-style-complex="italic" style:font-weight-complex="normal"/>
    </style:style>
    <style:style style:name="T85" style:family="text">
      <style:text-properties fo:font-variant="normal" fo:text-transform="none" fo:color="#000099" fo:font-size="10pt" fo:letter-spacing="normal" fo:font-style="italic" fo:font-weight="normal" style:font-size-asian="10pt" style:font-style-asian="italic" style:font-weight-asian="normal" style:font-name-complex="sans-serif" style:font-size-complex="10pt" style:font-style-complex="italic" style:font-weight-complex="normal"/>
    </style:style>
    <style:style style:name="T86" style:family="text">
      <style:text-properties fo:font-variant="normal" fo:text-transform="none" fo:color="#000099" style:font-name="sans-serif" fo:font-size="10pt" fo:letter-spacing="normal" fo:font-style="italic" fo:font-weight="normal" style:font-size-asian="10pt" style:font-style-asian="italic" style:font-weight-asian="normal" style:font-name-complex="sans-serif" style:font-size-complex="10pt" style:font-style-complex="italic" style:font-weight-complex="normal"/>
    </style:style>
    <style:style style:name="T87" style:family="text">
      <style:text-properties fo:font-variant="normal" fo:text-transform="none" style:use-window-font-color="true" fo:font-size="10pt" fo:letter-spacing="normal" fo:font-style="normal" fo:font-weight="normal" style:font-size-asian="10pt" style:font-style-asian="normal" style:font-weight-asian="normal" style:font-name-complex="sans-serif" style:font-size-complex="10pt" style:font-style-complex="normal" style:font-weight-complex="normal"/>
    </style:style>
    <style:style style:name="T88" style:family="text">
      <style:text-properties fo:font-weight="normal" style:font-weight-asian="normal" style:font-weight-complex="normal"/>
    </style:style>
    <style:style style:name="T89" style:family="text">
      <style:text-properties fo:font-weight="normal" officeooo:rsid="00180490" style:font-weight-asian="normal" style:font-weight-complex="normal"/>
    </style:style>
    <style:style style:name="T90" style:family="text">
      <style:text-properties fo:font-weight="bold" style:font-weight-asian="bold" style:font-weight-complex="bold"/>
    </style:style>
    <style:style style:name="T91" style:family="text">
      <style:text-properties fo:color="#006600"/>
    </style:style>
    <style:style style:name="T92" style:family="text">
      <style:text-properties fo:color="#006600" fo:font-style="italic" style:font-style-asian="italic" style:font-style-complex="italic"/>
    </style:style>
    <style:style style:name="T93" style:family="text">
      <style:text-properties fo:color="#006600" fo:font-style="italic" style:text-underline-style="none" style:font-style-asian="italic" style:font-style-complex="italic"/>
    </style:style>
    <style:style style:name="T94" style:family="text">
      <style:text-properties fo:color="#006600" fo:font-style="italic" fo:font-weight="bold" style:font-style-asian="italic" style:font-weight-asian="bold" style:font-style-complex="italic" style:font-weight-complex="bold"/>
    </style:style>
    <style:style style:name="T95" style:family="text">
      <style:text-properties fo:color="#006600" fo:font-size="10pt" fo:font-style="italic" fo:font-weight="normal" style:font-size-asian="10pt" style:font-style-asian="italic" style:font-weight-asian="normal" style:font-size-complex="10pt" style:font-style-complex="italic" style:font-weight-complex="normal"/>
    </style:style>
    <style:style style:name="T96" style:family="text">
      <style:text-properties fo:color="#006600" fo:font-size="10pt" fo:font-style="italic" fo:font-weight="bold" style:font-size-asian="10pt" style:font-style-asian="italic" style:font-weight-asian="bold" style:font-size-complex="10pt" style:font-style-complex="italic" style:font-weight-complex="bold"/>
    </style:style>
    <style:style style:name="T97" style:family="text">
      <style:text-properties fo:color="#006600" fo:font-size="10pt" fo:font-weight="normal" style:font-size-asian="10pt" style:font-weight-asian="normal" style:font-size-complex="10pt" style:font-weight-complex="normal"/>
    </style:style>
    <style:style style:name="T98" style:family="text">
      <style:text-properties fo:color="#006600" fo:font-style="normal" fo:font-weight="normal" style:font-style-asian="normal" style:font-weight-asian="normal" style:font-style-complex="normal" style:font-weight-complex="normal"/>
    </style:style>
    <style:style style:name="T99" style:family="text">
      <style:text-properties fo:color="#006600" fo:font-style="normal" fo:font-weight="bold" style:font-style-asian="normal" style:font-weight-asian="bold" style:font-style-complex="normal" style:font-weight-complex="bold"/>
    </style:style>
    <style:style style:name="T100" style:family="text">
      <style:text-properties fo:color="#006600" style:font-name="sans-serif" fo:font-size="10pt" fo:font-style="italic" fo:font-weight="bold" style:font-size-asian="10pt" style:font-style-asian="italic" style:font-weight-asian="bold" style:font-name-complex="sans-serif" style:font-size-complex="10pt" style:font-style-complex="italic" style:font-weight-complex="bold"/>
    </style:style>
    <style:style style:name="T101" style:family="text">
      <style:text-properties fo:color="#006600" style:font-name="sans-serif" fo:font-size="10pt" fo:font-style="italic" fo:font-weight="normal" style:font-size-asian="10pt" style:font-style-asian="italic" style:font-weight-asian="normal" style:font-name-complex="sans-serif" style:font-size-complex="10pt" style:font-style-complex="italic" style:font-weight-complex="normal"/>
    </style:style>
    <style:style style:name="T102" style:family="text">
      <style:text-properties fo:color="#006600" fo:font-weight="bold" style:font-weight-asian="bold" style:font-weight-complex="bold"/>
    </style:style>
    <style:style style:name="T103" style:family="text">
      <style:text-properties fo:color="#990000"/>
    </style:style>
    <style:style style:name="T104" style:family="text">
      <style:text-properties fo:color="#990000" fo:font-style="italic" style:font-style-asian="italic" style:font-style-complex="italic"/>
    </style:style>
    <style:style style:name="T105" style:family="text">
      <style:text-properties fo:color="#990000" fo:font-style="italic" fo:font-weight="bold" style:font-style-asian="italic" style:font-weight-asian="bold" style:font-style-complex="italic" style:font-weight-complex="bold"/>
    </style:style>
    <style:style style:name="T106" style:family="text">
      <style:text-properties fo:color="#990000" fo:font-weight="bold" style:font-weight-asian="bold" style:font-weight-complex="bold"/>
    </style:style>
    <style:style style:name="T107" style:family="text">
      <style:text-properties fo:color="#009900"/>
    </style:style>
    <style:style style:name="T108" style:family="text">
      <style:text-properties style:text-position="super 58%"/>
    </style:style>
    <style:style style:name="T109" style:family="text">
      <style:text-properties fo:color="#006666" fo:font-weight="normal" style:font-weight-asian="normal" style:font-weight-complex="normal"/>
    </style:style>
    <style:style style:name="T110" style:family="text">
      <style:text-properties fo:color="#006666" fo:font-style="normal" fo:font-weight="normal" style:font-style-asian="normal" style:font-weight-asian="normal" style:font-style-complex="normal" style:font-weight-complex="normal"/>
    </style:style>
    <style:style style:name="T111" style:family="text">
      <style:text-properties fo:color="#0000ff"/>
    </style:style>
    <style:style style:name="T112" style:family="text">
      <style:text-properties fo:color="#0000ff" fo:font-weight="normal" style:font-weight-asian="normal" style:font-weight-complex="normal"/>
    </style:style>
    <style:style style:name="T113" style:family="text">
      <style:text-properties fo:color="#0000ff" fo:font-weight="normal" officeooo:rsid="001d9818" style:font-weight-asian="normal" style:font-weight-complex="normal"/>
    </style:style>
    <style:style style:name="T114" style:family="text">
      <style:text-properties fo:color="#0000ff" fo:font-style="italic" style:font-style-asian="italic" style:font-style-complex="italic"/>
    </style:style>
    <style:style style:name="T115" style:family="text">
      <style:text-properties fo:color="#0000ff" fo:font-style="italic" fo:font-weight="normal" style:font-style-asian="italic" style:font-weight-asian="normal" style:font-style-complex="italic" style:font-weight-complex="normal"/>
    </style:style>
    <style:style style:name="T116" style:family="text">
      <style:text-properties fo:color="#0000ff" fo:font-style="italic" fo:font-weight="bold" style:font-style-asian="italic" style:font-weight-asian="bold" style:font-style-complex="italic" style:font-weight-complex="bold"/>
    </style:style>
    <style:style style:name="T117" style:family="text">
      <style:text-properties fo:color="#0000ff" fo:font-weight="bold" style:font-weight-asian="bold" style:font-weight-complex="bold"/>
    </style:style>
    <style:style style:name="T118" style:family="text">
      <style:text-properties fo:color="#0000ff" fo:font-weight="bold" officeooo:rsid="0019e5fb" style:font-weight-asian="bold" style:font-weight-complex="bold"/>
    </style:style>
    <style:style style:name="T119" style:family="text">
      <style:text-properties fo:color="#0000ff" fo:font-size="10pt" fo:font-style="italic" fo:font-weight="normal" style:font-size-asian="10pt" style:font-style-asian="italic" style:font-weight-asian="normal" style:font-size-complex="10pt" style:font-style-complex="italic" style:font-weight-complex="normal"/>
    </style:style>
    <style:style style:name="T120" style:family="text">
      <style:text-properties fo:color="#0000ff" fo:font-size="10pt" fo:font-style="normal" style:font-size-asian="10pt" style:font-style-asian="normal" style:font-size-complex="10pt" style:font-style-complex="normal"/>
    </style:style>
    <style:style style:name="T121" style:family="text">
      <style:text-properties fo:color="#0000ff" fo:font-size="10pt" fo:font-style="normal" fo:font-weight="bold" style:font-size-asian="10pt" style:font-style-asian="normal" style:font-weight-asian="bold" style:font-size-complex="10pt" style:font-style-complex="normal" style:font-weight-complex="bold"/>
    </style:style>
    <style:style style:name="T122" style:family="text">
      <style:text-properties fo:color="#0000ff" fo:font-size="10pt" fo:font-weight="normal" style:font-size-asian="10pt" style:font-weight-asian="normal" style:font-size-complex="10pt" style:font-weight-complex="normal"/>
    </style:style>
    <style:style style:name="T123" style:family="text">
      <style:text-properties fo:color="#0000ff" style:font-name="sans-serif" fo:font-size="10pt" fo:font-style="italic" fo:font-weight="bold" style:font-size-asian="10pt" style:font-style-asian="italic" style:font-weight-asian="bold" style:font-name-complex="sans-serif" style:font-size-complex="10pt" style:font-style-complex="italic" style:font-weight-complex="bold"/>
    </style:style>
    <style:style style:name="T124" style:family="text">
      <style:text-properties fo:color="#0000ff"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T125" style:family="text">
      <style:text-properties fo:color="#0000ff" style:font-name="sans-serif" fo:font-size="10pt" fo:font-style="normal" style:font-size-asian="10pt" style:font-style-asian="normal" style:font-name-complex="sans-serif" style:font-size-complex="10pt" style:font-style-complex="normal"/>
    </style:style>
    <style:style style:name="T126" style:family="text">
      <style:text-properties fo:color="#0000ff" style:font-name="Sans-Seriff" fo:font-weight="bold" style:font-weight-asian="bold" style:font-name-complex="Sans-Seriff" style:font-weight-complex="bold"/>
    </style:style>
    <style:style style:name="T127" style:family="text">
      <style:text-properties fo:color="#0000ff" fo:font-style="normal" style:font-style-asian="normal" style:font-style-complex="normal"/>
    </style:style>
    <style:style style:name="T128" style:family="text">
      <style:text-properties fo:color="#0000ff" fo:font-style="normal" fo:font-weight="bold" style:font-style-asian="normal" style:font-weight-asian="bold" style:font-style-complex="normal" style:font-weight-complex="bold"/>
    </style:style>
    <style:style style:name="T129" style:family="text">
      <style:text-properties fo:color="#0000ff" fo:font-style="normal" fo:font-weight="normal" style:font-style-asian="normal" style:font-weight-asian="normal" style:font-style-complex="normal" style:font-weight-complex="normal"/>
    </style:style>
    <style:style style:name="T130" style:family="text">
      <style:text-properties fo:color="#0000ff" style:font-name="Sans-serif" fo:font-size="10pt" fo:font-style="normal" fo:font-weight="bold" style:font-size-asian="10pt" style:font-style-asian="normal" style:font-weight-asian="bold" style:font-name-complex="Sans-serif" style:font-size-complex="10pt" style:font-style-complex="normal" style:font-weight-complex="bold"/>
    </style:style>
    <style:style style:name="T131" style:family="text">
      <style:text-properties fo:color="#0000ff"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T132" style:family="text">
      <style:text-properties fo:color="#0000ff" fo:font-size="12pt" style:font-size-asian="12pt" style:font-size-complex="12pt"/>
    </style:style>
    <style:style style:name="T133" style:family="text">
      <style:text-properties style:font-name="sans-Seriff" fo:font-size="10pt" style:font-size-asian="10pt" style:font-name-complex="sans-Seriff" style:font-size-complex="10pt"/>
    </style:style>
    <style:style style:name="T134" style:family="text">
      <style:text-properties style:font-name="sans-Seriff" fo:font-size="10pt" officeooo:rsid="001b426f" style:font-size-asian="10pt" style:font-name-complex="sans-Seriff" style:font-size-complex="10pt"/>
    </style:style>
    <style:style style:name="T135" style:family="text">
      <style:text-properties fo:color="#003300" fo:font-style="italic" style:font-style-asian="italic" style:font-style-complex="italic"/>
    </style:style>
    <style:style style:name="T136" style:family="text">
      <style:text-properties fo:color="#000000" fo:font-style="normal" style:font-style-asian="normal" style:font-style-complex="normal"/>
    </style:style>
    <style:style style:name="T137" style:family="text">
      <style:text-properties fo:color="#3333ff"/>
    </style:style>
    <style:style style:name="T138" style:family="text">
      <style:text-properties fo:color="#3333ff" fo:font-style="italic" fo:font-weight="normal" style:font-style-asian="italic" style:font-weight-asian="normal" style:font-style-complex="italic" style:font-weight-complex="normal"/>
    </style:style>
    <style:style style:name="T139" style:family="text">
      <style:text-properties fo:color="#3333ff" fo:font-style="italic" style:text-underline-style="none" fo:font-weight="normal" style:font-style-asian="italic" style:font-weight-asian="normal" style:font-style-complex="italic" style:font-weight-complex="normal"/>
    </style:style>
    <style:style style:name="T140" style:family="text">
      <style:text-properties fo:color="#3333ff" fo:font-style="italic" style:font-name-asian="DejaVu Sans" style:font-style-asian="italic" style:font-name-complex="DejaVu Sans" style:font-style-complex="italic"/>
    </style:style>
    <style:style style:name="T141" style:family="text">
      <style:text-properties fo:color="#3333ff" fo:font-style="normal" style:font-style-asian="normal" style:font-style-complex="normal"/>
    </style:style>
    <style:style style:name="T142" style:family="text">
      <style:text-properties fo:color="#3333ff" fo:font-style="normal" fo:font-weight="bold" style:font-style-asian="normal" style:font-weight-asian="bold" style:font-style-complex="normal" style:font-weight-complex="bold"/>
    </style:style>
    <style:style style:name="T143" style:family="text">
      <style:text-properties fo:color="#009999" fo:font-weight="normal" style:font-weight-asian="normal" style:font-weight-complex="normal"/>
    </style:style>
    <style:style style:name="T144" style:family="text">
      <style:text-properties fo:color="#009999" fo:font-style="normal" fo:font-weight="normal" style:font-style-asian="normal" style:font-weight-asian="normal" style:font-style-complex="normal" style:font-weight-complex="normal"/>
    </style:style>
    <style:style style:name="T145" style:family="text">
      <style:text-properties fo:color="#009999" fo:font-style="normal" style:text-underline-style="none" fo:font-weight="normal" style:font-style-asian="normal" style:font-weight-asian="normal" style:font-style-complex="normal" style:font-weight-complex="normal"/>
    </style:style>
    <style:style style:name="T146" style:family="text">
      <style:text-properties style:font-name="Sans-Seriff" fo:font-weight="normal" style:font-weight-asian="normal" style:font-name-complex="Sans-Seriff" style:font-weight-complex="normal"/>
    </style:style>
    <style:style style:name="T147" style:family="text">
      <style:text-properties fo:color="#21409a"/>
    </style:style>
    <style:style style:name="T148" style:family="text">
      <style:text-properties fo:color="#21409a"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T149" style:family="text">
      <style:text-properties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T150" style:family="text">
      <style:text-properties fo:color="#009933" style:font-name="sans-serif" fo:font-size="10pt" fo:font-style="normal" style:font-size-asian="10pt" style:font-style-asian="normal" style:font-name-complex="sans-serif" style:font-size-complex="10pt" style:font-style-complex="normal"/>
    </style:style>
    <style:style style:name="T151" style:family="text">
      <style:text-properties fo:color="#009933" fo:font-style="normal" style:font-style-asian="normal" style:font-style-complex="normal"/>
    </style:style>
    <style:style style:name="T152" style:family="text">
      <style:text-properties fo:color="#007826"/>
    </style:style>
    <style:style style:name="T153" style:family="text">
      <style:text-properties fo:color="#007826" fo:font-weight="bold" style:font-weight-asian="bold" style:font-weight-complex="bold"/>
    </style:style>
    <style:style style:name="T154" style:family="text">
      <style:text-properties officeooo:rsid="00180490"/>
    </style:style>
    <style:style style:name="T155" style:family="text">
      <style:text-properties officeooo:rsid="0019e5fb"/>
    </style:style>
    <style:style style:name="T156" style:family="text">
      <style:text-properties officeooo:rsid="001b426f"/>
    </style:style>
    <style:style style:name="T157" style:family="text">
      <style:text-properties officeooo:rsid="001cb5a6"/>
    </style:style>
    <style:style style:name="T158" style:family="text">
      <style:text-properties officeooo:rsid="001d9818"/>
    </style:style>
    <style:style style:name="T159" style:family="text">
      <style:text-properties officeooo:rsid="001f691a"/>
    </style:style>
    <style:style style:name="T160" style:family="text">
      <style:text-properties officeooo:rsid="0020bf8e"/>
    </style:style>
    <style:style style:name="T161" style:family="text">
      <style:text-properties officeooo:rsid="00258af4"/>
    </style:style>
    <style:style style:name="T162" style:family="text">
      <style:text-properties officeooo:rsid="00280c32"/>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4cm, -0.004cm, -0.004cm, -0.00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1"><text:span text:style-name="T161">The </text:span>Table of Content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0">
            <text:index-source-style text:style-name="Heading_20_10"/>
          </text:index-source-styles>
        </text:table-of-content-source>
        <text:index-body>
          <text:p text:style-name="Contents_20_1"><text:a xlink:type="simple" xlink:href="#__RefHeading__315_1816483254" text:style-name="Index_20_Link" text:visited-style-name="Index_20_Link"><text:span text:style-name="Index_20_Link">OVERVIEW<text:tab/>5</text:span></text:a></text:p>
          <text:p text:style-name="Contents_20_1"><text:a xlink:type="simple" xlink:href="#__RefHeading__83_154075666" text:style-name="Index_20_Link" text:visited-style-name="Index_20_Link"><text:span text:style-name="Index_20_Link">THE SYSTEM<text:tab/>6</text:span></text:a></text:p>
          <text:p text:style-name="Contents_20_2"><text:a xlink:type="simple" xlink:href="#__RefHeading___Toc3070_1691778354" text:style-name="Index_20_Link" text:visited-style-name="Index_20_Link"><text:span text:style-name="Index_20_Link">Assembling using nasm<text:tab/>6</text:span></text:a></text:p>
          <text:p text:style-name="Contents_20_2"><text:a xlink:type="simple" xlink:href="#__RefHeading___Toc3072_1691778354" text:style-name="Index_20_Link" text:visited-style-name="Index_20_Link"><text:span text:style-name="Index_20_Link">Linking using ld<text:tab/>6</text:span></text:a></text:p>
          <text:p text:style-name="Contents_20_2"><text:a xlink:type="simple" xlink:href="#__RefHeading___Toc8208_1554996883" text:style-name="Index_20_Link" text:visited-style-name="Index_20_Link"><text:span text:style-name="Index_20_Link">Linking using golink<text:tab/>6</text:span></text:a></text:p>
          <text:p text:style-name="Contents_20_2"><text:a xlink:type="simple" xlink:href="#__RefHeading___Toc9392_250369628" text:style-name="Index_20_Link" text:visited-style-name="Index_20_Link"><text:span text:style-name="Index_20_Link">reWriting<text:tab/>7</text:span></text:a></text:p>
          <text:p text:style-name="Contents_20_2"><text:a xlink:type="simple" xlink:href="#__RefHeading___Toc9394_250369628" text:style-name="Index_20_Link" text:visited-style-name="Index_20_Link"><text:span text:style-name="Index_20_Link">reWriting,Assemble and Link<text:tab/>7</text:span></text:a></text:p>
          <text:p text:style-name="Contents_20_1"><text:a xlink:type="simple" xlink:href="#__RefHeading___Toc6667_364316513" text:style-name="Index_20_Link" text:visited-style-name="Index_20_Link"><text:span text:style-name="Index_20_Link">WHERE IS EVERYTHING<text:tab/>8</text:span></text:a></text:p>
          <text:p text:style-name="Contents_20_2"><text:a xlink:type="simple" xlink:href="#__RefHeading___Toc6669_364316513" text:style-name="Index_20_Link" text:visited-style-name="Index_20_Link"><text:span text:style-name="Index_20_Link">languageONE<text:tab/>8</text:span></text:a></text:p>
          <text:p text:style-name="Contents_20_1"><text:a xlink:type="simple" xlink:href="#__RefHeading___Toc357_1475891619" text:style-name="Index_20_Link" text:visited-style-name="Index_20_Link"><text:span text:style-name="Index_20_Link">THE LANGUAGEONE "reWRITER"<text:tab/>9</text:span></text:a></text:p>
          <text:p text:style-name="Contents_20_2"><text:a xlink:type="simple" xlink:href="#__RefHeading___Toc9396_250369628" text:style-name="Index_20_Link" text:visited-style-name="Index_20_Link"><text:span text:style-name="Index_20_Link">Overview<text:tab/>9</text:span></text:a></text:p>
          <text:p text:style-name="Contents_20_2"><text:a xlink:type="simple" xlink:href="#__RefHeading___Toc9398_250369628" text:style-name="Index_20_Link" text:visited-style-name="Index_20_Link"><text:span text:style-name="Index_20_Link">"reWRITER" functions:-<text:tab/>9</text:span></text:a></text:p>
          <text:p text:style-name="P315"><text:a xlink:type="simple" xlink:href="#__RefHeading___Toc9400_250369628" text:style-name="Index_20_Link" text:visited-style-name="Index_20_Link"><text:span text:style-name="Index_20_Link">Continuation Character<text:tab/>9</text:span></text:a></text:p>
          <text:p text:style-name="P315"><text:a xlink:type="simple" xlink:href="#__RefHeading___Toc9402_250369628" text:style-name="Index_20_Link" text:visited-style-name="Index_20_Link"><text:span text:style-name="Index_20_Link">Line Splitting<text:tab/>9</text:span></text:a></text:p>
          <text:p text:style-name="P315"><text:a xlink:type="simple" xlink:href="#__RefHeading___Toc9404_250369628" text:style-name="Index_20_Link" text:visited-style-name="Index_20_Link"><text:span text:style-name="Index_20_Link">Bracketing<text:tab/>10</text:span></text:a></text:p>
          <text:p text:style-name="P315"><text:a xlink:type="simple" xlink:href="#__RefHeading___Toc9406_250369628" text:style-name="Index_20_Link" text:visited-style-name="Index_20_Link"><text:span text:style-name="Index_20_Link">Commas<text:tab/>10</text:span></text:a></text:p>
          <text:p text:style-name="P315"><text:a xlink:type="simple" xlink:href="#__RefHeading___Toc9408_250369628" text:style-name="Index_20_Link" text:visited-style-name="Index_20_Link"><text:span text:style-name="Index_20_Link">Synonyms<text:tab/>10</text:span></text:a></text:p>
          <text:p text:style-name="P315"><text:a xlink:type="simple" xlink:href="#__RefHeading___Toc9410_250369628" text:style-name="Index_20_Link" text:visited-style-name="Index_20_Link"><text:span text:style-name="Index_20_Link">Beginning/End Constructs<text:tab/>10</text:span></text:a></text:p>
          <text:p text:style-name="P315"><text:a xlink:type="simple" xlink:href="#__RefHeading___Toc9412_250369628" text:style-name="Index_20_Link" text:visited-style-name="Index_20_Link"><text:span text:style-name="Index_20_Link">Decimal Places<text:tab/>11</text:span></text:a></text:p>
          <text:p text:style-name="P315"><text:a xlink:type="simple" xlink:href="#__RefHeading___Toc9414_250369628" text:style-name="Index_20_Link" text:visited-style-name="Index_20_Link"><text:span text:style-name="Index_20_Link">Inference<text:tab/>11</text:span></text:a></text:p>
          <text:p text:style-name="P315"><text:a xlink:type="simple" xlink:href="#__RefHeading___Toc9416_250369628" text:style-name="Index_20_Link" text:visited-style-name="Index_20_Link"><text:span text:style-name="Index_20_Link">Precedence<text:tab/>11</text:span></text:a></text:p>
          <text:p text:style-name="Contents_20_1"><text:a xlink:type="simple" xlink:href="#__RefHeading___Toc2624_1691778354" text:style-name="Index_20_Link" text:visited-style-name="Index_20_Link"><text:span text:style-name="Index_20_Link">DATA DEFINITION<text:tab/>13</text:span></text:a></text:p>
          <text:p text:style-name="Contents_20_2"><text:a xlink:type="simple" xlink:href="#__RefHeading___Toc2626_1691778354" text:style-name="Index_20_Link" text:visited-style-name="Index_20_Link"><text:span text:style-name="Index_20_Link">DICTIONARY<text:tab/>13</text:span></text:a></text:p>
          <text:p text:style-name="P315"><text:a xlink:type="simple" xlink:href="#__RefHeading___Toc9418_250369628" text:style-name="Index_20_Link" text:visited-style-name="Index_20_Link"><text:span text:style-name="Index_20_Link">Insertword<text:tab/>13</text:span></text:a></text:p>
          <text:p text:style-name="Contents_20_2"><text:a xlink:type="simple" xlink:href="#__RefHeading___Toc2628_1691778354" text:style-name="Index_20_Link" text:visited-style-name="Index_20_Link"><text:span text:style-name="Index_20_Link">MATRIX<text:tab/>14</text:span></text:a></text:p>
          <text:p text:style-name="P315"><text:a xlink:type="simple" xlink:href="#__RefHeading___Toc9420_250369628" text:style-name="Index_20_Link" text:visited-style-name="Index_20_Link"><text:span text:style-name="Index_20_Link">Insertnumber<text:tab/>14</text:span></text:a></text:p>
          <text:p text:style-name="P315"><text:a xlink:type="simple" xlink:href="#__RefHeading___Toc3136_1691778354" text:style-name="Index_20_Link" text:visited-style-name="Index_20_Link"><text:span text:style-name="Index_20_Link">Integers<text:tab/>15</text:span></text:a></text:p>
          <text:p text:style-name="P315"><text:a xlink:type="simple" xlink:href="#__RefHeading___Toc2632_1691778354" text:style-name="Index_20_Link" text:visited-style-name="Index_20_Link"><text:span text:style-name="Index_20_Link">Fixed point numbers<text:tab/>15</text:span></text:a></text:p>
          <text:p text:style-name="P315"><text:a xlink:type="simple" xlink:href="#__RefHeading___Toc2636_1691778354" text:style-name="Index_20_Link" text:visited-style-name="Index_20_Link"><text:span text:style-name="Index_20_Link">Literals<text:tab/>15</text:span></text:a></text:p>
          <text:p text:style-name="P315"><text:a xlink:type="simple" xlink:href="#__RefHeading___Toc8950_1114558386" text:style-name="Index_20_Link" text:visited-style-name="Index_20_Link"><text:span text:style-name="Index_20_Link">Setting precedence<text:tab/>15</text:span></text:a></text:p>
          <text:p text:style-name="Contents_20_1"><text:a xlink:type="simple" xlink:href="#__RefHeading___Toc3497_1659423163" text:style-name="Index_20_Link" text:visited-style-name="Index_20_Link"><text:span text:style-name="Index_20_Link">FILES<text:tab/>16</text:span></text:a></text:p>
          <text:p text:style-name="Contents_20_2"><text:a xlink:type="simple" xlink:href="#__RefHeading___Toc9422_250369628" text:style-name="Index_20_Link" text:visited-style-name="Index_20_Link"><text:span text:style-name="Index_20_Link">Insertfile<text:tab/>16</text:span></text:a></text:p>
          <text:p text:style-name="Contents_20_2"><text:a xlink:type="simple" xlink:href="#__RefHeading___Toc9424_250369628" text:style-name="Index_20_Link" text:visited-style-name="Index_20_Link"><text:span text:style-name="Index_20_Link">File Status<text:tab/>17</text:span></text:a></text:p>
          <text:p text:style-name="Contents_20_2"><text:a xlink:type="simple" xlink:href="#__RefHeading___Toc9426_250369628" text:style-name="Index_20_Link" text:visited-style-name="Index_20_Link"><text:span text:style-name="Index_20_Link">File Size<text:tab/>17</text:span></text:a></text:p>
          <text:p text:style-name="Contents_20_1"><text:a xlink:type="simple" xlink:href="#__RefHeading___Toc3503_1659423163" text:style-name="Index_20_Link" text:visited-style-name="Index_20_Link"><text:span text:style-name="Index_20_Link">RECORDS<text:tab/>18</text:span></text:a></text:p>
          <text:p text:style-name="Contents_20_2"><text:a xlink:type="simple" xlink:href="#__RefHeading___Toc9428_250369628" text:style-name="Index_20_Link" text:visited-style-name="Index_20_Link"><text:span text:style-name="Index_20_Link">Record Description<text:tab/>18</text:span></text:a></text:p>
          <text:p text:style-name="Contents_20_2"><text:a xlink:type="simple" xlink:href="#__RefHeading___Toc9430_250369628" text:style-name="Index_20_Link" text:visited-style-name="Index_20_Link"><text:span text:style-name="Index_20_Link">Record No<text:tab/>18</text:span></text:a></text:p>
          <text:p text:style-name="Contents_20_1"><text:a xlink:type="simple" xlink:href="#__RefHeading___Toc3505_1659423163" text:style-name="Index_20_Link" text:visited-style-name="Index_20_Link"><text:span text:style-name="Index_20_Link">TABLES<text:tab/>19</text:span></text:a></text:p>
          <text:p text:style-name="Contents_20_2"><text:a xlink:type="simple" xlink:href="#__RefHeading___Toc9432_250369628" text:style-name="Index_20_Link" text:visited-style-name="Index_20_Link"><text:span text:style-name="Index_20_Link">Insert Table<text:tab/>19</text:span></text:a></text:p>
          <text:p text:style-name="Contents_20_2"><text:a xlink:type="simple" xlink:href="#__RefHeading___Toc9434_250369628" text:style-name="Index_20_Link" text:visited-style-name="Index_20_Link"><text:span text:style-name="Index_20_Link">Bind Table<text:tab/>19</text:span></text:a></text:p>
          <text:p text:style-name="Contents_20_1"><text:a xlink:type="simple" xlink:href="#__RefHeading___Toc5935_472364460" text:style-name="Index_20_Link" text:visited-style-name="Index_20_Link"><text:span text:style-name="Index_20_Link">XTABLES<text:tab/>20</text:span></text:a></text:p>
          <text:p text:style-name="Contents_20_2"><text:a xlink:type="simple" xlink:href="#__RefHeading___Toc9436_250369628" text:style-name="Index_20_Link" text:visited-style-name="Index_20_Link"><text:span text:style-name="Index_20_Link">InsertXTable<text:tab/>20</text:span></text:a></text:p>
          <text:p text:style-name="Contents_20_2"><text:a xlink:type="simple" xlink:href="#__RefHeading___Toc9438_250369628" text:style-name="Index_20_Link" text:visited-style-name="Index_20_Link"><text:span text:style-name="Index_20_Link">Bind XTable<text:tab/>20</text:span></text:a></text:p>
          <text:p text:style-name="Contents_20_1"><text:a xlink:type="simple" xlink:href="#__RefHeading___Toc4060_1527504340" text:style-name="Index_20_Link" text:visited-style-name="Index_20_Link"><text:span text:style-name="Index_20_Link">SIMPLE INTEGER ARITHMETIC<text:tab/>20</text:span></text:a></text:p>
          <text:p text:style-name="Contents_20_2"><text:a xlink:type="simple" xlink:href="#__RefHeading___Toc9440_250369628" text:style-name="Index_20_Link" text:visited-style-name="Index_20_Link"><text:span text:style-name="Index_20_Link">Integers.eq<text:tab/>20</text:span></text:a></text:p>
          <text:p text:style-name="Contents_20_2"><text:a xlink:type="simple" xlink:href="#__RefHeading___Toc9442_250369628" text:style-name="Index_20_Link" text:visited-style-name="Index_20_Link"><text:span text:style-name="Index_20_Link">Integers.add<text:tab/>20</text:span></text:a></text:p>
          <text:p text:style-name="Contents_20_2"><text:a xlink:type="simple" xlink:href="#__RefHeading___Toc9444_250369628" text:style-name="Index_20_Link" text:visited-style-name="Index_20_Link"><text:span text:style-name="Index_20_Link">Integers.sub<text:tab/>20</text:span></text:a></text:p>
          <text:p text:style-name="Contents_20_2"><text:soft-page-break/><text:a xlink:type="simple" xlink:href="#__RefHeading___Toc9446_250369628" text:style-name="Index_20_Link" text:visited-style-name="Index_20_Link"><text:span text:style-name="Index_20_Link">Integers.mul<text:tab/>21</text:span></text:a></text:p>
          <text:p text:style-name="Contents_20_2"><text:a xlink:type="simple" xlink:href="#__RefHeading___Toc9448_250369628" text:style-name="Index_20_Link" text:visited-style-name="Index_20_Link"><text:span text:style-name="Index_20_Link">Integers.div<text:tab/>21</text:span></text:a></text:p>
          <text:p text:style-name="Contents_20_2"><text:a xlink:type="simple" xlink:href="#__RefHeading___Toc9450_250369628" text:style-name="Index_20_Link" text:visited-style-name="Index_20_Link"><text:span text:style-name="Index_20_Link">Integers.calc<text:tab/>21</text:span></text:a></text:p>
          <text:p text:style-name="Contents_20_2"><text:a xlink:type="simple" xlink:href="#__RefHeading___Toc9452_250369628" text:style-name="Index_20_Link" text:visited-style-name="Index_20_Link"><text:span text:style-name="Index_20_Link">Setting precedents<text:tab/>21</text:span></text:a></text:p>
          <text:p text:style-name="Contents_20_1"><text:a xlink:type="simple" xlink:href="#__RefHeading___Toc8210_1554996883" text:style-name="Index_20_Link" text:visited-style-name="Index_20_Link"><text:span text:style-name="Index_20_Link">LOGICAL EXPRESSIONS<text:tab/>21</text:span></text:a></text:p>
          <text:p text:style-name="Contents_20_2"><text:a xlink:type="simple" xlink:href="#__RefHeading___Toc8212_1554996883" text:style-name="Index_20_Link" text:visited-style-name="Index_20_Link"><text:span text:style-name="Index_20_Link">Integers.and<text:tab/>21</text:span></text:a></text:p>
          <text:p text:style-name="Contents_20_2"><text:a xlink:type="simple" xlink:href="#__RefHeading___Toc8214_1554996883" text:style-name="Index_20_Link" text:visited-style-name="Index_20_Link"><text:span text:style-name="Index_20_Link">Integers.or<text:tab/>21</text:span></text:a></text:p>
          <text:p text:style-name="Contents_20_2"><text:a xlink:type="simple" xlink:href="#__RefHeading___Toc8216_1554996883" text:style-name="Index_20_Link" text:visited-style-name="Index_20_Link"><text:span text:style-name="Index_20_Link">Integers.xor<text:tab/>21</text:span></text:a></text:p>
          <text:p text:style-name="Contents_20_1"><text:a xlink:type="simple" xlink:href="#__RefHeading___Toc4938_733776834" text:style-name="Index_20_Link" text:visited-style-name="Index_20_Link"><text:span text:style-name="Index_20_Link">CONSTANTS<text:tab/>22</text:span></text:a></text:p>
          <text:p text:style-name="Contents_20_2"><text:a xlink:type="simple" xlink:href="#__RefHeading___Toc10243_336021026" text:style-name="Index_20_Link" text:visited-style-name="Index_20_Link"><text:span text:style-name="Index_20_Link">Using %define<text:tab/>22</text:span></text:a></text:p>
          <text:p text:style-name="Contents_20_1"><text:a xlink:type="simple" xlink:href="#__RefHeading___Toc4062_1527504340" text:style-name="Index_20_Link" text:visited-style-name="Index_20_Link"><text:span text:style-name="Index_20_Link">LANGUAGEONE PACKAGES<text:tab/>22</text:span></text:a></text:p>
          <text:p text:style-name="Contents_20_2"><text:a xlink:type="simple" xlink:href="#__RefHeading___Toc10245_336021026" text:style-name="Index_20_Link" text:visited-style-name="Index_20_Link"><text:span text:style-name="Index_20_Link">Introduction<text:tab/>22</text:span></text:a></text:p>
          <text:p text:style-name="Contents_20_2"><text:a xlink:type="simple" xlink:href="#__RefHeading___Toc6616_848725681" text:style-name="Index_20_Link" text:visited-style-name="Index_20_Link"><text:span text:style-name="Index_20_Link">Inline Assembler<text:tab/>22</text:span></text:a></text:p>
          <text:p text:style-name="Contents_20_1"><text:a xlink:type="simple" xlink:href="#__RefHeading___Toc4282_1792752052" text:style-name="Index_20_Link" text:visited-style-name="Index_20_Link"><text:span text:style-name="Index_20_Link">COMMON.o<text:tab/>23</text:span></text:a></text:p>
          <text:p text:style-name="Contents_20_2"><text:a xlink:type="simple" xlink:href="#__RefHeading___Toc4284_1792752052" text:style-name="Index_20_Link" text:visited-style-name="Index_20_Link"><text:span text:style-name="Index_20_Link">date.get<text:tab/>23</text:span></text:a></text:p>
          <text:p text:style-name="Contents_20_2"><text:a xlink:type="simple" xlink:href="#__RefHeading___Toc4286_1792752052" text:style-name="Index_20_Link" text:visited-style-name="Index_20_Link"><text:span text:style-name="Index_20_Link">date.datefromdays<text:tab/>23</text:span></text:a></text:p>
          <text:p text:style-name="Contents_20_2"><text:a xlink:type="simple" xlink:href="#__RefHeading___Toc4288_1792752052" text:style-name="Index_20_Link" text:visited-style-name="Index_20_Link"><text:span text:style-name="Index_20_Link">date.daysfromdate<text:tab/>23</text:span></text:a></text:p>
          <text:p text:style-name="Contents_20_2"><text:a xlink:type="simple" xlink:href="#__RefHeading___Toc4290_1792752052" text:style-name="Index_20_Link" text:visited-style-name="Index_20_Link"><text:span text:style-name="Index_20_Link">date.seconds<text:tab/>23</text:span></text:a></text:p>
          <text:p text:style-name="Contents_20_2"><text:a xlink:type="simple" xlink:href="#__RefHeading___Toc10249_336021026" text:style-name="Index_20_Link" text:visited-style-name="Index_20_Link"><text:span text:style-name="Index_20_Link">Run<text:tab/>24</text:span></text:a></text:p>
          <text:p text:style-name="Contents_20_2"><text:a xlink:type="simple" xlink:href="#__RefHeading___Toc8788_229624493" text:style-name="Index_20_Link" text:visited-style-name="Index_20_Link"><text:span text:style-name="Index_20_Link">wait<text:tab/>24</text:span></text:a></text:p>
          <text:p text:style-name="Contents_20_1"><text:a xlink:type="simple" xlink:href="#__RefHeading__85_154075666" text:style-name="Index_20_Link" text:visited-style-name="Index_20_Link"><text:span text:style-name="Index_20_Link">STDIO.o<text:tab/>25</text:span></text:a></text:p>
          <text:p text:style-name="Contents_20_2"><text:a xlink:type="simple" xlink:href="#__RefHeading___Toc2640_1691778354" text:style-name="Index_20_Link" text:visited-style-name="Index_20_Link"><text:span text:style-name="Index_20_Link">cursor<text:tab/>25</text:span></text:a></text:p>
          <text:p text:style-name="Contents_20_2"><text:a xlink:type="simple" xlink:href="#__RefHeading___Toc2646_1691778354" text:style-name="Index_20_Link" text:visited-style-name="Index_20_Link"><text:span text:style-name="Index_20_Link">Display<text:tab/>25</text:span></text:a></text:p>
          <text:p text:style-name="Contents_20_2"><text:a xlink:type="simple" xlink:href="#__RefHeading___Toc2650_1691778354" text:style-name="Index_20_Link" text:visited-style-name="Index_20_Link"><text:span text:style-name="Index_20_Link">display.line<text:tab/>25</text:span></text:a></text:p>
          <text:p text:style-name="Contents_20_2"><text:a xlink:type="simple" xlink:href="#__RefHeading___Toc2654_1691778354" text:style-name="Index_20_Link" text:visited-style-name="Index_20_Link"><text:span text:style-name="Index_20_Link">display.at<text:tab/>25</text:span></text:a></text:p>
          <text:p text:style-name="Contents_20_2"><text:a xlink:type="simple" xlink:href="#__RefHeading___Toc2658_1691778354" text:style-name="Index_20_Link" text:visited-style-name="Index_20_Link"><text:span text:style-name="Index_20_Link">acceptline<text:tab/>25</text:span></text:a></text:p>
          <text:p text:style-name="Contents_20_2"><text:a xlink:type="simple" xlink:href="#__RefHeading___Toc2662_1691778354" text:style-name="Index_20_Link" text:visited-style-name="Index_20_Link"><text:span text:style-name="Index_20_Link">acceptline.at<text:tab/>26</text:span></text:a></text:p>
          <text:p text:style-name="Contents_20_2"><text:a xlink:type="simple" xlink:href="#__RefHeading___Toc6618_848725681" text:style-name="Index_20_Link" text:visited-style-name="Index_20_Link"><text:span text:style-name="Index_20_Link">accept.at<text:tab/>26</text:span></text:a></text:p>
          <text:p text:style-name="Contents_20_2"><text:a xlink:type="simple" xlink:href="#__RefHeading___Toc5148_1322271147" text:style-name="Index_20_Link" text:visited-style-name="Index_20_Link"><text:span text:style-name="Index_20_Link">Screen Attributes<text:tab/>26</text:span></text:a></text:p>
          <text:p text:style-name="Contents_20_1"><text:a xlink:type="simple" xlink:href="#__RefHeading__87_154075666" text:style-name="Index_20_Link" text:visited-style-name="Index_20_Link"><text:span text:style-name="Index_20_Link">WORDS.o<text:tab/>28</text:span></text:a></text:p>
          <text:p text:style-name="Contents_20_2"><text:a xlink:type="simple" xlink:href="#__RefHeading___Toc2668_1691778354" text:style-name="Index_20_Link" text:visited-style-name="Index_20_Link"><text:span text:style-name="Index_20_Link">words.copy<text:tab/>28</text:span></text:a></text:p>
          <text:p text:style-name="Contents_20_2"><text:a xlink:type="simple" xlink:href="#__RefHeading___Toc2672_1691778354" text:style-name="Index_20_Link" text:visited-style-name="Index_20_Link"><text:span text:style-name="Index_20_Link">words.pad<text:tab/>28</text:span></text:a></text:p>
          <text:p text:style-name="Contents_20_2"><text:a xlink:type="simple" xlink:href="#__RefHeading___Toc2674_1691778354" text:style-name="Index_20_Link" text:visited-style-name="Index_20_Link"><text:span text:style-name="Index_20_Link">words.uppercase<text:tab/>28</text:span></text:a></text:p>
          <text:p text:style-name="Contents_20_2"><text:a xlink:type="simple" xlink:href="#__RefHeading___Toc2676_1691778354" text:style-name="Index_20_Link" text:visited-style-name="Index_20_Link"><text:span text:style-name="Index_20_Link">words.lowercase<text:tab/>28</text:span></text:a></text:p>
          <text:p text:style-name="Contents_20_2"><text:a xlink:type="simple" xlink:href="#__RefHeading___Toc2678_1691778354" text:style-name="Index_20_Link" text:visited-style-name="Index_20_Link"><text:span text:style-name="Index_20_Link">words.insert<text:tab/>29</text:span></text:a></text:p>
          <text:p text:style-name="Contents_20_2"><text:a xlink:type="simple" xlink:href="#__RefHeading___Toc2680_1691778354" text:style-name="Index_20_Link" text:visited-style-name="Index_20_Link"><text:span text:style-name="Index_20_Link">words.find<text:tab/>29</text:span></text:a></text:p>
          <text:p text:style-name="Contents_20_2"><text:a xlink:type="simple" xlink:href="#__RefHeading___Toc2682_1691778354" text:style-name="Index_20_Link" text:visited-style-name="Index_20_Link"><text:span text:style-name="Index_20_Link">words.replace<text:tab/>29</text:span></text:a></text:p>
          <text:p text:style-name="Contents_20_2"><text:a xlink:type="simple" xlink:href="#__RefHeading___Toc2684_1691778354" text:style-name="Index_20_Link" text:visited-style-name="Index_20_Link"><text:span text:style-name="Index_20_Link">words.environment<text:tab/>29</text:span></text:a></text:p>
          <text:p text:style-name="Contents_20_2"><text:a xlink:type="simple" xlink:href="#__RefHeading___Toc7816_1599588638" text:style-name="Index_20_Link" text:visited-style-name="Index_20_Link"><text:span text:style-name="Index_20_Link">words.length<text:tab/>29</text:span></text:a></text:p>
          <text:p text:style-name="Contents_20_1">3333<text:a xlink:type="simple" xlink:href="#__RefHeading__89_154075666" text:style-name="Index_20_Link" text:visited-style-name="Index_20_Link"><text:span text:style-name="Index_20_Link">.o<text:tab/>30</text:span></text:a></text:p>
          <text:p text:style-name="Contents_20_2"><text:a xlink:type="simple" xlink:href="#__RefHeading___Toc2692_1691778354" text:style-name="Index_20_Link" text:visited-style-name="Index_20_Link"><text:span text:style-name="Index_20_Link">numbers.eq<text:tab/>30</text:span></text:a></text:p>
          <text:p text:style-name="Contents_20_2"><text:a xlink:type="simple" xlink:href="#__RefHeading___Toc2694_1691778354" text:style-name="Index_20_Link" text:visited-style-name="Index_20_Link"><text:span text:style-name="Index_20_Link">numbers.add<text:tab/>30</text:span></text:a></text:p>
          <text:p text:style-name="Contents_20_2"><text:a xlink:type="simple" xlink:href="#__RefHeading___Toc2696_1691778354" text:style-name="Index_20_Link" text:visited-style-name="Index_20_Link"><text:span text:style-name="Index_20_Link">numbers.sub<text:tab/>30</text:span></text:a></text:p>
          <text:p text:style-name="Contents_20_2"><text:a xlink:type="simple" xlink:href="#__RefHeading___Toc2698_1691778354" text:style-name="Index_20_Link" text:visited-style-name="Index_20_Link"><text:span text:style-name="Index_20_Link">numbers.mul<text:tab/>30</text:span></text:a></text:p>
          <text:p text:style-name="Contents_20_2"><text:a xlink:type="simple" xlink:href="#__RefHeading___Toc2700_1691778354" text:style-name="Index_20_Link" text:visited-style-name="Index_20_Link"><text:span text:style-name="Index_20_Link">numbers.div<text:tab/>30</text:span></text:a></text:p>
          <text:p text:style-name="Contents_20_2"><text:a xlink:type="simple" xlink:href="#__RefHeading___Toc10251_336021026" text:style-name="Index_20_Link" text:visited-style-name="Index_20_Link"><text:span text:style-name="Index_20_Link">Overloading<text:tab/>31</text:span></text:a></text:p>
          <text:p text:style-name="Contents_20_2"><text:a xlink:type="simple" xlink:href="#__RefHeading___Toc7098_567023070" text:style-name="Index_20_Link" text:visited-style-name="Index_20_Link"><text:span text:style-name="Index_20_Link">numbers.calc<text:tab/>31</text:span></text:a></text:p>
          <text:p text:style-name="Contents_20_2"><text:a xlink:type="simple" xlink:href="#__RefHeading___Toc8218_1554996883" text:style-name="Index_20_Link" text:visited-style-name="Index_20_Link"><text:span text:style-name="Index_20_Link">numbers.random<text:tab/>31</text:span></text:a></text:p>
          <text:p text:style-name="Contents_20_1"><text:a xlink:type="simple" xlink:href="#__RefHeading__91_154075666" text:style-name="Index_20_Link" text:visited-style-name="Index_20_Link"><text:span text:style-name="Index_20_Link">DECISIONS.o<text:tab/>32</text:span></text:a></text:p>
          <text:p text:style-name="Contents_20_2"><text:a xlink:type="simple" xlink:href="#__RefHeading___Toc2708_1691778354" text:style-name="Index_20_Link" text:visited-style-name="Index_20_Link"><text:span text:style-name="Index_20_Link">if statements<text:tab/>32</text:span></text:a></text:p>
          <text:p text:style-name="Contents_20_2"><text:soft-page-break/><text:a xlink:type="simple" xlink:href="#__RefHeading___Toc2760_1691778354" text:style-name="Index_20_Link" text:visited-style-name="Index_20_Link"><text:span text:style-name="Index_20_Link">.IF .OR .AND .END<text:tab/>33</text:span></text:a></text:p>
          <text:p text:style-name="Contents_20_2"><text:a xlink:type="simple" xlink:href="#__RefHeading___Toc3197_1691778354" text:style-name="Index_20_Link" text:visited-style-name="Index_20_Link"><text:span text:style-name="Index_20_Link">the _IN operator<text:tab/>34</text:span></text:a></text:p>
          <text:p text:style-name="Contents_20_2"><text:a xlink:type="simple" xlink:href="#__RefHeading___Toc7496_1831979845" text:style-name="Index_20_Link" text:visited-style-name="Index_20_Link"><text:span text:style-name="Index_20_Link">the _NIN operator<text:tab/>34</text:span></text:a></text:p>
          <text:p text:style-name="Contents_20_2"><text:a xlink:type="simple" xlink:href="#__RefHeading___Toc2790_1691778354" text:style-name="Index_20_Link" text:visited-style-name="Index_20_Link"><text:span text:style-name="Index_20_Link">TEST statements<text:tab/>34</text:span></text:a></text:p>
          <text:p text:style-name="Contents_20_2"><text:a xlink:type="simple" xlink:href="#__RefHeading___Toc8220_1554996883" text:style-name="Index_20_Link" text:visited-style-name="Index_20_Link"><text:span text:style-name="Index_20_Link">.WHEN .OR .AND .END<text:tab/>35</text:span></text:a></text:p>
          <text:p text:style-name="Contents_20_1"><text:a xlink:type="simple" xlink:href="#__RefHeading___Toc2842_1691778354" text:style-name="Index_20_Link" text:visited-style-name="Index_20_Link"><text:span text:style-name="Index_20_Link">LOOPS<text:tab/>37</text:span></text:a></text:p>
          <text:p text:style-name="Contents_20_2"><text:a xlink:type="simple" xlink:href="#__RefHeading___Toc2846_1691778354" text:style-name="Index_20_Link" text:visited-style-name="Index_20_Link"><text:span text:style-name="Index_20_Link"><text:span text:style-name="T2">repeat </text:span></text:span></text:a><text:a xlink:type="simple" xlink:href="#__RefHeading___Toc2846_1691778354" text:style-name="Index_20_Link" text:visited-style-name="Index_20_Link"><text:span text:style-name="Index_20_Link"><text:span text:style-name="T2">&lt;name&gt;</text:span></text:span></text:a><text:a xlink:type="simple" xlink:href="#__RefHeading___Toc2846_1691778354" text:style-name="Index_20_Link" text:visited-style-name="Index_20_Link"><text:span text:style-name="Index_20_Link"><text:tab/>37</text:span></text:a></text:p>
          <text:p text:style-name="Contents_20_2"><text:a xlink:type="simple" xlink:href="#__RefHeading___Toc2866_1691778354" text:style-name="Index_20_Link" text:visited-style-name="Index_20_Link"><text:span text:style-name="Index_20_Link">repeat.if<text:tab/>37</text:span></text:a></text:p>
          <text:p text:style-name="Contents_20_2"><text:a xlink:type="simple" xlink:href="#__RefHeading___Toc4940_733776834" text:style-name="Index_20_Link" text:visited-style-name="Index_20_Link"><text:span text:style-name="Index_20_Link">repeat.while<text:tab/>37</text:span></text:a></text:p>
          <text:p text:style-name="Contents_20_2"><text:a xlink:type="simple" xlink:href="#__RefHeading___Toc2888_1691778354" text:style-name="Index_20_Link" text:visited-style-name="Index_20_Link"><text:span text:style-name="Index_20_Link">repeat.for<text:tab/>38</text:span></text:a></text:p>
          <text:p text:style-name="Contents_20_1"><text:a xlink:type="simple" xlink:href="#__RefHeading___Toc2914_1691778354" text:style-name="Index_20_Link" text:visited-style-name="Index_20_Link"><text:span text:style-name="Index_20_Link">SUB ROUTINES<text:tab/>39</text:span></text:a></text:p>
          <text:p text:style-name="Contents_20_2"><text:a xlink:type="simple" xlink:href="#__RefHeading___Toc10253_336021026" text:style-name="Index_20_Link" text:visited-style-name="Index_20_Link"><text:span text:style-name="Index_20_Link">Overview<text:tab/>39</text:span></text:a></text:p>
          <text:p text:style-name="Contents_20_1"><text:a xlink:type="simple" xlink:href="#__RefHeading___Toc10255_336021026" text:style-name="Index_20_Link" text:visited-style-name="Index_20_Link"><text:span text:style-name="Index_20_Link">FUNCTIONS<text:tab/>39</text:span></text:a></text:p>
          <text:p text:style-name="Contents_20_2"><text:a xlink:type="simple" xlink:href="#__RefHeading___Toc10257_336021026" text:style-name="Index_20_Link" text:visited-style-name="Index_20_Link"><text:span text:style-name="Index_20_Link">Overview<text:tab/>39</text:span></text:a></text:p>
          <text:p text:style-name="Contents_20_1"><text:a xlink:type="simple" xlink:href="#__RefHeading__93_154075666" text:style-name="Index_20_Link" text:visited-style-name="Index_20_Link"><text:span text:style-name="Index_20_Link">FILES.o<text:tab/>40</text:span></text:a></text:p>
          <text:p text:style-name="Contents_20_2"><text:a xlink:type="simple" xlink:href="#__RefHeading___Toc10259_336021026" text:style-name="Index_20_Link" text:visited-style-name="Index_20_Link"><text:span text:style-name="Index_20_Link">files.open<text:tab/>40</text:span></text:a></text:p>
          <text:p text:style-name="Contents_20_2"><text:a xlink:type="simple" xlink:href="#__RefHeading___Toc2940_1691778354" text:style-name="Index_20_Link" text:visited-style-name="Index_20_Link"><text:span text:style-name="Index_20_Link">files.read<text:tab/>40</text:span></text:a></text:p>
          <text:p text:style-name="Contents_20_2"><text:a xlink:type="simple" xlink:href="#__RefHeading___Toc2944_1691778354" text:style-name="Index_20_Link" text:visited-style-name="Index_20_Link"><text:span text:style-name="Index_20_Link">files.write<text:tab/>40</text:span></text:a></text:p>
          <text:p text:style-name="Contents_20_2"><text:a xlink:type="simple" xlink:href="#__RefHeading___Toc2948_1691778354" text:style-name="Index_20_Link" text:visited-style-name="Index_20_Link"><text:span text:style-name="Index_20_Link">files.delete<text:tab/>41</text:span></text:a></text:p>
          <text:p text:style-name="Contents_20_2"><text:a xlink:type="simple" xlink:href="#__RefHeading___Toc2952_1691778354" text:style-name="Index_20_Link" text:visited-style-name="Index_20_Link"><text:span text:style-name="Index_20_Link">files.close<text:tab/>41</text:span></text:a></text:p>
          <text:p text:style-name="Contents_20_2"><text:a xlink:type="simple" xlink:href="#__RefHeading___Toc7818_1599588638" text:style-name="Index_20_Link" text:visited-style-name="Index_20_Link"><text:span text:style-name="Index_20_Link">files.copy<text:tab/>41</text:span></text:a></text:p>
          <text:p text:style-name="Contents_20_2"><text:a xlink:type="simple" xlink:href="#__RefHeading___Toc8790_229624493" text:style-name="Index_20_Link" text:visited-style-name="Index_20_Link"><text:span text:style-name="Index_20_Link">files.rename<text:tab/>41</text:span></text:a></text:p>
          <text:p text:style-name="Contents_20_2"><text:a xlink:type="simple" xlink:href="#__RefHeading___Toc8792_229624493" text:style-name="Index_20_Link" text:visited-style-name="Index_20_Link"><text:span text:style-name="Index_20_Link">files.remove<text:tab/>42</text:span></text:a></text:p>
          <text:p text:style-name="Contents_20_2"><text:a xlink:type="simple" xlink:href="#__RefHeading___Toc7498_1831979845" text:style-name="Index_20_Link" text:visited-style-name="Index_20_Link"><text:span text:style-name="Index_20_Link">files.chdir<text:tab/>42</text:span></text:a></text:p>
          <text:p text:style-name="Contents_20_2"><text:a xlink:type="simple" xlink:href="#__RefHeading___Toc7500_1831979845" text:style-name="Index_20_Link" text:visited-style-name="Index_20_Link"><text:span text:style-name="Index_20_Link">files.getcwd<text:tab/>42</text:span></text:a></text:p>
          <text:p text:style-name="Contents_20_2"><text:a xlink:type="simple" xlink:href="#__RefHeading___Toc5602_691664245" text:style-name="Index_20_Link" text:visited-style-name="Index_20_Link"><text:span text:style-name="Index_20_Link">RANDOM ACCESS FILES<text:tab/>42</text:span></text:a></text:p>
          <text:p text:style-name="P315"><text:a xlink:type="simple" xlink:href="#__RefHeading___Toc5604_691664245" text:style-name="Index_20_Link" text:visited-style-name="Index_20_Link"><text:span text:style-name="Index_20_Link">files.start<text:tab/>42</text:span></text:a></text:p>
          <text:p text:style-name="P315"><text:a xlink:type="simple" xlink:href="#__RefHeading___Toc5606_691664245" text:style-name="Index_20_Link" text:visited-style-name="Index_20_Link"><text:span text:style-name="Index_20_Link">files.next<text:tab/>42</text:span></text:a></text:p>
          <text:p text:style-name="Contents_20_2"><text:a xlink:type="simple" xlink:href="#__RefHeading___Toc7820_1599588638" text:style-name="Index_20_Link" text:visited-style-name="Index_20_Link"><text:span text:style-name="Index_20_Link">DIRECTORIES<text:tab/>43</text:span></text:a></text:p>
          <text:p text:style-name="P315"><text:a xlink:type="simple" xlink:href="#__RefHeading___Toc8222_1554996883" text:style-name="Index_20_Link" text:visited-style-name="Index_20_Link"><text:span text:style-name="Index_20_Link">files.open<text:tab/>43</text:span></text:a></text:p>
          <text:p text:style-name="P315"><text:a xlink:type="simple" xlink:href="#__RefHeading___Toc5604_6916642451" text:style-name="Index_20_Link" text:visited-style-name="Index_20_Link"><text:span text:style-name="Index_20_Link">files.read<text:tab/>43</text:span></text:a></text:p>
          <text:p text:style-name="P315"><text:a xlink:type="simple" xlink:href="#__RefHeading___Toc8224_1554996883" text:style-name="Index_20_Link" text:visited-style-name="Index_20_Link"><text:span text:style-name="Index_20_Link">files.close<text:tab/>43</text:span></text:a></text:p>
          <text:p text:style-name="Contents_20_2"><text:a xlink:type="simple" xlink:href="#__RefHeading___Toc8226_1554996883" text:style-name="Index_20_Link" text:visited-style-name="Index_20_Link"><text:span text:style-name="Index_20_Link">RECORD LOCKING<text:tab/>43</text:span></text:a></text:p>
          <text:p text:style-name="P315"><text:a xlink:type="simple" xlink:href="#__RefHeading___Toc8228_1554996883" text:style-name="Index_20_Link" text:visited-style-name="Index_20_Link"><text:span text:style-name="Index_20_Link">files.lock<text:tab/>44</text:span></text:a></text:p>
          <text:p text:style-name="P315"><text:a xlink:type="simple" xlink:href="#__RefHeading___Toc8230_1554996883" text:style-name="Index_20_Link" text:visited-style-name="Index_20_Link"><text:span text:style-name="Index_20_Link">files.unlock<text:tab/>44</text:span></text:a></text:p>
          <text:p text:style-name="Contents_20_1"><text:a xlink:type="simple" xlink:href="#__RefHeading__95_154075666" text:style-name="Index_20_Link" text:visited-style-name="Index_20_Link"><text:span text:style-name="Index_20_Link">TABLES.o<text:tab/>45</text:span></text:a></text:p>
          <text:p text:style-name="Contents_20_2"><text:a xlink:type="simple" xlink:href="#__RefHeading___Toc3554_1659423163" text:style-name="Index_20_Link" text:visited-style-name="Index_20_Link"><text:span text:style-name="Index_20_Link">tables.bind<text:tab/>45</text:span></text:a></text:p>
          <text:p text:style-name="Contents_20_2"><text:a xlink:type="simple" xlink:href="#__RefHeading___Toc3556_1659423163" text:style-name="Index_20_Link" text:visited-style-name="Index_20_Link"><text:span text:style-name="Index_20_Link">tables.rget : Read a Table Record<text:tab/>45</text:span></text:a></text:p>
          <text:p text:style-name="Contents_20_2"><text:a xlink:type="simple" xlink:href="#__RefHeading___Toc3558_1659423163" text:style-name="Index_20_Link" text:visited-style-name="Index_20_Link"><text:span text:style-name="Index_20_Link">tables.rput : Write a Table Record<text:tab/>45</text:span></text:a></text:p>
          <text:p text:style-name="Contents_20_2"><text:a xlink:type="simple" xlink:href="#__RefHeading___Toc4944_733776834" text:style-name="Index_20_Link" text:visited-style-name="Index_20_Link"><text:span text:style-name="Index_20_Link">tables.sort<text:tab/>45</text:span></text:a></text:p>
          <text:p text:style-name="Contents_20_2"><text:a xlink:type="simple" xlink:href="#__RefHeading___Toc5150_1322271147" text:style-name="Index_20_Link" text:visited-style-name="Index_20_Link"><text:span text:style-name="Index_20_Link">tables.search<text:tab/>45</text:span></text:a></text:p>
          <text:p text:style-name="Contents_20_2"><text:a xlink:type="simple" xlink:href="#__RefHeading___Toc8794_229624493" text:style-name="Index_20_Link" text:visited-style-name="Index_20_Link"><text:span text:style-name="Index_20_Link">tables.fget : Read a Table Field<text:tab/>46</text:span></text:a></text:p>
          <text:p text:style-name="Contents_20_2"><text:a xlink:type="simple" xlink:href="#__RefHeading___Toc3558_16594231632" text:style-name="Index_20_Link" text:visited-style-name="Index_20_Link"><text:span text:style-name="Index_20_Link">tables.fput : Write a Table Field<text:tab/>46</text:span></text:a></text:p>
          <text:p text:style-name="Contents_20_1"><text:a xlink:type="simple" xlink:href="#__RefHeading___Toc5937_472364460" text:style-name="Index_20_Link" text:visited-style-name="Index_20_Link"><text:span text:style-name="Index_20_Link">XTABLES.o<text:tab/>47</text:span></text:a></text:p>
          <text:p text:style-name="Contents_20_2"><text:a xlink:type="simple" xlink:href="#__RefHeading___Toc3554_16594231631" text:style-name="Index_20_Link" text:visited-style-name="Index_20_Link"><text:span text:style-name="Index_20_Link">xtables.bind<text:tab/>47</text:span></text:a></text:p>
          <text:p text:style-name="Contents_20_2"><text:a xlink:type="simple" xlink:href="#__RefHeading___Toc3556_16594231631" text:style-name="Index_20_Link" text:visited-style-name="Index_20_Link"><text:span text:style-name="Index_20_Link">xtables.rget<text:tab/>47</text:span></text:a></text:p>
          <text:p text:style-name="Contents_20_2"><text:a xlink:type="simple" xlink:href="#__RefHeading___Toc3558_16594231631" text:style-name="Index_20_Link" text:visited-style-name="Index_20_Link"><text:span text:style-name="Index_20_Link">xtables.rput<text:tab/>47</text:span></text:a></text:p>
          <text:p text:style-name="Contents_20_2"><text:a xlink:type="simple" xlink:href="#__RefHeading___Toc5939_472364460" text:style-name="Index_20_Link" text:visited-style-name="Index_20_Link"><text:span text:style-name="Index_20_Link">xtables.delete<text:tab/>48</text:span></text:a></text:p>
          <text:p text:style-name="Contents_20_2"><text:a xlink:type="simple" xlink:href="#__RefHeading___Toc5941_472364460" text:style-name="Index_20_Link" text:visited-style-name="Index_20_Link"><text:span text:style-name="Index_20_Link">xtables.load<text:tab/>48</text:span></text:a></text:p>
          <text:p text:style-name="Contents_20_2"><text:a xlink:type="simple" xlink:href="#__RefHeading___Toc5943_472364460" text:style-name="Index_20_Link" text:visited-style-name="Index_20_Link"><text:span text:style-name="Index_20_Link">xtables.unload<text:tab/>48</text:span></text:a></text:p>
          <text:p text:style-name="Contents_20_2"><text:soft-page-break/><text:a xlink:type="simple" xlink:href="#__RefHeading___Toc4944_7337768341" text:style-name="Index_20_Link" text:visited-style-name="Index_20_Link"><text:span text:style-name="Index_20_Link">xtables.sort<text:tab/>48</text:span></text:a></text:p>
          <text:p text:style-name="Contents_20_2"><text:a xlink:type="simple" xlink:href="#__RefHeading___Toc5150_13222711471" text:style-name="Index_20_Link" text:visited-style-name="Index_20_Link"><text:span text:style-name="Index_20_Link">xtables.search<text:tab/>48</text:span></text:a></text:p>
          <text:p text:style-name="Contents_20_2"><text:a xlink:type="simple" xlink:href="#__RefHeading___Toc8796_229624493" text:style-name="Index_20_Link" text:visited-style-name="Index_20_Link"><text:span text:style-name="Index_20_Link">xtables.fget : Read a xTable Field<text:tab/>49</text:span></text:a></text:p>
          <text:p text:style-name="Contents_20_2"><text:a xlink:type="simple" xlink:href="#__RefHeading___Toc3558_165942316321" text:style-name="Index_20_Link" text:visited-style-name="Index_20_Link"><text:span text:style-name="Index_20_Link">xtables.fput : Write a xTable Field<text:tab/>49</text:span></text:a></text:p>
          <text:p text:style-name="Contents_20_1"><text:a xlink:type="simple" xlink:href="#__RefHeading___Toc6620_848725681" text:style-name="Index_20_Link" text:visited-style-name="Index_20_Link"><text:span text:style-name="Index_20_Link">WWW.o<text:tab/>50</text:span></text:a></text:p>
          <text:p text:style-name="Contents_20_2"><text:a xlink:type="simple" xlink:href="#__RefHeading___Toc3554_165942316311" text:style-name="Index_20_Link" text:visited-style-name="Index_20_Link"><text:span text:style-name="Index_20_Link">www.open<text:tab/>51</text:span></text:a></text:p>
          <text:p text:style-name="Contents_20_2"><text:a xlink:type="simple" xlink:href="#__RefHeading___Toc6622_848725681" text:style-name="Index_20_Link" text:visited-style-name="Index_20_Link"><text:span text:style-name="Index_20_Link">www.process<text:tab/>51</text:span></text:a></text:p>
          <text:p text:style-name="Contents_20_2"><text:a xlink:type="simple" xlink:href="#__RefHeading___Toc6624_848725681" text:style-name="Index_20_Link" text:visited-style-name="Index_20_Link"><text:span text:style-name="Index_20_Link">www.close<text:tab/>51</text:span></text:a></text:p>
          <text:p text:style-name="Contents_20_1"><text:a xlink:type="simple" xlink:href="#__RefHeading___Toc8080_31221085" text:style-name="Index_20_Link" text:visited-style-name="Index_20_Link"><text:span text:style-name="Index_20_Link">(I)nter (P)rocess (C)ommunication<text:tab/>52</text:span></text:a></text:p>
          <text:p text:style-name="Contents_20_2"><text:a xlink:type="simple" xlink:href="#__RefHeading___Toc8082_31221085" text:style-name="Index_20_Link" text:visited-style-name="Index_20_Link"><text:span text:style-name="Index_20_Link">Client<text:tab/>52</text:span></text:a></text:p>
          <text:p text:style-name="Contents_20_2"><text:a xlink:type="simple" xlink:href="#__RefHeading___Toc8084_31221085" text:style-name="Index_20_Link" text:visited-style-name="Index_20_Link"><text:span text:style-name="Index_20_Link">www.sendmsg<text:tab/>52</text:span></text:a></text:p>
          <text:p text:style-name="Contents_20_2"><text:a xlink:type="simple" xlink:href="#__RefHeading___Toc8086_31221085" text:style-name="Index_20_Link" text:visited-style-name="Index_20_Link"><text:span text:style-name="Index_20_Link">Server<text:tab/>52</text:span></text:a></text:p>
          <text:p text:style-name="Contents_20_2"><text:a xlink:type="simple" xlink:href="#__RefHeading___Toc8088_31221085" text:style-name="Index_20_Link" text:visited-style-name="Index_20_Link"><text:span text:style-name="Index_20_Link">www.open<text:tab/>52</text:span></text:a></text:p>
          <text:p text:style-name="Contents_20_2"><text:a xlink:type="simple" xlink:href="#__RefHeading___Toc6622_8487256811" text:style-name="Index_20_Link" text:visited-style-name="Index_20_Link"><text:span text:style-name="Index_20_Link">www.process<text:tab/>52</text:span></text:a></text:p>
          <text:p text:style-name="Contents_20_2"><text:a xlink:type="simple" xlink:href="#__RefHeading___Toc6624_8487256811" text:style-name="Index_20_Link" text:visited-style-name="Index_20_Link"><text:span text:style-name="Index_20_Link">www.close<text:tab/>52</text:span></text:a></text:p>
          <text:p text:style-name="Contents_20_1"><text:a xlink:type="simple" xlink:href="#__RefHeading___Toc5608_691664245" text:style-name="Index_20_Link" text:visited-style-name="Index_20_Link"><text:span text:style-name="Index_20_Link">APPENDIX A.<text:tab/>53</text:span></text:a></text:p>
          <text:p text:style-name="Contents_20_2"><text:a xlink:type="simple" xlink:href="#__RefHeading___Toc5610_691664245" text:style-name="Index_20_Link" text:visited-style-name="Index_20_Link"><text:span text:style-name="Index_20_Link">How to implement a list in languageONE.<text:tab/>53</text:span></text:a></text:p>
          <text:p text:style-name="Contents_20_1"><text:a xlink:type="simple" xlink:href="#__RefHeading___Toc3199_1691778354" text:style-name="Index_20_Link" text:visited-style-name="Index_20_Link"><text:span text:style-name="Index_20_Link">APPENDIX B.<text:tab/>54</text:span></text:a></text:p>
          <text:p text:style-name="Contents_20_2"><text:a xlink:type="simple" xlink:href="#__RefHeading___Toc3201_1691778354" text:style-name="Index_20_Link" text:visited-style-name="Index_20_Link"><text:span text:style-name="Index_20_Link">KEYWORDS (macros)<text:tab/>54</text:span></text:a></text:p>
          <text:p text:style-name="P315"><text:a xlink:type="simple" xlink:href="#__RefHeading___Toc3203_1691778354" text:style-name="Index_20_Link" text:visited-style-name="Index_20_Link"><text:span text:style-name="Index_20_Link">Integers<text:tab/>54</text:span></text:a></text:p>
          <text:p text:style-name="P315"><text:a xlink:type="simple" xlink:href="#__RefHeading___Toc3205_1691778354" text:style-name="Index_20_Link" text:visited-style-name="Index_20_Link"><text:span text:style-name="Index_20_Link">Sub Routines<text:tab/>54</text:span></text:a></text:p>
          <text:p text:style-name="P315"><text:a xlink:type="simple" xlink:href="#__RefHeading___Toc4946_733776834" text:style-name="Index_20_Link" text:visited-style-name="Index_20_Link"><text:span text:style-name="Index_20_Link">Functions<text:tab/>54</text:span></text:a></text:p>
          <text:p text:style-name="P315"><text:a xlink:type="simple" xlink:href="#__RefHeading___Toc3207_1691778354" text:style-name="Index_20_Link" text:visited-style-name="Index_20_Link"><text:span text:style-name="Index_20_Link">Screen IO<text:tab/>54</text:span></text:a></text:p>
          <text:p text:style-name="P315"><text:a xlink:type="simple" xlink:href="#__RefHeading___Toc3209_1691778354" text:style-name="Index_20_Link" text:visited-style-name="Index_20_Link"><text:span text:style-name="Index_20_Link">Strings<text:tab/>54</text:span></text:a></text:p>
          <text:p text:style-name="P315"><text:a xlink:type="simple" xlink:href="#__RefHeading___Toc3211_1691778354" text:style-name="Index_20_Link" text:visited-style-name="Index_20_Link"><text:span text:style-name="Index_20_Link">Numbers<text:tab/>54</text:span></text:a></text:p>
          <text:p text:style-name="P315"><text:a xlink:type="simple" xlink:href="#__RefHeading___Toc3213_1691778354" text:style-name="Index_20_Link" text:visited-style-name="Index_20_Link"><text:span text:style-name="Index_20_Link">Decisions<text:tab/>55</text:span></text:a></text:p>
          <text:p text:style-name="P315"><text:a xlink:type="simple" xlink:href="#__RefHeading___Toc3215_1691778354" text:style-name="Index_20_Link" text:visited-style-name="Index_20_Link"><text:span text:style-name="Index_20_Link">Loops<text:tab/>55</text:span></text:a></text:p>
          <text:p text:style-name="P315"><text:a xlink:type="simple" xlink:href="#__RefHeading___Toc3217_1691778354" text:style-name="Index_20_Link" text:visited-style-name="Index_20_Link"><text:span text:style-name="Index_20_Link">Files<text:tab/>55</text:span></text:a></text:p>
          <text:p text:style-name="P315"><text:a xlink:type="simple" xlink:href="#__RefHeading___Toc3219_1691778354" text:style-name="Index_20_Link" text:visited-style-name="Index_20_Link"><text:span text:style-name="Index_20_Link">Tables<text:tab/>55</text:span></text:a></text:p>
          <text:p text:style-name="P315"><text:a xlink:type="simple" xlink:href="#__RefHeading___Toc10261_336021026" text:style-name="Index_20_Link" text:visited-style-name="Index_20_Link"><text:span text:style-name="Index_20_Link">Xtables<text:tab/>55</text:span></text:a></text:p>
          <text:p text:style-name="P315"><text:a xlink:type="simple" xlink:href="#__RefHeading___Toc3221_1691778354" text:style-name="Index_20_Link" text:visited-style-name="Index_20_Link"><text:span text:style-name="Index_20_Link">Date<text:tab/>55</text:span></text:a></text:p>
          <text:p text:style-name="P315"><text:a xlink:type="simple" xlink:href="#__RefHeading___Toc7100_567023070" text:style-name="Index_20_Link" text:visited-style-name="Index_20_Link"><text:span text:style-name="Index_20_Link">WWW<text:tab/>56</text:span></text:a></text:p>
          <text:p text:style-name="P315"><text:a xlink:type="simple" xlink:href="#__RefHeading___Toc7102_567023070" text:style-name="Index_20_Link" text:visited-style-name="Index_20_Link"><text:span text:style-name="Index_20_Link">Miscellaneous<text:tab/>56</text:span></text:a></text:p>
          <text:p text:style-name="Contents_20_1"><text:a xlink:type="simple" xlink:href="#__RefHeading___Toc3755_75959204" text:style-name="Index_20_Link" text:visited-style-name="Index_20_Link"><text:span text:style-name="Index_20_Link">APPENDIX C.<text:tab/>57</text:span></text:a></text:p>
          <text:p text:style-name="Contents_20_2"><text:a xlink:type="simple" xlink:href="#__RefHeading___Toc3757_75959204" text:style-name="Index_20_Link" text:visited-style-name="Index_20_Link"><text:span text:style-name="Index_20_Link">System Supplied Fields<text:tab/>57</text:span></text:a></text:p>
          <text:p text:style-name="Contents_20_1"><text:a xlink:type="simple" xlink:href="#__RefHeading___Toc10263_336021026" text:style-name="Index_20_Link" text:visited-style-name="Index_20_Link"><text:span text:style-name="Index_20_Link">APPENDIX D.<text:tab/>58</text:span></text:a></text:p>
          <text:p text:style-name="Contents_20_2"><text:a xlink:type="simple" xlink:href="#__RefHeading___Toc5612_691664245" text:style-name="Index_20_Link" text:visited-style-name="Index_20_Link"><text:span text:style-name="Index_20_Link"><text:span text:style-name="T4">languageONE</text:span></text:span></text:a><text:a xlink:type="simple" xlink:href="#__RefHeading___Toc5612_691664245" text:style-name="Index_20_Link" text:visited-style-name="Index_20_Link"><text:span text:style-name="Index_20_Link"> Structures<text:tab/>58</text:span></text:a></text:p>
          <text:p text:style-name="Contents_20_1"><text:a xlink:type="simple" xlink:href="#__RefHeading___Toc5614_691664245" text:style-name="Index_20_Link" text:visited-style-name="Index_20_Link"><text:span text:style-name="Index_20_Link">APPENDIX E.<text:tab/>59</text:span></text:a></text:p>
          <text:p text:style-name="Contents_20_2"><text:a xlink:type="simple" xlink:href="#__RefHeading___Toc5616_691664245" text:style-name="Index_20_Link" text:visited-style-name="Index_20_Link"><text:span text:style-name="Index_20_Link">Debugging a languageONE programming<text:tab/>59</text:span></text:a></text:p>
          <text:p text:style-name="Contents_20_2"><text:a xlink:type="simple" xlink:href="#__RefHeading___Toc10265_336021026" text:style-name="Index_20_Link" text:visited-style-name="Index_20_Link"><text:span text:style-name="Index_20_Link">Debuggers<text:tab/>60</text:span></text:a></text:p>
          <text:p text:style-name="Contents_20_1"><text:a xlink:type="simple" xlink:href="#__RefHeading___Toc7437_1801204794" text:style-name="Index_20_Link" text:visited-style-name="Index_20_Link"><text:span text:style-name="Index_20_Link">APPENDIX F.<text:tab/>61</text:span></text:a></text:p>
          <text:p text:style-name="Contents_20_2"><text:a xlink:type="simple" xlink:href="#__RefHeading___Toc5616_6916642451" text:style-name="Index_20_Link" text:visited-style-name="Index_20_Link"><text:span text:style-name="Index_20_Link">Macros<text:tab/>61</text:span></text:a></text:p>
          <text:p text:style-name="Contents_20_2"><text:a xlink:type="simple" xlink:href="#__RefHeading___Toc7439_1801204794" text:style-name="Index_20_Link" text:visited-style-name="Index_20_Link"><text:span text:style-name="Index_20_Link">Example<text:tab/>61</text:span></text:a></text:p>
          <text:p text:style-name="Contents_20_1"><text:a xlink:type="simple" xlink:href="#__RefHeading___Toc7822_1599588638" text:style-name="Index_20_Link" text:visited-style-name="Index_20_Link"><text:span text:style-name="Index_20_Link">APPENDIX G.<text:tab/>63</text:span></text:a></text:p>
          <text:p text:style-name="Contents_20_2"><text:a xlink:type="simple" xlink:href="#__RefHeading___Toc5616_69166424511" text:style-name="Index_20_Link" text:visited-style-name="Index_20_Link"><text:span text:style-name="Index_20_Link">Assembler Directives<text:tab/>63</text:span></text:a></text:p>
          <text:p text:style-name="Contents_20_2"><text:a xlink:type="simple" xlink:href="#__RefHeading___Toc8952_1114558386" text:style-name="Index_20_Link" text:visited-style-name="Index_20_Link"><text:span text:style-name="Index_20_Link">languageONE Directives<text:tab/>64</text:span></text:a></text:p>
        </text:index-body>
      </text:table-of-content>
      <text:p text:style-name="Standard"/>
      <text:h text:style-name="P384" text:outline-level="1"><text:bookmark-start text:name="__RefHeading__315_1816483254"/>OVERVIEW<text:bookmark-end text:name="__RefHeading__315_1816483254"/></text:h>
      <text:p text:style-name="P115"><text:span text:style-name="T9">languageONE</text:span> is the both the newest and the oldest of programming languages. By the strictest of definitions it is assembler code, but you would never know that by looking at it. More broadly, it is a set of macros that provide for all the functionality required when programming. And it is more. It provides a framework to support the macros in an assembled program and systematically defines the structures required to manage data and program flow. <text:span text:style-name="T9">languageONE</text:span> provides for 64bit coding and can be used "as is" or can be used by gaining an in depth knowledge of the system so that the full power of the language can be realised. </text:p>
      <text:p text:style-name="P115">Unlike some other systems which allow in line assembler <text:span text:style-name="T9">languageONE</text:span> is assembler, so if you want to write some assembler code, just do it. </text:p>
      <text:p text:style-name="P119"/>
      <text:p text:style-name="P115"><text:span text:style-name="T9">languageONE</text:span> is extensible (able to be extended). Because the language is based on macros you can code a solution, give it a macro name and it then becomes part of the language. Additionally, the existing syntax can be changed to suit your programming style. ie. The delivered syntax allows "isGreaterThan", “GT” or “&gt;” in decision making. However, as this is just a predefined token and access-able via an %include file, your are free to modify this to whatever you prefer. </text:p>
      <text:p text:style-name="P120"/>
      <text:p text:style-name="P115">This is one of the things that makes <text:span text:style-name="T9">languageONE</text:span> <text:s/>not just another programming language. It makes it THE programming language.</text:p>
      <text:p text:style-name="P115"/>
      <text:p text:style-name="P115">So..What is a macro</text:p>
      <text:p text:style-name="P115">a macro is a single instruction that expands automatically into a set of instructions to perform a particular task. And what makes macros so powerful is that the preprocessor of a macro assembler allows you to code parameters that may differ each time the macro is expanded. Consider the following assembler macro:-</text:p>
      <text:p text:style-name="P115"/>
      <text:p text:style-name="P116">%macro $initialise 1-2 ' '</text:p>
      <text:p text:style-name="P116"><text:tab/>mov <text:s/>al, %2</text:p>
      <text:p text:style-name="P116"><text:tab/>mov rdi, %1</text:p>
      <text:p text:style-name="P116"><text:tab/>mov rcx,[%1-8]</text:p>
      <text:p text:style-name="P116"><text:tab/>cld</text:p>
      <text:p text:style-name="P116">rep<text:tab/>stosb</text:p>
      <text:p text:style-name="P116">%endmacro</text:p>
      <text:p text:style-name="P121"/>
      <text:p text:style-name="P115">this probably doesn't look too familiar but when coded in <text:span text:style-name="T9">languageONE</text:span> it looks like:-</text:p>
      <text:list xml:id="list1256865028" text:style-name="WW8Num3">
        <text:list-item>
          <text:p text:style-name="P327">Initialise w_FirstName</text:p>
        </text:list-item>
      </text:list>
      <text:p text:style-name="P183">This is how you would initialise a data item</text:p>
      <text:p text:style-name="Standard"/>
      <text:p text:style-name="P133">LINUX/WINDOWS</text:p>
      <text:p text:style-name="P141">Version 1.25 was the final version where Linux and Windows version were separate entities. The version No jumped to V2.00 with the uniting of the two into a single download. This manual assumes that it is addressing Version 2.00</text:p>
      <text:p text:style-name="P141"/>
      <text:p text:style-name="P123"><text:span text:style-name="T42">When installing <text:s/></text:span><text:span text:style-name="T9">languageONE</text:span><text:span text:style-name="T43"> on a Windows system, unpack the compressed download (V9.99.zip), view the w.README.V2.00 text file and follow the instructions.</text:span></text:p>
      <text:h text:style-name="P385" text:outline-level="1"><text:bookmark-start text:name="__RefHeading__83_154075666"/>THE SYSTEM<text:bookmark-end text:name="__RefHeading__83_154075666"/></text:h>
      <text:p text:style-name="P48"><text:span text:style-name="T9">languageONE</text:span> is implemented with a number of (o)bject modules that provide functionality to the system. These modules must be statically linked with your assembled code. The command lines for assembling and linking look as follows:-</text:p>
      <text:h text:style-name="P406" text:outline-level="2"><text:bookmark-start text:name="__RefHeading___Toc3070_1691778354"/>Assembling using nasm<text:span text:style-name="Footnote_20_Symbol"><text:note text:id="ftn1" text:note-class="footnote"><text:note-citation text:label="¹">¹</text:note-citation><text:note-body><text:p text:style-name="P192"><text:span text:style-name="T75">T</text:span><text:span text:style-name="T76">he </text:span><text:span text:style-name="T77">Netwide Assembler </text:span><text:span text:style-name="T76">(</text:span><text:span text:style-name="T77">NASM</text:span><text:span text:style-name="T76">) is an </text:span><text:a xlink:type="simple" xlink:href="https://en.wikipedia.org/wiki/Assembly_language#Assembler" text:style-name="Internet_20_link" text:visited-style-name="Visited_20_Internet_20_Link"><text:span text:style-name="Internet_20_link"><text:span text:style-name="T79">assembler</text:span></text:span></text:a><text:span text:style-name="T78"> </text:span><text:span text:style-name="T76">and </text:span><text:a xlink:type="simple" xlink:href="https://en.wikipedia.org/wiki/Disassembler" text:style-name="Internet_20_link" text:visited-style-name="Visited_20_Internet_20_Link"><text:span text:style-name="Internet_20_link"><text:span text:style-name="T79">disassembler</text:span></text:span></text:a><text:span text:style-name="T78"> </text:span><text:span text:style-name="T76">for the </text:span><text:a xlink:type="simple" xlink:href="https://en.wikipedia.org/wiki/Intel_x86" text:style-name="Internet_20_link" text:visited-style-name="Visited_20_Internet_20_Link"><text:span text:style-name="Internet_20_link"><text:span text:style-name="T79">Intel x86</text:span></text:span></text:a><text:span text:style-name="T78"> </text:span><text:span text:style-name="T76">architecture. It can be used to write </text:span><text:a xlink:type="simple" xlink:href="https://en.wikipedia.org/wiki/16-bit" text:style-name="Internet_20_link" text:visited-style-name="Visited_20_Internet_20_Link"><text:span text:style-name="Internet_20_link"><text:span text:style-name="T79">16-bit</text:span></text:span></text:a><text:span text:style-name="T76">, </text:span><text:a xlink:type="simple" xlink:href="https://en.wikipedia.org/wiki/32-bit" text:style-name="Internet_20_link" text:visited-style-name="Visited_20_Internet_20_Link"><text:span text:style-name="Internet_20_link"><text:span text:style-name="T79">32-bit</text:span></text:span></text:a><text:span text:style-name="T76">(</text:span><text:a xlink:type="simple" xlink:href="https://en.wikipedia.org/wiki/IA-32" text:style-name="Internet_20_link" text:visited-style-name="Visited_20_Internet_20_Link"><text:span text:style-name="Internet_20_link"><text:span text:style-name="T79">IA-32</text:span></text:span></text:a><text:span text:style-name="T76">) and </text:span><text:a xlink:type="simple" xlink:href="https://en.wikipedia.org/wiki/64-bit" text:style-name="Internet_20_link" text:visited-style-name="Visited_20_Internet_20_Link"><text:span text:style-name="Internet_20_link"><text:span text:style-name="T79">64-bit</text:span></text:span></text:a><text:span text:style-name="T76">(</text:span><text:a xlink:type="simple" xlink:href="https://en.wikipedia.org/wiki/X86-64" text:style-name="Internet_20_link" text:visited-style-name="Visited_20_Internet_20_Link"><text:span text:style-name="Internet_20_link"><text:span text:style-name="T79">x86-64</text:span></text:span></text:a><text:span text:style-name="T76">) programs. NASM is considered to be one of the most popular assemblers for </text:span><text:a xlink:type="simple" xlink:href="https://en.wikipedia.org/wiki/Linux" text:style-name="Internet_20_link" text:visited-style-name="Visited_20_Internet_20_Link"><text:span text:style-name="Internet_20_link"><text:span text:style-name="T79">Linux</text:span></text:span></text:a><text:span text:style-name="T76">.</text:span></text:p></text:note-body></text:note></text:span><text:bookmark-end text:name="__RefHeading___Toc3070_1691778354"/></text:h>
      <text:p text:style-name="P186"><text:tab/>LINUX:(refer l.assemble in languageONE root directory)</text:p>
      <text:list xml:id="list185408142" text:style-name="WW8Num4">
        <text:list-item>
          <text:p text:style-name="P330"><text:span text:style-name="T9">nasm -f elf64 &lt;-F dwarf&gt; -w-macro-params $1</text:span><text:span text:style-name="T92">(where $1 is your program)</text:span></text:p>
        </text:list-item>
      </text:list>
      <text:p text:style-name="P32"><text:tab/>-F dwarf<text:tab/>:used for debugging</text:p>
      <text:p text:style-name="P186"><text:tab/>WINDOWS:(refer w.assemble.bat in languageONE root directory)</text:p>
      <text:list xml:id="list125027050329492" text:continue-numbering="true" text:style-name="WW8Num4">
        <text:list-item>
          <text:p text:style-name="P332">nasm -f win64 &lt;-g&gt; -w-macro-params $1(where $1 is your program)</text:p>
        </text:list-item>
      </text:list>
      <text:p text:style-name="P31"><text:span text:style-name="T9"><text:tab/></text:span><text:span text:style-name="T92">-g<text:tab/><text:tab/>:used for debugging</text:span></text:p>
      <text:h text:style-name="P407" text:outline-level="2"><text:bookmark-start text:name="__RefHeading___Toc3072_1691778354"/><text:span text:style-name="T154">LINUX - </text:span>Linking using ld <text:bookmark-end text:name="__RefHeading___Toc3072_1691778354"/></text:h>
      <text:p text:style-name="P187"><text:tab/>LINUX:(refer l.link in languageONE root directory)</text:p>
      <text:list xml:id="list1066013937" text:style-name="WW8Num5">
        <text:list-item>
          <text:p text:style-name="P381">ld -o $1 $1.o lib/languageONE.l</text:p>
        </text:list-item>
      </text:list>
      <text:h text:style-name="P410" text:outline-level="2"><text:bookmark-start text:name="__RefHeading___Toc8208_1554996883"/><text:span text:style-name="T154">WINDOWS - </text:span>Linking using golink<text:bookmark-end text:name="__RefHeading___Toc8208_1554996883"/></text:h>
      <text:p text:style-name="P188"><text:tab/>WINDOWS:(refer w.golink.bat in languageONE root directory)</text:p>
      <text:list xml:id="list125026780618424" text:continue-numbering="true" text:style-name="WW8Num5">
        <text:list-item>
          <text:p text:style-name="P381">golink /Console /entry _start /debug coff %1.obj @w.golink.libraries</text:p>
        </text:list-item>
      </text:list>
      <text:p text:style-name="P33"><text:span text:style-name="T14"><text:tab/></text:span><text:span text:style-name="T95">coff<text:tab/>:used for debugging</text:span></text:p>
      <text:h text:style-name="P411" text:outline-level="2"><text:span text:style-name="T154">WINDOWS - </text:span>Linking using <text:span text:style-name="T154">po</text:span>link <text:span text:style-name="T89">(Refer PellesC)</text:span></text:h>
      <text:p text:style-name="P189"><text:tab/>WINDOWS:(refer w.<text:span text:style-name="T154">PellesC</text:span>link.bat in languageONE root directory)</text:p>
      <text:list xml:id="list125026854645904" text:continue-numbering="true" text:style-name="WW8Num5">
        <text:list-item>
          <text:p text:style-name="P382">polink /subsystem:console /entry:_start /largeaddressaware:no %1.obj lib\languageONE.lib @w.pellesC.libraries</text:p>
        </text:list-item>
      </text:list>
      <text:p text:style-name="P189"><text:tab/>WINDOWS:(refer w.<text:span text:style-name="T154">PellesC</text:span>li<text:span text:style-name="T154">b</text:span>.bat in languageONE root directory)</text:p>
      <text:list xml:id="list125025869329224" text:continue-numbering="true" text:style-name="WW8Num5">
        <text:list-item>
          <text:p text:style-name="P383">polib /machine:x64 /out:lib\languageONE.lib lib\*.obj</text:p>
        </text:list-item>
      </text:list>
      <text:p text:style-name="P34"><text:s/></text:p>
      <text:p text:style-name="P30"/>
      <text:p text:style-name="P35"/>
      <text:h text:style-name="P408" text:outline-level="2"><text:bookmark-start text:name="__RefHeading___Toc9392_250369628"/>reWriting<text:bookmark-end text:name="__RefHeading___Toc9392_250369628"/></text:h>
      <text:p text:style-name="P37"><text:span text:style-name="T9">languageONE</text:span> V1.10a<text:span text:style-name="T43"> introduced a reWriting process. It is a thin layer that sits between a </text:span><text:span text:style-name="T9">languageONE</text:span><text:span text:style-name="T43"> program and the assembler. It's purpose is to manipulate a program by changing what is presented by the coder into something that NASM requires. It can be considered a pre-processor in the same way that NASM contains a pre-processor. More of this on the following pages. The command line for rewriting,assembling and linking look as follows:-</text:span></text:p>
      <text:list xml:id="list1893085996" text:style-name="WW8Num6">
        <text:list-item>
          <text:list>
            <text:list-item>
              <text:p text:style-name="P331"><text:span text:style-name="T9">bin/languageONE $1</text:span> <text:span text:style-name="T93">(where $1 is your program.) </text:span><text:span text:style-name="T103">(no extension – but must be “.ONE”)</text:span> </text:p>
            </text:list-item>
          </text:list>
        </text:list-item>
      </text:list>
      <text:h text:style-name="P406" text:outline-level="2"><text:bookmark-start text:name="__RefHeading___Toc9394_250369628"/>reWriting,Assemble and Link<text:bookmark-end text:name="__RefHeading___Toc9394_250369628"/></text:h>
      <text:p text:style-name="P187"><text:tab/>LINUX:(refer l.makeONE in languageONE root directory)</text:p>
      <text:list xml:id="list652030206" text:style-name="WW8Num7">
        <text:list-item>
          <text:list>
            <text:list-item>
              <text:p text:style-name="P333"><text:span text:style-name="T8">l.makeONE $1</text:span> <text:span text:style-name="T93">(where $1 is your program.) </text:span><text:span text:style-name="T103">(no extension – but must be “.ONE”) </text:span></text:p>
            </text:list-item>
          </text:list>
        </text:list-item>
      </text:list>
      <text:p text:style-name="P187"><text:tab/>WINDOWS:(refer w.makeONE.bat in languageONE root directory)</text:p>
      <text:list xml:id="list125025805692138" text:continue-numbering="true" text:style-name="WW8Num7">
        <text:list-item>
          <text:list>
            <text:list-item>
              <text:p text:style-name="P333"><text:span text:style-name="T8">w.makeONE $1</text:span><text:span text:style-name="T103"> </text:span><text:span text:style-name="T93">(where $1 is your program.) </text:span><text:span text:style-name="T103">(no extension – but must be “.ONE”) </text:span></text:p>
            </text:list-item>
          </text:list>
        </text:list-item>
      </text:list>
      <text:h text:style-name="P386" text:outline-level="1"><text:bookmark-start text:name="__RefHeading___Toc6667_364316513"/>WHERE IS EVERYTHING<text:bookmark-end text:name="__RefHeading___Toc6667_364316513"/></text:h>
      <text:h text:style-name="P407" text:outline-level="2"><text:bookmark-start text:name="__RefHeading___Toc6669_364316513"/>languageONE<text:bookmark-end text:name="__RefHeading___Toc6669_364316513"/></text:h>
      <text:p text:style-name="P114"><text:span text:style-name="T38"><text:tab/>l.</text:span><text:span text:style-name="T97">pre/w.pre.bat<text:tab/><text:tab/>; commandline pre assemble script</text:span></text:p>
      <text:p text:style-name="P116"><text:tab/>l.assemble/w.assemble.bat<text:tab/>; commandline assemble script</text:p>
      <text:p text:style-name="P116"><text:tab/>l.link/w.golink.bat<text:tab/><text:tab/>; commandline link script</text:p>
      <text:p text:style-name="P116"><text:tab/>l.makeONE/w.makeONE.bat<text:tab/>; commandline make utility</text:p>
      <text:p text:style-name="P114"><text:tab/><text:span text:style-name="T4">ARCHIVE</text:span><text:tab/><text:tab/><text:tab/>: <text:span text:style-name="T4">THE SOURCE FOR ALL PREVIOUS VERSIONS</text:span></text:p>
      <text:p text:style-name="P114"><text:tab/><text:span text:style-name="T4">bin</text:span><text:tab/><text:tab/><text:tab/><text:tab/>: <text:span text:style-name="T4">LANGUAGE EXECUTABLES</text:span></text:p>
      <text:p text:style-name="P114"><text:span text:style-name="T38"><text:tab/><text:tab/>l.</text:span><text:span text:style-name="T97">languageONE<text:tab/>: the </text:span><text:span text:style-name="T15">"reWRITER"<text:tab/><text:tab/>[Linux]</text:span></text:p>
      <text:p text:style-name="P114"><text:span text:style-name="T15"><text:tab/><text:tab/></text:span><text:span text:style-name="T97">languageONE.exe<text:tab/>: the </text:span><text:span text:style-name="T15">"reWRITER"<text:tab/><text:tab/>[Windows]</text:span></text:p>
      <text:p text:style-name="P114"><text:span text:style-name="T38"><text:tab/><text:tab/>l.</text:span><text:span text:style-name="T97">GUI.makeONE<text:tab/>: the (GUI) make utility<text:tab/>[Linux]</text:span></text:p>
      <text:p text:style-name="P114"><text:tab/><text:span text:style-name="T4">Doc</text:span><text:tab/><text:tab/><text:tab/><text:tab/>: <text:span text:style-name="T4">DOCUMENTATION</text:span></text:p>
      <text:p text:style-name="P114"><text:span text:style-name="T38"><text:tab/><text:tab/></text:span><text:span text:style-name="T97">languageONE.odt<text:tab/>: this manual (*.odt)</text:span></text:p>
      <text:p text:style-name="P117"><text:tab/><text:tab/>languageONE.pdf<text:tab/>: this manual (*.pdf)</text:p>
      <text:p text:style-name="P117"><text:tab/><text:tab/>languageONE.html<text:tab/>: this manual (*.html)</text:p>
      <text:p text:style-name="P114"><text:span text:style-name="T38"><text:tab/><text:tab/></text:span><text:span text:style-name="T97">LICENSE<text:tab/><text:tab/>: gnu general public license</text:span></text:p>
      <text:p text:style-name="P114"><text:span text:style-name="T38"><text:tab/><text:tab/></text:span><text:span text:style-name="T97">README.MD<text:tab/><text:tab/>: github readme</text:span></text:p>
      <text:p text:style-name="P114"><text:span text:style-name="T38"><text:tab/><text:tab/></text:span><text:span text:style-name="T97">VERSION.HISTORY<text:tab/>: Text file of all version history</text:span></text:p>
      <text:p text:style-name="P114"><text:tab/><text:span text:style-name="T4">Html</text:span><text:tab/><text:tab/><text:tab/><text:tab/>;<text:span text:style-name="T4"> HTML SCREENS</text:span></text:p>
      <text:p text:style-name="P114"><text:span text:style-name="T38"><text:tab/><text:tab/></text:span><text:span text:style-name="T97">GUI-makeONE...<text:tab/>; GUI make utility screens</text:span></text:p>
      <text:p text:style-name="P117"><text:tab/><text:tab/>V1-15...<text:tab/><text:tab/>; demo program V1.15 screens</text:p>
      <text:p text:style-name="P114"><text:span text:style-name="T38"><text:tab/><text:tab/></text:span><text:span text:style-name="T97">V1-16...<text:tab/><text:tab/>; demo program V1.16 screens</text:span></text:p>
      <text:p text:style-name="P114"><text:tab/><text:span text:style-name="T4">include</text:span><text:tab/><text:tab/><text:tab/>; <text:span text:style-name="T4">LANGUAGEONE CORE COMPONENTS</text:span></text:p>
      <text:p text:style-name="P114"><text:tab/><text:span text:style-name="T4">Lib</text:span><text:tab/><text:tab/><text:tab/><text:tab/>: <text:span text:style-name="T4">STATICALLY LINKED LANGUAGEONE LIBRARIES &amp; ARCHIVE</text:span></text:p>
      <text:p text:style-name="P114"><text:tab/><text:span text:style-name="T4">Src</text:span><text:tab/><text:tab/><text:tab/><text:tab/>:<text:span text:style-name="T4"> LANGUAGEONE SOURCE CODE </text:span></text:p>
      <text:p text:style-name="P118"><text:tab/>Src/examples<text:tab/><text:tab/><text:tab/>: LANGUAGEONE DEMONSTRATION PROGRAMS </text:p>
      <text:p text:style-name="P3"/>
      <text:p text:style-name="Standard"><text:span text:style-name="T94">Please Note:-</text:span><text:span text:style-name="T92"> The directory structure when installed with TinyCore Linux is as per the TinyCore's team request. For a better understanding refer to VERSION.HISTORY</text:span></text:p>
      <text:h text:style-name="P404" text:outline-level="1"><text:bookmark-start text:name="__RefHeading___Toc357_1475891619"/>THE LANGUAGEONE <text:span text:style-name="T8">"reWRITER"</text:span><text:bookmark-end text:name="__RefHeading___Toc357_1475891619"/></text:h>
      <text:h text:style-name="P406" text:outline-level="2"><text:bookmark-start text:name="__RefHeading___Toc9396_250369628"/>Overview<text:bookmark-end text:name="__RefHeading___Toc9396_250369628"/></text:h>
      <text:p text:style-name="P41">HINT:- It may be more useful to skip this section and come back to it.</text:p>
      <text:p text:style-name="P162"/>
      <text:p text:style-name="P37">As mentioned above the <text:span text:style-name="T9">languageONE</text:span> <text:span text:style-name="T8">"reWRITER"</text:span> is a pre-processor that manipulates text. It is NOT a compiler nor is it an assembler. (A language <text:a xlink:type="simple" xlink:href="https://en.wikipedia.org/wiki/Rewriting" text:style-name="Internet_20_link" text:visited-style-name="Visited_20_Internet_20_Link"><text:span text:style-name="Internet_20_link">rewriter</text:span></text:a> is usually a program that translates the form of expressions without a change of language). It is in fact written in <text:span text:style-name="T9">languageONE</text:span> and can be modified and assembled as any other <text:span text:style-name="T9">languageONE</text:span> program can be.</text:p>
      <text:p text:style-name="P123"/>
      <text:p text:style-name="P37">NASM and other assemblers implement a pre-processor that presents certain facilities to make coding easier. As such a program as input to NASM may contain pre-processor statements to direct the pre-processor. ie. %macro and %endmacro are both pre-processor directives. NASM's pre-processor implements some unequalled features but is fixed in the way it works. As an example, NASM uses no brackets other than single line macros. Brackets are almost mandatory in many programming languages and such the languageONE "<text:span text:style-name="T8">reWRITER</text:span>" will manipulate their use. </text:p>
      <text:p text:style-name="P123"/>
      <text:p text:style-name="P37">The command line for "<text:span text:style-name="T8">reWRITER</text:span>",assembling and linking is as follows:-</text:p>
      <text:p text:style-name="P123"/>
      <text:p text:style-name="P38"><text:tab/>./l.makeONE &lt;program name&gt; <text:span text:style-name="T8">(no extension – but must be “.ONE”)</text:span></text:p>
      <text:p text:style-name="P194">This is a bash script</text:p>
      <text:p text:style-name="P2"/>
      <text:p text:style-name="P125"><text:tab/>The command line for reWriting only is as follows:-</text:p>
      <text:p text:style-name="P123"/>
      <text:p text:style-name="P38"><text:tab/>bin/l.languageONE &lt;program name&gt; <text:span text:style-name="T8">(no extension – but must be “.ONE”)</text:span></text:p>
      <text:p text:style-name="P2"/>
      <text:p text:style-name="P37">GUI utility, l.GUI-makeONE is a browser based utility, written in <text:span text:style-name="T9">languageONE</text:span> for reWriting/Assembling &amp; linking.</text:p>
      <text:p text:style-name="P123"/>
      <text:p text:style-name="P38"><text:tab/>./l.GUI-makeONE 1024 <text:span text:style-name="T107">(where 1024 denotes a port no [must be &gt;1024 and &lt;65535])</text:span></text:p>
      <text:p text:style-name="P2"/>
      <text:h text:style-name="P407" text:outline-level="2"><text:bookmark-start text:name="__RefHeading___Toc9398_250369628"/>"<text:span text:style-name="T8">reWRITER</text:span>" functions:-<text:bookmark-end text:name="__RefHeading___Toc9398_250369628"/></text:h>
      <text:p text:style-name="P36">Note the terminology used in this manual. Non reWritten code is referred to as 'raw' or 'pure' <text:span text:style-name="T9">languageONE</text:span>, while reWritten code is referred to as “cooked” <text:span text:style-name="T9">languageONE</text:span>. When describing macros both “raw” and “cooked” syntax will be listed.</text:p>
      <text:p text:style-name="Standard"/>
      <text:h text:style-name="P467" text:outline-level="3"><text:bookmark-start text:name="__RefHeading___Toc9400_250369628"/>Continuation Character<text:bookmark-end text:name="__RefHeading___Toc9400_250369628"/></text:h>
      <text:p text:style-name="P51"><text:span text:style-name="T41">NASM itself recognises the \ (backslash) as a continuation character and as such is also </text:span>recognised by languageONE (by simply letting it pass through)</text:p>
      <text:p text:style-name="P51"/>
      <text:p text:style-name="P97">NOTE:-It may only be used with “raw” languageONE code</text:p>
      <text:p text:style-name="P51"/>
      <text:h text:style-name="P470" text:outline-level="3"><text:bookmark-start text:name="__RefHeading___Toc9402_250369628"/>Line Splitting<text:bookmark-end text:name="__RefHeading___Toc9402_250369628"/></text:h>
      <text:p text:style-name="P51"><text:span text:style-name="T41">NASM expects one instruction per line. The </text:span><text:span text:style-name="T17">languageONE</text:span><text:span text:style-name="T41"> "</text:span><text:span text:style-name="T17">reWRITER</text:span><text:span text:style-name="T41">" will acknowledge the</text:span></text:p>
      <text:p text:style-name="P51"><text:span text:style-name="T40">“</text:span><text:span text:style-name="T38">|” character as a line splitting character and split the lines into their components.</text:span></text:p>
      <text:h text:style-name="P473" text:outline-level="3"><text:bookmark-start text:name="__RefHeading___Toc9404_250369628"/>Bracketing<text:bookmark-end text:name="__RefHeading___Toc9404_250369628"/></text:h>
      <text:p text:style-name="P52">All brackets found, other than those on single line macros, will be removed. This gives you a great deal of freedom in the way you wish to code ie.</text:p>
      <text:p text:style-name="P123"/>
      <text:p text:style-name="P52">All of the following may be coded</text:p>
      <text:list xml:id="list1106770675" text:style-name="WW8Num8">
        <text:list-item>
          <text:p text:style-name="P336">IF A = B</text:p>
        </text:list-item>
        <text:list-item>
          <text:p text:style-name="P336">IF (A = B)</text:p>
        </text:list-item>
        <text:list-item>
          <text:p text:style-name="P336">Display “Hello World”</text:p>
        </text:list-item>
        <text:list-item>
          <text:p text:style-name="P336">Display (“Hello World”)</text:p>
        </text:list-item>
        <text:list-item>
          <text:p text:style-name="P336">WHEN ({“Hello World”,1,5} = “Hello”)</text:p>
        </text:list-item>
      </text:list>
      <text:p text:style-name="P163"/>
      <text:p text:style-name="P255">In fact because the pre-processor simply removes brackets you could even code</text:p>
      <text:p text:style-name="P255">IF (()) “Hello”))))) = ((“Hello”)))))))) But then...would you really want to</text:p>
      <text:p text:style-name="P123"/>
      <text:h text:style-name="P467" text:outline-level="3"><text:bookmark-start text:name="__RefHeading___Toc9406_250369628"/>Commas<text:bookmark-end text:name="__RefHeading___Toc9406_250369628"/></text:h>
      <text:p text:style-name="P52">Commas will be inserted here NASM expects to see them.</text:p>
      <text:p text:style-name="P215">ie. <text:span text:style-name="T91">IF A = B </text:span><text:span text:style-name="T42">will become</text:span><text:span text:style-name="T91"> IF A,=,B</text:span></text:p>
      <text:p text:style-name="P2"/>
      <text:h text:style-name="P468" text:outline-level="3"><text:bookmark-start text:name="__RefHeading___Toc9408_250369628"/>Synonyms<text:bookmark-end text:name="__RefHeading___Toc9408_250369628"/></text:h>
      <text:p text:style-name="P52"><text:span text:style-name="T9">languageONE</text:span> encompasses the idea of “synonyms”.</text:p>
      <text:p text:style-name="P52">Essentially a synonym may be used at a program level to rename KEYWORDS. This allows you to use the synonym within your program and the "<text:span text:style-name="T8">reWRITER</text:span>" will replace it with a KEYWORD (macro Name). The synonym directives, BEGIN.SYNONYMS and END.SYNONYMS, and the code they enclose, must be coded as comments (starting the line with a semi-colon). The synonym (coded 1<text:span text:style-name="T108">st</text:span>) and the KEYWORD must be separated by a colon. The structure is as follows:-</text:p>
      <text:p text:style-name="P168"/>
      <text:p text:style-name="P55">;<text:tab/>BEGIN.SYNONYMS</text:p>
      <text:p text:style-name="P56">;<text:tab/><text:tab/>$.<text:tab/>:<text:tab/>WORDS.</text:p>
      <text:p text:style-name="P56">;<text:tab/><text:tab/>@.<text:tab/>:<text:tab/>INTEGERS</text:p>
      <text:p text:style-name="P57">;<text:tab/><text:tab/>#.<text:tab/>:<text:tab/>NUMBERS.</text:p>
      <text:p text:style-name="P57">;<text:tab/>END.SYNONYMS</text:p>
      <text:p text:style-name="P164"/>
      <text:p text:style-name="P100">Version 2.07 built on the idea of Synonyms by enhancing the reWriter to manage Alias’s.</text:p>
      <text:p text:style-name="P100">A dataname may be given an alias such that the reWriter will recognise the Alias and replace it with the dataname that it refers to. A dataname may be Aliased as often as you like. The Alias is coded identically to a Synonym.</text:p>
      <text:p text:style-name="P101"/>
      <text:h text:style-name="P471" text:outline-level="3"><text:bookmark-start text:name="__RefHeading___Toc9410_250369628"/>Beginning/End Constructs<text:bookmark-end text:name="__RefHeading___Toc9410_250369628"/></text:h>
      <text:p text:style-name="P52">BEGIN – END constructs will be counted and reported at the end of the reWriting</text:p>
      <text:p text:style-name="P258">[000012] Begin Subs<text:tab/><text:tab/>[000012] End Subs</text:p>
      <text:p text:style-name="P258">[000012] Begin Repeats<text:tab/>[000012] End Repeats</text:p>
      <text:p text:style-name="P258">[000002] IF's<text:tab/><text:tab/><text:tab/>[000002] End Ifs</text:p>
      <text:p text:style-name="P258">[000000] Dot Commands<text:tab/>[000000] Dot Ends</text:p>
      <text:p text:style-name="P258">[000000] Begin Test's<text:tab/>[000000] End Tests</text:p>
      <text:p text:style-name="P258">[000000] When's<text:tab/><text:tab/>[000000] Wend's</text:p>
      <text:p text:style-name="P258">[000008] Open Braces<text:tab/>[000008] Close Braces</text:p>
      <text:p text:style-name="P258">[000000] Open SqBrackets<text:tab/>[000000] Close SqBrackets</text:p>
      <text:h text:style-name="P474" text:outline-level="3"><text:bookmark-start text:name="__RefHeading___Toc9412_250369628"/>Decimal Places<text:bookmark-end text:name="__RefHeading___Toc9412_250369628"/></text:h>
      <text:p text:style-name="P263"><text:bookmark-start text:name="__DdeLink__7122_567023070"/>Where NASM sees a decimal point it assigns a value based on its assumption that the</text:p>
      <text:p text:style-name="P52">program will use the Floating Point Unit. <text:s/><text:span text:style-name="T9">languageONE </text:span><text:span text:style-name="T43">does not in fact use the FPU but rather performs fixed point arithmetic. To that end numbers with decimal places will be manipulated by the "</text:span><text:span text:style-name="T22">reWRITER</text:span><text:span text:style-name="T43">" to allow for correct processing. Ie:-</text:span></text:p>
      <text:p text:style-name="P144"/>
      <text:p text:style-name="P145"><text:tab/>insertnumber<text:tab/>Test1,-1.23456,'#,###,##9.99999-'</text:p>
      <text:p text:style-name="P136"><text:tab/><text:tab/><text:tab/>will be transformed into </text:p>
      <text:p text:style-name="P8"><text:tab/>insertnumber<text:tab/>Test1,-123456,'#,###,##9.99999-'</text:p>
      <text:p text:style-name="P7"><text:tab/><text:tab/><text:tab/></text:p>
      <text:p text:style-name="P9"><text:tab/>insertnumber<text:tab/>Test2,1.234,'##9.99999-'</text:p>
      <text:p text:style-name="P123"><text:span text:style-name="T9"><text:tab/><text:tab/><text:tab/></text:span><text:bookmark-start text:name="__DdeLink__7132_567023070"/><text:span text:style-name="T9">will be transformed into </text:span><text:bookmark-end text:name="__DdeLink__7132_567023070"/></text:p>
      <text:p text:style-name="P267">insertnumber<text:tab/>Test2,123400 <text:s/>,'##9.99999-'</text:p>
      <text:p text:style-name="P123"/>
      <text:p text:style-name="P126"><text:tab/>insertnumber<text:tab/>Test4,12345,'##9.99999-'</text:p>
      <text:p text:style-name="P138"><text:tab/><text:tab/><text:tab/>will be transformed into </text:p>
      <text:p text:style-name="P126"><text:tab/>insertnumber<text:tab/>Test4,1234500000,'##9.99999-'</text:p>
      <text:p text:style-name="P123"/>
      <text:p text:style-name="P52">In addition, where a fixed point number is used as a literal following the begin.instructions directive a picture must be supplied. <text:span text:style-name="T43">The "</text:span><text:span text:style-name="T22">reWRITER</text:span><text:span text:style-name="T43">" will now provide that picture such that you may code only the fixed point number. So, whereas a “raw” </text:span><text:span text:style-name="T10">l</text:span><text:span text:style-name="T9">anguageONE</text:span><text:span text:style-name="T43"> program requires for example</text:span></text:p>
      <text:p text:style-name="P148"/>
      <text:p text:style-name="P127"><text:span text:style-name="T51"><text:tab/></text:span><text:span text:style-name="T22">numbers.add n_Destination,{12345,'99.999'}</text:span></text:p>
      <text:p text:style-name="P123"><text:span text:style-name="T51"><text:tab/><text:tab/><text:tab/></text:span><text:span text:style-name="T43">you may now code</text:span></text:p>
      <text:p text:style-name="P127"><text:span text:style-name="T51"><text:tab/></text:span><text:span text:style-name="T22">numbers.add n_Destination,12.345</text:span><text:bookmark-end text:name="__DdeLink__7122_567023070"/></text:p>
      <text:p text:style-name="P123"/>
      <text:h text:style-name="P481" text:outline-level="3"><text:bookmark-start text:name="__RefHeading___Toc9414_250369628"/>Inference<text:bookmark-end text:name="__RefHeading___Toc9414_250369628"/></text:h>
      <text:p text:style-name="P52">The "<text:span text:style-name="T8">reWRITER</text:span>" will 'infer' calculations in the following way:-</text:p>
      <text:p text:style-name="P124"/>
      <text:p text:style-name="P127"><text:tab/>Code:- <text:span text:style-name="T8">w_SomeWord = 'Hello World'</text:span></text:p>
      <text:p text:style-name="P128"><text:tab/><text:span text:style-name="T42">and the "</text:span><text:span text:style-name="T8">reWRITER</text:span><text:span text:style-name="T42">" will infer:- </text:span></text:p>
      <text:p text:style-name="P135"><text:tab/>words.copy 'Hello World',w_SomeWord</text:p>
      <text:p text:style-name="P142"/>
      <text:p text:style-name="P127"><text:tab/><text:span text:style-name="T8">Code:- A = B + 2 * 80 </text:span></text:p>
      <text:p text:style-name="P129"><text:tab/><text:span text:style-name="T42">and the "</text:span><text:span text:style-name="T8">reWRITER</text:span><text:span text:style-name="T42">" will infer:- </text:span></text:p>
      <text:p text:style-name="P135"><text:tab/>integers.calc A = B + 2 * 80</text:p>
      <text:p text:style-name="P135"/>
      <text:p text:style-name="P127"><text:tab/>Code:-<text:span text:style-name="T42"> </text:span><text:span text:style-name="T8">A = B + 2.34 * 67.345 </text:span></text:p>
      <text:p text:style-name="P129"><text:span text:style-name="T42"><text:tab/>and the "</text:span><text:span text:style-name="T8">reWRITER</text:span><text:span text:style-name="T42">" will infer:-</text:span><text:span text:style-name="T8"> </text:span></text:p>
      <text:p text:style-name="P135"><text:tab/>numbers.calc A = B + 2.34 * 67.345</text:p>
      <text:p text:style-name="P149"/>
      <text:h text:style-name="P467" text:outline-level="3"><text:bookmark-start text:name="__RefHeading___Toc9416_250369628"/>Precedence<text:bookmark-end text:name="__RefHeading___Toc9416_250369628"/></text:h>
      <text:p text:style-name="P52"><text:span text:style-name="T9">languageONE</text:span> uses <text:bookmark-start text:name="__DdeLink__8156_373503194"/>square brackets to denote precedence. <text:bookmark-end text:name="__DdeLink__8156_373503194"/></text:p>
      <text:p text:style-name="P194">Ie A = [[[B + 2 + 3] / 3] + 123] * [5 + [C * 2]]</text:p>
      <text:p text:style-name="P194">Ie A = [[[B + 2.34 + 3.45] / 3] + 123.88] * [5 + [C * 2.45]]</text:p>
      <text:list xml:id="list492552984" text:style-name="WW8Num9">
        <text:list-item>
          <text:p text:style-name="P492">Table Elements</text:p>
        </text:list-item>
      </text:list>
      <text:p text:style-name="P52"><text:span text:style-name="T9">languageONE</text:span> extends the use of <text:bookmark-start text:name="__DdeLink__8156_37350319422"/>square brackets <text:bookmark-end text:name="__DdeLink__8156_37350319422"/>and in combination with inference can now recognise Table Elements coded in the more traditional format. </text:p>
      <text:p text:style-name="P194">Ie <text:span text:style-name="T8">n_Integer[Idx] </text:span></text:p>
      <text:p text:style-name="P196"/>
      <text:p text:style-name="P98"><text:span text:style-name="T59">Note:-</text:span><text:span text:style-name="T60"> </text:span><text:span text:style-name="T109">The </text:span><text:span text:style-name="T112"><text:s/></text:span><text:span text:style-name="T115">languageONE</text:span><text:span text:style-name="T110"> reWriter cannot infer indexed table elements {ie. Item[1] = 1} coded prior to the BIND command. </text:span></text:p>
      <text:p text:style-name="P2"/>
      <text:h text:style-name="P384" text:outline-level="1"><text:bookmark-start text:name="__RefHeading___Toc2624_1691778354"/>DATA DEFINITION<text:bookmark-end text:name="__RefHeading___Toc2624_1691778354"/></text:h>
      <text:p text:style-name="P2"><text:span text:style-name="T47">Data in </text:span><text:span text:style-name="T11">languageONE</text:span><text:span text:style-name="T47"> is defined in one of two areas. For strings it is within the Dictionary and for numbers it is within the Matrix.</text:span></text:p>
      <text:h text:style-name="P407" text:outline-level="2"><text:bookmark-start text:name="__RefHeading___Toc2626_1691778354"/>DICTIONARY<text:bookmark-end text:name="__RefHeading___Toc2626_1691778354"/></text:h>
      <text:p text:style-name="P37">The 'dictionary' is the area of the program where words, phrases and sentences may be described. The <text:span text:style-name="T114">%include 'BEGIN.DICTIONARY'</text:span> directive is used to inform the system that the dictionary will begin here. The <text:span text:style-name="T114">%include 'END.DICTIONARY'</text:span> directive is used to inform the system that the Dictionary is complete. <text:span text:style-name="T9">languageONE</text:span> uses the keyword “<text:span text:style-name="T111">INSERTWORD</text:span>” to define strings within the dictionary. It takes the form:-</text:p>
      <text:p text:style-name="P122"/>
      <text:h text:style-name="P482" text:outline-level="3"><text:bookmark-start text:name="__RefHeading___Toc9418_250369628"/>Insertword<text:bookmark-end text:name="__RefHeading___Toc9418_250369628"/></text:h>
      <text:p text:style-name="P217">Insertword w_MyFieldName,32,'My Fields Literal'</text:p>
      <text:p text:style-name="P122"/>
      <text:p text:style-name="P193">w_MyFieldName<text:tab/>is the field name used within the<text:span text:style-name="T9"> languageONE</text:span> program</text:p>
      <text:p text:style-name="P193">32<text:tab/><text:tab/><text:tab/>defines the length of the string</text:p>
      <text:p text:style-name="P201">'My Fields Literal'<text:tab/>is the initial value given to w_MyFieldName</text:p>
      <text:p text:style-name="Standard"/>
      <text:p text:style-name="P228">Valid characters in word names are letters, numbers, _(underscore), $(dollar sign), #(hash), @(at sign), ?(question mark and a .(period). The 1st character must be a letter, a .(period), an _(underscore) or a <text:s/>?(question mark) </text:p>
      <text:p text:style-name="P123"/>
      <text:p text:style-name="P215"><text:span text:style-name="T90">NOTE:-</text:span>that when the given literal is shorter than the defined string length the field will be padded with spaces thus to initialise a blank field you would code:-</text:p>
      <text:p text:style-name="P196">INSERTWORD w_Blanks,64,' ' </text:p>
      <text:p text:style-name="P221"/>
      <text:p text:style-name="P215">Where the literal is longer than the defined length, NASM will give an error. <text:s/></text:p>
      <text:p text:style-name="P2"/>
      <text:p text:style-name="P61">Qualifying a string</text:p>
      <text:p text:style-name="P52">Wherever a string is used within a program it may be qualified by coding a starting position and the number of characters to reference. It takes the form:-</text:p>
      <text:p text:style-name="P123"/>
      <text:p text:style-name="P215"><text:span text:style-name="T8">{w_MyFieldName,8,16}.</text:span> </text:p>
      <text:p text:style-name="P123"/>
      <text:p text:style-name="P52">This says:- take 16 characters of w_MyFieldName starting at character 8. It must be surrounded by braces. </text:p>
      <text:p text:style-name="P184"/>
      <text:p text:style-name="P314"/>
      <text:h text:style-name="P409" text:outline-level="2"><text:bookmark-start text:name="__RefHeading___Toc2628_1691778354"/>MATRIX<text:bookmark-end text:name="__RefHeading___Toc2628_1691778354"/></text:h>
      <text:p text:style-name="P37"><text:span text:style-name="T133">The <text:s/>'matrix' <text:s/>is the <text:s/>area of <text:s/>the <text:s/>program <text:s/>where <text:s/>Numbers <text:s/>may be described. </text:span>The <text:span text:style-name="T114">%include 'BEGIN.MATRIX'</text:span> directive is used to inform the system that the Matrix will begin here. The <text:span text:style-name="T114">%include 'END.MATRIX'</text:span> directive is used to inform the system that the Matrix is complete.</text:p>
      <text:p text:style-name="P123"/>
      <text:p text:style-name="P37">Each entry begins with the 'keyword' <text:span text:style-name="T111">INSERTNUMBER</text:span>, followed by a name you choose to refer to <text:s/>the item within the program. <text:s/>It is followed by the number <text:s/>and <text:s/>then (Optionally) by a <text:s text:c="2"/>'picture'. <text:s/><text:span text:style-name="T104">(Note:- Pictures are required for Fixed Point Numbers)</text:span></text:p>
      <text:p text:style-name="Standard"/>
      <text:h text:style-name="P483" text:outline-level="3"><text:bookmark-start text:name="__RefHeading___Toc9420_250369628"/>Insertnumber<text:bookmark-end text:name="__RefHeading___Toc9420_250369628"/></text:h>
      <text:p text:style-name="P214"><text:span text:style-name="T17">Insertnumber</text:span><text:span text:style-name="T22"> w_MyNumber,100,'#,##9'</text:span></text:p>
      <text:p text:style-name="Standard"/>
      <text:p text:style-name="P201">w_MyNumber<text:tab/><text:tab/>is the field name used within the languageONE program</text:p>
      <text:p text:style-name="P201">100 <text:tab/><text:tab/><text:tab/>initialises the number field to 100</text:p>
      <text:p text:style-name="P201">'#,##9'<text:tab/><text:tab/>defines it as an integer, displayed in 4 characters with a</text:p>
      <text:p text:style-name="P193"><text:span text:style-name="T3"><text:s/></text:span><text:span text:style-name="T2"><text:tab/><text:tab/><text:tab/>thousand sign. It will always display 0 if that is the value</text:span></text:p>
      <text:p text:style-name="Standard"/>
      <text:p text:style-name="P280">The numbers <text:s/>'picture' <text:s/>describes how the system handles/outputs the number. It comprises a series of characters that define the formatting of the number in a similar way to the BASIC programming language. The following symbols are represented:-</text:p>
      <text:p text:style-name="Standard"/>
      <text:p text:style-name="P194">'-' (the minus sign) <text:span text:style-name="T4">[Last character]</text:span></text:p>
      <text:p text:style-name="P268">This <text:s/>defines the <text:s/>number as <text:s/>being <text:s/>signed. <text:s/>The number can represent both positive and negative numbers. It should be the last character of the picture.</text:p>
      <text:p text:style-name="P2"/>
      <text:p text:style-name="P194">'9' This defines a place value for the number.</text:p>
      <text:p text:style-name="P267">If there is a zero in this position it will be displayed</text:p>
      <text:p text:style-name="P2"/>
      <text:p text:style-name="P194">'#' This also defines a place value for the number</text:p>
      <text:p text:style-name="P267">However, a zero in this position will be displayed as a space</text:p>
      <text:p text:style-name="P2"/>
      <text:p text:style-name="P194">',' This <text:s/>defines a thousands <text:s/>indicator and will be displayed when appropriate.</text:p>
      <text:p text:style-name="P2"/>
      <text:p text:style-name="P194">'.' This defines the number as a Fixed Point number. </text:p>
      <text:p text:style-name="P2"/>
      <text:p text:style-name="P229">Alternatives:-</text:p>
      <text:p text:style-name="Standard"/>
      <text:p text:style-name="P214"><text:span text:style-name="T17">Insertnumber</text:span><text:span text:style-name="T22"> w_MyNumber,100</text:span></text:p>
      <text:p text:style-name="P18"/>
      <text:p text:style-name="P194">If a number has no picture, a default 26 character picture will be used. If a number without picture is accepted as input, <text:span text:style-name="T9">languageONE</text:span> will assign a picture developed from that input.</text:p>
      <text:p text:style-name="Standard"/>
      <text:p text:style-name="P266">ie. accept=1,234.56- Assigned Picture= 9,999.99-</text:p>
      <text:p text:style-name="Standard"/>
      <text:p text:style-name="P215">Valid characters in number names are letters, numbers, _(underscore), $(dollar sign), #(hash), @(at sign), and a ?(question mark. The 1st character must be a letter, an _,(underscore) or a <text:s/>?(question mark)</text:p>
      <text:h text:style-name="P469" text:outline-level="3"><text:bookmark-start text:name="__RefHeading___Toc3136_1691778354"/><text:soft-page-break/>Integers<text:bookmark-end text:name="__RefHeading___Toc3136_1691778354"/></text:h>
      <text:p text:style-name="P51">Unsigned: <text:span text:style-name="T4">All numbers will be considered as signed</text:span></text:p>
      <text:p text:style-name="P51">Signed: <text:s text:c="2"/>From −9,223,372,036,854,775,808 to 9,223,372,036,854,775,807</text:p>
      <text:p text:style-name="P64">can be represented as integers.</text:p>
      <text:h text:style-name="P469" text:outline-level="3"><text:bookmark-start text:name="__RefHeading___Toc2632_1691778354"/>Fixed point numbers<text:bookmark-end text:name="__RefHeading___Toc2632_1691778354"/></text:h>
      <text:p text:style-name="P263">Fixed <text:s/>Point <text:s/>numbers <text:s/>are <text:s/>used <text:s/>in <text:s/><text:span text:style-name="T9">languageONE</text:span>. <text:s/>This <text:s/>is <text:s/>different <text:tab/>from many programming languages that use floating point numbers. Floating point numbers require a FPU and are not entirely accurate. (Ever had that experience with a calculator where you enter something like 2 * 2 and get an answer of 3.9999999999</text:p>
      <text:p text:style-name="P123"/>
      <text:p text:style-name="P263">Fixed point numbers in <text:span text:style-name="T9">languageONE</text:span> are integers with an 'implied' <text:s/>decimal place. This is implemented via the picture clause of the insertnumber keyword. By defining a picture like '999.99', you are asking for a number that contains 2 decimal places. A picture of say '#,###,##9.9999-' defines a number with 4 decimal places with a sign <text:span text:style-name="T6">displayed</text:span> (remembering all numbers are treated as signed).</text:p>
      <text:p text:style-name="P123"/>
      <text:p text:style-name="P51">Because all numbers are actually 64 bit integers the following restrictions apply to Fixed Point numbers. Using <text:span text:style-name="T9">languageONE</text:span>'s largest integer (9,223,372,036,854,775,807)</text:p>
      <text:p text:style-name="P215"><text:span text:style-name="T1"><text:s/></text:span>the following range is encapsulated</text:p>
      <text:p text:style-name="P122"/>
      <text:p text:style-name="P285">.9223372036854775807</text:p>
      <text:p text:style-name="P285"><text:tab/>This number can define the size of something smaller than an electron</text:p>
      <text:p text:style-name="P122"/>
      <text:p text:style-name="P285">922337203685477580.7<text:tab/></text:p>
      <text:p text:style-name="P286">This number can count, in seconds, from the big bank until now and be only half filled. It follows that the largest number that contains the largest no of decimal places is 9999999999.999999999 or 999999999.9999999999</text:p>
      <text:p text:style-name="P122"/>
      <text:p text:style-name="P65">Defining Fixed Point Numbers</text:p>
      <text:p text:style-name="P52">Because fixed point numbers are held as an integer with a implied decimal place you must acknowledge the number of decimal places in a given value. That is, given a picture of '999.99' and a required value of 123 you must code 12300,'999.99'. Coding 123,'999.99' implies the number is 1.23.</text:p>
      <text:h text:style-name="P467" text:outline-level="3"><text:bookmark-start text:name="__RefHeading___Toc2636_1691778354"/>Literals<text:bookmark-end text:name="__RefHeading___Toc2636_1691778354"/></text:h>
      <text:p text:style-name="P67">If a fixed point number is required for a literal then a picture MUST be coded following that literal. ie: {123,'9.99'} equates to 1.23 </text:p>
      <text:p text:style-name="P169"/>
      <text:p text:style-name="P52"><text:span text:style-name="T135">(NOTE:- this may be handled by the "</text:span><text:span text:style-name="T9">reWRITER</text:span><text:span text:style-name="T135">". A pure Fixed Point number may be defined ie A = 1.23 – be aware though that the reWritten version of your program will of had the number converted to its implied Fixed Point value)</text:span></text:p>
      <text:h text:style-name="P472" text:outline-level="3"><text:bookmark-start text:name="__RefHeading___Toc8950_1114558386"/>Setting precedence<text:bookmark-end text:name="__RefHeading___Toc8950_1114558386"/></text:h>
      <text:p text:style-name="P52"><text:bookmark-start text:name="__DdeLink__8156_37350319421"/><text:span text:style-name="T136">square brackets denote precedents </text:span><text:bookmark-end text:name="__DdeLink__8156_37350319421"/><text:span text:style-name="T136"><text:s/>for fixed point number and these are handled by the "</text:span><text:span text:style-name="T22">reWRITER</text:span><text:span text:style-name="T136">". Ie A = [[[B + 2.34 + 3.45] / 3] + 123.88] * [5 + [C * 2.45]]</text:span></text:p>
      <text:p text:style-name="P170"/>
      <text:h text:style-name="P387" text:outline-level="1"><text:bookmark-start text:name="__RefHeading___Toc3497_1659423163"/>FILES<text:bookmark-end text:name="__RefHeading___Toc3497_1659423163"/></text:h>
      <text:p text:style-name="P37"><text:span text:style-name="T133">The <text:s/>'FILES' <text:s/>section is the <text:s/>area of <text:s/>the <text:s/>program <text:s/>where <text:s/>Files <text:s/>may be described. </text:span>The <text:span text:style-name="T114">%include 'BEGIN.FILES'</text:span> directive is used to inform the system that file descriptions <text:s/>will begin here. The <text:span text:style-name="T114">%include 'END.FILES'</text:span> directive is used to inform the system that the file section is complete.</text:p>
      <text:p text:style-name="P2"/>
      <text:p text:style-name="P37">Each entry begins with the 'keyword' <text:span text:style-name="T111">INSERTFILE, </text:span><text:span text:style-name="T42">followed by a file type indicator, </text:span>a name you choose to refer to <text:s/>the file within the program, and the external name of the file. <text:s/></text:p>
      <text:h text:style-name="P413" text:outline-level="2"><text:bookmark-start text:name="__RefHeading___Toc9422_250369628"/>Insertfile<text:bookmark-end text:name="__RefHeading___Toc9422_250369628"/></text:h>
      <text:p text:style-name="P52"><text:span text:style-name="T24">Insertfile</text:span><text:bookmark-start text:name="__DdeLink__9062_449296930"/><text:bookmark-start text:name="__DdeLink__6328_1945074091"/><text:span text:style-name="T117"> </text:span>&lt;Delimiter&gt;,&lt;I-Name&gt;,&lt;'./X-Name'&gt;<text:bookmark-end text:name="__DdeLink__9062_449296930"/><text:bookmark-end text:name="__DdeLink__6328_1945074091"/><text:tab/></text:p>
      <text:p text:style-name="P215">where &lt;Delimiter&gt; may be<text:tab/><text:span text:style-name="T2">c_NULL,</text:span></text:p>
      <text:p text:style-name="P287">c_LF,</text:p>
      <text:p text:style-name="P287">c_CSV,</text:p>
      <text:p text:style-name="P287">'?'</text:p>
      <text:p text:style-name="P287">c_RECORD,</text:p>
      <text:p text:style-name="P287">c_RANDOM,</text:p>
      <text:p text:style-name="P287">c_INDEXED,</text:p>
      <text:p text:style-name="P287">c_DIRECTORY,</text:p>
      <text:p text:style-name="P287">'Your Own Delimiter'</text:p>
      <text:p text:style-name="P171"/>
      <text:p text:style-name="P228">where &lt;I-Name&gt; is the name used within the program to reference the file</text:p>
      <text:p text:style-name="P228">where &lt;'./X-Name'&gt; is the external name of the file </text:p>
      <text:p text:style-name="P171"/>
      <text:p text:style-name="P281">DELIMITERS</text:p>
      <text:p text:style-name="P203">c_NULL</text:p>
      <text:p text:style-name="P267"><text:span text:style-name="T2">Indicates that a NULL value (0x00) is used to delimit logical records. </text:span><text:span text:style-name="T9">languageONE</text:span><text:span text:style-name="T2"> will add this character when writing to the file and strip this character when reading <text:s/>from the file.</text:span></text:p>
      <text:p text:style-name="P171"/>
      <text:p text:style-name="P203">c_LF</text:p>
      <text:p text:style-name="P257"><text:span text:style-name="T2">Indicates that a LINEFEED value (0x0A) is used to delimit logical records. </text:span><text:span text:style-name="T9">languageONE</text:span><text:span text:style-name="T2"> will add this character when writing to the file and strip this character when reading <text:s/>from the file.</text:span></text:p>
      <text:p text:style-name="P171"/>
      <text:p text:style-name="P203">c_CSV</text:p>
      <text:p text:style-name="P269">Indicates a standard comma delimited file will be used. Alphanumerics will be enclosed in quotation marks, fields will be separated by commas and a LINEFEED character will delimit the logical record</text:p>
      <text:p text:style-name="P171"/>
      <text:p text:style-name="P193">'?' Your own character</text:p>
      <text:p text:style-name="P259">Any single character enclosed in quotes</text:p>
      <text:p text:style-name="P19"/>
      <text:p text:style-name="P203">c_RECORD</text:p>
      <text:p text:style-name="P259">Indicates that a RECORD will be used to read from and write to the file (refer next section)</text:p>
      <text:p text:style-name="P171"/>
      <text:p text:style-name="P203">c_RANDOM</text:p>
      <text:p text:style-name="P259"><text:soft-page-break/>Indicates that the file can be accessed by record no. RECORDS are implicit in random files.</text:p>
      <text:p text:style-name="P171"/>
      <text:p text:style-name="P202">c_INDEXED</text:p>
      <text:p text:style-name="P259">Indicates that the file is optimised for use with the Xtables module. Its format echo's the Xtable format in memory, ie there is an 8 byte index field and a 1 byte status field that precedes each record. It is accessed by record no. RECORDS are implicit in indexed <text:s/>files.</text:p>
      <text:p text:style-name="P171"/>
      <text:p text:style-name="P203">c_DIRECTORY</text:p>
      <text:p text:style-name="P259">Indicates that it is a directory that is being read. </text:p>
      <text:p text:style-name="P123"/>
      <text:p text:style-name="P2"/>
      <text:p text:style-name="P37">The external name may be replaced by a dictionary word and can be allocated dynamically by simply setting it equal to name. ie.</text:p>
      <text:p text:style-name="P123"/>
      <text:p text:style-name="P52">[in the file section]<text:tab/><text:span text:style-name="T8">Insertfile c_LF,IN_File</text:span></text:p>
      <text:p text:style-name="P123"/>
      <text:p text:style-name="P52">[in the code section]<text:tab/><text:span text:style-name="T8">IN_File = “External File Name”</text:span></text:p>
      <text:p text:style-name="P2"/>
      <text:h text:style-name="P425" text:outline-level="2"><text:bookmark-start text:name="__RefHeading___Toc9424_250369628"/>File Status<text:bookmark-end text:name="__RefHeading___Toc9424_250369628"/></text:h>
      <text:p text:style-name="P52">When accessing files <text:s/><text:span text:style-name="T9">languageONE</text:span> provides a <text:s/>'STATUS' field. <text:s/>It is defined as FileName_STATUS. Thus the status field for the file A01_File would be <text:span text:style-name="T137">A01_File_STATUS</text:span>. This field can be checked each time a file is accessed.</text:p>
      <text:p text:style-name="Standard"/>
      <text:p text:style-name="P51">Present values are:-</text:p>
      <text:p text:style-name="P214">10(EOF)<text:tab/><text:tab/>= End Of File </text:p>
      <text:p text:style-name="P214">23(INVALIDKEY)<text:tab/>= Invalid Key</text:p>
      <text:p text:style-name="P214">22(DUPLICATES)<text:tab/>= More than one record exists for this key</text:p>
      <text:p text:style-name="P214">90(LOCKED)<text:tab/><text:tab/>= Record/File is locked</text:p>
      <text:p text:style-name="Standard"/>
      <text:h text:style-name="P425" text:outline-level="2"><text:bookmark-start text:name="__RefHeading___Toc9426_250369628"/>File Size<text:bookmark-end text:name="__RefHeading___Toc9426_250369628"/></text:h>
      <text:p text:style-name="P52">Additionally, when a file has been opened, <text:span text:style-name="T9">languageONE</text:span> provides a <text:s/>'SIZE' field. It is defined as FileName_SIZE. Thus the size field for the file A01_File would be <text:span text:style-name="T137">A01_File_SIZE</text:span>.</text:p>
      <text:h text:style-name="P389" text:outline-level="1"><text:bookmark-start text:name="__RefHeading___Toc3503_1659423163"/>RECORDS<text:bookmark-end text:name="__RefHeading___Toc3503_1659423163"/></text:h>
      <text:p text:style-name="P288">A record is a collection of elements, typically in fixed number and sequence and typically indexed by serial numbers or identity numbers. The elements of records may also be called fields or members.</text:p>
      <text:p text:style-name="P123"/>
      <text:p text:style-name="P37">Records <text:s/>provide for <text:s/>structuring data <text:s/>in a logical <text:s/>way. <text:s/>They are usually, but not always, <text:s/>used to describe <text:s/>data in a <text:s/>file and thus provide clearer code when <text:s/>defined with <text:s/>the file <text:s/>in question. Each entry in a file is described as a record. Records are also mandatory in <text:span text:style-name="T9">languageONE</text:span> tables. (refer next section)</text:p>
      <text:p text:style-name="P123"/>
      <text:p text:style-name="P37">Each record entry starts with <text:span text:style-name="T111">BEGIN.RECORD</text:span> keyword. <text:s/>It is followed by a numeric <text:s/>value <text:s/>defining the <text:s/>length of <text:s/>the record, <text:s/>and then the record name. <text:s/>Each record terminates <text:s/>with <text:s/>the <text:s/><text:span text:style-name="T111">END.RECORD</text:span> <text:s/>keyword followed <text:s/>by the <text:s/>record name. <text:s/>Fields can then be <text:s/>defined <text:s/>within the <text:s/>BEGIN and END of the record by using <text:span text:style-name="T8">I</text:span><text:span text:style-name="T111">nsertword</text:span> and <text:span text:style-name="T111">insertnumber.</text:span></text:p>
      <text:p text:style-name="P173"/>
      <text:h text:style-name="P425" text:outline-level="2"><text:bookmark-start text:name="__RefHeading___Toc9428_250369628"/>Record Description<text:bookmark-end text:name="__RefHeading___Toc9428_250369628"/></text:h>
      <text:p text:style-name="P122"/>
      <text:p text:style-name="P214"><text:span text:style-name="T26">begin.record</text:span><text:span text:style-name="T8"> &lt;record_length&gt;,A01_Record</text:span></text:p>
      <text:p text:style-name="P195">insertnumber<text:tab/>A01_No1,<text:tab/> <text:s text:c="4"/>00, '99999'</text:p>
      <text:p text:style-name="P195">insertnumber<text:tab/>A01_No2,<text:tab/> <text:s text:c="4"/>00, '99999'</text:p>
      <text:p text:style-name="P195">insertnumber<text:tab/>A01_No3,<text:tab/> <text:s text:c="4"/>00, '99999'</text:p>
      <text:p text:style-name="P195">insertnumber<text:tab/>A01_Word1,<text:tab/> <text:s text:c="4"/>10, ''</text:p>
      <text:p text:style-name="P195">insertnumber<text:tab/>A01_Word2,<text:tab/> <text:s text:c="4"/>10, ''</text:p>
      <text:p text:style-name="P214"><text:span text:style-name="T26">end.record</text:span><text:span text:style-name="T8"> A01_Record</text:span></text:p>
      <text:p text:style-name="P122"/>
      <text:p text:style-name="P52">The files module <text:s/>must be informed <text:s/>of the <text:s/>record <text:s/>length and it is Parameter 1 or the <text:span text:style-name="T111">BEGIN.RECORD</text:span> keyword that accomplishes this.</text:p>
      <text:p text:style-name="P123"/>
      <text:h text:style-name="P425" text:outline-level="2"><text:bookmark-start text:name="__RefHeading___Toc9430_250369628"/>Record No<text:bookmark-end text:name="__RefHeading___Toc9430_250369628"/></text:h>
      <text:p text:style-name="P52">When a <text:s/>record <text:s/>is <text:s/>used for <text:s/>File <text:s/>access, <text:s/><text:span text:style-name="T9">languageONE</text:span> <text:s/>provides a Record Number which may be used to access records in a random manner rather than sequentially <text:s/>[one after the other]. <text:s/>This access method is termed <text:s/>'relative' or <text:s/>'random'. <text:s/>The Record Number is the record name followed by '_NO', so in the case above the record no field will be <text:span text:style-name="T137">A01_Record_NO</text:span>.</text:p>
      <text:p text:style-name="P123"/>
      <text:h text:style-name="P403" text:outline-level="1"><text:bookmark-start text:name="__RefHeading___Toc3505_1659423163"/>TABLES<text:bookmark-end text:name="__RefHeading___Toc3505_1659423163"/></text:h>
      <text:p text:style-name="P37">Tables(Arrays/Lists in other terminology) are defined in <text:span text:style-name="T9">languageONE</text:span> as structured internal storage. <text:s/>They are treated very <text:s/>similarly to Files <text:s/>but <text:s/>unlike files must <text:s/>ALWAYS have a record associated with them and thus are almost synonymous with random access files. <text:s/>This allows file records to be read <text:s/>into <text:s/>storage quite efficiently. <text:s/>You insert a table by defining its size (Record Length) times No Of Records that you require.</text:p>
      <text:p text:style-name="P123"/>
      <text:p text:style-name="P37"><text:span text:style-name="T133">The <text:s/>'TABLES' <text:s/>section is the <text:s/>area of <text:s/>the <text:s/>program <text:s/>where <text:s/>tables <text:s/>may be described. </text:span>The <text:span text:style-name="T114">%include 'BEGIN.TABLES</text:span>' directive is used to inform the system that Table descriptions will begin here. The <text:span text:style-name="T114">%include 'END.TABLES</text:span>' directive is used to inform the system that the definitions are complete.</text:p>
      <text:p text:style-name="P2"/>
      <text:h text:style-name="P426" text:outline-level="2"><text:bookmark-start text:name="__RefHeading___Toc9432_250369628"/>Insert Table<text:bookmark-end text:name="__RefHeading___Toc9432_250369628"/></text:h>
      <text:p text:style-name="P52"><text:bookmark-start text:name="__DdeLink__6345_1100094882"/><text:bookmark-start text:name="__DdeLink__8441_1806777264"/><text:span text:style-name="T117">Inserttable</text:span><text:span text:style-name="T8"> WorkTable,c_RecordLength*c_NoOfRecords</text:span><text:bookmark-end text:name="__DdeLink__6345_1100094882"/><text:bookmark-end text:name="__DdeLink__8441_1806777264"/></text:p>
      <text:p text:style-name="P2"/>
      <text:p text:style-name="P71">Inserting a table defines the table name and the overall size of the table, defined as the record length times the number of records. Before a table can be used it must be bound. </text:p>
      <text:p text:style-name="P152"/>
      <text:h text:style-name="P430" text:outline-level="2"><text:bookmark-start text:name="__RefHeading___Toc9434_250369628"/>Bind Table<text:bookmark-end text:name="__RefHeading___Toc9434_250369628"/></text:h>
      <text:p text:style-name="P52"><text:span text:style-name="T117">Tables.bind</text:span><text:span text:style-name="T60"> </text:span><text:span text:style-name="T24">(WorkTable,A01_Record,c_NoOfRecords)</text:span></text:p>
      <text:p text:style-name="P153"/>
      <text:p text:style-name="P52"><text:span text:style-name="T60">While the </text:span><text:span text:style-name="T112">INSERTTABLE</text:span><text:span text:style-name="T60"> keyword tells </text:span><text:span text:style-name="T11">languageONE</text:span><text:span text:style-name="T60"> about the overall size of the table,</text:span></text:p>
      <text:p text:style-name="P52"><text:span text:style-name="T60">TABLES.bind, binds a record to the table and defines the dimensions. It is coded within the body of the program (following the </text:span><text:span text:style-name="T115">%include BEGIN.PROGRAM</text:span><text:span text:style-name="T60">)</text:span></text:p>
      <text:p text:style-name="P153"/>
      <text:p text:style-name="P52">Of course Tables/Arrays can have more than 2 dimensions. <text:span text:style-name="T9">languageONE</text:span> allows up to 9 dimensions (you count the record as the 1st dimension.). They are defined by first INSERTing a TABLE with the dimensions detailing the size and then by binding a record to the table. ie TABLES.bind,WorkTable2,A01_Record,3,4 </text:p>
      <text:p text:style-name="P123"/>
      <text:p text:style-name="P52">If you use an analogy like pages in a book you could say that the record defines the words across the page, the 3 defines the lines down the page and the 4 defines the pages. You can expand this analogy with an extra dimension defining books. So the index 3,4,5 would define 3 books, 4 pages, and 5 lines leaving the record to define the words across the line. </text:p>
      <text:p text:style-name="P2"/>
      <text:p text:style-name="P222"><text:bookmark-start text:name="__DdeLink__6347_1100094882"/><text:bookmark-start text:name="__DdeLink__9065_384132757"/>Inserttable WorkTable2,RecLength*3*4*5</text:p>
      <text:p text:style-name="P223">Tables.Bind WorkTable,A01_Record,3,4,5<text:bookmark-end text:name="__DdeLink__6347_1100094882"/><text:bookmark-end text:name="__DdeLink__9065_384132757"/></text:p>
      <text:p text:style-name="P12"/>
      <text:p text:style-name="P70">Tables are read or written by providing the required index(s) numbers in the get and put operations. Refer further ahead.</text:p>
      <text:p text:style-name="P152"/>
      <text:p text:style-name="P102"><text:span text:style-name="T59">Note:-</text:span><text:span text:style-name="T60"> </text:span><text:span text:style-name="T143">The <text:s/></text:span><text:span text:style-name="T138">languageONE</text:span><text:span text:style-name="T144"> reWriter cannot infer indexed table elements {ie. Item[1] = 1} coded prior to the BIND command. </text:span></text:p>
      <text:h text:style-name="P390" text:outline-level="1"><text:bookmark-start text:name="__RefHeading___Toc5935_472364460"/>XTABLES<text:bookmark-end text:name="__RefHeading___Toc5935_472364460"/></text:h>
      <text:p text:style-name="P42">XTables(Arrays/Lists in other terminology) are large tables that have been optimised for use with indexed files, they may however be used for any other purpose. They are single dimension tables with memory being allocated at runtime. </text:p>
      <text:p text:style-name="P153"/>
      <text:h text:style-name="P426" text:outline-level="2"><text:bookmark-start text:name="__RefHeading___Toc9436_250369628"/>InsertXTable<text:bookmark-end text:name="__RefHeading___Toc9436_250369628"/></text:h>
      <text:p text:style-name="P52"><text:bookmark-start text:name="__DdeLink__6345_11000948821"/><text:bookmark-start text:name="__DdeLink__8441_18067772641"/><text:span text:style-name="T117">InsertXTable</text:span> <text:span text:style-name="T8">LargeTable</text:span><text:bookmark-end text:name="__DdeLink__6345_11000948821"/><text:bookmark-end text:name="__DdeLink__8441_18067772641"/></text:p>
      <text:p text:style-name="P2"/>
      <text:p text:style-name="P71">Inserting an XTable defines the table name. Before a table can be used it must be bound. </text:p>
      <text:p text:style-name="P152"/>
      <text:h text:style-name="P430" text:outline-level="2"><text:bookmark-start text:name="__RefHeading___Toc9438_250369628"/>Bind XTable<text:bookmark-end text:name="__RefHeading___Toc9438_250369628"/></text:h>
      <text:p text:style-name="P52"><text:span text:style-name="T117">XTables.bind</text:span><text:span text:style-name="T24"> <text:s/>LargeTable,Record,Size</text:span></text:p>
      <text:p text:style-name="P153"/>
      <text:p text:style-name="P52"><text:span text:style-name="T60">While the </text:span><text:span text:style-name="T112">INSERTXTABLE</text:span><text:span text:style-name="T60"> keyword tells </text:span><text:span text:style-name="T11">languageONE</text:span><text:span text:style-name="T60"> the xtables name, XTABLES.bind, binds a record to the table and defines the tables size. It is coded within the body of the program (following the </text:span><text:span text:style-name="T115">%include BEGIN.PROGRAM</text:span><text:span text:style-name="T60">)</text:span></text:p>
      <text:p text:style-name="P153"/>
      <text:p text:style-name="P52"><text:span text:style-name="T45">NOTE</text:span><text:span text:style-name="T44">:- An XTABLE contains an extra 9 bytes at the front of each record to hold a Delete Flag and an Index and must be taken into account when defining the xTable size.</text:span></text:p>
      <text:p text:style-name="P146"/>
      <text:p text:style-name="P232">Size = NoOfRecords*(RecordLength + 9)</text:p>
      <text:p text:style-name="P232"/>
      <text:p text:style-name="P99"><text:span text:style-name="T45">Note:-</text:span><text:span text:style-name="T46"> </text:span><text:span text:style-name="T145">The <text:s/></text:span><text:span text:style-name="T139">languageONE</text:span><text:span text:style-name="T145"> reWriter cannot infer indexed table elements {ie. Item[1] = 1} coded prior to the BIND command. </text:span></text:p>
      <text:p text:style-name="P103"/>
      <text:h text:style-name="P397" text:outline-level="1">ARRAYS (Integer)</text:h>
      <text:p text:style-name="P43"><text:span text:style-name="T156">An Array – introduced in Version V2.10 - is a contiguous no of integers (all numbers are represented as qwords in languageONE) </text:span>with memory being allocated at runtime. <text:s/><text:span text:style-name="T156">They do not have the control block normally associated with a languageONE data structure and therefore must be accessed via the ARRAYS.LIB package. <text:s/>Unless manually manipulated indexes have been logically coded, Arrays are always 1 dimensional and a new Quick Sort algorithm has been coded for Arrays in order to optimise the sort speed of integers. <text:s/></text:span><text:span text:style-name="T134">The <text:s/>'TABLES' <text:s/>section is the <text:s/>area of <text:s/>the <text:s/>program <text:s/>where <text:s/>Arrays <text:s/>may be described. </text:span></text:p>
      <text:p text:style-name="P154"/>
      <text:h text:style-name="P427" text:outline-level="2"><text:bookmark-start text:name="__RefHeading___Toc9436_2503696281"/>Insert<text:span text:style-name="T155">Array</text:span><text:bookmark-end text:name="__RefHeading___Toc9436_2503696281"/></text:h>
      <text:p text:style-name="P54"><text:bookmark-start text:name="__DdeLink__6345_110009488211"/><text:bookmark-start text:name="__DdeLink__8441_180677726411"/><text:span text:style-name="T117">Insert</text:span><text:span text:style-name="T118">Array</text:span> <text:bookmark-end text:name="__DdeLink__6345_110009488211"/><text:bookmark-end text:name="__DdeLink__8441_180677726411"/><text:span text:style-name="T35">ArrayName,NoOfIntegers</text:span></text:p>
      <text:h text:style-name="P402" text:outline-level="1"/>
      <text:h text:style-name="P394" text:outline-level="1"><text:bookmark-start text:name="__RefHeading___Toc4060_1527504340"/>SIMPLE INTEGER ARITHMETIC<text:bookmark-end text:name="__RefHeading___Toc4060_1527504340"/></text:h>
      <text:p text:style-name="P37">There are 6 simple arithmetic commands in <text:span text:style-name="T9">languageONE</text:span> that are not part of the NUMBERS.o object package but available to every <text:span text:style-name="T9">languageONE</text:span> program. It must be noted though that they have an almost 1 to 1 relationship to their underlying assembler equivalents and are not error checked in anyway. </text:p>
      <text:p text:style-name="P123"/>
      <text:p text:style-name="P36">If you add 1 to 9,223,372,036,854,775,807 you will get −9,223,372,036,854,775,808.</text:p>
      <text:p text:style-name="P36">However, if you are careful, they are the best way to use integers</text:p>
      <text:h text:style-name="P433" text:outline-level="2"><text:bookmark-start text:name="__RefHeading___Toc9440_250369628"/>Integers.eq<text:bookmark-end text:name="__RefHeading___Toc9440_250369628"/></text:h>
      <text:p text:style-name="P83"><text:span text:style-name="T12">(Raw)</text:span><text:span text:style-name="T26"><text:tab/></text:span><text:span text:style-name="T24">integers.eq</text:span><text:span text:style-name="T8">(w_MyNumber,123)</text:span></text:p>
      <text:p text:style-name="P83"><text:span text:style-name="T94">(Cooked)<text:tab/></text:span><text:span text:style-name="T98">w_MyNumber = 123</text:span></text:p>
      <text:p text:style-name="P214">will set the value of w_MyNumber to 123</text:p>
      <text:h text:style-name="P433" text:outline-level="2"><text:bookmark-start text:name="__RefHeading___Toc9442_250369628"/>Integers.add<text:bookmark-end text:name="__RefHeading___Toc9442_250369628"/></text:h>
      <text:p text:style-name="P264"><text:span text:style-name="T12">(Raw)</text:span><text:span text:style-name="T26"><text:tab/></text:span><text:span text:style-name="T24"><text:tab/>integers.add</text:span><text:span text:style-name="T8">(w_MyNumber,234)</text:span></text:p>
      <text:p text:style-name="P83"><text:span text:style-name="T94">(Cooked)<text:tab/></text:span><text:span text:style-name="T98">w_MyNumber = w_MyNumber <text:s/>+ 123</text:span></text:p>
      <text:p text:style-name="P289">will add 234 to w_MyNumber</text:p>
      <text:h text:style-name="P433" text:outline-level="2"><text:bookmark-start text:name="__RefHeading___Toc9444_250369628"/>Integers.sub<text:bookmark-end text:name="__RefHeading___Toc9444_250369628"/></text:h>
      <text:p text:style-name="P83"><text:span text:style-name="T12">(Raw)</text:span><text:span text:style-name="T26"><text:tab/><text:tab/></text:span><text:span text:style-name="T24">integers.sub</text:span><text:span text:style-name="T8">(w_MyNumber,345)</text:span></text:p>
      <text:p text:style-name="P83"><text:span text:style-name="T94">(Cooked)<text:tab/></text:span><text:span text:style-name="T98">w_MyNumber = w_MyNumber <text:s/>- 345</text:span><text:span text:style-name="T94"><text:tab/></text:span></text:p>
      <text:p text:style-name="P214">will subtract 345 from w_MyNumber</text:p>
      <text:h text:style-name="P433" text:outline-level="2"><text:bookmark-start text:name="__RefHeading___Toc9446_250369628"/>Integers.mul<text:bookmark-end text:name="__RefHeading___Toc9446_250369628"/></text:h>
      <text:p text:style-name="P84"><text:span text:style-name="T12">(Raw)<text:tab/></text:span><text:span text:style-name="T24">integers.mul</text:span><text:span text:style-name="T8">(w_MyNumber,456)</text:span></text:p>
      <text:p text:style-name="P83"><text:span text:style-name="T94">(Cooked)<text:tab/></text:span><text:span text:style-name="T98">w_MyNumber = w_MyNumber <text:s/>* 456</text:span></text:p>
      <text:p text:style-name="P214">will multiply w_MyNumber by 456</text:p>
      <text:h text:style-name="P433" text:outline-level="2"><text:bookmark-start text:name="__RefHeading___Toc9448_250369628"/>Integers.div<text:bookmark-end text:name="__RefHeading___Toc9448_250369628"/></text:h>
      <text:p text:style-name="P83"><text:span text:style-name="T12">(Raw)<text:tab/></text:span><text:span text:style-name="T24">integers.div</text:span><text:span text:style-name="T8">(w_MyNumber,567)</text:span></text:p>
      <text:p text:style-name="P83"><text:span text:style-name="T94">(Cooked)<text:tab/></text:span><text:span text:style-name="T98">w_MyNumber = w_MyNumber <text:s/>/ 567</text:span></text:p>
      <text:p text:style-name="P245">will divide w_MyNumber by 567. Note that for this integer function, the remainder will be lost.</text:p>
      <text:h text:style-name="P431" text:outline-level="2"><text:bookmark-start text:name="__RefHeading___Toc9450_250369628"/>Integers.calc<text:bookmark-end text:name="__RefHeading___Toc9450_250369628"/></text:h>
      <text:p text:style-name="P84"><text:span text:style-name="T12">(Raw)<text:tab/></text:span><text:span text:style-name="T24">integers.calc</text:span><text:span text:style-name="T27"> Result</text:span><text:span text:style-name="T8"> = No1 + No2 – No3 * No4 / No5 …….</text:span></text:p>
      <text:p text:style-name="P83"><text:span text:style-name="T94">(Cooked)<text:tab/></text:span><text:span text:style-name="T98">Result = No1 + No2 – No3 * No4 / No5 …….</text:span></text:p>
      <text:p text:style-name="P246">Applies each operation to the destination field working from left to right of the source integers. </text:p>
      <text:h text:style-name="P413" text:outline-level="2"><text:bookmark-start text:name="__RefHeading___Toc9452_250369628"/><text:span text:style-name="T55">Setting precedents</text:span><text:span text:style-name="T61"> </text:span><text:bookmark-end text:name="__RefHeading___Toc9452_250369628"/></text:h>
      <text:p text:style-name="P290"><text:span text:style-name="T62">The order of an integer operation my be directed by way of square brackets. As an example:- A = [[8 + B] * 3] + 5 will direct languageONE to evaluate the [8 + B] <text:s/>1</text:span><text:span text:style-name="T63">st</text:span><text:span text:style-name="T62">,multiply the result by 3 2</text:span><text:span text:style-name="T63">nd</text:span><text:span text:style-name="T62"> and finally add 5 to the answer. The "</text:span><text:span text:style-name="T28">reWRITER</text:span><text:span text:style-name="T62">" will enable this by developing the operation one by one within a macro and apply those values to the final calculation. The original line of code will be commented and replaced by the system developed macro name.</text:span></text:p>
      <text:p text:style-name="P155"/>
      <text:p text:style-name="P290"><text:span text:style-name="T62">In essence square brackets say to languageONE, do this 1</text:span><text:span text:style-name="T63">st.</text:span><text:span text:style-name="T62"> </text:span></text:p>
      <text:h text:style-name="P398" text:outline-level="1"><text:bookmark-start text:name="__RefHeading___Toc8210_1554996883"/><text:soft-page-break/>LOGICAL EXPRESSIONS<text:bookmark-end text:name="__RefHeading___Toc8210_1554996883"/></text:h>
      <text:p text:style-name="P37"><text:span text:style-name="T62">There are 3 logical expressions in </text:span><text:span text:style-name="T29">languageONE</text:span><text:span text:style-name="T62"> that are not part of the NUMBERS.o object package but available to every </text:span><text:span text:style-name="T29">languageONE</text:span><text:span text:style-name="T62"> program. It must be noted though that they have an almost 1 to 1 relationship to their underlying assembler equivalents and are not error checked in anyway. </text:span></text:p>
      <text:h text:style-name="P433" text:outline-level="2"><text:bookmark-start text:name="__RefHeading___Toc8212_1554996883"/>Integers.and<text:bookmark-end text:name="__RefHeading___Toc8212_1554996883"/></text:h>
      <text:p text:style-name="P84"><text:span text:style-name="T12">(Raw)<text:tab/></text:span><text:span text:style-name="T24">integers.and</text:span><text:span text:style-name="T8">(w_MyNumber,&lt;Number/literal&gt;)</text:span></text:p>
      <text:p text:style-name="P83"><text:span text:style-name="T94">(Cooked)<text:tab/></text:span><text:span text:style-name="T98">N/A</text:span></text:p>
      <text:p text:style-name="P234">will perform a logical 'AND' of w_MyNumber with Number/Literal&gt; placing the result in w_MyNumber</text:p>
      <text:h text:style-name="P433" text:outline-level="2"><text:bookmark-start text:name="__RefHeading___Toc8214_1554996883"/>Integers.or<text:bookmark-end text:name="__RefHeading___Toc8214_1554996883"/></text:h>
      <text:p text:style-name="P84"><text:span text:style-name="T12">(Raw)<text:tab/></text:span><text:span text:style-name="T24">integers.or</text:span><text:span text:style-name="T8">(w_MyNumber,&lt;Number/literal&gt;)</text:span></text:p>
      <text:p text:style-name="P83"><text:span text:style-name="T94">(Cooked)<text:tab/></text:span><text:span text:style-name="T98">N/A</text:span></text:p>
      <text:p text:style-name="P234">will perform a logical 'OR' of w_MyNumber with Number/Literal&gt; placing the result in w_MyNumber</text:p>
      <text:h text:style-name="P433" text:outline-level="2"><text:bookmark-start text:name="__RefHeading___Toc8216_1554996883"/>Integers.xor<text:bookmark-end text:name="__RefHeading___Toc8216_1554996883"/></text:h>
      <text:p text:style-name="P84"><text:span text:style-name="T12">(Raw)<text:tab/></text:span><text:span text:style-name="T24">integers.xor</text:span><text:span text:style-name="T8">(w_MyNumber,&lt;Number/literal&gt;)</text:span></text:p>
      <text:p text:style-name="P83"><text:span text:style-name="T94">(Cooked)<text:tab/></text:span><text:span text:style-name="T98">N/A</text:span></text:p>
      <text:p text:style-name="P234">will perform a logical 'XOR' of w_MyNumber with Number/Literal&gt; placing the result in w_MyNumber</text:p>
      <text:h text:style-name="P399" text:outline-level="1"><text:bookmark-start text:name="__RefHeading___Toc4938_733776834"/>CONSTANTS<text:bookmark-end text:name="__RefHeading___Toc4938_733776834"/></text:h>
      <text:h text:style-name="P434" text:outline-level="2"><text:bookmark-start text:name="__RefHeading___Toc10243_336021026"/>Using %define<text:bookmark-end text:name="__RefHeading___Toc10243_336021026"/></text:h>
      <text:p text:style-name="P52">are a way of giving a name to a value. <text:s/>It is good programming practise and will save you a <text:s/>lot of headaches further on. <text:s/>As an example a <text:s/>record length may be used <text:s/>in several places and so by replacing the value with the constant c_RecordLength the <text:s/>record length <text:s/>can be changed <text:s/>in one spot (at its definition) and be correct in every use of the constant. Constants are defined by the use of the %define directive.</text:p>
      <text:p text:style-name="P2"/>
      <text:list xml:id="list362209042" text:style-name="WW8Num10">
        <text:list-item>
          <text:p text:style-name="P351">%define c_RecordLength <text:s/>47</text:p>
        </text:list-item>
        <text:list-item>
          <text:p text:style-name="P351">%define c_NoOfRecords 1024</text:p>
        </text:list-item>
        <text:list-item>
          <text:p text:style-name="P351">%define c_Size 47*1024</text:p>
        </text:list-item>
        <text:list-item>
          <text:p text:style-name="P351">%define c_Size (47 * 1024) + 88</text:p>
        </text:list-item>
        <text:list-item>
          <text:p text:style-name="P351">%define c_Size c_RecordLength*c_NoOfRecords</text:p>
        </text:list-item>
      </text:list>
      <text:h text:style-name="P400" text:outline-level="1"><text:bookmark-start text:name="__RefHeading___Toc4062_1527504340"/>LANGUAGEONE PACKAGES<text:bookmark-end text:name="__RefHeading___Toc4062_1527504340"/></text:h>
      <text:h text:style-name="P425" text:outline-level="2"><text:bookmark-start text:name="__RefHeading___Toc10245_336021026"/>Introduction<text:bookmark-end text:name="__RefHeading___Toc10245_336021026"/></text:h>
      <text:p text:style-name="P263"><text:span text:style-name="T18">languageONE</text:span><text:span text:style-name="T43"> delivers functionality via keywords. Each keyword is an assembler macro that is used to manage the parameters and make a call to one of the l</text:span><text:span text:style-name="T18">anguageONE</text:span><text:span text:style-name="T43"> object modules. (In this way, if a particular object module is not required you will not have to link it in). Keywords are case-Insensitive such that CURSOR, cursor or even CuRsOr are acceptable forms of coding. With the introduction of the </text:span><text:span text:style-name="T51">l</text:span><text:span text:style-name="T18">anguageONE</text:span><text:span text:style-name="T43"> "</text:span><text:span text:style-name="T22">reWRITER</text:span><text:span text:style-name="T43">" in V1.10a brackets may be used to surround passed parameters if you choose to do so. </text:span></text:p>
      <text:h text:style-name="P432" text:outline-level="2"><text:bookmark-start text:name="__RefHeading___Toc6616_848725681"/><text:soft-page-break/>Inline Assembler<text:bookmark-end text:name="__RefHeading___Toc6616_848725681"/></text:h>
      <text:p text:style-name="P52"><text:span text:style-name="T43">There is no package required to include assembler code within a </text:span><text:span text:style-name="T51">l</text:span><text:span text:style-name="T18">anguageONE</text:span><text:span text:style-name="T43"> program. As noted </text:span><text:span text:style-name="T51">l</text:span><text:span text:style-name="T18">anguageONE</text:span><text:span text:style-name="T43"> IS assembler, but in order to manage structures within the system, the </text:span><text:span text:style-name="T22">“BEGIN.ASSEMBLER”</text:span><text:span text:style-name="T43"> and </text:span><text:span text:style-name="T22">“END.ASSEMBLER”</text:span><text:span text:style-name="T43"> keywords are used such that:-</text:span></text:p>
      <text:p text:style-name="P144"/>
      <text:p text:style-name="P214">begin.assembler</text:p>
      <text:p text:style-name="P214"><text:tab/>push rax</text:p>
      <text:p text:style-name="P214"><text:tab/>pop rbx</text:p>
      <text:p text:style-name="P214">end.assembler</text:p>
      <text:p text:style-name="Standard"/>
      <text:p text:style-name="P52">may be coded anywhere following the %include 'BEGIN.INSTRUCTIONS' directive. Data may be coded within the data dictionary or the matrix. Uninitialised data may be reserved following the begin.tables directive. In fact data may be coded anywhere within the program as per a normal assembler program. Ie</text:p>
      <text:p text:style-name="P123"/>
      <text:p text:style-name="P221">[section .data]</text:p>
      <text:p text:style-name="P86"><text:tab/><text:tab/>insertnumber n_Integer,0</text:p>
      <text:p text:style-name="P221">[section .text]</text:p>
      <text:p text:style-name="P123"/>
      <text:h text:style-name="P395" text:outline-level="1"><text:bookmark-start text:name="__RefHeading___Toc4282_1792752052"/>COMMON.o<text:bookmark-end text:name="__RefHeading___Toc4282_1792752052"/></text:h>
      <text:p text:style-name="P37"><text:span text:style-name="T43">The COMMON.o object module provides generalised routines for <text:s/></text:span><text:span text:style-name="T51">l</text:span><text:span text:style-name="T18">anguageONE. </text:span><text:span text:style-name="T66">It is always linked to all </text:span><text:span text:style-name="T68">l</text:span><text:span text:style-name="T18">anguageONE</text:span><text:span text:style-name="T66"> program. In this present release it handles the date routines along with the 'RUN' and the 'WAIT' keywords</text:span></text:p>
      <text:h text:style-name="P435" text:outline-level="2"><text:bookmark-start text:name="__RefHeading___Toc4284_1792752052"/>date.get<text:bookmark-end text:name="__RefHeading___Toc4284_1792752052"/></text:h>
      <text:p text:style-name="P83"><text:span text:style-name="T12">(Raw)</text:span><text:span text:style-name="T117"><text:tab/></text:span><text:span text:style-name="T20">date.get (noofdays,datestring)</text:span></text:p>
      <text:p text:style-name="P51"><text:span text:style-name="T52">(Cooked)</text:span><text:span text:style-name="T111"><text:tab/></text:span><text:span text:style-name="T53">No equivalent as yet</text:span></text:p>
      <text:p text:style-name="P139"><text:bookmark text:name="__DdeLink__9049_642575076"/></text:p>
      <text:p text:style-name="P73">Returns the current number of days and date</text:p>
      <text:p text:style-name="P159"/>
      <text:list xml:id="list1263822613" text:style-name="WW8Num11">
        <text:list-item>
          <text:p text:style-name="P358">noofdays is an integer value defined as the number of days from the linux epoch</text:p>
        </text:list-item>
      </text:list>
      <text:p text:style-name="P235">(1970/01/01).</text:p>
      <text:list xml:id="list125027081040117" text:continue-numbering="true" text:style-name="WW8Num11">
        <text:list-item>
          <text:p text:style-name="P359">datestring is a 10 character word containing a date formatted as CCYY/MM/DD</text:p>
        </text:list-item>
      </text:list>
      <text:h text:style-name="P436" text:outline-level="2"><text:bookmark-start text:name="__RefHeading___Toc4286_1792752052"/>date.datefromdays<text:bookmark-end text:name="__RefHeading___Toc4286_1792752052"/></text:h>
      <text:p text:style-name="P83"><text:span text:style-name="T12">(Raw)</text:span><text:span text:style-name="T117"><text:tab/></text:span><text:span text:style-name="T20">date.datefromdays (noofdays,datestring)</text:span></text:p>
      <text:p text:style-name="P51"><text:span text:style-name="T52">(Cooked)</text:span><text:span text:style-name="T116"><text:tab/></text:span><text:span text:style-name="T53">No equivalent as yet</text:span></text:p>
      <text:p text:style-name="Standard"/>
      <text:p text:style-name="P104">Returns the date associated with the No Of Days passed.</text:p>
      <text:h text:style-name="P436" text:outline-level="2"><text:bookmark-start text:name="__RefHeading___Toc4288_1792752052"/>date.daysfromdate<text:bookmark-end text:name="__RefHeading___Toc4288_1792752052"/></text:h>
      <text:p text:style-name="P83"><text:span text:style-name="T12">(Raw)</text:span><text:span text:style-name="T117"><text:tab/></text:span><text:span text:style-name="T20">date.daysfromdate (noofdays,datestring)</text:span></text:p>
      <text:p text:style-name="P51"><text:span text:style-name="T52">(Cooked)</text:span><text:span text:style-name="T114"><text:tab/></text:span><text:span text:style-name="T53">No equivalent as yet</text:span></text:p>
      <text:p text:style-name="P139"><text:bookmark text:name="__DdeLink__9053_642575076"/></text:p>
      <text:p text:style-name="P51">Returns the No Of Days associated with the Date passed.</text:p>
      <text:p text:style-name="P51">This function should be used when validating a date. If the date is invalid then the system field ERROR_CODE will be set to 1</text:p>
      <text:h text:style-name="P436" text:outline-level="2"><text:bookmark-start text:name="__RefHeading___Toc4290_1792752052"/>date.seconds<text:bookmark-end text:name="__RefHeading___Toc4290_1792752052"/></text:h>
      <text:p text:style-name="P83"><text:span text:style-name="T12">(Raw)</text:span><text:span text:style-name="T117"><text:tab/></text:span><text:span text:style-name="T20">date.seconds (integer)</text:span></text:p>
      <text:p text:style-name="P51"><text:span text:style-name="T69">(Cooked)</text:span><text:span text:style-name="T123"><text:tab/></text:span><text:span text:style-name="T70">No equivalent as yet</text:span></text:p>
      <text:p text:style-name="P139"><text:bookmark text:name="__DdeLink__9055_642575076"/></text:p>
      <text:p text:style-name="P72">Returns the no of seconds from the linux epoch (1970/01/01).</text:p>
      <text:p text:style-name="Standard"/>
      <text:p text:style-name="P52">Number of Days is useful in the processing of past or future dates. A <text:span text:style-name="T111">date.get</text:span> will return the no of days associated with the current date. By adding/subtracting a numeric value to the no of days and then performing a <text:span text:style-name="T111">date.datefromdays</text:span> a future or past date can be calculated.</text:p>
      <text:p text:style-name="P52"/>
      <text:p text:style-name="P52"><text:span text:style-name="T111">date.seconds</text:span> is useful in performing “stop-watch” functions. Store the no of seconds prior to starting a process and subtract it from the no of seconds at the process end to produce an elapsed time.</text:p>
      <text:p text:style-name="P123"/>
      <text:h text:style-name="P450" text:outline-level="2"><text:bookmark-start text:name="__RefHeading___Toc10249_336021026"/>Run <text:span text:style-name="T162">(Batched)</text:span><text:bookmark-end text:name="__RefHeading___Toc10249_336021026"/></text:h>
      <text:p text:style-name="P83"><text:span text:style-name="T12">(Raw)</text:span><text:span text:style-name="T117"><text:tab/></text:span><text:span text:style-name="T20">run command,ResponseFileHandle</text:span></text:p>
      <text:p text:style-name="P51"><text:span text:style-name="T69">(Cooked)</text:span><text:span text:style-name="T123"><text:tab/></text:span><text:span text:style-name="T70">No equivalent planned</text:span></text:p>
      <text:p text:style-name="P139"/>
      <text:p text:style-name="P73">This keywords allows a program to run another program. Filename must be either a binary executable, or a script. Note that in this release a fully qualified name ie “path/program” must be provided. Ie “/usr/bin/nasm” <text:s/></text:p>
      <text:p text:style-name="P73"/>
      <text:list xml:id="list4067726307" text:style-name="WW8Num12">
        <text:list-item>
          <text:p text:style-name="P319">The macro returns a system variable, CHILD_PID defining the new running process's 'Process Identification Number'</text:p>
        </text:list-item>
        <text:list-item>
          <text:p text:style-name="P319">The macro returns a FileHandle that duplicates the child process's STDOUT and STDERR. This file should not be opened by the calling process but must be closed by it. <text:span text:style-name="T162">Read this file to collect the called programs output</text:span></text:p>
        </text:list-item>
      </text:list>
      <text:p text:style-name="P14"/>
      <text:h text:style-name="P445" text:outline-level="2">Run <text:span text:style-name="T162">(Interactive)</text:span></text:h>
      <text:p text:style-name="P373"><text:span text:style-name="T12">(Raw)</text:span><text:span text:style-name="T117"><text:tab/></text:span><text:span text:style-name="T20">run command</text:span></text:p>
      <text:p text:style-name="P374"><text:span text:style-name="T69">(Cooked)</text:span><text:span text:style-name="T123"><text:tab/></text:span><text:span text:style-name="T70">No equivalent planned</text:span></text:p>
      <text:p text:style-name="P329"/>
      <text:p text:style-name="P360">This keywords allows a program to run an <text:span text:style-name="T162">interactive</text:span> program <text:span text:style-name="T162">(generally a terminal)</text:span>. Note that in this release a fully qualified name ie “path/program” must be provided. Ie “/usr/bin/<text:span text:style-name="T162">xterm</text:span>” <text:s/></text:p>
      <text:p text:style-name="P14"/>
      <text:p text:style-name="P375"><text:span text:style-name="T90">NOTE:-</text:span> languageONE will decide whether a BATCH or an INTERACTIVE call is being made by noting the number of parameters that are passed.</text:p>
      <text:h text:style-name="P436" text:outline-level="2"><text:bookmark-start text:name="__RefHeading___Toc8788_229624493"/>wait<text:bookmark-end text:name="__RefHeading___Toc8788_229624493"/></text:h>
      <text:p text:style-name="P84"><text:span text:style-name="T12">(Raw)</text:span><text:span text:style-name="T117"><text:tab/></text:span><text:span text:style-name="T20">wait CHILD_PID</text:span></text:p>
      <text:p text:style-name="P51"><text:span text:style-name="T69">(Cooked)</text:span><text:span text:style-name="T123"><text:tab/></text:span><text:span text:style-name="T70">No equivalent planned</text:span><text:span text:style-name="T111"> </text:span></text:p>
      <text:p text:style-name="P139"/>
      <text:p text:style-name="P73">This keyword, followed by a Process Identification Number,will suspend your program until the program identified by integer has completed</text:p>
      <text:p text:style-name="P159"/>
      <text:p text:style-name="P159"/>
      <text:p text:style-name="P87">[WINDOWS]</text:p>
      <text:p text:style-name="P73">When running a program on a windows system, it has been found that buffers for StdOut are NOT cleared when StdOut is closed or the sub-ordinate program terminates. In the absence of a setbuf or fflush call being available the following work around may be used:-</text:p>
      <text:p text:style-name="P73"/>
      <text:list xml:id="list127759488" text:style-name="WW8Num13">
        <text:list-item>
          <text:p text:style-name="P363">Define a file </text:p>
        </text:list-item>
      </text:list>
      <text:p text:style-name="P282">insertfile c_LF,STDOUT</text:p>
      <text:p text:style-name="P282"/>
      <text:list xml:id="list543403302" text:style-name="WW8Num14">
        <text:list-item>
          <text:p text:style-name="P364">Set the handle to StdOut (Note that the file does not have to be opened)</text:p>
        </text:list-item>
      </text:list>
      <text:p text:style-name="P235">push qword[StdOutHandle]</text:p>
      <text:p text:style-name="P235">pop <text:s/>qword[STDOUT_HANDLE]</text:p>
      <text:p text:style-name="P235"/>
      <text:list xml:id="list1706722627" text:style-name="WW8Num15">
        <text:list-item>
          <text:p text:style-name="P365">Write to this file rather than using display statements</text:p>
        </text:list-item>
      </text:list>
      <text:p text:style-name="P235">files.write STDOUT,'Your text goes here'</text:p>
      <text:p text:style-name="P159"/>
      <text:p text:style-name="P73"/>
      <text:p text:style-name="P73"><text:soft-page-break/></text:p>
      <text:h text:style-name="P391" text:outline-level="1"><text:bookmark-start text:name="__RefHeading__85_154075666"/>STDIO.o<text:bookmark-end text:name="__RefHeading__85_154075666"/></text:h>
      <text:p text:style-name="P44">The STDIO.o object module provides input/output routines for the Linux terminal. Fields used in a STDIO.o call may be literals, words from the dictionary and numbers from the matrix. The following keywords are supported:-</text:p>
      <text:h text:style-name="P436" text:outline-level="2"><text:bookmark-start text:name="__RefHeading___Toc2640_1691778354"/>cursor<text:bookmark-end text:name="__RefHeading___Toc2640_1691778354"/></text:h>
      <text:p text:style-name="P84"><text:span text:style-name="T12">(Raw)</text:span><text:span text:style-name="T117"><text:tab/></text:span><text:span text:style-name="T20">Cursor (row,column)</text:span></text:p>
      <text:p text:style-name="P51"><text:span text:style-name="T69">(Cooked)</text:span><text:span text:style-name="T123"><text:tab/></text:span><text:span text:style-name="T70">No equivalent planned</text:span><text:span text:style-name="T111"> </text:span></text:p>
      <text:p text:style-name="P139"/>
      <text:p text:style-name="P72">positions the cursor on the screen detailed by the row and column parameters. ie.</text:p>
      <text:p text:style-name="P51">Cursor 03,05 <text:span text:style-name="T111">Note:-</text:span> cursor sets the values of the system variable c_Cursor. You must perform a “display c_Cursor” for the cursor to be positioned. </text:p>
      <text:h text:style-name="P437" text:outline-level="2"><text:bookmark-start text:name="__RefHeading___Toc2646_1691778354"/>Display<text:bookmark-end text:name="__RefHeading___Toc2646_1691778354"/></text:h>
      <text:p text:style-name="P84"><text:span text:style-name="T12">(Raw)</text:span><text:span text:style-name="T117"><text:tab/></text:span><text:span text:style-name="T124">Display</text:span><text:span text:style-name="T20"> (field,field,field….)</text:span></text:p>
      <text:p text:style-name="P51"><text:span text:style-name="T69">(Cooked)</text:span><text:span text:style-name="T123"><text:tab/></text:span><text:span text:style-name="T70">No equivalent planned</text:span><text:span text:style-name="T111"> </text:span></text:p>
      <text:p text:style-name="P132"/>
      <text:p text:style-name="P52">Displays the listed fields on the screen. Any number of fields may be passed. A useful field to use here could be the predefined field LF. This is the linefeed character and when used as the last field of the display keyword will trigger a linefeed following the last field listed.</text:p>
      <text:h text:style-name="P435" text:outline-level="2"><text:bookmark-start text:name="__RefHeading___Toc2650_1691778354"/>display.line<text:bookmark-end text:name="__RefHeading___Toc2650_1691778354"/></text:h>
      <text:p text:style-name="P84"><text:span text:style-name="T12">(Raw)</text:span><text:span text:style-name="T117"><text:tab/></text:span><text:span text:style-name="T124">Display.line</text:span><text:span text:style-name="T20"> (field,field,field…)</text:span></text:p>
      <text:p text:style-name="P51"><text:span text:style-name="T69">(Cooked)</text:span><text:span text:style-name="T123"><text:tab/></text:span><text:span text:style-name="T70">No equivalent planned</text:span><text:span text:style-name="T111"> </text:span></text:p>
      <text:p text:style-name="P132"/>
      <text:p text:style-name="P52">Displays the listed fields on the screen and follows each one with the linefeed character. It is the equivalent of coding “display field,LF,field,LF,field,LF...”</text:p>
      <text:h text:style-name="P436" text:outline-level="2"><text:bookmark-start text:name="__RefHeading___Toc2654_1691778354"/>display.at<text:bookmark-end text:name="__RefHeading___Toc2654_1691778354"/></text:h>
      <text:p text:style-name="P84"><text:span text:style-name="T12">(Raw)</text:span><text:span text:style-name="T117"><text:tab/></text:span><text:span text:style-name="T124">Display.at</text:span><text:span text:style-name="T20"> (row,column,field)</text:span></text:p>
      <text:p text:style-name="P51"><text:span text:style-name="T69">(Cooked)</text:span><text:span text:style-name="T123"><text:tab/></text:span><text:span text:style-name="T70">No equivalent planned</text:span><text:span text:style-name="T111"> </text:span></text:p>
      <text:p text:style-name="P132"/>
      <text:p text:style-name="P52">Displays the listed field on the screen at the specified row and column position. It is equivalent of coding: “cursor 03,02” followed by “display c_Cursor,field”. Note it makes no sense to display more than one field</text:p>
      <text:h text:style-name="P437" text:outline-level="2"><text:bookmark-start text:name="__RefHeading___Toc2658_1691778354"/>acceptline<text:bookmark-end text:name="__RefHeading___Toc2658_1691778354"/></text:h>
      <text:p text:style-name="P84"><text:span text:style-name="T12">(Raw)</text:span><text:span text:style-name="T117"><text:tab/></text:span><text:span text:style-name="T124">Acceptline</text:span><text:span text:style-name="T20"> (field)</text:span></text:p>
      <text:p text:style-name="P51"><text:span text:style-name="T69">(Cooked)</text:span><text:span text:style-name="T123"><text:tab/></text:span><text:span text:style-name="T70">No equivalent planned</text:span><text:span text:style-name="T111"> </text:span></text:p>
      <text:p text:style-name="P132"/>
      <text:p text:style-name="P52">Accepts the listed field on the screen from the current cursor position. Only a single field at a time can be accepted. The field is terminated when the &lt;ENTER&gt; key is pressed.</text:p>
      <text:p text:style-name="Standard"/>
      <text:h text:style-name="P453" text:outline-level="2"><text:bookmark-start text:name="__RefHeading___Toc2662_1691778354"/>acceptline.at<text:bookmark-end text:name="__RefHeading___Toc2662_1691778354"/></text:h>
      <text:p text:style-name="P84"><text:span text:style-name="T12">(Raw)</text:span><text:span text:style-name="T117"><text:tab/></text:span><text:span text:style-name="T124">Acceptline.at</text:span><text:span text:style-name="T20"> (row,column,field)</text:span></text:p>
      <text:p text:style-name="P51"><text:span text:style-name="T69">(Cooked)</text:span><text:span text:style-name="T123"><text:tab/></text:span><text:span text:style-name="T70">No equivalent planned</text:span><text:span text:style-name="T111"> </text:span></text:p>
      <text:p text:style-name="P132"/>
      <text:p text:style-name="P52">Accepts the listed field on the screen at the specified row and column position. It is equivalent of coding: “cursor 03,02” followed by “acceptline c_Cursor ,field”</text:p>
      <text:h text:style-name="P436" text:outline-level="2"><text:bookmark-start text:name="__RefHeading___Toc6618_848725681"/>accept.at<text:bookmark-end text:name="__RefHeading___Toc6618_848725681"/></text:h>
      <text:p text:style-name="P84"><text:span text:style-name="T12">(Raw)</text:span><text:span text:style-name="T117"><text:tab/></text:span><text:span text:style-name="T124">Accept.at</text:span><text:span text:style-name="T20"> (row,column,field)</text:span></text:p>
      <text:p text:style-name="P51"><text:span text:style-name="T69">(Cooked)</text:span><text:span text:style-name="T123"><text:tab/></text:span><text:span text:style-name="T70">No equivalent planned</text:span><text:span text:style-name="T111"> </text:span></text:p>
      <text:p text:style-name="P132"/>
      <text:p text:style-name="P52">Accepts the listed field on the screen at the specified row and column position. This differs from the other accept keywords in that it restricts the number of characters entered to the size of the receiving field. It also reports the escape key being pressed and returns a value of 27 in RETURN_CODE. It is useful when full screen applications are being developed.</text:p>
      <text:h text:style-name="P444" text:outline-level="2"><text:bookmark-start text:name="__RefHeading___Toc5148_1322271147"/>Screen Attributes<text:bookmark-end text:name="__RefHeading___Toc5148_1322271147"/></text:h>
      <text:p text:style-name="P291">The following screen attributes may be “display”ed to modify the linux terminal.</text:p>
      <text:p text:style-name="Standard"/>
      <text:list xml:id="list1124672166" text:style-name="WW8Num16">
        <text:list-item>
          <text:p text:style-name="P369">Terminal Colours</text:p>
        </text:list-item>
      </text:list>
      <text:p text:style-name="Standard"/>
      <text:list xml:id="list125027732241100" text:continue-numbering="true" text:style-name="WW8Num16">
        <text:list-item>
          <text:list>
            <text:list-item>
              <text:p text:style-name="P337">Foreground</text:p>
            </text:list-item>
          </text:list>
        </text:list-item>
      </text:list>
      <text:p text:style-name="P178"/>
      <table:table table:name="Table1" table:style-name="Table1">
        <table:table-column table:style-name="Table1.A"/>
        <table:table-column table:style-name="Table1.B"/>
        <table:table-row table:style-name="Table1.1">
          <table:table-cell table:style-name="Table1.A1" office:value-type="string">
            <text:p text:style-name="P122">c_BlackFG</text:p>
          </table:table-cell>
          <table:table-cell table:style-name="Table1.B1" office:value-type="string">
            <text:p text:style-name="P122">c_WhiteFG </text:p>
          </table:table-cell>
        </table:table-row>
        <table:table-row table:style-name="Table1.1">
          <table:table-cell table:style-name="Table1.A2" office:value-type="string">
            <text:p text:style-name="P122">c_DarkGreyFG</text:p>
          </table:table-cell>
          <table:table-cell table:style-name="Table1.B2" office:value-type="string">
            <text:p text:style-name="P122">c_LightGreyFG</text:p>
          </table:table-cell>
        </table:table-row>
        <table:table-row table:style-name="Table1.1">
          <table:table-cell table:style-name="Table1.A2" office:value-type="string">
            <text:p text:style-name="P122">c_RedFG</text:p>
          </table:table-cell>
          <table:table-cell table:style-name="Table1.B2" office:value-type="string">
            <text:p text:style-name="P122">c_LightRedFG</text:p>
          </table:table-cell>
        </table:table-row>
        <table:table-row table:style-name="Table1.1">
          <table:table-cell table:style-name="Table1.A2" office:value-type="string">
            <text:p text:style-name="P122">c_GreenFG</text:p>
          </table:table-cell>
          <table:table-cell table:style-name="Table1.B2" office:value-type="string">
            <text:p text:style-name="P122">c_LightGreenFG</text:p>
          </table:table-cell>
        </table:table-row>
        <table:table-row table:style-name="Table1.1">
          <table:table-cell table:style-name="Table1.A2" office:value-type="string">
            <text:p text:style-name="P122">c_YellowFG</text:p>
          </table:table-cell>
          <table:table-cell table:style-name="Table1.B2" office:value-type="string">
            <text:p text:style-name="P122">c_LightYellowFG</text:p>
          </table:table-cell>
        </table:table-row>
        <table:table-row table:style-name="Table1.1">
          <table:table-cell table:style-name="Table1.A2" office:value-type="string">
            <text:p text:style-name="P122">c_BlueFG </text:p>
          </table:table-cell>
          <table:table-cell table:style-name="Table1.B2" office:value-type="string">
            <text:p text:style-name="P122">c_LightBlueFG</text:p>
          </table:table-cell>
        </table:table-row>
        <table:table-row table:style-name="Table1.1">
          <table:table-cell table:style-name="Table1.A2" office:value-type="string">
            <text:p text:style-name="P122">c_MagentaFG</text:p>
          </table:table-cell>
          <table:table-cell table:style-name="Table1.B2" office:value-type="string">
            <text:p text:style-name="P122">c_LightMagentaFG</text:p>
          </table:table-cell>
        </table:table-row>
        <table:table-row table:style-name="Table1.1">
          <table:table-cell table:style-name="Table1.A2" office:value-type="string">
            <text:p text:style-name="P122">c_CyanFG</text:p>
          </table:table-cell>
          <table:table-cell table:style-name="Table1.B2" office:value-type="string">
            <text:p text:style-name="P122">c_LightCyanFG</text:p>
          </table:table-cell>
        </table:table-row>
        <table:table-row table:style-name="Table1.1">
          <table:table-cell table:style-name="Table1.A2" office:value-type="string">
            <text:p text:style-name="P122">c_DefaultFG</text:p>
          </table:table-cell>
          <table:table-cell table:style-name="Table1.B2" office:value-type="string">
            <text:p text:style-name="P160"/>
          </table:table-cell>
        </table:table-row>
      </table:table>
      <text:p text:style-name="P177"/>
      <text:p text:style-name="P293"/>
      <text:list xml:id="list1190828468" text:style-name="WW8Num17">
        <text:list-item>
          <text:list>
            <text:list-item>
              <text:p text:style-name="P338">Background</text:p>
            </text:list-item>
          </text:list>
        </text:list-item>
      </text:list>
      <text:p text:style-name="Standard"/>
      <table:table table:name="Table2" table:style-name="Table2">
        <table:table-column table:style-name="Table2.A"/>
        <table:table-column table:style-name="Table2.B"/>
        <table:table-row table:style-name="Table2.1">
          <table:table-cell table:style-name="Table2.A1" office:value-type="string">
            <text:p text:style-name="P122">c_BlackBG</text:p>
          </table:table-cell>
          <table:table-cell table:style-name="Table2.B1" office:value-type="string">
            <text:p text:style-name="P122">c_WhiteBG </text:p>
          </table:table-cell>
        </table:table-row>
        <table:table-row table:style-name="Table2.1">
          <table:table-cell table:style-name="Table2.A2" office:value-type="string">
            <text:p text:style-name="P122">c_DarkGreyBG</text:p>
          </table:table-cell>
          <table:table-cell table:style-name="Table2.B2" office:value-type="string">
            <text:p text:style-name="P122">c_LightGreyBG</text:p>
          </table:table-cell>
        </table:table-row>
        <table:table-row table:style-name="Table2.1">
          <table:table-cell table:style-name="Table2.A2" office:value-type="string">
            <text:p text:style-name="P122">c_RedBG</text:p>
          </table:table-cell>
          <table:table-cell table:style-name="Table2.B2" office:value-type="string">
            <text:p text:style-name="P122">c_LightRedBG</text:p>
          </table:table-cell>
        </table:table-row>
        <table:table-row table:style-name="Table2.1">
          <table:table-cell table:style-name="Table2.A2" office:value-type="string">
            <text:p text:style-name="P122">c_GreenBG</text:p>
          </table:table-cell>
          <table:table-cell table:style-name="Table2.B2" office:value-type="string">
            <text:p text:style-name="P122">c_LightGreenBG</text:p>
          </table:table-cell>
        </table:table-row>
        <table:table-row table:style-name="Table2.1">
          <table:table-cell table:style-name="Table2.A2" office:value-type="string">
            <text:p text:style-name="P122">c_YellowBG</text:p>
          </table:table-cell>
          <table:table-cell table:style-name="Table2.B2" office:value-type="string">
            <text:p text:style-name="P122">c_LightYellowBG</text:p>
          </table:table-cell>
        </table:table-row>
        <table:table-row table:style-name="Table2.1">
          <table:table-cell table:style-name="Table2.A2" office:value-type="string">
            <text:p text:style-name="P122">c_BlueBG </text:p>
          </table:table-cell>
          <table:table-cell table:style-name="Table2.B2" office:value-type="string">
            <text:p text:style-name="P122">c_LightBlueBG</text:p>
          </table:table-cell>
        </table:table-row>
        <table:table-row table:style-name="Table2.1">
          <table:table-cell table:style-name="Table2.A2" office:value-type="string">
            <text:p text:style-name="P122">c_MagentaBG</text:p>
          </table:table-cell>
          <table:table-cell table:style-name="Table2.B2" office:value-type="string">
            <text:p text:style-name="P122">c_LightMagentaBG</text:p>
          </table:table-cell>
        </table:table-row>
        <table:table-row table:style-name="Table2.1">
          <table:table-cell table:style-name="Table2.A2" office:value-type="string">
            <text:p text:style-name="P122">c_CyanBG</text:p>
          </table:table-cell>
          <table:table-cell table:style-name="Table2.B2" office:value-type="string">
            <text:p text:style-name="P122">c_LightCyanBG</text:p>
          </table:table-cell>
        </table:table-row>
        <table:table-row table:style-name="Table2.1">
          <table:table-cell table:style-name="Table2.A2" office:value-type="string">
            <text:p text:style-name="P122">c_DefaultBG</text:p>
          </table:table-cell>
          <table:table-cell table:style-name="Table2.B2" office:value-type="string">
            <text:p text:style-name="P160"/>
          </table:table-cell>
        </table:table-row>
      </table:table>
      <text:p text:style-name="P21"/>
      <text:list xml:id="list1019466172" text:style-name="WW8Num18">
        <text:list-item>
          <text:list>
            <text:list-item>
              <text:p text:style-name="P334">Attributes</text:p>
            </text:list-item>
          </text:list>
        </text:list-item>
      </text:list>
      <text:p text:style-name="P21"/>
      <table:table table:name="Table3" table:style-name="Table3">
        <table:table-column table:style-name="Table3.A"/>
        <table:table-column table:style-name="Table3.B"/>
        <table:table-row table:style-name="Table3.1">
          <table:table-cell table:style-name="Table3.A1" office:value-type="string">
            <text:p text:style-name="Standard">c_Bold</text:p>
          </table:table-cell>
          <table:table-cell table:style-name="Table3.B1" office:value-type="string">
            <text:p text:style-name="Standard">c_ResetBold</text:p>
          </table:table-cell>
        </table:table-row>
        <table:table-row table:style-name="Table3.1">
          <table:table-cell table:style-name="Table3.A2" office:value-type="string">
            <text:p text:style-name="Standard">c_Dim</text:p>
          </table:table-cell>
          <table:table-cell table:style-name="Table3.B2" office:value-type="string">
            <text:p text:style-name="Standard">c_ResetDim</text:p>
          </table:table-cell>
        </table:table-row>
        <table:table-row table:style-name="Table3.1">
          <table:table-cell table:style-name="Table3.A2" office:value-type="string">
            <text:p text:style-name="Standard">c_Underlined</text:p>
          </table:table-cell>
          <table:table-cell table:style-name="Table3.B2" office:value-type="string">
            <text:p text:style-name="Standard">c_ResetUnderlined</text:p>
          </table:table-cell>
        </table:table-row>
        <table:table-row table:style-name="Table3.1">
          <table:table-cell table:style-name="Table3.A2" office:value-type="string">
            <text:p text:style-name="Standard">c_Blink<text:tab/></text:p>
          </table:table-cell>
          <table:table-cell table:style-name="Table3.B2" office:value-type="string">
            <text:p text:style-name="Standard">c_ResetBlink</text:p>
          </table:table-cell>
        </table:table-row>
        <table:table-row table:style-name="Table3.1">
          <table:table-cell table:style-name="Table3.A2" office:value-type="string">
            <text:p text:style-name="Standard">c_Reverse</text:p>
          </table:table-cell>
          <table:table-cell table:style-name="Table3.B2" office:value-type="string">
            <text:p text:style-name="Standard">c_ResetReverse</text:p>
          </table:table-cell>
        </table:table-row>
        <table:table-row table:style-name="Table3.1">
          <table:table-cell table:style-name="Table3.A2" office:value-type="string">
            <text:p text:style-name="Standard">c_Hidden</text:p>
          </table:table-cell>
          <table:table-cell table:style-name="Table3.B2" office:value-type="string">
            <text:p text:style-name="Standard">c_ResetHidden</text:p>
          </table:table-cell>
        </table:table-row>
        <table:table-row table:style-name="Table3.1">
          <table:table-cell table:style-name="Table3.A2" office:value-type="string">
            <text:p text:style-name="Standard">c_ResetAll</text:p>
          </table:table-cell>
          <table:table-cell table:style-name="Table3.B2" office:value-type="string">
            <text:p text:style-name="Standard">c_ClearScreen</text:p>
          </table:table-cell>
        </table:table-row>
      </table:table>
      <text:p text:style-name="Standard"/>
      <text:list xml:id="list125027663942439" text:continue-list="list125027732241100" text:style-name="WW8Num16">
        <text:list-item>
          <text:p text:style-name="P335">Graphics Characters</text:p>
        </text:list-item>
      </text:list>
      <text:p text:style-name="P178"/>
      <table:table table:name="Table4" table:style-name="Table4">
        <table:table-column table:style-name="Table4.A"/>
        <table:table-column table:style-name="Table4.B"/>
        <table:table-row table:style-name="Table4.1">
          <table:table-cell table:style-name="Table4.A1" office:value-type="string">
            <text:p text:style-name="Standard">c_BottomRight</text:p>
          </table:table-cell>
          <table:table-cell table:style-name="Table4.B1" office:value-type="string">
            <text:p text:style-name="Standard">c_TopRight</text:p>
          </table:table-cell>
        </table:table-row>
        <table:table-row table:style-name="Table4.1">
          <table:table-cell table:style-name="Table4.A2" office:value-type="string">
            <text:p text:style-name="Standard">c_BottomLeft</text:p>
          </table:table-cell>
          <table:table-cell table:style-name="Table4.B2" office:value-type="string">
            <text:p text:style-name="Standard">c_TopLeft</text:p>
          </table:table-cell>
        </table:table-row>
        <table:table-row table:style-name="Table4.1">
          <table:table-cell table:style-name="Table4.A2" office:value-type="string">
            <text:p text:style-name="Standard">c_LeftMiddle</text:p>
          </table:table-cell>
          <table:table-cell table:style-name="Table4.B2" office:value-type="string">
            <text:p text:style-name="Standard">c_RightMiddle</text:p>
          </table:table-cell>
        </table:table-row>
        <table:table-row table:style-name="Table4.1">
          <table:table-cell table:style-name="Table4.A2" office:value-type="string">
            <text:p text:style-name="Standard">c_BottomMiddle</text:p>
          </table:table-cell>
          <table:table-cell table:style-name="Table4.B2" office:value-type="string">
            <text:p text:style-name="Standard">c_TopMiddle<text:tab/></text:p>
          </table:table-cell>
        </table:table-row>
        <table:table-row table:style-name="Table4.1">
          <table:table-cell table:style-name="Table4.A2" office:value-type="string">
            <text:p text:style-name="Standard">c_Cross</text:p>
          </table:table-cell>
          <table:table-cell table:style-name="Table4.B2" office:value-type="string">
            <text:p text:style-name="Standard">c_Line</text:p>
          </table:table-cell>
        </table:table-row>
        <table:table-row table:style-name="Table4.1">
          <table:table-cell table:style-name="Table4.A2" office:value-type="string">
            <text:p text:style-name="Standard">c_Bar</text:p>
          </table:table-cell>
          <table:table-cell table:style-name="Table4.B2" office:value-type="string">
            <text:p text:style-name="P316"/>
          </table:table-cell>
        </table:table-row>
      </table:table>
      <text:p text:style-name="Standard"><text:bookmark text:name="__DdeLink__6353_956904852"/></text:p>
      <text:h text:style-name="P393" text:outline-level="1"><text:bookmark-start text:name="__RefHeading__87_154075666"/>WORDS.o<text:bookmark-end text:name="__RefHeading__87_154075666"/></text:h>
      <text:p text:style-name="P37">The WORDS.o object module provides string handling routines. They function from left (source) to right (destination). Although there is “.copy” keyword, a copy is always done when a second field is coded, such that you may code- “words.uppercase w_Name” to change the characters in w_Name to upper case and you may also code “words.uppercase w_Name1,w_Name2 to copy the w_Name1 to w_Name2 and change w_Name2 to upper case. In this example w_Name1 would be left unchanged. The following keywords are supported:-</text:p>
      <text:h text:style-name="P435" text:outline-level="2"><text:bookmark-start text:name="__RefHeading___Toc2668_1691778354"/>words.copy<text:bookmark-end text:name="__RefHeading___Toc2668_1691778354"/></text:h>
      <text:p text:style-name="P83"><text:span text:style-name="T94">(Raw)</text:span><text:span text:style-name="T117"><text:tab/></text:span><text:span text:style-name="T24">words.copy (</text:span><text:span text:style-name="T15">Sourcefield Destinationfield)</text:span></text:p>
      <text:p text:style-name="P83"><text:span text:style-name="T94">(Cooked)</text:span><text:span text:style-name="T116"><text:tab/></text:span><text:span text:style-name="T53">No equivalent planned</text:span></text:p>
      <text:p text:style-name="P150"/>
      <text:p text:style-name="P52">This will copy the number of characters held in Sourcefield to Destinationfield. Reminder: If the Sourcefield is shorter than the Destination field, NO padding will take place. Note that although <text:span text:style-name="T51">l</text:span><text:span text:style-name="T18">anguageONE</text:span> will accept “words.copy w_Name”, it does not make sense to do so.</text:p>
      <text:p text:style-name="P123"/>
      <text:p text:style-name="P52">The sourcefield may be a numeric field and it is this routine that may be used to convert numbers to alphanumerics.</text:p>
      <text:h text:style-name="P435" text:outline-level="2"><text:bookmark-start text:name="__RefHeading___Toc2672_1691778354"/>words.pad<text:bookmark-end text:name="__RefHeading___Toc2672_1691778354"/></text:h>
      <text:p text:style-name="P83"><text:span text:style-name="T12">(Raw)</text:span><text:span text:style-name="T117"><text:tab/></text:span><text:span text:style-name="T15">words.pad (Sourcefield Destinationfield)</text:span></text:p>
      <text:p text:style-name="P83"><text:span text:style-name="T96">(Cooked)</text:span><text:span text:style-name="T119"><text:tab/></text:span><text:span text:style-name="T95">Destinationfield = Sourcefield</text:span></text:p>
      <text:p text:style-name="P151"/>
      <text:p text:style-name="P51">Performs the same function as COPY but will pad a longer Destinationfield with spaces.</text:p>
      <text:h text:style-name="P435" text:outline-level="2"><text:bookmark-start text:name="__RefHeading___Toc2674_1691778354"/>words.uppercase<text:bookmark-end text:name="__RefHeading___Toc2674_1691778354"/></text:h>
      <text:p text:style-name="P83"><text:span text:style-name="T12">(Raw)</text:span><text:span text:style-name="T117"><text:tab/></text:span><text:span text:style-name="T122">words.uppercase</text:span><text:span text:style-name="T15"> (Sourcefield Destinationfield</text:span><text:span text:style-name="T56">[optional]</text:span><text:span text:style-name="T15">)</text:span></text:p>
      <text:p text:style-name="P83"><text:span text:style-name="T69">(Cooked)</text:span><text:span text:style-name="T123"><text:tab/></text:span><text:span text:style-name="T70">No equivalent as yet</text:span></text:p>
      <text:p text:style-name="P122"/>
      <text:p text:style-name="P52">Will copy the Sourcefield to the Destinationfield and convert the Destinationfield to all upper case characters. Coding “<text:span text:style-name="T111">words.uppercase Sourcefield</text:span>” will convert the Sourcefield to all upper case characters</text:p>
      <text:h text:style-name="P436" text:outline-level="2"><text:bookmark-start text:name="__RefHeading___Toc2676_1691778354"/>words.lowercase<text:bookmark-end text:name="__RefHeading___Toc2676_1691778354"/></text:h>
      <text:p text:style-name="P83"><text:span text:style-name="T12">(Raw)</text:span><text:span text:style-name="T117"><text:tab/></text:span><text:span text:style-name="T122">words.lowercas</text:span><text:span text:style-name="T15">e (Sourcefield Destinationfield</text:span><text:span text:style-name="T56">[optional]</text:span><text:span text:style-name="T15">)</text:span></text:p>
      <text:p text:style-name="P83"><text:span text:style-name="T69">(Cooked)</text:span><text:span text:style-name="T123"><text:tab/></text:span><text:span text:style-name="T70">No equivalent as yet</text:span></text:p>
      <text:p text:style-name="P150"/>
      <text:p text:style-name="P52">Will copy the Sourcefield to the Destinationfield and convert the Destinationfield to all lower case characters. Coding “<text:span text:style-name="T111">words.lowercase Sourcefield”</text:span> will convert the Sourcefield to all lower case characters </text:p>
      <text:p text:style-name="Standard"/>
      <text:h text:style-name="P454" text:outline-level="2"><text:bookmark-start text:name="__RefHeading___Toc2678_1691778354"/>words.insert<text:bookmark-end text:name="__RefHeading___Toc2678_1691778354"/></text:h>
      <text:p text:style-name="P83"><text:span text:style-name="T12">(Raw)</text:span><text:span text:style-name="T117"><text:tab/></text:span><text:span text:style-name="T122">words.inser</text:span><text:span text:style-name="T15">t (Sourcefield,Destinationfield)</text:span></text:p>
      <text:p text:style-name="P83"><text:span text:style-name="T69">(Cooked)</text:span><text:span text:style-name="T123"><text:tab/></text:span><text:span text:style-name="T70">No equivalent as yet</text:span></text:p>
      <text:p text:style-name="P150"/>
      <text:p text:style-name="P52">Inserts the Sourcefield into the Destinationfield by moving Destination characters to the right. This works well when qualified. ie- <text:span text:style-name="T111">words.insert (“RET”,{Destinationfield,5})</text:span> says insert the word “RET” into the Destination field starting at the 5th character</text:p>
      <text:h text:style-name="P434" text:outline-level="2"><text:bookmark-start text:name="__RefHeading___Toc2680_1691778354"/><text:span text:style-name="T111">words.find</text:span> <text:bookmark-end text:name="__RefHeading___Toc2680_1691778354"/></text:h>
      <text:p text:style-name="P83"><text:span text:style-name="T12">(Raw)</text:span><text:span text:style-name="T117"><text:tab/></text:span><text:span text:style-name="T122">words.find</text:span><text:span text:style-name="T15"> ({'RET',counter1},word1)</text:span></text:p>
      <text:p text:style-name="P83"><text:span text:style-name="T69">(Cooked)</text:span><text:span text:style-name="T123"><text:tab/></text:span><text:span text:style-name="T70">No equivalent as yet</text:span><text:bookmark text:name="__DdeLink__6358_786681381"/></text:p>
      <text:p text:style-name="P179"/>
      <text:p text:style-name="P51">Locates the phrase “RET” in word1 and returns the character position in counter1</text:p>
      <text:h text:style-name="P425" text:outline-level="2"><text:bookmark-start text:name="__RefHeading___Toc2682_1691778354"/><text:span text:style-name="T111">words.replace</text:span> <text:bookmark-end text:name="__RefHeading___Toc2682_1691778354"/></text:h>
      <text:p text:style-name="P83"><text:span text:style-name="T12">(Raw)</text:span><text:span text:style-name="T117"><text:tab/></text:span><text:span text:style-name="T122">words.replace</text:span><text:span text:style-name="T15"> ({'RET','ROG'},word1)</text:span></text:p>
      <text:p text:style-name="P83"><text:span text:style-name="T69">(Cooked)</text:span><text:span text:style-name="T123"><text:tab/></text:span><text:span text:style-name="T70">No equivalent as yet</text:span><text:bookmark text:name="__DdeLink__6363_1826990466"/><text:bookmark text:name="__DdeLink__6366_2100873409"/></text:p>
      <text:p text:style-name="P179"/>
      <text:p text:style-name="P262">Locates all occurrences of “RET” in word1 and replaces them with “ROG”</text:p>
      <text:h text:style-name="P436" text:outline-level="2"><text:bookmark-start text:name="__RefHeading___Toc2684_1691778354"/>words.environment<text:bookmark-end text:name="__RefHeading___Toc2684_1691778354"/></text:h>
      <text:p text:style-name="P83"><text:span text:style-name="T12">(Raw)</text:span><text:span text:style-name="T117"><text:tab/></text:span><text:span text:style-name="T122">words.environment </text:span><text:span text:style-name="T15"><text:s/>(Destinationfield)</text:span></text:p>
      <text:p text:style-name="P83"><text:span text:style-name="T69">(Cooked)</text:span><text:span text:style-name="T123"><text:tab/></text:span><text:span text:style-name="T70">No equivalent as yet</text:span></text:p>
      <text:p text:style-name="P179"/>
      <text:p text:style-name="P51">A special WORDS function that will return the command line parameters and store them in Destinationfield </text:p>
      <text:h text:style-name="P436" text:outline-level="2"><text:bookmark-start text:name="__RefHeading___Toc7816_1599588638"/>words.length<text:bookmark-end text:name="__RefHeading___Toc7816_1599588638"/></text:h>
      <text:p text:style-name="P83"><text:span text:style-name="T12">(Raw)</text:span><text:span text:style-name="T117"><text:tab/></text:span><text:span text:style-name="T122">words.length </text:span><text:span text:style-name="T15"><text:s/>(Word,length)</text:span></text:p>
      <text:p text:style-name="P83"><text:span text:style-name="T69">(Cooked)</text:span><text:span text:style-name="T123"><text:tab/></text:span><text:span text:style-name="T70">No equivalent as yet</text:span></text:p>
      <text:p text:style-name="P179"/>
      <text:p text:style-name="P62">A special WORDS function that will return the length of a word </text:p>
      <text:p text:style-name="Standard"/>
      <text:h text:style-name="P436" text:outline-level="2">words.stringtorecord</text:h>
      <text:p text:style-name="P83"><text:span text:style-name="T12">(Raw)</text:span><text:span text:style-name="T117"><text:tab/></text:span><text:span text:style-name="T122">words.stringtorecord </text:span><text:span text:style-name="T15"><text:s/>(string,record)</text:span></text:p>
      <text:p text:style-name="P83"><text:span text:style-name="T69">(Cooked)</text:span><text:span text:style-name="T123"><text:tab/></text:span><text:span text:style-name="T70">No equivalent</text:span></text:p>
      <text:p text:style-name="P179"/>
      <text:p text:style-name="P63">A WORDS function that will populate a record from a string. This is required because fields are manage by a control structure and records being a collection of fields are managed by multiple control structures</text:p>
      <text:p text:style-name="Standard"/>
      <text:h text:style-name="P436" text:outline-level="2">words.recordtostring</text:h>
      <text:p text:style-name="P83"><text:span text:style-name="T12">(Raw)</text:span><text:span text:style-name="T117"><text:tab/></text:span><text:span text:style-name="T122">words.recordtostring </text:span><text:span text:style-name="T15"><text:s/>(record,string)</text:span></text:p>
      <text:p text:style-name="P83"><text:span text:style-name="T69">(Cooked)</text:span><text:span text:style-name="T123"><text:tab/></text:span><text:span text:style-name="T70">No equivalent</text:span></text:p>
      <text:p text:style-name="P179"/>
      <text:p text:style-name="P63">A WORDS function that will populate a string from a record. This is required because fields are manage by a control structure and records being a collection of fields are managed by multiple control structures</text:p>
      <text:h text:style-name="P387" text:outline-level="1"><text:bookmark-start text:name="__RefHeading__89_154075666"/>NUMBERS.o<text:bookmark-end text:name="__RefHeading__89_154075666"/></text:h>
      <text:p text:style-name="P2">The NUMBERS.o object module provides number handling routines. They function from right (source) to left (destination). Note that although NUMBERS.o can handle integers, the 6 inbuilt integer functions <text:span text:style-name="T111">(integer.eq, integer.add, integer.sub, integer.mul, integer.div, integer.calc)</text:span> are more efficient. Remembering the <text:span text:style-name="T111">integer</text:span> functions have no error correction it is best to use NUMBERS.o for integers when range boundaries are expected to be crossed. </text:p>
      <text:p text:style-name="Standard"/>
      <text:list xml:id="list2617604988" text:style-name="WW8Num19">
        <text:list-item>
          <text:p text:style-name="P321">Unsigned: All numbers will be considered as signed</text:p>
        </text:list-item>
        <text:list-item>
          <text:p text:style-name="P321">Signed: <text:s text:c="2"/>From −9,223,372,036,854,775,807 to 9,223,372,036,854,775,807</text:p>
        </text:list-item>
      </text:list>
      <text:h text:style-name="P439" text:outline-level="2"><text:bookmark-start text:name="__RefHeading___Toc2692_1691778354"/>numbers.eq<text:bookmark-end text:name="__RefHeading___Toc2692_1691778354"/></text:h>
      <text:p text:style-name="P83"><text:span text:style-name="T12">(Raw)</text:span><text:span text:style-name="T117"><text:tab/></text:span><text:span text:style-name="T122">numbers.eq</text:span><text:span text:style-name="T15"> (Destinationfield,Sourcefield)</text:span></text:p>
      <text:p text:style-name="P83"><text:span text:style-name="T100">(Cooked)<text:tab/></text:span><text:span text:style-name="T101">Nofield1 = Nofield2</text:span></text:p>
      <text:p text:style-name="P156"/>
      <text:p text:style-name="P77">Sets the value of Destinationfield to Sourcefield. The sourcefield in this case may be an alphanumeric field and it is this routine that may be used to covert alphanumerics to numbers</text:p>
      <text:h text:style-name="P449" text:outline-level="2"><text:bookmark-start text:name="__RefHeading___Toc2694_1691778354"/><text:span text:style-name="T111">numbers.add</text:span> <text:bookmark-end text:name="__RefHeading___Toc2694_1691778354"/></text:h>
      <text:p text:style-name="P83"><text:span text:style-name="T12">(Raw)</text:span><text:span text:style-name="T117"><text:tab/></text:span><text:span text:style-name="T122">numbers.add</text:span><text:span text:style-name="T15"> (Destinationfield,Sourcefield)</text:span></text:p>
      <text:p text:style-name="P83"><text:span text:style-name="T100">(Cooked)<text:tab/></text:span><text:span text:style-name="T101">Nofield1 = Nofield? + Nofield?</text:span></text:p>
      <text:p text:style-name="P179"/>
      <text:p text:style-name="P51">Adds the value of Sourcefield to Destinationfield</text:p>
      <text:h text:style-name="P425" text:outline-level="2"><text:bookmark-start text:name="__RefHeading___Toc2696_1691778354"/><text:span text:style-name="T126">numbers.sub</text:span><text:span text:style-name="T146"> </text:span><text:bookmark-end text:name="__RefHeading___Toc2696_1691778354"/></text:h>
      <text:p text:style-name="P83"><text:span text:style-name="T12">(Raw)</text:span><text:span text:style-name="T117"><text:tab/></text:span><text:span text:style-name="T122">numbers.sub</text:span><text:span text:style-name="T15"> (Destinationfield,Sourcefield)</text:span></text:p>
      <text:p text:style-name="P83"><text:span text:style-name="T100">(Cooked)<text:tab/></text:span><text:span text:style-name="T101">Nofield1 = Nofield? - Nofield?</text:span></text:p>
      <text:p text:style-name="P172"/>
      <text:p text:style-name="P107">Subtracts the value of Sourcefield from Destinationfield</text:p>
      <text:h text:style-name="P425" text:outline-level="2"><text:bookmark-start text:name="__RefHeading___Toc2698_1691778354"/><text:span text:style-name="T126">numbers.mul</text:span><text:span text:style-name="T146"> </text:span><text:bookmark-end text:name="__RefHeading___Toc2698_1691778354"/></text:h>
      <text:p text:style-name="P83"><text:span text:style-name="T12">(Raw)</text:span><text:span text:style-name="T117"><text:tab/></text:span><text:span text:style-name="T122">numbers.mul</text:span><text:span text:style-name="T15"> (Destinationfield,Sourcefield)</text:span></text:p>
      <text:p text:style-name="P83"><text:span text:style-name="T100">(Cooked)<text:tab/></text:span><text:span text:style-name="T101">Nofield1 = Nofield? * Nofield?</text:span></text:p>
      <text:p text:style-name="P172"/>
      <text:p text:style-name="P107">Multiplies the Destinationfield by the Sourcefield</text:p>
      <text:h text:style-name="P425" text:outline-level="2"><text:bookmark-start text:name="__RefHeading___Toc2700_1691778354"/><text:span text:style-name="T126">numbers.div</text:span><text:span text:style-name="T146"> </text:span><text:bookmark-end text:name="__RefHeading___Toc2700_1691778354"/></text:h>
      <text:p text:style-name="P83"><text:span text:style-name="T12">(Raw)</text:span><text:span text:style-name="T117"><text:tab/></text:span><text:span text:style-name="T122">numbers.div</text:span><text:span text:style-name="T15"> (Destinationfield,Sourcefield)</text:span></text:p>
      <text:p text:style-name="P83"><text:span text:style-name="T100">(Cooked)<text:tab/></text:span><text:span text:style-name="T101">Nofield1 = Nofield? / Nofield?</text:span></text:p>
      <text:p text:style-name="P122"/>
      <text:p text:style-name="P51">Divides the Destinationfield by the Sourcefield</text:p>
      <text:p text:style-name="Standard"/>
      <text:h text:style-name="P455" text:outline-level="2"><text:bookmark-start text:name="__RefHeading___Toc10251_336021026"/>Overloading<text:bookmark-end text:name="__RefHeading___Toc10251_336021026"/></text:h>
      <text:p text:style-name="P78">A feature of the NUMBERS.o package is that these macros may be “overloaded”, meaning that more than 1 Sourcefield may be coded. ie:-</text:p>
      <text:p text:style-name="P185"/>
      <text:p text:style-name="P85">Numbers.add Destinationfield,2,4,16,32</text:p>
      <text:p text:style-name="P214">This would add 2 then 4 then 16 and then 32 (Total of 54) to the Destinationfield</text:p>
      <text:p text:style-name="Standard"/>
      <text:p text:style-name="P51">This can be a useful in many ways. Take for example cubing a number.</text:p>
      <text:p text:style-name="P122"/>
      <text:p text:style-name="P51">With the following defined in the matrix</text:p>
      <text:p text:style-name="P226">Insertnumber w_no1,<text:tab/>3</text:p>
      <text:p text:style-name="P214"><text:span text:style-name="T30">Insertnumber w_no2,<text:tab/>3</text:span><text:span text:style-name="T61"> </text:span></text:p>
      <text:p text:style-name="P77">You can overload the multiplication to effect a cubing of the number</text:p>
      <text:p text:style-name="P226">numbers.mul (w_no1,w_no2,w_No2)</text:p>
      <text:h text:style-name="P426" text:outline-level="2"><text:bookmark-start text:name="__RefHeading___Toc7098_567023070"/><text:span text:style-name="T126">numbers.calc</text:span><text:span text:style-name="T146"> </text:span><text:bookmark-end text:name="__RefHeading___Toc7098_567023070"/></text:h>
      <text:p text:style-name="P83"><text:span text:style-name="T12">(Raw)</text:span><text:span text:style-name="T117"><text:tab/></text:span><text:span text:style-name="T122">numbers.calc</text:span><text:span text:style-name="T15"> Destinationfield,=,Nofield1,+,Nofield2,*,Nofield3 …...</text:span></text:p>
      <text:p text:style-name="P83"><text:span text:style-name="T100">(Cooked)<text:tab/></text:span><text:span text:style-name="T101">Nofield1 = Nofield? + Nofield? * Nofield?</text:span></text:p>
      <text:p text:style-name="P122"/>
      <text:p text:style-name="P77"><text:bookmark-start text:name="__DdeLink__10342_962790916"/>Applies each operation to the destination field working from left to right of the source numbers (Number precedence will be followed if square brackets are used). </text:p>
      <text:p text:style-name="P77"><text:bookmark-end text:name="__DdeLink__10342_962790916"/></text:p>
      <text:h text:style-name="P440" text:outline-level="2"><text:bookmark-start text:name="__RefHeading___Toc8218_1554996883"/>numbers.random<text:bookmark-end text:name="__RefHeading___Toc8218_1554996883"/></text:h>
      <text:p text:style-name="P83"><text:span text:style-name="T12">(Raw)</text:span><text:span text:style-name="T117"><text:tab/></text:span><text:bookmark-start text:name="__DdeLink__222_2926168424"/><text:span text:style-name="T122">numbers.random</text:span><text:span text:style-name="T15"> Receivingfield</text:span><text:bookmark-end text:name="__DdeLink__222_2926168424"/></text:p>
      <text:p text:style-name="P83"><text:span text:style-name="T100">(Cooked)<text:tab/></text:span><text:span text:style-name="T101">N/A</text:span></text:p>
      <text:p text:style-name="P58"/>
      <text:p text:style-name="P79">Returns a random number in the range 0 thru 65,536.</text:p>
      <text:p text:style-name="P80"/>
      <text:p text:style-name="P80">Note: that this function is not intended to return a random number that can be relied upon for robust applications. It merely takes the number of nano-seconds, splits it into 2 16bit words, xor's the 2 and delivers the result. By definition it has the range of 0 thru 65,536. You may restrict its range by ANDing it with a mask ie: to obtain a number between 0 and 6 (ie a throw of a dice) ADD the returned value by 0110B </text:p>
      <text:p text:style-name="P80"/>
      <text:p text:style-name="P80">If a more “industrial strength” random no is required it can be obtained in:</text:p>
      <text:p text:style-name="P80">Linux<text:tab/><text:tab/>- investigate the /dev/&lt;u&gt;random file system</text:p>
      <text:p text:style-name="P80">Windows<text:tab/>- refer CryptoAPI</text:p>
      <text:p text:style-name="P80"/>
      <text:p text:style-name="P157"/>
      <text:h text:style-name="P390" text:outline-level="1"><text:bookmark-start text:name="__RefHeading__91_154075666"/>DECISIONS.o<text:bookmark-end text:name="__RefHeading__91_154075666"/></text:h>
      <text:p text:style-name="P37">The DECISIONS.o object module provides for decision making in <text:span text:style-name="T51">l</text:span><text:span text:style-name="T18">anguageONE</text:span>. In reality it performs one function, that of a compare. The many manifestations of that are handled by the macros themselves.</text:p>
      <text:p text:style-name="Standard"/>
      <text:p text:style-name="P36">The following table describes operation equivalences. All are allowabl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Standard">Equals</text:p>
          </table:table-cell>
          <table:table-cell table:style-name="Table5.A1" office:value-type="string">
            <text:p text:style-name="Standard">EQ</text:p>
          </table:table-cell>
          <table:table-cell table:style-name="Table5.C1" office:value-type="string">
            <text:p text:style-name="Standard">=</text:p>
          </table:table-cell>
        </table:table-row>
        <table:table-row table:style-name="Table5.1">
          <table:table-cell table:style-name="Table5.A2" office:value-type="string">
            <text:p text:style-name="Standard">isNOTEqualTo</text:p>
          </table:table-cell>
          <table:table-cell table:style-name="Table5.A2" office:value-type="string">
            <text:p text:style-name="Standard">N_EQ</text:p>
          </table:table-cell>
          <table:table-cell table:style-name="Table5.C2" office:value-type="string">
            <text:p text:style-name="Standard">!=</text:p>
          </table:table-cell>
        </table:table-row>
        <table:table-row table:style-name="Table5.1">
          <table:table-cell table:style-name="Table5.A2" office:value-type="string">
            <text:p text:style-name="Standard">isLessThan</text:p>
          </table:table-cell>
          <table:table-cell table:style-name="Table5.A2" office:value-type="string">
            <text:p text:style-name="Standard">LT</text:p>
          </table:table-cell>
          <table:table-cell table:style-name="Table5.C2" office:value-type="string">
            <text:p text:style-name="Standard">&lt;</text:p>
          </table:table-cell>
        </table:table-row>
        <table:table-row table:style-name="Table5.1">
          <table:table-cell table:style-name="Table5.A2" office:value-type="string">
            <text:p text:style-name="Standard">isNOTLessThan</text:p>
          </table:table-cell>
          <table:table-cell table:style-name="Table5.A2" office:value-type="string">
            <text:p text:style-name="Standard">N_LT</text:p>
          </table:table-cell>
          <table:table-cell table:style-name="Table5.C2" office:value-type="string">
            <text:p text:style-name="Standard">!&lt;</text:p>
          </table:table-cell>
        </table:table-row>
        <table:table-row table:style-name="Table5.1">
          <table:table-cell table:style-name="Table5.A2" office:value-type="string">
            <text:p text:style-name="Standard">IsGreaterThanOREqualTo</text:p>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Standard">isGreaterThan</text:p>
          </table:table-cell>
          <table:table-cell table:style-name="Table5.A2" office:value-type="string">
            <text:p text:style-name="Standard">GT</text:p>
          </table:table-cell>
          <table:table-cell table:style-name="Table5.C2" office:value-type="string">
            <text:p text:style-name="Standard">&gt;</text:p>
          </table:table-cell>
        </table:table-row>
        <table:table-row table:style-name="Table5.1">
          <table:table-cell table:style-name="Table5.A2" office:value-type="string">
            <text:p text:style-name="Standard">isNOTGreaterThan</text:p>
          </table:table-cell>
          <table:table-cell table:style-name="Table5.A2" office:value-type="string">
            <text:p text:style-name="Standard">N_GT</text:p>
          </table:table-cell>
          <table:table-cell table:style-name="Table5.C2" office:value-type="string">
            <text:p text:style-name="Standard">!&gt;</text:p>
          </table:table-cell>
        </table:table-row>
        <table:table-row table:style-name="Table5.1">
          <table:table-cell table:style-name="Table5.A2" office:value-type="string">
            <text:p text:style-name="Standard">isLessThanOREqualTo</text:p>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Standard">_IN</text:p>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Standard">_NIN</text:p>
          </table:table-cell>
          <table:table-cell table:style-name="Table5.A2" office:value-type="string">
            <text:p text:style-name="P20"/>
          </table:table-cell>
          <table:table-cell table:style-name="Table5.C2" office:value-type="string">
            <text:p text:style-name="P20"/>
          </table:table-cell>
        </table:table-row>
      </table:table>
      <text:p text:style-name="Standard"/>
      <text:p text:style-name="P37">You are free to add to this table by editing DECISIONS.INC and describing your own operations name</text:p>
      <text:p text:style-name="P37"><text:span text:style-name="T90">Note:</text:span> for the decisions module:-</text:p>
      <text:p text:style-name="P88">(Raw) <text:tab/>A shown</text:p>
      <text:p text:style-name="P53"><text:span text:style-name="T100">(Cooked)<text:tab/></text:span><text:span text:style-name="T101">Do not require commas</text:span></text:p>
      <text:h text:style-name="P414" text:outline-level="2"><text:bookmark-start text:name="__RefHeading___Toc2708_1691778354"/>if statements<text:bookmark-end text:name="__RefHeading___Toc2708_1691778354"/></text:h>
      <text:p text:style-name="P214"><text:span text:style-name="T128">IF</text:span><text:span text:style-name="T2"> w_no1,=,w_no2</text:span></text:p>
      <text:p text:style-name="P214"><text:tab/>Do Something</text:p>
      <text:p text:style-name="P237">ELSE</text:p>
      <text:p text:style-name="P231"><text:tab/>Do Something Else</text:p>
      <text:p text:style-name="P238">END.IF</text:p>
      <text:p text:style-name="P262"><text:span text:style-name="T100">(Cooked)<text:tab/></text:span><text:span text:style-name="T101">Do not require commas</text:span><text:span text:style-name="T48"><text:tab/></text:span><text:span text:style-name="T43"> </text:span></text:p>
      <text:p text:style-name="Standard"/>
      <text:p text:style-name="P82">This is a fairly standard If statement and is no different from most languages. There is no elseif statement in languageONE because it is easily handled. ie.</text:p>
      <text:p text:style-name="P6"/>
      <text:p text:style-name="P214"><text:span text:style-name="T128">IF</text:span><text:span text:style-name="T43"> w_no_1,=,w_no2</text:span></text:p>
      <text:p text:style-name="P214"><text:tab/>Do Something</text:p>
      <text:p text:style-name="P237">ELSE</text:p>
      <text:p text:style-name="P214"><text:span text:style-name="T43"><text:tab/></text:span><text:span text:style-name="T128">IF</text:span><text:span text:style-name="T43"> w_Alpha,=,“A”</text:span></text:p>
      <text:p text:style-name="P214"><text:tab/><text:tab/>Do Something</text:p>
      <text:p text:style-name="P214"><text:tab/><text:span text:style-name="T117">ELSE</text:span></text:p>
      <text:p text:style-name="P214"><text:tab/><text:tab/>Do Something Else</text:p>
      <text:p text:style-name="P214"><text:tab/><text:span text:style-name="T117">END.IF</text:span></text:p>
      <text:p text:style-name="P237">END.IF</text:p>
      <text:p text:style-name="P51"><text:soft-page-break/>Equally, you could use the line splitting character</text:p>
      <text:p text:style-name="P10"/>
      <text:p text:style-name="P51"><text:span text:style-name="T128">IF</text:span><text:span text:style-name="T43"> w_no_1 = w_no2</text:span></text:p>
      <text:p text:style-name="P51"><text:tab/>Do Something</text:p>
      <text:p text:style-name="P51"><text:span text:style-name="T128">ELSE | IF</text:span><text:span text:style-name="T43"> <text:s/>w_Alpha = “A”</text:span></text:p>
      <text:p text:style-name="P51"><text:tab/><text:tab/>Do Something<text:tab/></text:p>
      <text:p text:style-name="P51"><text:tab/><text:span text:style-name="T117">ELSE</text:span></text:p>
      <text:p text:style-name="P51"><text:tab/><text:tab/>Do Something Else<text:tab/></text:p>
      <text:p text:style-name="P51"><text:tab/><text:span text:style-name="T117">END.IF</text:span></text:p>
      <text:p text:style-name="P91">END.IF</text:p>
      <text:p text:style-name="P91"/>
      <text:h text:style-name="P446" text:outline-level="2"><text:bookmark-start text:name="__RefHeading___Toc2760_1691778354"/>.IF .OR .AND .END<text:bookmark-end text:name="__RefHeading___Toc2760_1691778354"/></text:h>
      <text:p text:style-name="P49"><text:span text:style-name="T52">Compound Ifs</text:span><text:span text:style-name="T9"> </text:span><text:span text:style-name="T51">are defined as those that contain '.or' or '.and' statements. They must begin with a '.if' and be terminated with a '.end'</text:span></text:p>
      <text:p text:style-name="P50"/>
      <text:p text:style-name="P52">In order to understand the .<text:span text:style-name="T111">AND</text:span> and the .<text:span text:style-name="T111">OR</text:span> statement you must consider how <text:span text:style-name="T18">languageONE</text:span> functions. An <text:span text:style-name="T111">IF</text:span> statement will set a flag as either TRUE of FALSE. Subsequently an .<text:span text:style-name="T111">OR</text:span> statement will proceed if the flag is so to FALSE (no need to do anything if the previous <text:span text:style-name="T111">IF</text:span> returned a TRUE) and set the same flag to either TRUE or FALSE. Similarly an .<text:span text:style-name="T111">AND</text:span> statement will proceed if the flag is set to TRUE (no need to do anything if the previous IF returned a FALSE) and set the same flag to either TRUE or FALSE.</text:p>
      <text:p text:style-name="P122"/>
      <text:p text:style-name="P52">You must be careful with this as <text:span text:style-name="T18">languageONE</text:span> has no way (at present) of bracketing OR's and AND's (remember brackets are simply removed) and cannot evaluate something like:-</text:p>
      <text:p text:style-name="P52">IF (A=B AND C=D) OR (A=C AND (B=D OR E=F)) </text:p>
      <text:p text:style-name="P122"/>
      <text:p text:style-name="P52">The following will achieve the same thing. It's just a little bit cumbersome at present. This will be addressed in a later release.</text:p>
      <text:p text:style-name="P2"/>
      <text:p text:style-name="P294"><text:span text:style-name="T50"><text:s text:c="2"/></text:span><text:span text:style-name="T141">.</text:span><text:span text:style-name="T142">IF</text:span><text:span text:style-name="T43"> A = B </text:span></text:p>
      <text:p text:style-name="P51"><text:span text:style-name="T50"><text:s text:c="4"/></text:span><text:span text:style-name="T49"><text:s/></text:span><text:span text:style-name="T142">.AND</text:span><text:span text:style-name="T43"> C = D</text:span></text:p>
      <text:p text:style-name="P283">.END</text:p>
      <text:p text:style-name="P51"><text:span text:style-name="T48"><text:tab/> <text:s/></text:span><text:span text:style-name="T47"><text:s/>Do Something</text:span></text:p>
      <text:p text:style-name="P51"><text:span text:style-name="T50"><text:s text:c="3"/></text:span><text:span text:style-name="T142">END.IF</text:span></text:p>
      <text:p text:style-name="P122"/>
      <text:p text:style-name="P193"><text:span text:style-name="T50"><text:s/></text:span><text:span text:style-name="T141">.</text:span><text:span text:style-name="T142">IF</text:span><text:span text:style-name="T43"> B = D </text:span></text:p>
      <text:p text:style-name="P51"><text:span text:style-name="T50"><text:s text:c="6"/></text:span><text:span text:style-name="T49"><text:s text:c="2"/></text:span><text:span text:style-name="T142">.OR</text:span><text:span text:style-name="T43"> E = F</text:span></text:p>
      <text:p text:style-name="P51"><text:span text:style-name="T50"><text:s text:c="5"/></text:span><text:span text:style-name="T141">.</text:span><text:span text:style-name="T142">AND</text:span><text:span text:style-name="T43"> A = C</text:span></text:p>
      <text:p text:style-name="P283">.END</text:p>
      <text:p text:style-name="P81"><text:tab/> <text:s text:c="2"/>Do the same Thing</text:p>
      <text:p text:style-name="P51"><text:span text:style-name="T50"><text:s text:c="2"/></text:span><text:span text:style-name="T49"><text:s/></text:span><text:span text:style-name="T142">END.IF</text:span></text:p>
      <text:h text:style-name="P438" text:outline-level="2"/>
      <text:h text:style-name="P456" text:outline-level="2"><text:bookmark-start text:name="__RefHeading___Toc3197_1691778354"/>the _IN operator<text:bookmark-end text:name="__RefHeading___Toc3197_1691778354"/></text:h>
      <text:p text:style-name="P52">The _IN operator can be used to interrogate lists. Although it is simply a compound “if” it allows for perhaps cleaner coding. Note though that fixed point numbers cannot be coded with the _IN operator as this would result in a double set of braces.</text:p>
      <text:p text:style-name="P2"/>
      <text:p text:style-name="P51"><text:span text:style-name="T128">IF</text:span><text:span text:style-name="T43"> w_No1</text:span><text:span text:style-name="T48"> </text:span><text:span text:style-name="T128">_IN </text:span><text:span text:style-name="T43">{1,2,4,8,16,31,64}<text:tab/><text:tab/><text:tab/></text:span><text:span text:style-name="T99">[YES]</text:span></text:p>
      <text:p text:style-name="P51"><text:span text:style-name="T26">IF</text:span> w_No1 <text:span text:style-name="T26">_IN </text:span>{{123,'9.99},{456,'9.99}}<text:tab/><text:tab/><text:span text:style-name="T90">[</text:span><text:span text:style-name="T106">NO</text:span><text:span text:style-name="T90">]</text:span></text:p>
      <text:p text:style-name="P65"/>
      <text:h text:style-name="P435" text:outline-level="2"><text:bookmark-start text:name="__RefHeading___Toc7496_1831979845"/>the _NIN operator<text:bookmark-end text:name="__RefHeading___Toc7496_1831979845"/></text:h>
      <text:p text:style-name="P52">The _NIN operator can also be used to interrogate lists. It does in fact invoke the _IN decision and then negates the answer. ie. </text:p>
      <text:p text:style-name="P2"/>
      <text:p text:style-name="P254"><text:span text:style-name="T128">IF</text:span><text:span text:style-name="T43"> w_No1</text:span><text:span text:style-name="T48"> </text:span><text:span text:style-name="T128">_NIN </text:span><text:span text:style-name="T43">{1,2,4,8,16,31,64}</text:span></text:p>
      <text:h text:style-name="P416" text:outline-level="2"><text:bookmark-start text:name="__RefHeading___Toc2790_1691778354"/>TEST statements<text:bookmark-end text:name="__RefHeading___Toc2790_1691778354"/></text:h>
      <text:p text:style-name="P265">This is a fairly standard statement seen in most languages. </text:p>
      <text:p text:style-name="P214">In COBOL it is EVALUATE, </text:p>
      <text:p text:style-name="P214">In PASCAL it is CASE OF, </text:p>
      <text:p text:style-name="P214">In C it is SWITCH/CASE, </text:p>
      <text:p text:style-name="P214">In BASIC it is SELECT CASE etc etc.</text:p>
      <text:p text:style-name="P51">It takes the following forms in <text:span text:style-name="T18">languageONE</text:span>.</text:p>
      <text:p text:style-name="Standard"/>
      <text:p text:style-name="P51"><text:span text:style-name="T102">BEGIN.TEST</text:span> w_No1</text:p>
      <text:p text:style-name="P214"><text:span text:style-name="T117">WHEN</text:span> &lt; 1</text:p>
      <text:p text:style-name="P214"><text:tab/>Do Something</text:p>
      <text:p text:style-name="P227">WEND</text:p>
      <text:p text:style-name="P214"/>
      <text:p text:style-name="P214"><text:span text:style-name="T117">WHEN</text:span> &lt; 2</text:p>
      <text:p text:style-name="P214"><text:tab/>Do Something</text:p>
      <text:p text:style-name="P227">WEND</text:p>
      <text:p text:style-name="P214"/>
      <text:p text:style-name="P214"><text:span text:style-name="T117">WHEN</text:span> &lt; 3</text:p>
      <text:p text:style-name="P214"><text:tab/>Do Something</text:p>
      <text:p text:style-name="P227">WEND</text:p>
      <text:p text:style-name="P214"/>
      <text:p text:style-name="P227">OTHERWISE</text:p>
      <text:p text:style-name="P214"><text:span text:style-name="T26"><text:tab/></text:span><text:span text:style-name="T60">Do Something</text:span></text:p>
      <text:p text:style-name="P59">END.TEST</text:p>
      <text:p text:style-name="P165"/>
      <text:p text:style-name="P60"/>
      <text:p text:style-name="P59"/>
      <text:p text:style-name="P111"><text:span text:style-name="T102">BEGIN.TEST</text:span> c_TRUE</text:p>
      <text:p text:style-name="P214"><text:span text:style-name="T117">WHEN</text:span> A = B</text:p>
      <text:p text:style-name="P214"><text:tab/>Do Something</text:p>
      <text:p text:style-name="P227">WEND</text:p>
      <text:p text:style-name="P227"/>
      <text:p text:style-name="P214"><text:span text:style-name="T117">WHEN</text:span> C &gt; D</text:p>
      <text:p text:style-name="P214"><text:tab/>Do Something</text:p>
      <text:p text:style-name="P227">WEND</text:p>
      <text:p text:style-name="P227"/>
      <text:p text:style-name="P214"><text:span text:style-name="T117">WHEN</text:span> E !&gt; D</text:p>
      <text:p text:style-name="P214"><text:tab/>Do Something</text:p>
      <text:p text:style-name="P227">WEND</text:p>
      <text:p text:style-name="P227"/>
      <text:p text:style-name="P59">END.TEST</text:p>
      <text:p text:style-name="P166"/>
      <text:h text:style-name="P446" text:outline-level="2"><text:bookmark-start text:name="__RefHeading___Toc8220_1554996883"/>.WHEN .OR .AND .END<text:bookmark-end text:name="__RefHeading___Toc8220_1554996883"/></text:h>
      <text:p text:style-name="P49"><text:span text:style-name="T52">Compound Whens</text:span><text:span text:style-name="T12"> </text:span><text:span text:style-name="T53">are defined as those that contain '.or' or '.and' statements. They must begin with a '.when' and be terminated with a '.wend'</text:span></text:p>
      <text:p text:style-name="P49"/>
      <text:p text:style-name="P51"><text:span text:style-name="T102">BEGIN.TEST</text:span> c_TRUE</text:p>
      <text:p text:style-name="P289"><text:span text:style-name="T117">.WHEN</text:span> A = B</text:p>
      <text:p text:style-name="P214"><text:span text:style-name="T1"><text:s text:c="2"/></text:span><text:span text:style-name="T117">.AND</text:span> X = Y</text:p>
      <text:p text:style-name="P214"><text:span text:style-name="T1"><text:s text:c="2"/></text:span><text:span text:style-name="T117">.END</text:span></text:p>
      <text:p text:style-name="P214"><text:tab/>Do Something</text:p>
      <text:p text:style-name="P227">WEND</text:p>
      <text:p text:style-name="P214"/>
      <text:p text:style-name="P289"><text:span text:style-name="T117">.WHEN</text:span> C &gt; D</text:p>
      <text:p text:style-name="P214"><text:span text:style-name="T1"><text:s/></text:span><text:span text:style-name="T117">.AND</text:span> J = K</text:p>
      <text:p text:style-name="P214"><text:span text:style-name="T1"><text:s/></text:span><text:span text:style-name="T117">.END</text:span></text:p>
      <text:p text:style-name="P214"><text:tab/>Do Something</text:p>
      <text:p text:style-name="P227">WEND</text:p>
      <text:p text:style-name="P214"/>
      <text:p text:style-name="P289"><text:span text:style-name="T117">.WHEN</text:span> E !&gt; D</text:p>
      <text:p text:style-name="P214"><text:span text:style-name="T1"><text:s text:c="4"/></text:span><text:span text:style-name="T117">.OR</text:span> Z = W</text:p>
      <text:p text:style-name="P214"><text:span text:style-name="T1"><text:s/></text:span><text:span text:style-name="T117">.END</text:span></text:p>
      <text:p text:style-name="P214"><text:tab/>Do Something</text:p>
      <text:p text:style-name="P227">WEND</text:p>
      <text:p text:style-name="P214"/>
      <text:p text:style-name="P59">END.TEST</text:p>
      <text:p text:style-name="P174"/>
      <text:p text:style-name="P51"><text:span text:style-name="T117">OTHERWISE</text:span><text:span text:style-name="T60"> may be coded within a TEST statement.</text:span></text:p>
      <text:p text:style-name="P166"/>
      <text:p text:style-name="P51"><text:span text:style-name="T102">BEGIN.TEST</text:span> c_TRUE</text:p>
      <text:p text:style-name="P214"><text:span text:style-name="T117">WHEN</text:span> A = B</text:p>
      <text:p text:style-name="P214"><text:tab/>Do Something</text:p>
      <text:p text:style-name="P227">WEND</text:p>
      <text:p text:style-name="P237">OTHERWISE</text:p>
      <text:p text:style-name="P214"><text:tab/>Do Something else</text:p>
      <text:p text:style-name="P59"><text:soft-page-break/>END.TEST</text:p>
      <text:p text:style-name="P166"/>
      <text:p text:style-name="P166"/>
      <text:p text:style-name="P51"><text:span text:style-name="T26">_IN</text:span><text:span text:style-name="T8"> and </text:span><text:span text:style-name="T26">_NIN</text:span> may be used when testing for TRUE</text:p>
      <text:p text:style-name="P166"/>
      <text:p text:style-name="P51"><text:span text:style-name="T102">BEGIN.TEST</text:span> c_TRUE</text:p>
      <text:p text:style-name="P214"><text:span text:style-name="T117">WHEN</text:span> _IN {1,2,3,4,5}</text:p>
      <text:p text:style-name="P193">Do Something</text:p>
      <text:p text:style-name="P227">WEND</text:p>
      <text:p text:style-name="P227"/>
      <text:p text:style-name="P214"><text:span text:style-name="T117">WHEN</text:span> _NIN {1,2,3,4,5}</text:p>
      <text:p text:style-name="P193">Do Something Else</text:p>
      <text:p text:style-name="P227">WEND</text:p>
      <text:p text:style-name="P227"/>
      <text:p text:style-name="P59">END.TEST</text:p>
      <text:p text:style-name="P191"/>
      <text:h text:style-name="P387" text:outline-level="1"><text:bookmark-start text:name="__RefHeading___Toc2842_1691778354"/>LOOPS<text:bookmark-end text:name="__RefHeading___Toc2842_1691778354"/></text:h>
      <text:p text:style-name="P44">The is no object module providing functionality for looping. It is built into the macros themselves as they are only a comparative jump statement. They take 3 forms:-</text:p>
      <text:p text:style-name="P144"/>
      <text:p text:style-name="P37"><text:span text:style-name="T90">Note:</text:span> for languageONE loops:-</text:p>
      <text:p text:style-name="P88">(Raw) <text:tab/>As shown</text:p>
      <text:p text:style-name="P53"><text:span text:style-name="T100">(Cooked)<text:tab/></text:span><text:span text:style-name="T101">As shown</text:span></text:p>
      <text:h text:style-name="P417" text:outline-level="2"><text:bookmark-start text:name="__RefHeading___Toc2846_1691778354"/><text:span text:style-name="T127">repeat </text:span><text:span text:style-name="T120">&lt;name&gt;</text:span><text:bookmark-end text:name="__RefHeading___Toc2846_1691778354"/></text:h>
      <text:p text:style-name="P239">Repeat &lt;name&gt;</text:p>
      <text:p text:style-name="P204">Do Something<text:tab/></text:p>
      <text:p text:style-name="P270">exit.repeat &lt;name&gt;</text:p>
      <text:p text:style-name="P239">end.repeat &lt;name&gt;</text:p>
      <text:p text:style-name="Standard"/>
      <text:p text:style-name="P51">A named loop is an endless loop like that shown above. It requires and exit condition coded within the loop such that something like the following would be required</text:p>
      <text:p text:style-name="Standard"/>
      <text:p text:style-name="P239">repeat _001</text:p>
      <text:p text:style-name="P193"><text:span text:style-name="T112">if </text:span><text:span text:style-name="T88">A = 1</text:span></text:p>
      <text:p text:style-name="P270">exit.repeat _001</text:p>
      <text:p text:style-name="P205">end.if</text:p>
      <text:p text:style-name="P239">end.repeat _001</text:p>
      <text:p text:style-name="Standard"/>
      <text:h text:style-name="P459" text:outline-level="2"><text:bookmark-start text:name="__RefHeading___Toc2866_1691778354"/>repeat.if<text:bookmark-end text:name="__RefHeading___Toc2866_1691778354"/></text:h>
      <text:h text:style-name="P459" text:outline-level="2"><text:bookmark-start text:name="__RefHeading___Toc4940_733776834"/>repeat.while<text:bookmark-end text:name="__RefHeading___Toc4940_733776834"/></text:h>
      <text:p text:style-name="P51">It should be noted that <text:span text:style-name="T111">repeat.if</text:span> and <text:span text:style-name="T111">repeat.while</text:span> are functionally equivalent. They are both provided to suit programming style.</text:p>
      <text:p text:style-name="Standard"/>
      <text:p text:style-name="P214"><text:span text:style-name="T129">Repeat.if</text:span><text:span text:style-name="T47"> &lt;condition&gt;</text:span></text:p>
      <text:p text:style-name="P204">Do Something</text:p>
      <text:p text:style-name="P239">end.repeat</text:p>
      <text:p text:style-name="P22"/>
      <text:p text:style-name="P51">A <text:span text:style-name="T111">repeat.if</text:span> statement has a built in condition which is evaluated <text:span text:style-name="T6">at the top of the loop</text:span>.</text:p>
      <text:p text:style-name="Standard"/>
      <text:p text:style-name="P52"><text:span text:style-name="T43">When multiple conditions are needed you may use the system supplied </text:span><text:span text:style-name="T22">exitRepeat </text:span><text:span text:style-name="T43">field. This flag is always tested at the top of the loop and an exit performed if it is found to be true. Note that any code following the exit will still be executed so it is advisable to code an else to allow your instructions to execute correctly. <text:s/></text:span><text:span text:style-name="T104">Note that .</text:span><text:span text:style-name="T105">OR</text:span><text:span text:style-name="T104"> &amp; .</text:span><text:span text:style-name="T105">AND</text:span><text:span text:style-name="T104"> are not suitable for loops. (This will be revisited in a later version)</text:span></text:p>
      <text:p text:style-name="Standard"/>
      <text:p text:style-name="P214"><text:span text:style-name="T129">repeat.if</text:span><text:span text:style-name="T47"> A = 1</text:span></text:p>
      <text:p text:style-name="P193"><text:span text:style-name="T129">if</text:span><text:span text:style-name="T47"> B = 1</text:span></text:p>
      <text:p text:style-name="P180"><text:tab/><text:tab/>exitRepeat = c_TRUE</text:p>
      <text:p text:style-name="P197">else</text:p>
      <text:p text:style-name="P271">Do Something</text:p>
      <text:p text:style-name="P205">end.repeat</text:p>
      <text:p text:style-name="P239">end.repeat</text:p>
      <text:h text:style-name="P421" text:outline-level="2"><text:bookmark-start text:name="__RefHeading___Toc2888_1691778354"/>repeat.for<text:bookmark-end text:name="__RefHeading___Toc2888_1691778354"/></text:h>
      <text:p text:style-name="P214"><text:span text:style-name="T129">Repeat.for</text:span><text:span text:style-name="T47"> &lt;counter&gt;,&lt;start&gt;,&lt;stop&gt;,&lt;step&gt;</text:span></text:p>
      <text:p text:style-name="P204">Do Something</text:p>
      <text:p text:style-name="P239">end.repeat</text:p>
      <text:p text:style-name="P22"/>
      <text:p text:style-name="P262"><text:span text:style-name="T43">A </text:span><text:span text:style-name="T127">repeat.for</text:span><text:span text:style-name="T43"> statement has a built in count function which is evaluated at the top of the loop. You provide the counter, the starting value, the ending value and the step (if other than 1)</text:span></text:p>
      <text:p text:style-name="Standard"/>
      <text:p text:style-name="P52"><text:span text:style-name="T43">When multiple conditions are needed you may use the system supplied </text:span><text:span text:style-name="T22">exitRepeat </text:span><text:span text:style-name="T43">field. This flag is always tested at the top of the loop and an exit performed if it is found to be true. Note that any code following the exit will still be executed so it is advisable to code an else to allow your instructions to execute correctly. <text:s/></text:span><text:span text:style-name="T104">Note that .</text:span><text:span text:style-name="T105">OR</text:span><text:span text:style-name="T104"> &amp; .</text:span><text:span text:style-name="T105">AND</text:span><text:span text:style-name="T104"> are not suitable for loops. (This will be revisited in a later version)</text:span></text:p>
      <text:p text:style-name="P51"/>
      <text:p text:style-name="P214"><text:span text:style-name="T129">Repeat.for</text:span><text:span text:style-name="T47"> Ctr,1,128,2</text:span></text:p>
      <text:p text:style-name="P193"><text:span text:style-name="T112">if</text:span><text:span text:style-name="T88"> A = 1</text:span></text:p>
      <text:p text:style-name="P180"><text:tab/><text:tab/>exitRepeat = c_TRUE</text:p>
      <text:p text:style-name="P199">else</text:p>
      <text:p text:style-name="P272">Do Something</text:p>
      <text:p text:style-name="P206">end.if</text:p>
      <text:p text:style-name="P239">end,.repeat</text:p>
      <text:p text:style-name="Standard"/>
      <text:p text:style-name="P51"><text:span text:style-name="T90">Note:-</text:span> </text:p>
      <text:list xml:id="list3862736390" text:style-name="WW8Num20">
        <text:list-item>
          <text:p text:style-name="P339">when the start value is less than the stop value then the loop will subtract the step</text:p>
        </text:list-item>
      </text:list>
      <text:p text:style-name="P193">value from the counter. You will be counting backwards.</text:p>
      <text:list xml:id="list125027553204294" text:continue-numbering="true" text:style-name="WW8Num20">
        <text:list-item>
          <text:p text:style-name="P341">When the start value is equal to the stop value the loop will add to the step value</text:p>
        </text:list-item>
      </text:list>
      <text:p text:style-name="P193">unless a -ve step value is coded</text:p>
      <text:p text:style-name="P161"/>
      <text:h text:style-name="P390" text:outline-level="1"><text:bookmark-start text:name="__RefHeading___Toc2914_1691778354"/>SUB ROUTINES<text:bookmark-end text:name="__RefHeading___Toc2914_1691778354"/></text:h>
      <text:h text:style-name="P425" text:outline-level="2"><text:bookmark-start text:name="__RefHeading___Toc10253_336021026"/>Overview<text:bookmark-end text:name="__RefHeading___Toc10253_336021026"/></text:h>
      <text:p text:style-name="P52">Using Sub Routines is the common <text:s/>programming practice of breaking up programs into smaller and more manageable tasks. They start with the 'keyword' <text:span text:style-name="T111">BEGIN.SUB</text:span> followed by a <text:s/>unique name that you choose. They <text:s/>end <text:s/>with the <text:s/>'keyword' <text:span text:style-name="T111">END.SUB</text:span> <text:s/>followed by <text:s/>the same unique name you have chosen. They may also contain an <text:span text:style-name="T111">EXIT.SUB</text:span> (followed by the same unique name) to exit the sub routine depending on your coding decisions. To invoke a Sub Routine you use the 'keyword' <text:span text:style-name="T8">$</text:span><text:span text:style-name="T111">CALL</text:span> followed by the Sub Routines name. Sub Routines may invoke other Sub Routines.</text:p>
      <text:p text:style-name="P2"/>
      <text:p text:style-name="P52">A Sub-Routine name may be followed by a , (comma) and a character (any, but I use a ?) during debugging. It directs <text:s/><text:span text:style-name="T18">languageONE </text:span><text:span text:style-name="T67">to output a message to STDOUT when entering or exiting a subroutine. Ie </text:span></text:p>
      <text:p text:style-name="P15"/>
      <text:list xml:id="list3786431812" text:style-name="WW8Num21">
        <text:list-item>
          <text:p text:style-name="P362">BEGIN.SUB A_Initial,?</text:p>
        </text:list-item>
        <text:list-item>
          <text:p text:style-name="P362">END.SUB A_Initial,?</text:p>
        </text:list-item>
      </text:list>
      <text:h text:style-name="P401" text:outline-level="1"><text:bookmark-start text:name="__RefHeading___Toc10255_336021026"/>FUNCTIONS<text:bookmark-end text:name="__RefHeading___Toc10255_336021026"/></text:h>
      <text:h text:style-name="P425" text:outline-level="2"><text:bookmark-start text:name="__RefHeading___Toc10257_336021026"/>Overview<text:bookmark-end text:name="__RefHeading___Toc10257_336021026"/></text:h>
      <text:p text:style-name="P52">Boolean Functions are available in <text:s/><text:span text:style-name="T18">languageONE. </text:span><text:span text:style-name="T66">They start with the 'keyword' </text:span><text:span text:style-name="T125">BEGIN.FUNCTION</text:span><text:span text:style-name="T66"> followed by a <text:s/>unique name that you choose. They <text:s/>end <text:s/>with the <text:s/>'keyword' </text:span><text:span text:style-name="T125">END.FUNCTION</text:span><text:span text:style-name="T66"> <text:s/>followed by <text:s/>the same unique name you have chosen. They may also contain an </text:span><text:span text:style-name="T125">EXIT.FUNCTION</text:span><text:span text:style-name="T66"> (followed by the same unique name) to exit the function depending on your coded decisions.</text:span></text:p>
      <text:p text:style-name="P14"/>
      <text:p text:style-name="P73">Boolean functions are automatically set to return FALSE while a TRUE result may be indicated by setting RETURN_CODE to TRUE.</text:p>
      <text:p text:style-name="P14"/>
      <text:p text:style-name="P73">They maybe coded after the following keywords:-</text:p>
      <text:p text:style-name="P241">IF : .OR : .AND : REPEAT.IF (REPEAT.WHILE) : WHEN</text:p>
      <text:p text:style-name="P14"/>
      <text:p text:style-name="P73">ie:-</text:p>
      <text:p text:style-name="P159"/>
      <text:p text:style-name="P215"><text:span text:style-name="T125">if</text:span><text:span text:style-name="T66"> valid_date</text:span></text:p>
      <text:p text:style-name="P194"><text:span text:style-name="T125">display</text:span><text:span text:style-name="T66"> “A valid date has been entered”</text:span></text:p>
      <text:p text:style-name="P240">end.if<text:tab/></text:p>
      <text:p text:style-name="P175"/>
      <text:p text:style-name="P52">A Function name may be followed by a , (comma) and a character (any, but I use a ?) during debugging. It directs <text:s/><text:span text:style-name="T18">languageONE </text:span><text:span text:style-name="T67">to output a message to STDOUT when entering or exiting a function. Ie </text:span></text:p>
      <text:p text:style-name="P15"/>
      <text:list xml:id="list125026723057650" text:continue-numbering="true" text:style-name="WW8Num21">
        <text:list-item>
          <text:p text:style-name="P361">BEGIN.FUNCTION ValidNumber,?</text:p>
        </text:list-item>
        <text:list-item>
          <text:p text:style-name="P361">END.FUNCTION ValidNumber,?</text:p>
        </text:list-item>
      </text:list>
      <text:p text:style-name="P75"/>
      <text:p text:style-name="P75"/>
      <text:p text:style-name="P75"/>
      <text:h text:style-name="P390" text:outline-level="1">EXTENDED FUNCTIONS </text:h>
      <text:h text:style-name="P425" text:outline-level="2">Overview</text:h>
      <text:p text:style-name="P52"><text:span text:style-name="T67">As of version 2.09, the </text:span><text:span text:style-name="T148">reWriter</text:span><text:span text:style-name="T67"> has been enhanced to offer a user defined return value (as opposed to simply populating RETURN_CODE) and to allow functions to be “square bracketed”, ie Do this 1</text:span><text:span text:style-name="T64">st</text:span><text:span text:style-name="T67">.</text:span></text:p>
      <text:p text:style-name="P74"/>
      <text:h text:style-name="P420" text:outline-level="2">Details</text:h>
      <text:p text:style-name="P92"><text:span text:style-name="T67">A return value can be coded, along with its initial value and picture, on the </text:span><text:span text:style-name="T124">BEGIN.FUNCTION</text:span><text:span text:style-name="T67"> instruction. It must be enclosed by braces and begin with a description of the fields type (trailed by a colon). </text:span></text:p>
      <text:p text:style-name="P76"/>
      <text:p text:style-name="P92"><text:span text:style-name="T67"><text:tab/>BEGIN.FUNCTION CompoundInterest,{</text:span><text:span text:style-name="T124">Number:</text:span><text:span text:style-name="T67">FutureValue,0,’9999.9999’}</text:span></text:p>
      <text:p text:style-name="P76"/>
      <text:p text:style-name="P92"><text:span text:style-name="T67">Field Type may be <text:s/></text:span><text:span text:style-name="T124">Integer, Number or Word. </text:span></text:p>
      <text:p text:style-name="P76"/>
      <text:p text:style-name="P92"><text:span text:style-name="T67">The </text:span><text:span text:style-name="T148">reWriter </text:span><text:span text:style-name="T67">will take this line and create an entry in the Dictionary or Matrix such that the field will be available for use throughout the program. ie..</text:span></text:p>
      <text:p text:style-name="P76"/>
      <text:p text:style-name="P92"><text:span text:style-name="T124">BEGIN.FUNCTION</text:span><text:span text:style-name="T67"> Concatenate,{word:NewText,30,''}</text:span></text:p>
      <text:p text:style-name="P76"/>
      <text:p text:style-name="P76"><text:tab/>words.pad Hello,NewText</text:p>
      <text:p text:style-name="P76"><text:tab/>words.copy World,{NewText,7}</text:p>
      <text:p text:style-name="P76"><text:tab/></text:p>
      <text:p text:style-name="P92"><text:span text:style-name="T124">END.FUNCTION</text:span><text:span text:style-name="T67"> Concatenate</text:span></text:p>
      <text:p text:style-name="P76"/>
      <text:p text:style-name="P92"><text:span text:style-name="T67">After coding the function it may be square bracketed such that the </text:span><text:span text:style-name="T148">reWriter</text:span><text:span text:style-name="T67"> will modify the code in the following manner:-</text:span></text:p>
      <text:p text:style-name="P76"/>
      <text:p text:style-name="P92"><text:span text:style-name="T67"><text:tab/></text:span><text:span text:style-name="T148">display.line</text:span><text:span text:style-name="T67"> [Concatenate] will be transposed into:- </text:span></text:p>
      <text:p text:style-name="P76"/>
      <text:p text:style-name="P92"><text:span text:style-name="T67"><text:tab/><text:tab/></text:span><text:span text:style-name="T148">$Call </text:span><text:span text:style-name="T67"><text:s/>Concatenate</text:span></text:p>
      <text:p text:style-name="P92"><text:span text:style-name="T67"><text:tab/><text:tab/></text:span><text:span text:style-name="T148">display.line</text:span><text:span text:style-name="T67"> NewText</text:span></text:p>
      <text:p text:style-name="P74"/>
      <text:h text:style-name="P420" text:outline-level="2">Parameters</text:h>
      <text:p text:style-name="Standard"><text:tab/><text:span text:style-name="T74">Of course the function is less useful without the ability to pass parameters so the <text:tab/>following is an example of how to code something of more use:-</text:span></text:p>
      <text:p text:style-name="Standard"/>
      <text:list xml:id="list4006605280" text:style-name="WW8Num42">
        <text:list-item>
          <text:p text:style-name="P322">Create the following 2 fields in the Dictionary.</text:p>
        </text:list-item>
      </text:list>
      <text:p text:style-name="Standard"><text:tab/><text:tab/><text:tab/></text:p>
      <text:p text:style-name="Standard"><text:tab/><text:tab/><text:tab/>I<text:span text:style-name="T147">nsertword</text:span> Hello,<text:tab/>6,’’</text:p>
      <text:p text:style-name="Standard"><text:tab/><text:tab/><text:tab/><text:span text:style-name="T147">Insertword</text:span> World,<text:tab/>5,’’</text:p>
      <text:p text:style-name="Standard"/>
      <text:p text:style-name="Standard"/>
      <text:p text:style-name="P293"/>
      <text:list xml:id="list845981328" text:style-name="WW8Num43">
        <text:list-item>
          <text:p text:style-name="P323">Create a macro with he same name as the function to load the parameters into the receiving fields.</text:p>
        </text:list-item>
      </text:list>
      <text:p text:style-name="Standard"/>
      <text:p text:style-name="Standard"><text:tab/><text:tab/><text:tab/>%imacro Concatenate 2</text:p>
      <text:p text:style-name="Standard"><text:tab/><text:tab/><text:tab/><text:tab/><text:span text:style-name="T147">words.pad</text:span> %1,Hello</text:p>
      <text:p text:style-name="Standard"><text:tab/><text:tab/><text:tab/><text:tab/><text:span text:style-name="T147">words.pad</text:span> %2,World</text:p>
      <text:p text:style-name="Standard"><text:tab/><text:tab/><text:tab/><text:tab/>Call Concatenate</text:p>
      <text:p text:style-name="Standard"><text:tab/><text:tab/><text:tab/>%endmacro</text:p>
      <text:p text:style-name="Standard"/>
      <text:list xml:id="list125027681073220" text:continue-numbering="true" text:style-name="WW8Num43">
        <text:list-item>
          <text:p text:style-name="P323">Use the macro in your program.</text:p>
        </text:list-item>
      </text:list>
      <text:p text:style-name="Standard"><text:tab/><text:tab/><text:tab/></text:p>
      <text:p text:style-name="Standard"><text:tab/><text:tab/><text:tab/><text:span text:style-name="T147">display.line</text:span> [ Concatenate (“Hello”,”World”)]</text:p>
      <text:h text:style-name="P387" text:outline-level="1"><text:bookmark-start text:name="__RefHeading__93_154075666"/>FILES.o<text:bookmark-end text:name="__RefHeading__93_154075666"/></text:h>
      <text:p text:style-name="P37"><text:span text:style-name="T43">The FILES.o object module provides file access routines for languageONE. It manages both sequential, random, indexed and directory access. </text:span>The following keywords are supported:-</text:p>
      <text:h text:style-name="P462" text:outline-level="2"><text:bookmark-start text:name="__RefHeading___Toc10259_336021026"/>files.open<text:bookmark-end text:name="__RefHeading___Toc10259_336021026"/></text:h>
      <text:p text:style-name="P94">A file must be opened before it is able to be accessed. (and closed after it is not needed). This is performed by the keyword</text:p>
      <text:p text:style-name="P181"/>
      <text:p text:style-name="P95"><text:span text:style-name="T31">files.open &lt;I_Name&gt;,&lt;Action&gt;</text:span><text:span text:style-name="T149"> is used to perform this action, where Actions</text:span></text:p>
      <text:p text:style-name="P93">consist of:-</text:p>
      <text:p text:style-name="P181"/>
      <text:list xml:id="list2071051016" text:style-name="WW8Num22">
        <text:list-item>
          <text:list>
            <text:list-item>
              <text:list>
                <text:list-item>
                  <text:list>
                    <text:list-item>
                      <text:p text:style-name="P342"><text:span text:style-name="T117">read<text:tab/><text:tab/></text:span><text:span text:style-name="T149">The file will be available for reading only</text:span></text:p>
                    </text:list-item>
                  </text:list>
                </text:list-item>
              </text:list>
            </text:list-item>
          </text:list>
        </text:list-item>
      </text:list>
      <text:list xml:id="list2976535747" text:style-name="WW8Num23">
        <text:list-item>
          <text:list>
            <text:list-item>
              <text:list>
                <text:list-item>
                  <text:list>
                    <text:list-item>
                      <text:p text:style-name="P343"><text:span text:style-name="T130">write<text:tab/><text:tab/></text:span><text:span text:style-name="T149">The file will be available for writing to only</text:span></text:p>
                    </text:list-item>
                  </text:list>
                </text:list-item>
              </text:list>
            </text:list-item>
          </text:list>
        </text:list-item>
      </text:list>
      <text:list xml:id="list71659997" text:style-name="WW8Num24">
        <text:list-item>
          <text:list>
            <text:list-item>
              <text:list>
                <text:list-item>
                  <text:list>
                    <text:list-item>
                      <text:p text:style-name="P340"><text:span text:style-name="T121">readwrite<text:tab/></text:span><text:span text:style-name="T149">The file will be available for both reading and writing</text:span></text:p>
                    </text:list-item>
                  </text:list>
                </text:list-item>
              </text:list>
            </text:list-item>
          </text:list>
        </text:list-item>
      </text:list>
      <text:p text:style-name="P181"/>
      <text:p text:style-name="P52"><text:span text:style-name="T149">When a file is opened write or readwrite you may select starting the write operations from the beginning of the file (thereby overwriting the file) or at the end of the file (appending records to the file). This is achieved by adding (with a + sign) the keywords “</text:span><text:span text:style-name="T131">$beginning</text:span><text:span text:style-name="T149">” or “</text:span><text:span text:style-name="T131">$end</text:span><text:span text:style-name="T149">”. This would look like:-</text:span></text:p>
      <text:p text:style-name="P181"/>
      <text:p text:style-name="P51"><text:span text:style-name="T130">files.open</text:span><text:span text:style-name="T149"> WorkFile1,write+$beginning</text:span></text:p>
      <text:p text:style-name="P93"/>
      <text:p text:style-name="P51"><text:span text:style-name="T149">A file may be opened for exclusive use. This is done by adding (with a + sign) the keyword “</text:span><text:span text:style-name="T131">$lock</text:span><text:span text:style-name="T149">”. This would look like</text:span></text:p>
      <text:p text:style-name="P93"/>
      <text:p text:style-name="P51"><text:span text:style-name="T130">files.open</text:span><text:span text:style-name="T149"> WorkFile1,write+$beginning+$lock</text:span></text:p>
      <text:p text:style-name="P181"/>
      <text:h text:style-name="P441" text:outline-level="2"><text:bookmark-start text:name="__RefHeading___Toc2940_1691778354"/>files.read<text:bookmark-end text:name="__RefHeading___Toc2940_1691778354"/></text:h>
      <text:p text:style-name="P52">There are two forms of the read keyword depending on if you are reading into a record or a series of fields. They are:-</text:p>
      <text:p text:style-name="Standard"/>
      <text:list xml:id="list2007782947" text:style-name="WW8Num25">
        <text:list-item>
          <text:list>
            <text:list-item>
              <text:p text:style-name="P370"><text:span text:style-name="T20">files.read &lt;I_Name&gt;,record&lt;optional record no</text:span><text:span text:style-name="T150">(for files of records)</text:span><text:span text:style-name="T21">&gt;</text:span></text:p>
            </text:list-item>
          </text:list>
        </text:list-item>
      </text:list>
      <text:p text:style-name="P23"/>
      <text:p text:style-name="P256"><text:span text:style-name="T66">ie:<text:tab/></text:span><text:span text:style-name="T21">files.read (File,Record,Record_No) </text:span><text:span text:style-name="T66">will yield the same result</text:span></text:p>
      <text:p text:style-name="P256"><text:span text:style-name="T66">as:<text:tab/></text:span><text:span text:style-name="T21">integers.eq(Record_No,1)</text:span></text:p>
      <text:p text:style-name="P260"><text:tab/>files.read (File,Record)</text:p>
      <text:p text:style-name="Standard"/>
      <text:list xml:id="list3891235821" text:style-name="WW8Num26">
        <text:list-item>
          <text:p text:style-name="P367">files $read,&lt;I_Name&gt;,field,field,field…..&gt;</text:p>
        </text:list-item>
      </text:list>
      <text:p text:style-name="P158"/>
      <text:h text:style-name="P436" text:outline-level="2"><text:bookmark-start text:name="__RefHeading___Toc2944_1691778354"/>files.write<text:bookmark-end text:name="__RefHeading___Toc2944_1691778354"/></text:h>
      <text:p text:style-name="P82">There are two forms of the read keyword depending on if you are writing a record or writing a <text:s/>series of fields. They are:-</text:p>
      <text:p text:style-name="Standard"/>
      <text:list xml:id="list125027255447235" text:continue-list="list2007782947" text:style-name="WW8Num25">
        <text:list-item>
          <text:list>
            <text:list-item>
              <text:p text:style-name="P371"><text:span text:style-name="T20">files.write &lt;I_Name&gt;,record,</text:span><text:span text:style-name="T21">&lt;optional record no</text:span><text:span text:style-name="T150">(for files of records)</text:span><text:span text:style-name="T21">&gt;</text:span></text:p>
            </text:list-item>
          </text:list>
        </text:list-item>
      </text:list>
      <text:p text:style-name="Standard"/>
      <text:p text:style-name="P256"><text:span text:style-name="T66">ie:<text:tab/></text:span><text:span text:style-name="T21">files.write (File,Record,Record_No) </text:span><text:span text:style-name="T66">will yield the same result</text:span></text:p>
      <text:p text:style-name="P256"><text:span text:style-name="T66">as:<text:tab/></text:span><text:span text:style-name="T21">integers.eq(Record_No,1)</text:span></text:p>
      <text:p text:style-name="P260"><text:soft-page-break/><text:tab/>files.write (File,Record)</text:p>
      <text:p text:style-name="Standard"/>
      <text:list xml:id="list3195726190" text:style-name="WW8Num27">
        <text:list-item>
          <text:p text:style-name="P366">files $write,&lt;I_Name&gt;,field,field,field…..&gt;</text:p>
        </text:list-item>
      </text:list>
      <text:p text:style-name="P13"/>
      <text:h text:style-name="P435" text:outline-level="2"><text:bookmark-start text:name="__RefHeading___Toc2948_1691778354"/>files.delete<text:bookmark-end text:name="__RefHeading___Toc2948_1691778354"/></text:h>
      <text:p text:style-name="P82">Deletion may only take place when files are accessed randomly (with a record). The command takes the form:-</text:p>
      <text:p text:style-name="P143"/>
      <text:p text:style-name="P89"><text:span text:style-name="T23">Files.delete &lt;I_Name&gt;,&lt;record&gt;,&lt;optional record no</text:span><text:span text:style-name="T151">(for files of records)</text:span><text:span text:style-name="T22">&gt;</text:span></text:p>
      <text:p text:style-name="P52"><text:span text:style-name="T43">and is managed by virtue of the Record No associated with the record. </text:span><text:span text:style-name="T128">I_Name_NO</text:span></text:p>
      <text:p text:style-name="P52"><text:span text:style-name="T47">Although </text:span><text:span text:style-name="T115">l</text:span><text:span text:style-name="T19">anguageONE</text:span><text:span text:style-name="T47"> will delete the record regardless, it is always good practise to perform a read operation first. This make it easier to assist any user who's intention it is to delete the record.</text:span></text:p>
      <text:p text:style-name="P147"/>
      <text:p text:style-name="P214"><text:span text:style-name="T66">ie:<text:tab/></text:span><text:span text:style-name="T21">files.delete (File,Record,Record_No) </text:span><text:span text:style-name="T66">will yield the same result</text:span></text:p>
      <text:p text:style-name="P214"><text:span text:style-name="T66">as:<text:tab/></text:span><text:span text:style-name="T21">integers.eq(Record_No,1)</text:span></text:p>
      <text:p text:style-name="P276">files.delete (File,Record)</text:p>
      <text:p text:style-name="P147"/>
      <text:p text:style-name="P52"><text:span text:style-name="T47">**NOTE:-Records are never physically deleted from a file. </text:span><text:span text:style-name="T115">l</text:span><text:span text:style-name="T19">anguageONE</text:span><text:span text:style-name="T47"> reserves the 1</text:span><text:span text:style-name="T65">st</text:span><text:span text:style-name="T47"> character in a randomly organised file and maintains its value as either:-</text:span></text:p>
      <text:p text:style-name="P297"/>
      <text:list xml:id="list2213204484" text:style-name="WW8Num28">
        <text:list-item>
          <text:list>
            <text:list-item>
              <text:list>
                <text:list-item>
                  <text:p text:style-name="P344">0x01<text:tab/>represents a “live” record </text:p>
                </text:list-item>
                <text:list-item>
                  <text:p text:style-name="P344">0xFF<text:tab/>represents a deleted record</text:p>
                </text:list-item>
              </text:list>
            </text:list-item>
          </text:list>
        </text:list-item>
      </text:list>
      <text:p text:style-name="P209">These records may be restored by editing the file and altering this value to 0x01 </text:p>
      <text:p text:style-name="P209"/>
      <text:p text:style-name="P292">**NOTE:-Xtables contains an LOAD and UNLOAD function which makes simple the process of purging deleted records.</text:p>
      <text:h text:style-name="P426" text:outline-level="2"><text:bookmark-start text:name="__RefHeading___Toc2952_1691778354"/><text:span text:style-name="T132">files.close</text:span><text:span text:style-name="T111"> </text:span><text:bookmark-end text:name="__RefHeading___Toc2952_1691778354"/></text:h>
      <text:p text:style-name="P51">Files must be closed when your program terminates. The command takes the form:</text:p>
      <text:p text:style-name="P176"/>
      <text:p text:style-name="P219">files.close&lt;I_Name&gt;</text:p>
      <text:p text:style-name="P6"/>
      <text:h text:style-name="P435" text:outline-level="2"><text:bookmark-start text:name="__RefHeading___Toc7818_1599588638"/>files.copy<text:bookmark-end text:name="__RefHeading___Toc7818_1599588638"/></text:h>
      <text:p text:style-name="P68">The files module provides a very thin wrapper that allows in kernel copying of files. This is a more efficient method of copying entire files as it is all done within the kernel (as opposed to user space)</text:p>
      <text:p text:style-name="P176"/>
      <text:p text:style-name="P218"><text:bookmark-start text:name="__DdeLink__10199_1688815656"/>files.copy&lt;IN_Name&gt;,&lt;OUT_Name&gt;</text:p>
      <text:p text:style-name="P6"/>
      <text:p text:style-name="P231">Note:- Use Dictionary words. (Null terminated on Linux systems)</text:p>
      <text:p text:style-name="P300">insertword INNAME, <text:s text:c="3"/>08,{'IN_NAME',0x00}</text:p>
      <text:p text:style-name="P300">insertword OUTNAME,09,{'OUT_NAME',0x00}<text:bookmark-end text:name="__DdeLink__10199_1688815656"/></text:p>
      <text:p text:style-name="P6"/>
      <text:h text:style-name="P436" text:outline-level="2"><text:bookmark-start text:name="__RefHeading___Toc8790_229624493"/>files.rename<text:bookmark-end text:name="__RefHeading___Toc8790_229624493"/></text:h>
      <text:p text:style-name="P68">The files module provides a very thin wrapper that allows for file renaming. </text:p>
      <text:p text:style-name="P176"/>
      <text:p text:style-name="P218">files.rename&lt;OLD_Name&gt;,&lt;NEW_Name&gt;</text:p>
      <text:p text:style-name="P6"/>
      <text:p text:style-name="P231"><text:soft-page-break/>Note:- Use Dictionary words. (Null terminated on Linux systems)</text:p>
      <text:p text:style-name="P198">insertword OLDNAME, 09,{'OLD_NAME',0x00}</text:p>
      <text:p text:style-name="P212">insertword NEWNAME,09,{'NEW_NAME',0x00}</text:p>
      <text:p text:style-name="P212"/>
      <text:h text:style-name="P435" text:outline-level="2"><text:bookmark-start text:name="__RefHeading___Toc8792_229624493"/>files.remove<text:bookmark-end text:name="__RefHeading___Toc8792_229624493"/></text:h>
      <text:p text:style-name="P68">The files module provides a very thin wrapper that allows for file deletion. </text:p>
      <text:p text:style-name="P176"/>
      <text:p text:style-name="P218">files.remove&lt;Name&gt;</text:p>
      <text:p text:style-name="P6"/>
      <text:p text:style-name="P231">Note:- Use Dictionary words. (Null terminated on Linux systems)</text:p>
      <text:p text:style-name="P300">insertword NAME, 05,{'NAME',0x00}</text:p>
      <text:p text:style-name="P143"/>
      <text:h text:style-name="P436" text:outline-level="2"><text:bookmark-start text:name="__RefHeading___Toc7498_1831979845"/>files.chdir<text:bookmark-end text:name="__RefHeading___Toc7498_1831979845"/></text:h>
      <text:p text:style-name="P68">The files module provides a very thin wrapper that allows directory manipulation.</text:p>
      <text:p text:style-name="P140"/>
      <text:p text:style-name="P218">files.chdir DirectoryName</text:p>
      <text:p text:style-name="P233">This changes the current directory to that of DirectoryName. Relative or Absolute.</text:p>
      <text:h text:style-name="P415" text:outline-level="2"><text:bookmark-start text:name="__RefHeading___Toc7500_1831979845"/>files.getcwd<text:bookmark-end text:name="__RefHeading___Toc7500_1831979845"/></text:h>
      <text:p text:style-name="P218">files.getcwd DirectoryName</text:p>
      <text:p text:style-name="P233">Returns an absolute path of <text:s/>the current work directory</text:p>
      <text:h text:style-name="P418" text:outline-level="2"><text:bookmark-start text:name="__RefHeading___Toc5602_691664245"/>RANDOM ACCESS FILES <text:bookmark-end text:name="__RefHeading___Toc5602_691664245"/></text:h>
      <text:p text:style-name="P105">The following are commands that are available to random and indexed access files only.</text:p>
      <text:h text:style-name="P484" text:outline-level="3"><text:bookmark-start text:name="__RefHeading___Toc5604_691664245"/>files.start<text:bookmark-end text:name="__RefHeading___Toc5604_691664245"/></text:h>
      <text:p text:style-name="P214">Because files may contains deleted records and holes a start command will return the 1<text:span text:style-name="T108">st</text:span> <text:s/>valid record and its record number. By initially providing the record number you will determine the starting position. The command takes the form:</text:p>
      <text:p text:style-name="P176"/>
      <text:p text:style-name="P193"><text:span text:style-name="T23">files.start</text:span><text:span text:style-name="T22">&lt;I_Name&gt;,&lt;record&gt;,&lt;optional record no</text:span><text:span text:style-name="T151">(for files of records)</text:span><text:span text:style-name="T22">&gt;</text:span></text:p>
      <text:p text:style-name="P6"/>
      <text:p text:style-name="P208">**NOTE:-If you create a random access file with 2 records (1 &amp; 3) then a “Hole” will exist in the file. That is a vacant spot in the file containing a record of nulls. </text:p>
      <text:h text:style-name="P485" text:outline-level="3"><text:bookmark-start text:name="__RefHeading___Toc5606_691664245"/>files.next<text:bookmark-end text:name="__RefHeading___Toc5606_691664245"/></text:h>
      <text:p text:style-name="P214">Following a start, the next routine will return the next valid record (excluding deleted records and holes). The command takes the form:</text:p>
      <text:p text:style-name="P25"/>
      <text:p text:style-name="P199">files.next&lt;I_Name&gt;,&lt;record&gt;</text:p>
      <text:p text:style-name="Standard"/>
      <text:h text:style-name="P422" text:outline-level="2"><text:bookmark-start text:name="__RefHeading___Toc7820_1599588638"/>DIRECTORIES <text:bookmark-end text:name="__RefHeading___Toc7820_1599588638"/></text:h>
      <text:p text:style-name="P105">The following are commands that are available when reading a directory.</text:p>
      <text:h text:style-name="P486" text:outline-level="3"><text:bookmark-start text:name="__RefHeading___Toc8222_1554996883"/>files.open<text:bookmark-end text:name="__RefHeading___Toc8222_1554996883"/></text:h>
      <text:p text:style-name="P244">A directory is given in the insertfile macro or may be dynamically assigned during program procedures.</text:p>
      <text:p text:style-name="P247"/>
      <text:h text:style-name="P486" text:outline-level="3"><text:bookmark-start text:name="__RefHeading___Toc5604_6916642451"/>files.read<text:bookmark-end text:name="__RefHeading___Toc5604_6916642451"/></text:h>
      <text:p text:style-name="P214">Directories are read sequentially from start to end. Note that the order of files/directories returned may not be consistent or as you may expect. The following RETURN_CODE may be interrogated following this call</text:p>
      <text:p text:style-name="P122"/>
      <text:list xml:id="list2336956525" text:style-name="WW8Num29">
        <text:list-item>
          <text:p text:style-name="P324">when = 00<text:tab/>: [Linux only] Unknown Entry</text:p>
        </text:list-item>
      </text:list>
      <text:list xml:id="list3118899327" text:style-name="WW8Num30">
        <text:list-item>
          <text:p text:style-name="P325">when = 01<text:tab/>: [Linux only] FIFO Entry</text:p>
        </text:list-item>
        <text:list-item>
          <text:p text:style-name="P325">when = 02<text:tab/>: [Linux only] Character Device</text:p>
        </text:list-item>
        <text:list-item>
          <text:p text:style-name="P325">when = 04<text:tab/>: Directory</text:p>
        </text:list-item>
        <text:list-item>
          <text:p text:style-name="P325">when = 06<text:tab/>: [Linux only] Block Device</text:p>
        </text:list-item>
        <text:list-item>
          <text:p text:style-name="P325">when = 08<text:tab/>: File</text:p>
        </text:list-item>
        <text:list-item>
          <text:p text:style-name="P325">when = 10<text:tab/>: [Linux only] Symbolic Link </text:p>
        </text:list-item>
        <text:list-item>
          <text:p text:style-name="P325">when = 12<text:tab/>: [Linux only] Socket</text:p>
        </text:list-item>
        <text:list-item>
          <text:p text:style-name="P325">when = 14<text:tab/>: [Linux only] WhiteOut<text:tab/><text:tab/><text:tab/></text:p>
        </text:list-item>
      </text:list>
      <text:p text:style-name="Standard"/>
      <text:h text:style-name="P486" text:outline-level="3"><text:bookmark-start text:name="__RefHeading___Toc8224_1554996883"/>files.close<text:bookmark-end text:name="__RefHeading___Toc8224_1554996883"/></text:h>
      <text:h text:style-name="P424" text:outline-level="2"><text:bookmark-start text:name="__RefHeading___Toc8226_1554996883"/>RECORD LOCKING<text:bookmark-end text:name="__RefHeading___Toc8226_1554996883"/></text:h>
      <text:p text:style-name="P106">Record locking is performed slightly differently in the Windows version of <text:span text:style-name="T115">l</text:span><text:span text:style-name="T19">anguageONE</text:span> as opposed to the Linux version.</text:p>
      <text:p text:style-name="P106"/>
      <text:p text:style-name="P106"><text:span text:style-name="T137">Linux</text:span> : Advisory file and record locking is used to coordinate independent processes. Files and records are not actually locked but there is an <text:s/>agreement between processes that each process will adhere to the protocol. When a process wishes to write a record it is obliged to read the record, lock it , do the write and then unlock it. A second process that attempts to lock the record will receive a warning from the lock function, however reads and writes will continue to function. It is the application logic that supports the locking function.</text:p>
      <text:p text:style-name="P109"/>
      <text:p text:style-name="P106"><text:span text:style-name="T82">Windows</text:span><text:span text:style-name="T80"> : </text:span><text:span text:style-name="T81">Mandatory locking is where the I/O subsystem enforces the locking protocol. A locked record will return a file status of LOCKED whenever an application attempts to read or write that record.</text:span></text:p>
      <text:p text:style-name="P108"/>
      <text:p text:style-name="P109"/>
      <text:p text:style-name="P106"><text:soft-page-break/><text:span text:style-name="T81">It would have been possible to replicate mandatory locking within </text:span><text:span text:style-name="T83">l</text:span><text:span text:style-name="T85">anguageONE</text:span><text:span text:style-name="T81"> for Linux but advisory locking is the preferred protocol. It allows read access where required while leaving the write access to the application. The result of the implementation of locking within</text:span><text:span text:style-name="T80"> <text:s/></text:span><text:span text:style-name="T84">l</text:span><text:span text:style-name="T86">anguageONE </text:span><text:span text:style-name="T87">means that a Windows program would need to be coded slightly differently from a Linux version, however it is possible to do the coding such that the Windows version would perform as expected on a Linux system (but not visa-versa).</text:span></text:p>
      <text:p text:style-name="P110"/>
      <text:p text:style-name="P110">Only files or records can be locked.</text:p>
      <text:h text:style-name="P487" text:outline-level="3"><text:bookmark-start text:name="__RefHeading___Toc8228_1554996883"/>files.lock<text:bookmark-end text:name="__RefHeading___Toc8228_1554996883"/></text:h>
      <text:p text:style-name="P250"><text:span text:style-name="T23">Files.lock &lt;I_Name&gt;,&lt;record&gt;,&lt;optional record no</text:span><text:span text:style-name="T22">&gt;</text:span></text:p>
      <text:p text:style-name="P252"><text:span text:style-name="T43">is managed by virtue of the Record No associated with the record. </text:span><text:span text:style-name="T128">I_Name_NO</text:span></text:p>
      <text:p text:style-name="P253"/>
      <text:p text:style-name="P214"><text:span text:style-name="T58">ie:<text:tab/></text:span><text:span text:style-name="T16">files.lock (File,Record,Record_No) </text:span><text:span text:style-name="T58">will yield the same result</text:span></text:p>
      <text:p text:style-name="P214"><text:span text:style-name="T58">as:<text:tab/></text:span><text:span text:style-name="T16">integers.eq(Record_No,1)</text:span></text:p>
      <text:p text:style-name="P277">files.lock (File,Record)</text:p>
      <text:h text:style-name="P487" text:outline-level="3"><text:bookmark-start text:name="__RefHeading___Toc8230_1554996883"/>files.unlock<text:bookmark-end text:name="__RefHeading___Toc8230_1554996883"/></text:h>
      <text:p text:style-name="P250"><text:span text:style-name="T23">Files.unlock &lt;I_Name&gt;,&lt;record&gt;,&lt;optional record no</text:span><text:span text:style-name="T22">&gt;</text:span></text:p>
      <text:p text:style-name="P252"><text:span text:style-name="T43">is managed by virtue of the Record No associated with the record. </text:span><text:span text:style-name="T128">I_Name_NO</text:span></text:p>
      <text:p text:style-name="P253"/>
      <text:p text:style-name="P214"><text:span text:style-name="T58">ie:<text:tab/></text:span><text:span text:style-name="T16">files.lock (File,Record,Record_No) </text:span><text:span text:style-name="T58">will yield the same result</text:span></text:p>
      <text:p text:style-name="P214"><text:span text:style-name="T58">as:<text:tab/></text:span><text:span text:style-name="T16">integers.eq(Record_No,1)</text:span></text:p>
      <text:p text:style-name="P277">files.lock (File,Record)</text:p>
      <text:p text:style-name="P278"/>
      <text:h text:style-name="P387" text:outline-level="1"><text:bookmark-start text:name="__RefHeading__95_154075666"/>TABLES.o<text:bookmark-end text:name="__RefHeading__95_154075666"/></text:h>
      <text:p text:style-name="P37">Tables, as described in previous parts of this manual, could be visualised as internal representations of random files (although they are more than that). They are however, apart from a need to open or close files, similar in the fact that they must be constructed of records and these records are read (rget) and written (rput). The commands take the following form:</text:p>
      <text:h text:style-name="P447" text:outline-level="2"><text:bookmark-start text:name="__RefHeading___Toc3554_1659423163"/>tables.bind<text:bookmark-end text:name="__RefHeading___Toc3554_1659423163"/></text:h>
      <text:p text:style-name="P248"><text:span text:style-name="T24">tables.bind</text:span><text:span text:style-name="T8"> (WorkTable,A01_Record,Index1,Index2,Index3….)</text:span></text:p>
      <text:p text:style-name="P123"/>
      <text:p text:style-name="P194">this keyword has been described previously in this manual</text:p>
      <text:h text:style-name="P426" text:outline-level="2"><text:bookmark-start text:name="__RefHeading___Toc3556_1659423163"/><text:span text:style-name="T8">tables.rget</text:span> <text:span text:style-name="T38">: Read a Table Record</text:span><text:bookmark-end text:name="__RefHeading___Toc3556_1659423163"/></text:h>
      <text:p text:style-name="P223"><text:bookmark-start text:name="__DdeLink__8184_2060084065"/>tables.rget (WorkTable,Record_No/Index)<text:bookmark-end text:name="__DdeLink__8184_2060084065"/></text:p>
      <text:p text:style-name="P123"/>
      <text:p text:style-name="P194">loads the record defined by the record no/index from the table</text:p>
      <text:h text:style-name="P426" text:outline-level="2"><text:bookmark-start text:name="__RefHeading___Toc3558_1659423163"/><text:span text:style-name="T8">tables.rput </text:span><text:span text:style-name="T26">:</text:span><text:span text:style-name="T90"> </text:span><text:span text:style-name="T38">Write a Table Record </text:span><text:bookmark-end text:name="__RefHeading___Toc3558_1659423163"/></text:h>
      <text:p text:style-name="P214"><text:span text:style-name="T112">tables.put</text:span><text:span text:style-name="T88"> </text:span><text:span text:style-name="T24">(WorkTable,Record_No/Index)</text:span></text:p>
      <text:p text:style-name="P123"/>
      <text:p text:style-name="P295">places the record defined by the record no/index into the table</text:p>
      <text:h text:style-name="P464" text:outline-level="2"><text:bookmark-start text:name="__RefHeading___Toc4944_733776834"/>tables.sort<text:bookmark-end text:name="__RefHeading___Toc4944_733776834"/></text:h>
      <text:p text:style-name="P223">tables.sort (WorkTable,StartPosition,NoOfCharacters)</text:p>
      <text:p text:style-name="P123"/>
      <text:p text:style-name="P295"><text:span text:style-name="T90">NOTE:</text:span> <text:span text:style-name="T4">Only single dimension tables may be sorted. </text:span></text:p>
      <text:p text:style-name="P295"><text:span text:style-name="T90">NOTE:</text:span> <text:span text:style-name="T4">A sorted table that is not entirely populated may not return the desired <text:tab/><text:tab/><text:tab/>result when searched.</text:span></text:p>
      <text:p text:style-name="P295"/>
      <text:h text:style-name="P465" text:outline-level="2"><text:bookmark-start text:name="__RefHeading___Toc5150_1322271147"/>tables.search<text:bookmark-end text:name="__RefHeading___Toc5150_1322271147"/></text:h>
      <text:p text:style-name="P284">tables.search (WorkTable,StartOfKey,EndOfKey,KEY,Index)</text:p>
      <text:p text:style-name="P123"/>
      <text:p text:style-name="P194">returns the record associated with the provided key along with the Index used to locate the record. If more than one record exists, the 1<text:span text:style-name="T108">st</text:span> record will be returned and the STATUS field will be set to DUPLICATES </text:p>
      <text:p text:style-name="P2"/>
      <text:p text:style-name="P194"><text:span text:style-name="T90">NOTE:</text:span> <text:span text:style-name="T4">Only single dimension tables may be searched</text:span></text:p>
      <text:p text:style-name="P213"><text:span text:style-name="T90">NOTE:</text:span> <text:span text:style-name="T4">A sorted table that is not entirely populated may not return the desired <text:tab/><text:tab/><text:tab/>result when searched.</text:span></text:p>
      <text:h text:style-name="P451" text:outline-level="2"><text:bookmark-start text:name="__RefHeading___Toc8794_229624493"/><text:span text:style-name="T8">tables.fget</text:span> : <text:span text:style-name="T38">Read a Table Field</text:span><text:bookmark-end text:name="__RefHeading___Toc8794_229624493"/></text:h>
      <text:p text:style-name="P216"><text:span text:style-name="T12">(Raw) <text:tab/></text:span><text:span text:style-name="T11">tables.fget (WorkTable,FieldNo,FieldName,Index,Index,Index…)</text:span></text:p>
      <text:p text:style-name="P214"><text:span text:style-name="T96">(Cooked)<text:tab/></text:span><text:span text:style-name="T95">A = FieldName[Index]</text:span></text:p>
      <text:p text:style-name="P24"/>
      <text:p text:style-name="P194">loads the field defined by the field No from the table, where </text:p>
      <text:p text:style-name="P123"/>
      <text:list xml:id="list1595579543" text:style-name="WW8Num31">
        <text:list-item>
          <text:list>
            <text:list-item>
              <text:list>
                <text:list-item>
                  <text:p text:style-name="P352">WorkTable is the name of the table</text:p>
                </text:list-item>
                <text:list-item>
                  <text:p text:style-name="P352">FieldNo is the field position in the record</text:p>
                </text:list-item>
                <text:list-item>
                  <text:p text:style-name="P352">FieldName is the name of the recipient field. It does NOT have to be the</text:p>
                </text:list-item>
              </text:list>
            </text:list-item>
          </text:list>
        </text:list-item>
      </text:list>
      <text:p text:style-name="P267">corresponding field in the record but must have identical properties.</text:p>
      <text:list xml:id="list125026436032978" text:continue-numbering="true" text:style-name="WW8Num31">
        <text:list-item>
          <text:list>
            <text:list-item>
              <text:list>
                <text:list-item>
                  <text:p text:style-name="P353">Index,Index,Index...the indexes that define the records (containing the field)</text:p>
                </text:list-item>
              </text:list>
            </text:list-item>
          </text:list>
        </text:list-item>
      </text:list>
      <text:p text:style-name="P267">location in the table </text:p>
      <text:h text:style-name="P425" text:outline-level="2"><text:bookmark-start text:name="__RefHeading___Toc3558_16594231632"/><text:span text:style-name="T8">tables.fput </text:span><text:span text:style-name="T26">:</text:span><text:span text:style-name="T90"> </text:span><text:span text:style-name="T38">Write a Table Field </text:span><text:bookmark-end text:name="__RefHeading___Toc3558_16594231632"/></text:h>
      <text:p text:style-name="P216"><text:span text:style-name="T12">(Raw) <text:tab/></text:span><text:span text:style-name="T115">tables.fput</text:span><text:span text:style-name="T11"> (WorkTable,FieldNo,FieldName,Index,Index,Index…)</text:span></text:p>
      <text:p text:style-name="P214"><text:span text:style-name="T100">(Cooked)<text:tab/></text:span><text:span text:style-name="T101">FieldName[Index] = A</text:span></text:p>
      <text:p text:style-name="P167"/>
      <text:p text:style-name="P295">stores the field defined by the field No from the table, where </text:p>
      <text:p text:style-name="P123"/>
      <text:list xml:id="list3143829022" text:style-name="WW8Num32">
        <text:list-item>
          <text:list>
            <text:list-item>
              <text:list>
                <text:list-item>
                  <text:p text:style-name="P326">WorkTable is the name of the table</text:p>
                </text:list-item>
                <text:list-item>
                  <text:p text:style-name="P326">FieldNo is the field position in the record</text:p>
                </text:list-item>
                <text:list-item>
                  <text:p text:style-name="P326">FieldName is the name of the sending field. It does NOT have to be the corresponding field in the record but must have identical properties. Literals are acceptable as long as they also have identical properties.</text:p>
                  <text:list>
                    <text:list-item>
                      <text:p text:style-name="P326">Numeric literals. You need to provide a picture over-ride to match the receiving fields size. ie. {123,'999'}</text:p>
                    </text:list-item>
                    <text:list-item>
                      <text:p text:style-name="P326">Alpha fields. Field must be the same size as that defined by the record. </text:p>
                    </text:list-item>
                  </text:list>
                </text:list-item>
                <text:list-item>
                  <text:p text:style-name="P326">Index,Index,Index...the indexes that define the records (containing the field) location in the table </text:p>
                </text:list-item>
              </text:list>
            </text:list-item>
          </text:list>
        </text:list-item>
      </text:list>
      <text:p text:style-name="P123"/>
      <text:p text:style-name="P37"><text:bookmark-start text:name="__DdeLink__5129_1322271147"/>Like files, when accessing tables <text:s/><text:span text:style-name="T9">languageONE</text:span> provides a <text:s/>'STATUS' field. <text:s/>It is defined as <text:span text:style-name="T8">TableName_STATUS</text:span>. Thus the status field for the table A01_Table would be <text:span text:style-name="T137">A01_Table_STATUS</text:span>. This field can be checked each time a file is accessed.<text:bookmark-end text:name="__DdeLink__5129_1322271147"/></text:p>
      <text:p text:style-name="Standard"/>
      <text:p text:style-name="Standard"><text:tab/>Present values are:-</text:p>
      <text:p text:style-name="Standard"><text:tab/><text:tab/>22(DUPLCATES)<text:tab/>= More than one table element exists for this key</text:p>
      <text:p text:style-name="P2"><text:tab/><text:tab/>23(INVALIDKEY)<text:tab/>= Invalid Key</text:p>
      <text:p text:style-name="P123"/>
      <text:p text:style-name="P37"><text:span text:style-name="T9">languageONE</text:span> maintains a field named <text:span text:style-name="T111">TableName_UBOUND</text:span> which stores the location of the highest slot within a table. It may be accessed but it must be remembered that UBOUND works in only a single dimension. That is, if you have a table indexed as 2,2,2 then if the table is full, UBOUND would contain a value of 8.</text:p>
      <text:p text:style-name="P123"/>
      <text:h text:style-name="P387" text:outline-level="1"><text:bookmark-start text:name="__RefHeading___Toc5937_472364460"/>XTABLES.o<text:bookmark-end text:name="__RefHeading___Toc5937_472364460"/></text:h>
      <text:p text:style-name="P37">Xtables, are tables on steroids, or more precisely, a optimised facility to work with very large files. On a functional level, they may be used in place of an ISAM (Indexed Sequential Access Manager). By sorting on a particular key and searching for values on that key, they are fast enough to enable applications to be written without an ISAM.</text:p>
      <text:p text:style-name="P2"/>
      <text:p text:style-name="P37">A new file type has been defined, that of c_INDEXED, to host xtables on disk. The Indexed file is a direct representation of an XTABLE in memory.</text:p>
      <text:p text:style-name="P2"/>
      <text:p text:style-name="P39">NOTE:-<text:tab/>1] That XTABLES, being bent more toward file access, are only single dimension</text:p>
      <text:p text:style-name="P194">tables. This does not mean, however, that they cannot be used for other purposes. <text:s text:c="6"/></text:p>
      <text:p text:style-name="P194">2] While Tables are defined at the time of assembly, Xtables are dynamic, that is,</text:p>
      <text:p text:style-name="P194">memory is allocated at runtime. <text:s/></text:p>
      <text:h text:style-name="P442" text:outline-level="2"><text:bookmark-start text:name="__RefHeading___Toc3554_16594231631"/>xtables.bind<text:bookmark-end text:name="__RefHeading___Toc3554_16594231631"/></text:h>
      <text:p text:style-name="P223">xtables.bind (LargeTable,LargeRecord,Size)</text:p>
      <text:p text:style-name="P2"/>
      <text:p text:style-name="P295">must be used prior to any other xtable operation. It allocates memory for the table as defined by the Size parameter and associates a record with the table.</text:p>
      <text:p text:style-name="P123"/>
      <text:p text:style-name="P301">NOTE: Remember that an XTABLE contains an extra 9 bytes at the front of each record to hold a Delete Flag and an Index and must be taken into account when defining the xTable size.</text:p>
      <text:p text:style-name="P137"/>
      <text:p text:style-name="P274">Size = NoOfRecords*(RecordLength + 9)</text:p>
      <text:h text:style-name="P435" text:outline-level="2"><text:bookmark-start text:name="__RefHeading___Toc3556_16594231631"/>xtables.rget<text:bookmark-end text:name="__RefHeading___Toc3556_16594231631"/></text:h>
      <text:p text:style-name="P223">xtables.rget (LargeTable,Record_No)</text:p>
      <text:p text:style-name="P2"/>
      <text:p text:style-name="P295">loads the record defined by the record no from the table</text:p>
      <text:p text:style-name="P123"/>
      <text:p text:style-name="P301">NOTE: If a sort has been performed on the table, obtaining a record based solely on its record number will most times not get the record you are expecting. In order to identify your records location in the table, a search must be performed to return the correct record no. </text:p>
      <text:h text:style-name="P435" text:outline-level="2"><text:bookmark-start text:name="__RefHeading___Toc3558_16594231631"/>xtables.rput<text:bookmark-end text:name="__RefHeading___Toc3558_16594231631"/></text:h>
      <text:p text:style-name="P222">xtables.rput (LargeTable,Record_No)</text:p>
      <text:p text:style-name="Standard"/>
      <text:p text:style-name="P295">places the record defined by the record no into the table.</text:p>
      <text:p text:style-name="P123"/>
      <text:p text:style-name="P301">NOTE: If the table is being loaded manually, it is your responsibility to ensure that the tables upper boundary (tablename_UBOUND) is large enough to encompass the record no being added.</text:p>
      <text:p text:style-name="P123"/>
      <text:p text:style-name="P301">NOTE: If a sort has been performed on the table, the record no used to replace the table record must be the no returned from a search operation. </text:p>
      <text:p text:style-name="P182"/>
      <text:h text:style-name="P435" text:outline-level="2"><text:bookmark-start text:name="__RefHeading___Toc5939_472364460"/><text:soft-page-break/>xtables.delete<text:bookmark-end text:name="__RefHeading___Toc5939_472364460"/></text:h>
      <text:p text:style-name="P223">xtables.delete (LargeTable,Record_No,Initialise)</text:p>
      <text:p text:style-name="P2"/>
      <text:p text:style-name="P194">marks the record associated with the record number for deletion. Setting the Initialise field to TRUE will fill the record with NULLS while FALSE will the leave the record intact.</text:p>
      <text:p text:style-name="P194"/>
      <text:p text:style-name="P194">It is dependent on the application to handle theses deleted records. ie. set the IncludeDeletedRecords to c_FALSE on any unload or handle what is written to file within your code.</text:p>
      <text:p text:style-name="P194"/>
      <text:p text:style-name="P194"><text:span text:style-name="T153">NOTE:-</text:span><text:span text:style-name="T152"> If a deleted record is initialised you will not be able successfully search the xtable being that it will contain search keys of 0x00</text:span></text:p>
      <text:p text:style-name="P194"/>
      <text:h text:style-name="P436" text:outline-level="2"><text:bookmark-start text:name="__RefHeading___Toc5941_472364460"/>xtables.load<text:bookmark-end text:name="__RefHeading___Toc5941_472364460"/></text:h>
      <text:p text:style-name="P223">xtables.load (LargeTable,LargeFile,IncludeDeletedRecords)</text:p>
      <text:p text:style-name="P2"/>
      <text:p text:style-name="P295"><text:span text:style-name="T6">Although load may be used with random access files</text:span>, it has been optimised to perform best with indexed files. As indexed files are a direct representation of an xtable, <text:span text:style-name="T9">languageONE</text:span> can “swallow” the entire file with a single read. This is opposed to the reading of each record when coupled with a random file. Note though that when loading an Indexed file, the IncludeDeletedRecords indicator is ignored. <text:s/></text:p>
      <text:h text:style-name="P463" text:outline-level="2"><text:bookmark-start text:name="__RefHeading___Toc5943_472364460"/>xtables.unload<text:bookmark-end text:name="__RefHeading___Toc5943_472364460"/></text:h>
      <text:p text:style-name="P223"><text:bookmark-start text:name="__DdeLink__6350_1242787948"/>xtables.unload (LargeTable,LargeFile,IncludeDeletedRecords)<text:bookmark-end text:name="__DdeLink__6350_1242787948"/></text:p>
      <text:p text:style-name="P2"/>
      <text:p text:style-name="P295">Unlike the load function, unload must write each record individually in order to maintain any sort that may have been preformed during processing of the table. IncludeDeletedRecords functions as would be expected for unload.</text:p>
      <text:h text:style-name="P464" text:outline-level="2"><text:bookmark-start text:name="__RefHeading___Toc4944_7337768341"/>xtables.sort<text:bookmark-end text:name="__RefHeading___Toc4944_7337768341"/></text:h>
      <text:p text:style-name="P223">xtables.sort (LargeTable,StartPosition,NoOfCharacters,Divisor)</text:p>
      <text:p text:style-name="P123"/>
      <text:p text:style-name="P194">xtables uses an optimised Shell Sort. It does not in fact sort the data in the table, but builds an index to each table entry. A Shell Sort works by dividing the table length by a fixed value giving a span. The sort works through to the top of the table, then divides the previously derived span by that same fixed value. It continues this until the span is equal to 1.</text:p>
      <text:p text:style-name="P123"/>
      <text:p text:style-name="P194">The divisor is critical to the speed of the sort but unfortunately varies from dataset to dataset. <text:s/>There is no 'one' value that can provide the best sort speed for all datasets. <text:s/><text:span text:style-name="T9">languageONE </text:span>allows you to pass the divisor. It must be an integer not less than 11 and not greater than 19. If your application performs the same sort on the same data at regular intervals, you may tune the sort through experimentation (picking the most appropriate value can increase the sort speed by almost 100%). If though, your sort is more like a one off you may need to, through trial and error, determine the best value for 'most' datasets. </text:p>
      <text:h text:style-name="P443" text:outline-level="2"/>
      <text:h text:style-name="P457" text:outline-level="2"><text:bookmark-start text:name="__RefHeading___Toc5150_13222711471"/>xtables.search<text:bookmark-end text:name="__RefHeading___Toc5150_13222711471"/></text:h>
      <text:p text:style-name="P223"><text:bookmark-start text:name="__DdeLink__7212_1157622922"/>xtables.search (LargeTable,StartOfKey,EndOfKey,KEY,Idx)<text:bookmark-end text:name="__DdeLink__7212_1157622922"/></text:p>
      <text:p text:style-name="P2"/>
      <text:p text:style-name="P252">returns the record associated with the provided key along with the Index used to locate the record. If more than one record exists, the 1<text:span text:style-name="T108">st</text:span> record will be returned and the STATUS field will be set to DUPLICATES </text:p>
      <text:p text:style-name="P123"/>
      <text:h text:style-name="P425" text:outline-level="2"><text:bookmark-start text:name="__RefHeading___Toc8796_229624493"/><text:span text:style-name="T8">xtables.fget</text:span> : <text:span text:style-name="T38">Read a xTable Field</text:span><text:bookmark-end text:name="__RefHeading___Toc8796_229624493"/></text:h>
      <text:p text:style-name="P216"><text:span text:style-name="T12">(Raw) <text:tab/></text:span><text:span text:style-name="T115">xtables.fget</text:span><text:span text:style-name="T11"> (LargeTable,FieldNo,FieldName,Index)</text:span></text:p>
      <text:p text:style-name="P214"><text:span text:style-name="T100">(Cooked)<text:tab/></text:span><text:span text:style-name="T101">A = FieldName[Index]</text:span></text:p>
      <text:p text:style-name="P2"/>
      <text:p text:style-name="P194">loads the field defined by the field No from the table, where </text:p>
      <text:p text:style-name="P257"/>
      <text:list xml:id="list1229876242" text:style-name="WW8Num33">
        <text:list-item>
          <text:list>
            <text:list-item>
              <text:list>
                <text:list-item>
                  <text:p text:style-name="P376">LargeTable is the name of the table</text:p>
                </text:list-item>
                <text:list-item>
                  <text:p text:style-name="P376">FieldNo is the field position in the record</text:p>
                </text:list-item>
                <text:list-item>
                  <text:p text:style-name="P376">FieldName is the name of the recipient field. It does NOT have to be the</text:p>
                </text:list-item>
              </text:list>
            </text:list-item>
          </text:list>
        </text:list-item>
      </text:list>
      <text:p text:style-name="P307">corresponding field in the record but must have identical properties.</text:p>
      <text:list xml:id="list125026527418748" text:continue-numbering="true" text:style-name="WW8Num33">
        <text:list-item>
          <text:list>
            <text:list-item>
              <text:list>
                <text:list-item>
                  <text:p text:style-name="P376">Index is the index that defines the records (containing the field) location in the</text:p>
                </text:list-item>
              </text:list>
            </text:list-item>
          </text:list>
        </text:list-item>
      </text:list>
      <text:p text:style-name="P307">table </text:p>
      <text:h text:style-name="P425" text:outline-level="2"><text:bookmark-start text:name="__RefHeading___Toc3558_165942316321"/><text:span text:style-name="T8">xtables.fput </text:span><text:span text:style-name="T26">:</text:span><text:span text:style-name="T90"> </text:span><text:span text:style-name="T38">Write a xTable Field</text:span><text:span text:style-name="T90"> </text:span><text:bookmark-end text:name="__RefHeading___Toc3558_165942316321"/></text:h>
      <text:p text:style-name="P216"><text:span text:style-name="T12">(Raw) <text:tab/></text:span><text:span text:style-name="T115">xtables.fput</text:span><text:span text:style-name="T11"> (LargeTable,FieldNo,FieldName,Index)</text:span></text:p>
      <text:p text:style-name="P251"><text:span text:style-name="T100">(Cooked)<text:tab/></text:span><text:span text:style-name="T101">FieldName[Index] = A</text:span></text:p>
      <text:p text:style-name="Standard"/>
      <text:p text:style-name="P194">stores the field defined by the field No from the table, where </text:p>
      <text:p text:style-name="P257"/>
      <text:list xml:id="list889927440" text:style-name="WW8Num34">
        <text:list-item>
          <text:list>
            <text:list-item>
              <text:list>
                <text:list-item>
                  <text:p text:style-name="P378">LargeTable is the name of the table</text:p>
                </text:list-item>
                <text:list-item>
                  <text:p text:style-name="P378">FieldNo is the field position in the record</text:p>
                </text:list-item>
                <text:list-item>
                  <text:p text:style-name="P378">FieldName is the name of the sending field. It does NOT have to be the</text:p>
                </text:list-item>
              </text:list>
            </text:list-item>
          </text:list>
        </text:list-item>
      </text:list>
      <text:p text:style-name="P307">corresponding field in the record but must have identical properties. Literals are acceptable as long as they also have identical properties.</text:p>
      <text:list xml:id="list125027892731107" text:continue-numbering="true" text:style-name="WW8Num34">
        <text:list-item>
          <text:list>
            <text:list-item>
              <text:list>
                <text:list-item>
                  <text:list>
                    <text:list-item>
                      <text:p text:style-name="P379">Numeric literals. You may need to provide a picture over-ride to match the</text:p>
                    </text:list-item>
                  </text:list>
                </text:list-item>
              </text:list>
            </text:list-item>
          </text:list>
        </text:list-item>
      </text:list>
      <text:p text:style-name="P308">receiving fields size. ie. {123,'999'}</text:p>
      <text:list xml:id="list125028025401343" text:continue-numbering="true" text:style-name="WW8Num34">
        <text:list-item>
          <text:list>
            <text:list-item>
              <text:list>
                <text:list-item>
                  <text:list>
                    <text:list-item>
                      <text:p text:style-name="P380">Alpha fields. Field must be the same size as that defined by the record. </text:p>
                    </text:list-item>
                  </text:list>
                </text:list-item>
                <text:list-item>
                  <text:p text:style-name="P377">Index is the index that defines the records (containing the field) location in the</text:p>
                </text:list-item>
              </text:list>
            </text:list-item>
          </text:list>
        </text:list-item>
      </text:list>
      <text:p text:style-name="P309">table </text:p>
      <text:h text:style-name="Heading_20_2" text:outline-level="2">General</text:h>
      <text:p text:style-name="P52"><text:bookmark-start text:name="__DdeLink__5129_13222711471"/>Like files, when accessing xtables <text:s/><text:span text:style-name="T9">languageONE</text:span> provides a <text:s/>'STATUS' field. <text:s/>It is defined as <text:span text:style-name="T8">TableName_STATUS</text:span>. Thus the status field for the table A01_Table would be <text:span text:style-name="T8">A01_Table_STATUS</text:span>. This field can be checked each time a file is accessed.<text:bookmark-end text:name="__DdeLink__5129_13222711471"/></text:p>
      <text:p text:style-name="Standard"/>
      <text:p text:style-name="P51">Present values are:-</text:p>
      <text:p text:style-name="P214">22(DUPLCATES)<text:tab/>= More than one table element exists for this key</text:p>
      <text:p text:style-name="P215">23(INVALIDKEY)<text:tab/>= Invalid Key</text:p>
      <text:p text:style-name="P123"/>
      <text:p text:style-name="P52"><text:span text:style-name="T9">languageONE</text:span> maintains a field named <text:span text:style-name="T111">TableName_UBOUND</text:span> which stores the location of the highest slot within a table. It may be accessed directly.</text:p>
      <text:h text:style-name="P388" text:outline-level="1"><text:span text:style-name="T157">ARRAY</text:span>S.o</text:h>
      <text:p text:style-name="P40"><text:span text:style-name="T159">Array</text:span>s, as described in previous parts of this manual, <text:span text:style-name="T159">are a contiguous run of qwords (8 bytes). They do not have the normal control block that other languageONE data items have and therefore data must be transferred to and from the Array. </text:span><text:s/><text:span text:style-name="T159">They are always 1 dimensional unless treated other wise by a logical construction (ie, transforming the index to repesent an array of more than one dimension) . Arrays are useful when speed is required and to this end an optimised Quick Sort has been implimented. </text:span></text:p>
      <text:p text:style-name="P40"/>
      <text:h text:style-name="P448" text:outline-level="2"><text:bookmark-start text:name="__RefHeading___Toc3554_16594231632"/><text:span text:style-name="T158">Arrays</text:span>.<text:span text:style-name="T158">Get</text:span><text:span text:style-name="T39"> <text:s/></text:span><text:span text:style-name="T57">: Returns an Array Element</text:span><text:bookmark-end text:name="__RefHeading___Toc3554_16594231632"/></text:h>
      <text:p text:style-name="P249"><text:span text:style-name="T25">Arrays.Get</text:span><text:span text:style-name="T8"> </text:span><text:span text:style-name="T36">ArrayName</text:span><text:span text:style-name="T8">,</text:span><text:span text:style-name="T36">(</text:span><text:span text:style-name="T37">Index,</text:span><text:span text:style-name="T36">Value</text:span><text:span text:style-name="T8">)</text:span></text:p>
      <text:p text:style-name="P130"/>
      <text:p text:style-name="P211">returns the array element - located by Index - to Value</text:p>
      <text:h text:style-name="P428" text:outline-level="2"><text:bookmark-start text:name="__RefHeading___Toc3556_16594231632"/><text:span text:style-name="T36">Arrays.Put</text:span> <text:span text:style-name="T38">: </text:span><text:span text:style-name="T39">Stores a value in an Array</text:span><text:bookmark-end text:name="__RefHeading___Toc3556_16594231632"/></text:h>
      <text:p text:style-name="P224"><text:span text:style-name="T158">Array</text:span><text:bookmark-start text:name="__DdeLink__8184_20600840651"/>s.<text:span text:style-name="T158">Put</text:span> <text:span text:style-name="T158">ArrayName</text:span>,<text:span text:style-name="T158">(</text:span>Index,<text:span text:style-name="T160">Value</text:span>)<text:bookmark-end text:name="__DdeLink__8184_20600840651"/></text:p>
      <text:p text:style-name="P130"/>
      <text:p text:style-name="P211">stores the data - value - in the Array located by Index</text:p>
      <text:h text:style-name="P429" text:outline-level="2"><text:bookmark-start text:name="__RefHeading___Toc3558_16594231633"/><text:span text:style-name="T36">Arrays</text:span><text:span text:style-name="T8">.</text:span><text:span text:style-name="T36">Swap</text:span><text:span text:style-name="T8"> </text:span><text:span text:style-name="T15">:</text:span><text:span text:style-name="T90"> </text:span><text:span text:style-name="T39">Swaps 2 Array elements</text:span><text:bookmark-end text:name="__RefHeading___Toc3558_16594231633"/></text:h>
      <text:p text:style-name="P243"><text:span text:style-name="T113">Array</text:span><text:span text:style-name="T112">s.</text:span><text:span text:style-name="T113">Swap</text:span><text:span text:style-name="T88"> </text:span><text:span text:style-name="T25">ArrayName</text:span><text:span text:style-name="T24">,</text:span><text:span text:style-name="T25">(Index1,</text:span><text:span text:style-name="T24">Index</text:span><text:span text:style-name="T25">2</text:span><text:span text:style-name="T24">)</text:span></text:p>
      <text:p text:style-name="P130"/>
      <text:p text:style-name="P302">Swaps the Array elements located by Index 1 and Index 2</text:p>
      <text:p text:style-name="P302"/>
      <text:h text:style-name="P460" text:outline-level="2"><text:bookmark-start text:name="__RefHeading___Toc4944_7337768342"/><text:span text:style-name="T158">Array</text:span>s.<text:span text:style-name="T158">S</text:span>ort<text:bookmark-end text:name="__RefHeading___Toc4944_7337768342"/></text:h>
      <text:p text:style-name="P224"><text:span text:style-name="T158">Array</text:span>s.sort <text:span text:style-name="T158">ArrayName</text:span></text:p>
      <text:p text:style-name="P130"/>
      <text:p text:style-name="P304">An optimised Quick Sort of the Array.</text:p>
      <text:p text:style-name="P303"/>
      <text:h text:style-name="P461" text:outline-level="2"><text:span text:style-name="T158">Array</text:span>s.<text:span text:style-name="T160">If</text:span></text:h>
      <text:p text:style-name="P225"><text:span text:style-name="T158">Array</text:span>s.<text:span text:style-name="T160">If</text:span> <text:span text:style-name="T158">ArrayName,(Index,</text:span><text:span text:style-name="T5">Comparitor</text:span><text:span text:style-name="T158">,Value)</text:span></text:p>
      <text:p text:style-name="P131"/>
      <text:p text:style-name="P305">Instruction used to compare Array values against Non-Array values</text:p>
      <text:h text:style-name="P394" text:outline-level="1"><text:bookmark-start text:name="__RefHeading___Toc6620_848725681"/>WWW.o<text:bookmark-end text:name="__RefHeading___Toc6620_848725681"/></text:h>
      <text:p text:style-name="P37"><text:span text:style-name="T9">languageONE</text:span> manages a graphical user interface by, dare I say, “lever-ageing” web technology. In fact a <text:span text:style-name="T9">languageONE</text:span> program supplying a graphical experience to a user is a <text:s/>simple HTML server. In this way it may be accessed locally thru a browser (URL being localhost:portNo) or <text:s/>across either a local or remote network (URL being IPAddress:portno).</text:p>
      <text:p text:style-name="P37"/>
      <text:p text:style-name="P37">Socket technology is also used for (I)nter (P)rocess (C)ommunication. This will be described in the following section.</text:p>
      <text:p text:style-name="P2"/>
      <text:p text:style-name="P37">The program may be defined in 3 simple statements.</text:p>
      <text:p text:style-name="P2"/>
      <text:list xml:id="list3246204596" text:style-name="WW8Num35">
        <text:list-item>
          <text:p text:style-name="P368"><text:bookmark-start text:name="__DdeLink__9061_764005511"/>www.open (PortNo)</text:p>
        </text:list-item>
        <text:list-item>
          <text:p text:style-name="P368">www.process (screen,responsefield,GET_Subroutine,POST_Subroutine)</text:p>
        </text:list-item>
        <text:list-item>
          <text:p text:style-name="P368">www.close (PortNo)<text:bookmark-end text:name="__DdeLink__9061_764005511"/></text:p>
        </text:list-item>
      </text:list>
      <text:p text:style-name="P2"/>
      <text:p text:style-name="P37">and that is it, in its entirety. In fact a complete web site may be managed by the above 3 statements. Of course a great deal of the work is done by the front end that is described by the HTML and perhaps Javascript that may or may not be coded.</text:p>
      <text:p text:style-name="P2"/>
      <text:p text:style-name="P37">V1.15.ONE and V1.16.ONE demonstrate the way that <text:span text:style-name="T9">languageONE</text:span> can implement a graphical user interface and V1.16.ONE is replicated in GUI.makeONE.ONE, being the <text:span text:style-name="T9">languageONE</text:span> GUI make utility (reWrite/assemble/link).</text:p>
      <text:p text:style-name="P37"/>
      <text:p text:style-name="P37">V2.02 demonstrates a full blown application, while V2.03 demonstrates that same application with record locking.</text:p>
      <text:p text:style-name="P2"/>
      <text:p text:style-name="P37">The <text:span text:style-name="T9">languageONE</text:span> program takes a slightly different take on CGI.</text:p>
      <text:p text:style-name="P37">Wiki describes CGI as:-</text:p>
      <text:p text:style-name="P2"/>
      <text:p text:style-name="P96">In computing, Common Gateway Interface (CGI) offers a standard protocol for web servers to interface with executable programs running on a server that generate web pages dynamically. Such programs are known as CGI scripts or simply as CGIs; though usually written in a scripting language, they can be written in any programming language.</text:p>
      <text:p text:style-name="P27"/>
      <text:p text:style-name="P37">In regard to the above statement <text:span text:style-name="T9">languageONE</text:span> nominates the executable program as taking the lead and supplies the <text:s/>HTML server as a secondary process. By supplying the POST call back address's in the www.process call the <text:span text:style-name="T9">languageONE</text:span> program can manage the interface from the back end. <text:s/></text:p>
      <text:p text:style-name="P2"/>
      <text:p text:style-name="P37">It is important to understand the <text:span text:style-name="T9">languageONE</text:span> demonstration programs, V1.15.ONE and V1.16.ONE in addition to the HTML and Javascript associated with these programs, to fully appreciate the end to end process that has been adopted by <text:span text:style-name="T9">languageONE</text:span>. It is also taken for granted that everyone nowadays understands web technologies. <text:s/></text:p>
      <text:p text:style-name="P37"/>
      <text:p text:style-name="P45"/>
      <text:p text:style-name="P47"><text:span text:style-name="T49">NOTE:-</text:span><text:span text:style-name="T50"> WWW.LIB provides a </text:span><text:span text:style-name="T140">“passthru”</text:span><text:span text:style-name="T54"> </text:span><text:span text:style-name="T50">where a ResponseField populated by your application will <text:s/>be returned directly to a browser. This mechanism is controlled by the RETURN_CODE field. Initialising it with the length of the ResponseField tells WWW.LIB to do the passthru as opposed to the more likely returning of a html document.</text:span></text:p>
      <text:p text:style-name="P46"/>
      <text:p text:style-name="P46">V2.02.ONE and V2.03.ONE demonstrate this process.</text:p>
      <text:h text:style-name="P458" text:outline-level="2"><text:bookmark-start text:name="__RefHeading___Toc3554_165942316311"/>www.open<text:bookmark-end text:name="__RefHeading___Toc3554_165942316311"/></text:h>
      <text:p text:style-name="P223">www.open (portno)</text:p>
      <text:p text:style-name="P2"/>
      <text:p text:style-name="P295">This is the 1st call required in a <text:span text:style-name="T9">languageONE</text:span> GUI program. This call establishes a connection between a <text:span text:style-name="T9">languageONE</text:span> program and the outside world (be it a local connection via a “localhost:portno” URL or a “IPaddress:portno” URL across a network (local or otherwise). It is the first call that a <text:span text:style-name="T9">languageONE</text:span> GUI program makes in order to interface to a user in a graphical environment.</text:p>
      <text:p text:style-name="P295"/>
      <text:h text:style-name="P436" text:outline-level="2"><text:bookmark-start text:name="__RefHeading___Toc6622_848725681"/>www.process<text:bookmark-end text:name="__RefHeading___Toc6622_848725681"/></text:h>
      <text:p text:style-name="P223">www.process (Screen,ResponseField,GET_SubRoutineName,POST_SubRoutineName)</text:p>
      <text:p text:style-name="P123"/>
      <text:p text:style-name="P295">This is the 2<text:span text:style-name="T108">nd</text:span> call required in a <text:span text:style-name="T9">languageONE</text:span> GUI program. It defines the screen name that begins a conversation, a response field that will be passed back to a calling program, the name of a sub routine that will be called by WWW.o when a <text:s/>GET is received from the front end and the name of a sub routine that will be called by WWW.o when a <text:s/>POST is received from the front end. </text:p>
      <text:p text:style-name="P295"/>
      <text:p text:style-name="P295">It is the <text:span text:style-name="T9">languageONE</text:span><text:span text:style-name="T43"> application program that interprets the response field <text:s/>and manages the process. </text:span></text:p>
      <text:p text:style-name="P296"/>
      <text:p text:style-name="P299">NOTE:- When a POST only is expected then the value passed for the GET callback address should be set to 0x00</text:p>
      <text:p text:style-name="P296"/>
      <text:p text:style-name="P215"><text:span text:style-name="T47"><text:tab/></text:span><text:span text:style-name="T23">www.process (Screen,ResponseField,0x00,POST_SubRoutineName)</text:span></text:p>
      <text:p text:style-name="P220"/>
      <text:p text:style-name="P306">In the same way when a program requires only GET processing then the POST <text:s/>callback address should be set to 0x00</text:p>
      <text:p text:style-name="P296"/>
      <text:p text:style-name="P215"><text:span text:style-name="T47"><text:tab/></text:span><text:span text:style-name="T23">www.process (0x00,ResponseField,GET_SubRoutineName,0x00)</text:span></text:p>
      <text:p text:style-name="P298"/>
      <text:h text:style-name="P436" text:outline-level="2"><text:bookmark-start text:name="__RefHeading___Toc6624_848725681"/>www.close<text:bookmark-end text:name="__RefHeading___Toc6624_848725681"/></text:h>
      <text:p text:style-name="P223">www.close (portno)</text:p>
      <text:p text:style-name="P2"/>
      <text:p text:style-name="P295">This is the 3<text:span text:style-name="T108">rd</text:span> <text:s/>and final call required in a <text:span text:style-name="T9">languageONE</text:span> GUI program. This call closes the previously established connection and terminates the process.</text:p>
      <text:p text:style-name="P2"/>
      <text:h text:style-name="P384" text:outline-level="1"><text:bookmark-start text:name="__RefHeading___Toc8080_31221085"/>(I)nter (P)rocess (C)ommunication<text:bookmark-end text:name="__RefHeading___Toc8080_31221085"/></text:h>
      <text:p text:style-name="P2">Inter-process communication(IPC) refers specifically to the mechanisms an <text:a xlink:type="simple" xlink:href="https://en.wikipedia.org/wiki/Operating_system" text:style-name="Internet_20_link" text:visited-style-name="Visited_20_Internet_20_Link"><text:span text:style-name="Internet_20_link"><text:span text:style-name="T71">operating system</text:span></text:span></text:a> provides to allow the <text:a xlink:type="simple" xlink:href="https://en.wikipedia.org/wiki/Process_(computing)" text:style-name="Internet_20_link" text:visited-style-name="Visited_20_Internet_20_Link"><text:span text:style-name="Internet_20_link"><text:span text:style-name="T71">processes</text:span></text:span></text:a> to manage shared data. Typically, applications can use IPC, categorized as <text:a xlink:type="simple" xlink:href="https://en.wikipedia.org/wiki/Client-server_model" text:style-name="Internet_20_link" text:visited-style-name="Visited_20_Internet_20_Link"><text:span text:style-name="Internet_20_link"><text:span text:style-name="T71">clients and servers</text:span></text:span></text:a>, where the client requests data and the server responds to client requests. Many applications are both clients and servers, as commonly seen in <text:a xlink:type="simple" xlink:href="https://en.wikipedia.org/wiki/Distributed_computing" text:style-name="Internet_20_link" text:visited-style-name="Visited_20_Internet_20_Link"><text:span text:style-name="Internet_20_link"><text:span text:style-name="T44">distributed </text:span></text:span></text:a><text:span text:style-name="T44">computing. </text:span></text:p>
      <text:p text:style-name="P11"/>
      <text:p text:style-name="P2"><text:span text:style-name="T44">This is managed in </text:span><text:span text:style-name="T10">languageONE</text:span><text:span text:style-name="T44"> by the WWW.o module. </text:span><text:span text:style-name="T46">Messages can be sent between processes running on a single machine or multiple machines running on a network (including the internet). </text:span></text:p>
      <text:h text:style-name="Heading_20_2" text:outline-level="2"><text:bookmark-start text:name="__RefHeading___Toc8082_31221085"/>Client<text:bookmark-end text:name="__RefHeading___Toc8082_31221085"/></text:h>
      <text:h text:style-name="P405" text:outline-level="2"><text:bookmark-start text:name="__RefHeading___Toc8084_31221085"/>www.sendmsg<text:bookmark-end text:name="__RefHeading___Toc8084_31221085"/></text:h>
      <text:p text:style-name="P223">www.SendMsg w_IP_Address,w_PortNo,w_Msg</text:p>
      <text:p text:style-name="P223">www.SendMsg "127.0.0.1","1024",”Hello World”</text:p>
      <text:p text:style-name="P223"/>
      <text:p text:style-name="P236">This command sends a message to the machine described by the socket &lt;IP/Port&gt;. </text:p>
      <text:p text:style-name="P236"/>
      <text:p text:style-name="P236">If your application requires a response it is the applications responsibility to enable that. One way of doing this may be to define a response socket to the server within you message. Ie www.SendMsg w_IP_Address,w_PortNo,”192.168.0.4 1025 Hello World”</text:p>
      <text:h text:style-name="Heading_20_2" text:outline-level="2"><text:bookmark-start text:name="__RefHeading___Toc8086_31221085"/>Server<text:bookmark-end text:name="__RefHeading___Toc8086_31221085"/></text:h>
      <text:h text:style-name="P405" text:outline-level="2">www.recvmsg</text:h>
      <text:p text:style-name="P223">www.RecvMsg w_IP_Address,w_PortNo,w_Msg</text:p>
      <text:p text:style-name="P223">www.RecvMsg "127.0.0.1","1024",w_Msg</text:p>
      <text:p text:style-name="P223"/>
      <text:p text:style-name="P236">The receive message call sets the server into a waiting state where it will listen for any incoming messages. Once it has received one it will return the message to the application program. Note that the server listens for ALL messages on the described port, NOT just one from your application.</text:p>
      <text:h text:style-name="P390" text:outline-level="1"><text:bookmark-start text:name="__RefHeading___Toc5608_691664245"/>APPENDIX A.<text:bookmark-end text:name="__RefHeading___Toc5608_691664245"/></text:h>
      <text:h text:style-name="P418" text:outline-level="2"><text:bookmark-start text:name="__RefHeading___Toc5610_691664245"/>How to implement a list in languageONE.<text:bookmark-end text:name="__RefHeading___Toc5610_691664245"/></text:h>
      <text:p text:style-name="P112">Lists are not particularly part of the language but can be implemented as follows.</text:p>
      <text:p text:style-name="P112">In the DICTIONARY, insert a word:-</text:p>
      <text:p text:style-name="P242"><text:bookmark-start text:name="__DdeLink__7024_780085028"/><text:bookmark-start text:name="__DdeLink__7703_452774011"/>insertword wordlist,17*9<text:tab/>,{'FIRST LIST ITEM <text:s text:c="2"/>'<text:tab/>\</text:p>
      <text:p text:style-name="P311">,'SECOND LIST ITEM '<text:tab/>\<text:bookmark-end text:name="__DdeLink__7703_452774011"/></text:p>
      <text:p text:style-name="P312">,'THIRD LIST ITEM <text:s/>'<text:tab/>\</text:p>
      <text:p text:style-name="P311">,'FORTH LIST ITEM <text:s/>'<text:tab/>\</text:p>
      <text:p text:style-name="P311">,'FIFTH LIST ITEM <text:s/>'<text:tab/>\</text:p>
      <text:p text:style-name="P312">,'SIXTH LIST ITEM <text:s/>'<text:tab/>\</text:p>
      <text:p text:style-name="P312">,'SEVENTH LIST ITEM'<text:tab/>\</text:p>
      <text:p text:style-name="P311">,'EIGHTH LIST ITEM '<text:tab/>\</text:p>
      <text:p text:style-name="P312">,'NINTH LIST ITEM <text:s/>'<text:tab/>\</text:p>
      <text:p text:style-name="P310">}<text:bookmark-end text:name="__DdeLink__7024_780085028"/></text:p>
      <text:p text:style-name="P310"/>
      <text:list xml:id="list247003887" text:style-name="WW8Num36">
        <text:list-item>
          <text:p text:style-name="P345">The <text:s/>length [17*9] defines the entire word (ie:- Length of each item times the</text:p>
        </text:list-item>
      </text:list>
      <text:p text:style-name="P207">number of items.</text:p>
      <text:list xml:id="list125027675089167" text:continue-numbering="true" text:style-name="WW8Num36">
        <text:list-item>
          <text:p text:style-name="P346">The list must be enclosed in braces “{}” with each item separated by a comma.</text:p>
        </text:list-item>
        <text:list-item>
          <text:p text:style-name="P345">Each item in the list must be of equal size. (you must define trailing spaces.)</text:p>
        </text:list-item>
        <text:list-item>
          <text:p text:style-name="P345">The list may split across lines by using the “\” (continuation character)</text:p>
        </text:list-item>
      </text:list>
      <text:p text:style-name="P4"/>
      <text:p text:style-name="P68">wordlist may then be addressed in the program body in the following manner:-</text:p>
      <text:p text:style-name="P4"/>
      <text:p text:style-name="P200"><text:bookmark-start text:name="__DdeLink__7701_452774011"/>repeat.for (I,1,17*8,17)</text:p>
      <text:p text:style-name="P266"><text:span text:style-name="T32">words.pad {wordlist,I,17},</text:span><text:bookmark-end text:name="__DdeLink__7701_452774011"/><text:span text:style-name="T32">wordlistItem</text:span></text:p>
      <text:p text:style-name="P275">...</text:p>
      <text:p text:style-name="P275">...</text:p>
      <text:p text:style-name="P200">end.repeat</text:p>
      <text:p text:style-name="P4"/>
      <text:h text:style-name="P393" text:outline-level="1"><text:bookmark-start text:name="__RefHeading___Toc3199_1691778354"/>APPENDIX B.<text:bookmark-end text:name="__RefHeading___Toc3199_1691778354"/></text:h>
      <text:h text:style-name="P417" text:outline-level="2"><text:bookmark-start text:name="__RefHeading___Toc3201_1691778354"/>KEYWORDS (macros)<text:bookmark-end text:name="__RefHeading___Toc3201_1691778354"/></text:h>
      <text:h text:style-name="P488" text:outline-level="3"><text:bookmark-start text:name="__RefHeading___Toc3203_1691778354"/>Integers<text:bookmark-end text:name="__RefHeading___Toc3203_1691778354"/></text:h>
      <table:table table:name="Table6" table:style-name="Table6">
        <table:table-column table:style-name="Table6.A" table:number-columns-repeated="2"/>
        <table:table-column table:style-name="Table6.C"/>
        <table:table-row table:style-name="Table6.1">
          <table:table-cell table:style-name="Table6.A1" office:value-type="string">
            <text:p text:style-name="Standard">INTEGERS.EQ</text:p>
          </table:table-cell>
          <table:table-cell table:style-name="Table6.A1" office:value-type="string">
            <text:p text:style-name="Standard">INTEGERS.ADD</text:p>
          </table:table-cell>
          <table:table-cell table:style-name="Table6.C1" office:value-type="string">
            <text:p text:style-name="Standard">INTEGERS.SUB</text:p>
          </table:table-cell>
        </table:table-row>
        <table:table-row table:style-name="Table6.1">
          <table:table-cell table:style-name="Table6.A2" office:value-type="string">
            <text:p text:style-name="Standard">INTEGERS.MUL</text:p>
          </table:table-cell>
          <table:table-cell table:style-name="Table6.A2" office:value-type="string">
            <text:p text:style-name="Standard">INTEGERS.DIV</text:p>
          </table:table-cell>
          <table:table-cell table:style-name="Table6.C2" office:value-type="string">
            <text:p text:style-name="Standard">INTEGERS.CALC</text:p>
          </table:table-cell>
        </table:table-row>
        <table:table-row table:style-name="Table6.1">
          <table:table-cell table:style-name="Table6.A2" office:value-type="string">
            <text:p text:style-name="Standard">INTEGERS.AND</text:p>
          </table:table-cell>
          <table:table-cell table:style-name="Table6.A2" office:value-type="string">
            <text:p text:style-name="Standard">INTEGERS.OR</text:p>
          </table:table-cell>
          <table:table-cell table:style-name="Table6.C2" office:value-type="string">
            <text:p text:style-name="Standard">INTEGERS.XOR</text:p>
          </table:table-cell>
        </table:table-row>
      </table:table>
      <text:p text:style-name="Standard"/>
      <text:h text:style-name="P489" text:outline-level="3"><text:bookmark-start text:name="__RefHeading___Toc3205_1691778354"/>Sub Routines<text:bookmark-end text:name="__RefHeading___Toc3205_1691778354"/></text:h>
      <table:table table:name="Table7" table:style-name="Table7">
        <table:table-column table:style-name="Table7.A" table:number-columns-repeated="2"/>
        <table:table-column table:style-name="Table7.C"/>
        <table:table-row table:style-name="Table7.1">
          <table:table-cell table:style-name="Table7.A1" office:value-type="string">
            <text:p text:style-name="Standard">BEGIN.SUB</text:p>
          </table:table-cell>
          <table:table-cell table:style-name="Table7.A1" office:value-type="string">
            <text:p text:style-name="Standard">END.SUB</text:p>
          </table:table-cell>
          <table:table-cell table:style-name="Table7.C1" office:value-type="string">
            <text:p text:style-name="Standard">EXIT.SUB</text:p>
          </table:table-cell>
        </table:table-row>
      </table:table>
      <text:p text:style-name="Standard"/>
      <text:h text:style-name="P488" text:outline-level="3"><text:bookmark-start text:name="__RefHeading___Toc4946_733776834"/>Functions<text:bookmark-end text:name="__RefHeading___Toc4946_733776834"/></text:h>
      <table:table table:name="Table8" table:style-name="Table8">
        <table:table-column table:style-name="Table8.A" table:number-columns-repeated="2"/>
        <table:table-column table:style-name="Table8.C"/>
        <table:table-row table:style-name="Table8.1">
          <table:table-cell table:style-name="Table8.A1" office:value-type="string">
            <text:p text:style-name="Standard">BEGIN.FUNCTION</text:p>
          </table:table-cell>
          <table:table-cell table:style-name="Table8.A1" office:value-type="string">
            <text:p text:style-name="Standard">END.FUNCTION</text:p>
          </table:table-cell>
          <table:table-cell table:style-name="Table8.C1" office:value-type="string">
            <text:p text:style-name="Standard">EXIT.FUNCTION</text:p>
          </table:table-cell>
        </table:table-row>
      </table:table>
      <text:p text:style-name="Standard"/>
      <text:h text:style-name="P490" text:outline-level="3"><text:bookmark-start text:name="__RefHeading___Toc3207_1691778354"/>Screen IO<text:bookmark-end text:name="__RefHeading___Toc3207_1691778354"/></text:h>
      <table:table table:name="Table9" table:style-name="Table9">
        <table:table-column table:style-name="Table9.A" table:number-columns-repeated="2"/>
        <table:table-column table:style-name="Table9.C"/>
        <table:table-row table:style-name="Table9.1">
          <table:table-cell table:style-name="Table9.A1" office:value-type="string">
            <text:p text:style-name="Standard">CURSOR</text:p>
          </table:table-cell>
          <table:table-cell table:style-name="Table9.A1" office:value-type="string">
            <text:p text:style-name="Standard">ACCEPTLINE</text:p>
          </table:table-cell>
          <table:table-cell table:style-name="Table9.C1" office:value-type="string">
            <text:p text:style-name="Standard">ACCEPTLINE.AT</text:p>
          </table:table-cell>
        </table:table-row>
        <table:table-row table:style-name="Table9.1">
          <table:table-cell table:style-name="Table9.A2" office:value-type="string">
            <text:p text:style-name="Standard">ACCEPT.AT</text:p>
          </table:table-cell>
          <table:table-cell table:style-name="Table9.A2" office:value-type="string">
            <text:p text:style-name="Standard">DISPLAY</text:p>
          </table:table-cell>
          <table:table-cell table:style-name="Table9.C2" office:value-type="string">
            <text:p text:style-name="Standard">DISPLAYLINE</text:p>
          </table:table-cell>
        </table:table-row>
        <table:table-row table:style-name="Table9.1">
          <table:table-cell table:style-name="Table9.A2" office:value-type="string">
            <text:p text:style-name="Standard">DISPLAY.AT</text:p>
          </table:table-cell>
          <table:table-cell table:style-name="Table9.A2" office:value-type="string">
            <text:p text:style-name="P316"/>
          </table:table-cell>
          <table:table-cell table:style-name="Table9.C2" office:value-type="string">
            <text:p text:style-name="P316"/>
          </table:table-cell>
        </table:table-row>
      </table:table>
      <text:p text:style-name="Standard"/>
      <text:h text:style-name="P488" text:outline-level="3"><text:bookmark-start text:name="__RefHeading___Toc3209_1691778354"/>Strings<text:bookmark-end text:name="__RefHeading___Toc3209_1691778354"/></text:h>
      <table:table table:name="Table10" table:style-name="Table10">
        <table:table-column table:style-name="Table10.A" table:number-columns-repeated="2"/>
        <table:table-column table:style-name="Table10.C"/>
        <table:table-row table:style-name="Table10.1">
          <table:table-cell table:style-name="Table10.A1" office:value-type="string">
            <text:p text:style-name="P4">INSERTWORD</text:p>
          </table:table-cell>
          <table:table-cell table:style-name="Table10.A1" office:value-type="string">
            <text:p text:style-name="P4">WORDS.COPY</text:p>
          </table:table-cell>
          <table:table-cell table:style-name="Table10.C1" office:value-type="string">
            <text:p text:style-name="P4">WORDS.PAD</text:p>
          </table:table-cell>
        </table:table-row>
        <table:table-row table:style-name="Table10.1">
          <table:table-cell table:style-name="Table10.A2" office:value-type="string">
            <text:p text:style-name="P4">WORDS.UPPERCASE</text:p>
          </table:table-cell>
          <table:table-cell table:style-name="Table10.A2" office:value-type="string">
            <text:p text:style-name="P4">WORDS.LOWERCASE</text:p>
          </table:table-cell>
          <table:table-cell table:style-name="Table10.C2" office:value-type="string">
            <text:p text:style-name="P4">WORDS.INSERT</text:p>
          </table:table-cell>
        </table:table-row>
        <table:table-row table:style-name="Table10.1">
          <table:table-cell table:style-name="Table10.A2" office:value-type="string">
            <text:p text:style-name="P4">WORDS.FIND</text:p>
          </table:table-cell>
          <table:table-cell table:style-name="Table10.A2" office:value-type="string">
            <text:p text:style-name="P4">WORDS.REPLACE</text:p>
          </table:table-cell>
          <table:table-cell table:style-name="Table10.C2" office:value-type="string">
            <text:p text:style-name="P4">WORDS.ENVIRONMENT</text:p>
          </table:table-cell>
        </table:table-row>
        <table:table-row table:style-name="Table10.1">
          <table:table-cell table:style-name="Table10.A2" office:value-type="string">
            <text:p text:style-name="P4">WORDS.LENGTH</text:p>
          </table:table-cell>
          <table:table-cell table:style-name="Table10.A2" office:value-type="string">
            <text:p text:style-name="P316">WORDS.STRINGTORECORD</text:p>
          </table:table-cell>
          <table:table-cell table:style-name="Table10.C2" office:value-type="string">
            <text:p text:style-name="P316">WORDS.RECORDTOSTRING</text:p>
          </table:table-cell>
        </table:table-row>
      </table:table>
      <text:p text:style-name="Standard"/>
      <text:h text:style-name="P489" text:outline-level="3"><text:bookmark-start text:name="__RefHeading___Toc3211_1691778354"/>Numbers<text:bookmark-end text:name="__RefHeading___Toc3211_1691778354"/></text:h>
      <table:table table:name="Table11" table:style-name="Table11">
        <table:table-column table:style-name="Table11.A" table:number-columns-repeated="2"/>
        <table:table-column table:style-name="Table11.C"/>
        <table:table-row table:style-name="Table11.1">
          <table:table-cell table:style-name="Table11.A1" office:value-type="string">
            <text:p text:style-name="Standard">INSERTNUMBER</text:p>
          </table:table-cell>
          <table:table-cell table:style-name="Table11.A1" office:value-type="string">
            <text:p text:style-name="Standard">NUMBERS.EQ</text:p>
          </table:table-cell>
          <table:table-cell table:style-name="Table11.C1" office:value-type="string">
            <text:p text:style-name="Standard">NUMBERS.ADD</text:p>
          </table:table-cell>
        </table:table-row>
        <table:table-row table:style-name="Table11.1">
          <table:table-cell table:style-name="Table11.A2" office:value-type="string">
            <text:p text:style-name="Standard">NUMBERS.SUB</text:p>
          </table:table-cell>
          <table:table-cell table:style-name="Table11.A2" office:value-type="string">
            <text:p text:style-name="Standard">NUMBERS.MUL</text:p>
          </table:table-cell>
          <table:table-cell table:style-name="Table11.C2" office:value-type="string">
            <text:p text:style-name="Standard">NUMBERS.DIV</text:p>
          </table:table-cell>
        </table:table-row>
        <table:table-row table:style-name="Table11.1">
          <table:table-cell table:style-name="Table11.A2" office:value-type="string">
            <text:p text:style-name="Standard">NUMBERS.CALC</text:p>
          </table:table-cell>
          <table:table-cell table:style-name="Table11.A2" office:value-type="string">
            <text:p text:style-name="P316"/>
          </table:table-cell>
          <table:table-cell table:style-name="Table11.C2" office:value-type="string">
            <text:p text:style-name="P316"/>
          </table:table-cell>
        </table:table-row>
      </table:table>
      <text:p text:style-name="Standard"/>
      <text:h text:style-name="P475" text:outline-level="3"><text:bookmark-start text:name="__RefHeading___Toc3213_1691778354"/>Decisions<text:bookmark-end text:name="__RefHeading___Toc3213_1691778354"/></text:h>
      <table:table table:name="Table12" table:style-name="Table12">
        <table:table-column table:style-name="Table12.A" table:number-columns-repeated="2"/>
        <table:table-column table:style-name="Table12.C"/>
        <table:table-row table:style-name="Table12.1">
          <table:table-cell table:style-name="Table12.A1" office:value-type="string">
            <text:p text:style-name="Standard">IF</text:p>
          </table:table-cell>
          <table:table-cell table:style-name="Table12.A1" office:value-type="string">
            <text:p text:style-name="Standard">.IF</text:p>
          </table:table-cell>
          <table:table-cell table:style-name="Table12.C1" office:value-type="string">
            <text:p text:style-name="Standard">.OR</text:p>
          </table:table-cell>
        </table:table-row>
        <table:table-row table:style-name="Table12.1">
          <table:table-cell table:style-name="Table12.A2" office:value-type="string">
            <text:p text:style-name="Standard">.AND</text:p>
          </table:table-cell>
          <table:table-cell table:style-name="Table12.A2" office:value-type="string">
            <text:p text:style-name="Standard">.END</text:p>
          </table:table-cell>
          <table:table-cell table:style-name="Table12.C2" office:value-type="string">
            <text:p text:style-name="P20"/>
          </table:table-cell>
        </table:table-row>
        <table:table-row table:style-name="Table12.1">
          <table:table-cell table:style-name="Table12.A2" office:value-type="string">
            <text:p text:style-name="Standard">ELSE</text:p>
          </table:table-cell>
          <table:table-cell table:style-name="Table12.A2" office:value-type="string">
            <text:p text:style-name="Standard">END.IF</text:p>
          </table:table-cell>
          <table:table-cell table:style-name="Table12.C2" office:value-type="string">
            <text:p text:style-name="Standard">BEGIN.TEST</text:p>
          </table:table-cell>
        </table:table-row>
        <table:table-row table:style-name="Table12.1">
          <table:table-cell table:style-name="Table12.A2" office:value-type="string">
            <text:p text:style-name="Standard">WHEN</text:p>
          </table:table-cell>
          <table:table-cell table:style-name="Table12.A2" office:value-type="string">
            <text:p text:style-name="Standard">.WHEN</text:p>
          </table:table-cell>
          <table:table-cell table:style-name="Table12.C2" office:value-type="string">
            <text:p text:style-name="Table_20_Contents">WEND</text:p>
          </table:table-cell>
        </table:table-row>
        <table:table-row table:style-name="Table12.1">
          <table:table-cell table:style-name="Table12.A2" office:value-type="string">
            <text:p text:style-name="Standard">END.TEST</text:p>
          </table:table-cell>
          <table:table-cell table:style-name="Table12.A2" office:value-type="string">
            <text:p text:style-name="P20"/>
          </table:table-cell>
          <table:table-cell table:style-name="Table12.C2" office:value-type="string">
            <text:p text:style-name="P316"/>
          </table:table-cell>
        </table:table-row>
      </table:table>
      <text:p text:style-name="Standard"/>
      <text:h text:style-name="P476" text:outline-level="3"><text:bookmark-start text:name="__RefHeading___Toc3215_1691778354"/>Loops<text:bookmark-end text:name="__RefHeading___Toc3215_1691778354"/></text:h>
      <table:table table:name="Table13" table:style-name="Table13">
        <table:table-column table:style-name="Table13.A" table:number-columns-repeated="2"/>
        <table:table-column table:style-name="Table13.C"/>
        <table:table-row table:style-name="Table13.1">
          <table:table-cell table:style-name="Table13.A1" office:value-type="string">
            <text:p text:style-name="Standard">REPEAT &lt;name&gt;</text:p>
          </table:table-cell>
          <table:table-cell table:style-name="Table13.A1" office:value-type="string">
            <text:p text:style-name="Standard">REPEAT.IF</text:p>
          </table:table-cell>
          <table:table-cell table:style-name="Table13.C1" office:value-type="string">
            <text:p text:style-name="Standard">REPEAT.WHILE</text:p>
          </table:table-cell>
        </table:table-row>
        <table:table-row table:style-name="Table13.1">
          <table:table-cell table:style-name="Table13.A2" office:value-type="string">
            <text:p text:style-name="Standard">REPEAT.FOR</text:p>
          </table:table-cell>
          <table:table-cell table:style-name="Table13.A2" office:value-type="string">
            <text:p text:style-name="Standard">EXIT.REPEAT</text:p>
          </table:table-cell>
          <table:table-cell table:style-name="Table13.C2" office:value-type="string">
            <text:p text:style-name="Standard">END.REPEAT</text:p>
          </table:table-cell>
        </table:table-row>
      </table:table>
      <text:p text:style-name="Standard"/>
      <text:h text:style-name="P477" text:outline-level="3"><text:bookmark-start text:name="__RefHeading___Toc3217_1691778354"/>Files<text:bookmark-end text:name="__RefHeading___Toc3217_1691778354"/></text:h>
      <table:table table:name="Table14" table:style-name="Table14">
        <table:table-column table:style-name="Table14.A" table:number-columns-repeated="2"/>
        <table:table-column table:style-name="Table14.C"/>
        <table:table-row table:style-name="Table14.1">
          <table:table-cell table:style-name="Table14.A1" office:value-type="string">
            <text:p text:style-name="Standard">INSERTFILE</text:p>
          </table:table-cell>
          <table:table-cell table:style-name="Table14.A1" office:value-type="string">
            <text:p text:style-name="Standard">BEGIN.RECORD</text:p>
          </table:table-cell>
          <table:table-cell table:style-name="Table14.C1" office:value-type="string">
            <text:p text:style-name="Standard">END.RECORD</text:p>
          </table:table-cell>
        </table:table-row>
        <table:table-row table:style-name="Table14.1">
          <table:table-cell table:style-name="Table14.A2" office:value-type="string">
            <text:p text:style-name="Standard">FILES.OPEN</text:p>
          </table:table-cell>
          <table:table-cell table:style-name="Table14.A2" office:value-type="string">
            <text:p text:style-name="Standard">FILES.READ</text:p>
          </table:table-cell>
          <table:table-cell table:style-name="Table14.C2" office:value-type="string">
            <text:p text:style-name="Standard">FILES.WRITE</text:p>
          </table:table-cell>
        </table:table-row>
        <table:table-row table:style-name="Table14.1">
          <table:table-cell table:style-name="Table14.A2" office:value-type="string">
            <text:p text:style-name="Standard">FILES.START</text:p>
          </table:table-cell>
          <table:table-cell table:style-name="Table14.A2" office:value-type="string">
            <text:p text:style-name="Standard">FILES.NEXT</text:p>
          </table:table-cell>
          <table:table-cell table:style-name="Table14.C2" office:value-type="string">
            <text:p text:style-name="Standard">FILES.DELETE</text:p>
          </table:table-cell>
        </table:table-row>
        <table:table-row table:style-name="Table14.1">
          <table:table-cell table:style-name="Table14.A2" office:value-type="string">
            <text:p text:style-name="Standard">FILES.CLOSE</text:p>
          </table:table-cell>
          <table:table-cell table:style-name="Table14.A2" office:value-type="string">
            <text:p text:style-name="Standard">FILES.CHDIR</text:p>
          </table:table-cell>
          <table:table-cell table:style-name="Table14.C2" office:value-type="string">
            <text:p text:style-name="Standard">FILES.GETCWD</text:p>
          </table:table-cell>
        </table:table-row>
        <table:table-row table:style-name="Table14.1">
          <table:table-cell table:style-name="Table14.A2" office:value-type="string">
            <text:p text:style-name="Standard">FILES.COPY</text:p>
          </table:table-cell>
          <table:table-cell table:style-name="Table14.A2" office:value-type="string">
            <text:p text:style-name="Table_20_Contents">FILES.RENAME</text:p>
          </table:table-cell>
          <table:table-cell table:style-name="Table14.C2" office:value-type="string">
            <text:p text:style-name="Table_20_Contents">FILES.REMOVE</text:p>
          </table:table-cell>
        </table:table-row>
      </table:table>
      <text:p text:style-name="Standard"/>
      <text:h text:style-name="P478" text:outline-level="3"><text:bookmark-start text:name="__RefHeading___Toc3219_1691778354"/>Tables<text:bookmark-end text:name="__RefHeading___Toc3219_1691778354"/></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INSERTTABLE</text:p>
          </table:table-cell>
          <table:table-cell table:style-name="Table15.A1" office:value-type="string">
            <text:p text:style-name="P4">TABLES.BIND</text:p>
          </table:table-cell>
          <table:table-cell table:style-name="Table15.C1" office:value-type="string">
            <text:p text:style-name="P4">TABLES.RPUT</text:p>
          </table:table-cell>
        </table:table-row>
        <table:table-row table:style-name="Table15.1">
          <table:table-cell table:style-name="Table15.A2" office:value-type="string">
            <text:p text:style-name="P4">TABLES.RGET</text:p>
          </table:table-cell>
          <table:table-cell table:style-name="Table15.A2" office:value-type="string">
            <text:p text:style-name="P4">TABLES.FPUT</text:p>
          </table:table-cell>
          <table:table-cell table:style-name="Table15.C2" office:value-type="string">
            <text:p text:style-name="P4">TABLES.FGET</text:p>
          </table:table-cell>
        </table:table-row>
        <table:table-row table:style-name="Table15.1">
          <table:table-cell table:style-name="Table15.A2" office:value-type="string">
            <text:p text:style-name="P4">TABLES.SORT</text:p>
          </table:table-cell>
          <table:table-cell table:style-name="Table15.A2" office:value-type="string">
            <text:p text:style-name="P4">TABLES.SEARCH</text:p>
          </table:table-cell>
          <table:table-cell table:style-name="Table15.C2" office:value-type="string">
            <text:p text:style-name="P316"/>
          </table:table-cell>
        </table:table-row>
      </table:table>
      <text:p text:style-name="P4"/>
      <text:h text:style-name="P478" text:outline-level="3"><text:bookmark-start text:name="__RefHeading___Toc10261_336021026"/>Xtables<text:bookmark-end text:name="__RefHeading___Toc10261_336021026"/></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INSERTXTABLE</text:p>
          </table:table-cell>
          <table:table-cell table:style-name="Table16.A1" office:value-type="string">
            <text:p text:style-name="P4">XTABLES.BIND</text:p>
          </table:table-cell>
          <table:table-cell table:style-name="Table16.C1" office:value-type="string">
            <text:p text:style-name="P4">XTABLES.RPUT</text:p>
          </table:table-cell>
        </table:table-row>
        <table:table-row table:style-name="Table16.1">
          <table:table-cell table:style-name="Table16.A2" office:value-type="string">
            <text:p text:style-name="P4">XTABLES.RGET</text:p>
          </table:table-cell>
          <table:table-cell table:style-name="Table16.A2" office:value-type="string">
            <text:p text:style-name="P4">XTABLES.FPUT</text:p>
          </table:table-cell>
          <table:table-cell table:style-name="Table16.C2" office:value-type="string">
            <text:p text:style-name="P4">XTABLES.FGET</text:p>
          </table:table-cell>
        </table:table-row>
        <table:table-row table:style-name="Table16.1">
          <table:table-cell table:style-name="Table16.A2" office:value-type="string">
            <text:p text:style-name="P4">XTABLES.SORT</text:p>
          </table:table-cell>
          <table:table-cell table:style-name="Table16.A2" office:value-type="string">
            <text:p text:style-name="P4">TABLES.SEARCH</text:p>
          </table:table-cell>
          <table:table-cell table:style-name="Table16.C2" office:value-type="string">
            <text:p text:style-name="P4">XTABLES.SEARCH</text:p>
          </table:table-cell>
        </table:table-row>
        <table:table-row table:style-name="Table16.1">
          <table:table-cell table:style-name="Table16.A2" office:value-type="string">
            <text:p text:style-name="P4">XTABLES.LOAD</text:p>
          </table:table-cell>
          <table:table-cell table:style-name="Table16.A2" office:value-type="string">
            <text:p text:style-name="P4">XTABLES.UNLOAD</text:p>
          </table:table-cell>
          <table:table-cell table:style-name="Table16.C2" office:value-type="string">
            <text:p text:style-name="P20"/>
          </table:table-cell>
        </table:table-row>
      </table:table>
      <text:p text:style-name="P4"/>
      <text:h text:style-name="P479" text:outline-level="3"><text:span text:style-name="T159">Array</text:span>s</text:h>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6">INSERT<text:span text:style-name="T159">ARRAY</text:span></text:p>
          </table:table-cell>
          <table:table-cell table:style-name="Table21.A1" office:value-type="string">
            <text:p text:style-name="P17">ARRAYS.GET</text:p>
          </table:table-cell>
          <table:table-cell table:style-name="Table21.C1" office:value-type="string">
            <text:p text:style-name="P17">ARRAYS.PUT</text:p>
          </table:table-cell>
        </table:table-row>
        <table:table-row table:style-name="Table21.1">
          <table:table-cell table:style-name="Table21.A2" office:value-type="string">
            <text:p text:style-name="P17">ARRAYS.SWAP</text:p>
          </table:table-cell>
          <table:table-cell table:style-name="Table21.A2" office:value-type="string">
            <text:p text:style-name="P17">ARRAYS.SORT</text:p>
          </table:table-cell>
          <table:table-cell table:style-name="Table21.C2" office:value-type="string">
            <text:p text:style-name="P16"/>
          </table:table-cell>
        </table:table-row>
      </table:table>
      <text:p text:style-name="P16"/>
      <text:h text:style-name="P478" text:outline-level="3"><text:bookmark-start text:name="__RefHeading___Toc3221_1691778354"/><text:soft-page-break/>Date<text:bookmark-end text:name="__RefHeading___Toc3221_1691778354"/></text:h>
      <table:table table:name="Table17" table:style-name="Table17">
        <table:table-column table:style-name="Table17.A" table:number-columns-repeated="2"/>
        <table:table-column table:style-name="Table17.C"/>
        <table:table-row table:style-name="Table17.1">
          <table:table-cell table:style-name="Table17.A1" office:value-type="string">
            <text:p text:style-name="Standard">DATE.SECONDS</text:p>
          </table:table-cell>
          <table:table-cell table:style-name="Table17.A1" office:value-type="string">
            <text:p text:style-name="Standard">DATE.GET</text:p>
          </table:table-cell>
          <table:table-cell table:style-name="Table17.C1" office:value-type="string">
            <text:p text:style-name="Standard">DATE.DATEFROMDAYS</text:p>
          </table:table-cell>
        </table:table-row>
        <table:table-row table:style-name="Table17.1">
          <table:table-cell table:style-name="Table17.A2" office:value-type="string">
            <text:p text:style-name="Standard">DATE.DAYSFROMDATE</text:p>
          </table:table-cell>
          <table:table-cell table:style-name="Table17.A2" office:value-type="string">
            <text:p text:style-name="P316"/>
          </table:table-cell>
          <table:table-cell table:style-name="Table17.C2" office:value-type="string">
            <text:p text:style-name="P316"/>
          </table:table-cell>
        </table:table-row>
      </table:table>
      <text:p text:style-name="Standard"/>
      <text:h text:style-name="P478" text:outline-level="3"><text:bookmark-start text:name="__RefHeading___Toc7100_567023070"/>WWW<text:bookmark-end text:name="__RefHeading___Toc7100_567023070"/></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Standard">WWW.OPEN</text:p>
          </table:table-cell>
          <table:table-cell table:style-name="Table18.A1" office:value-type="string">
            <text:p text:style-name="Standard">WWW.PROCESS</text:p>
          </table:table-cell>
          <table:table-cell table:style-name="Table18.C1" office:value-type="string">
            <text:p text:style-name="Standard">WWW.CLOSE</text:p>
          </table:table-cell>
        </table:table-row>
        <table:table-row table:style-name="Table18.1">
          <table:table-cell table:style-name="Table18.A2" office:value-type="string">
            <text:p text:style-name="Standard">WWW.SENDMSG</text:p>
          </table:table-cell>
          <table:table-cell table:style-name="Table18.A2" office:value-type="string">
            <text:p text:style-name="Standard">WWW.RECVMSG</text:p>
          </table:table-cell>
          <table:table-cell table:style-name="Table18.C2" office:value-type="string">
            <text:p text:style-name="P20"/>
          </table:table-cell>
        </table:table-row>
      </table:table>
      <text:p text:style-name="Standard"/>
      <text:h text:style-name="P480" text:outline-level="3"><text:bookmark-start text:name="__RefHeading___Toc7102_567023070"/>Miscellaneous<text:bookmark-end text:name="__RefHeading___Toc7102_567023070"/></text:h>
      <table:table table:name="Table19" table:style-name="Table19">
        <table:table-column table:style-name="Table19.A" table:number-columns-repeated="2"/>
        <table:table-column table:style-name="Table19.C"/>
        <table:table-row table:style-name="Table19.1">
          <table:table-cell table:style-name="Table19.A1" office:value-type="string">
            <text:p text:style-name="Standard">INTEGERS.TOGGLE</text:p>
          </table:table-cell>
          <table:table-cell table:style-name="Table19.A1" office:value-type="string">
            <text:p text:style-name="Standard">RUN</text:p>
          </table:table-cell>
          <table:table-cell table:style-name="Table19.C1" office:value-type="string">
            <text:p text:style-name="Standard">WAIT (CHILD_PID)</text:p>
          </table:table-cell>
        </table:table-row>
        <table:table-row table:style-name="Table19.1">
          <table:table-cell table:style-name="Table19.A2" office:value-type="string">
            <text:p text:style-name="Standard">TERMINATE (ERROR_CODE)</text:p>
          </table:table-cell>
          <table:table-cell table:style-name="Table19.A2" office:value-type="string">
            <text:p text:style-name="P316"/>
          </table:table-cell>
          <table:table-cell table:style-name="Table19.C2" office:value-type="string">
            <text:p text:style-name="P316"/>
          </table:table-cell>
        </table:table-row>
      </table:table>
      <text:p text:style-name="Standard"/>
      <text:h text:style-name="P387" text:outline-level="1"><text:bookmark-start text:name="__RefHeading___Toc3755_75959204"/>APPENDIX C.<text:bookmark-end text:name="__RefHeading___Toc3755_75959204"/></text:h>
      <text:h text:style-name="P413" text:outline-level="2"><text:bookmark-start text:name="__RefHeading___Toc3757_75959204"/>System Supplied Fields<text:bookmark-end text:name="__RefHeading___Toc3757_75959204"/></text:h>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317">LIBRARY</text:p>
          </table:table-cell>
          <table:table-cell table:style-name="Table20.A1" office:value-type="string">
            <text:p text:style-name="P317">NAME</text:p>
          </table:table-cell>
          <table:table-cell table:style-name="Table20.A1" office:value-type="string">
            <text:p text:style-name="P317">STRUCTURE</text:p>
          </table:table-cell>
          <table:table-cell table:style-name="Table20.A1" office:value-type="string">
            <text:p text:style-name="P317">VALUE</text:p>
          </table:table-cell>
          <table:table-cell table:style-name="Table20.E1" office:value-type="string">
            <text:p text:style-name="P317">ACCESS</text:p>
          </table:table-cell>
        </table:table-row>
        <table:table-row table:style-name="Table20.1">
          <table:table-cell table:style-name="Table20.A2" office:value-type="string">
            <text:p text:style-name="Table_20_Contents">STDIO.o</text:p>
          </table:table-cell>
          <table:table-cell table:style-name="Table20.A2" office:value-type="string">
            <text:p text:style-name="Table_20_Contents">LF</text:p>
          </table:table-cell>
          <table:table-cell table:style-name="Table20.A2" office:value-type="string">
            <text:p text:style-name="P123"><text:span text:style-name="T115">l</text:span><text:span text:style-name="T19">anguageONE</text:span></text:p>
          </table:table-cell>
          <table:table-cell table:style-name="Table20.A2" office:value-type="string">
            <text:p text:style-name="Table_20_Contents">0x0A/0x0D0A</text:p>
          </table:table-cell>
          <table:table-cell table:style-name="Table20.E2" office:value-type="string">
            <text:p text:style-name="Table_20_Contents">Read</text:p>
          </table:table-cell>
        </table:table-row>
        <table:table-row table:style-name="Table20.1">
          <table:table-cell table:style-name="Table20.A2" office:value-type="string">
            <text:p text:style-name="Table_20_Contents">STDIO.o</text:p>
          </table:table-cell>
          <table:table-cell table:style-name="Table20.A2" office:value-type="string">
            <text:p text:style-name="Table_20_Contents">c_Cursor</text:p>
          </table:table-cell>
          <table:table-cell table:style-name="Table20.A2" office:value-type="string">
            <text:p text:style-name="P123"><text:span text:style-name="T115">l</text:span><text:span text:style-name="T19">anguageONE</text:span></text:p>
          </table:table-cell>
          <table:table-cell table:style-name="Table20.A2" office:value-type="string">
            <text:p text:style-name="Table_20_Contents">0,0</text:p>
          </table:table-cell>
          <table:table-cell table:style-name="Table20.E2" office:value-type="string">
            <text:p text:style-name="P316"/>
          </table:table-cell>
        </table:table-row>
        <table:table-row table:style-name="Table20.1">
          <table:table-cell table:style-name="Table20.A2" office:value-type="string">
            <text:p text:style-name="Table_20_Contents">COMMON.o</text:p>
          </table:table-cell>
          <table:table-cell table:style-name="Table20.A2" office:value-type="string">
            <text:p text:style-name="Table_20_Contents">c_FALSE</text:p>
          </table:table-cell>
          <table:table-cell table:style-name="Table20.A2" office:value-type="string">
            <text:p text:style-name="Table_20_Contents">Literal</text:p>
          </table:table-cell>
          <table:table-cell table:style-name="Table20.A2" office:value-type="string">
            <text:p text:style-name="Table_20_Contents">0</text:p>
          </table:table-cell>
          <table:table-cell table:style-name="Table20.E2" office:value-type="string">
            <text:p text:style-name="P316"/>
          </table:table-cell>
        </table:table-row>
        <table:table-row table:style-name="Table20.1">
          <table:table-cell table:style-name="Table20.A2" office:value-type="string">
            <text:p text:style-name="Table_20_Contents">COMMON.o</text:p>
          </table:table-cell>
          <table:table-cell table:style-name="Table20.A2" office:value-type="string">
            <text:p text:style-name="Table_20_Contents">c_TRUE</text:p>
          </table:table-cell>
          <table:table-cell table:style-name="Table20.A2" office:value-type="string">
            <text:p text:style-name="Table_20_Contents">Literal</text:p>
          </table:table-cell>
          <table:table-cell table:style-name="Table20.A2" office:value-type="string">
            <text:p text:style-name="Table_20_Contents">1</text:p>
          </table:table-cell>
          <table:table-cell table:style-name="Table20.E2" office:value-type="string">
            <text:p text:style-name="P316"/>
          </table:table-cell>
        </table:table-row>
        <table:table-row table:style-name="Table20.1">
          <table:table-cell table:style-name="Table20.A2" office:value-type="string">
            <text:p text:style-name="Table_20_Contents">COMMON.o</text:p>
          </table:table-cell>
          <table:table-cell table:style-name="Table20.A2" office:value-type="string">
            <text:p text:style-name="Table_20_Contents">ERROR_CODE</text:p>
          </table:table-cell>
          <table:table-cell table:style-name="Table20.A2" office:value-type="string">
            <text:p text:style-name="P123"><text:span text:style-name="T115">l</text:span><text:span text:style-name="T19">anguageONE</text:span></text:p>
          </table:table-cell>
          <table:table-cell table:style-name="Table20.A2" office:value-type="string">
            <text:p text:style-name="Table_20_Contents">0</text:p>
          </table:table-cell>
          <table:table-cell table:style-name="Table20.E2" office:value-type="string">
            <text:p text:style-name="Table_20_Contents">Read/Write</text:p>
          </table:table-cell>
        </table:table-row>
        <table:table-row table:style-name="Table20.1">
          <table:table-cell table:style-name="Table20.A2" office:value-type="string">
            <text:p text:style-name="Table_20_Contents">COMMON.o</text:p>
          </table:table-cell>
          <table:table-cell table:style-name="Table20.A2" office:value-type="string">
            <text:p text:style-name="Table_20_Contents">RETURN_CODE</text:p>
          </table:table-cell>
          <table:table-cell table:style-name="Table20.A2" office:value-type="string">
            <text:p text:style-name="P123"><text:span text:style-name="T115">l</text:span><text:span text:style-name="T19">anguageONE</text:span></text:p>
          </table:table-cell>
          <table:table-cell table:style-name="Table20.A2" office:value-type="string">
            <text:p text:style-name="Table_20_Contents">0</text:p>
          </table:table-cell>
          <table:table-cell table:style-name="Table20.E2" office:value-type="string">
            <text:p text:style-name="Table_20_Contents">Read/Write</text:p>
          </table:table-cell>
        </table:table-row>
        <table:table-row table:style-name="Table20.1">
          <table:table-cell table:style-name="Table20.A2" office:value-type="string">
            <text:p text:style-name="Table_20_Contents">COMMON.o</text:p>
          </table:table-cell>
          <table:table-cell table:style-name="Table20.A2" office:value-type="string">
            <text:p text:style-name="Table_20_Contents">CHILD_PID</text:p>
          </table:table-cell>
          <table:table-cell table:style-name="Table20.A2" office:value-type="string">
            <text:p text:style-name="P123"><text:span text:style-name="T115">l</text:span><text:span text:style-name="T19">anguageONE</text:span></text:p>
          </table:table-cell>
          <table:table-cell table:style-name="Table20.A2" office:value-type="string">
            <text:p text:style-name="Table_20_Contents">0</text:p>
          </table:table-cell>
          <table:table-cell table:style-name="Table20.E2" office:value-type="string">
            <text:p text:style-name="Table_20_Contents">Read Only</text:p>
          </table:table-cell>
        </table:table-row>
        <table:table-row table:style-name="Table20.1">
          <table:table-cell table:style-name="Table20.A2" office:value-type="string">
            <text:p text:style-name="Table_20_Contents">COMMON.o</text:p>
          </table:table-cell>
          <table:table-cell table:style-name="Table20.A2" office:value-type="string">
            <text:p text:style-name="Table_20_Contents">exitRepeat</text:p>
          </table:table-cell>
          <table:table-cell table:style-name="Table20.A2" office:value-type="string">
            <text:p text:style-name="P123"><text:span text:style-name="T115">l</text:span><text:span text:style-name="T19">anguageONE</text:span></text:p>
          </table:table-cell>
          <table:table-cell table:style-name="Table20.A2" office:value-type="string">
            <text:p text:style-name="Table_20_Contents">c_TRUE/C_FALSE</text:p>
          </table:table-cell>
          <table:table-cell table:style-name="Table20.E2" office:value-type="string">
            <text:p text:style-name="Table_20_Contents">Read/Write</text:p>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c_NULL</text:p>
          </table:table-cell>
          <table:table-cell table:style-name="Table20.A2" office:value-type="string">
            <text:p text:style-name="Table_20_Contents">Literal</text:p>
          </table:table-cell>
          <table:table-cell table:style-name="Table20.A2" office:value-type="string">
            <text:p text:style-name="Table_20_Contents">1</text:p>
          </table:table-cell>
          <table:table-cell table:style-name="Table20.E2" office:value-type="string">
            <text:p text:style-name="P316"/>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c_LF</text:p>
          </table:table-cell>
          <table:table-cell table:style-name="Table20.A2" office:value-type="string">
            <text:p text:style-name="Table_20_Contents">Literal</text:p>
          </table:table-cell>
          <table:table-cell table:style-name="Table20.A2" office:value-type="string">
            <text:p text:style-name="Table_20_Contents">2</text:p>
          </table:table-cell>
          <table:table-cell table:style-name="Table20.E2" office:value-type="string">
            <text:p text:style-name="P316"/>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c_CSV</text:p>
          </table:table-cell>
          <table:table-cell table:style-name="Table20.A2" office:value-type="string">
            <text:p text:style-name="Table_20_Contents">Literal</text:p>
          </table:table-cell>
          <table:table-cell table:style-name="Table20.A2" office:value-type="string">
            <text:p text:style-name="Table_20_Contents">4</text:p>
          </table:table-cell>
          <table:table-cell table:style-name="Table20.E2" office:value-type="string">
            <text:p text:style-name="P316"/>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c_RECORD</text:p>
          </table:table-cell>
          <table:table-cell table:style-name="Table20.A2" office:value-type="string">
            <text:p text:style-name="Table_20_Contents">Literal</text:p>
          </table:table-cell>
          <table:table-cell table:style-name="Table20.A2" office:value-type="string">
            <text:p text:style-name="Table_20_Contents">8</text:p>
          </table:table-cell>
          <table:table-cell table:style-name="Table20.E2" office:value-type="string">
            <text:p text:style-name="P316"/>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c_RANDOM</text:p>
          </table:table-cell>
          <table:table-cell table:style-name="Table20.A2" office:value-type="string">
            <text:p text:style-name="Table_20_Contents">Literal</text:p>
          </table:table-cell>
          <table:table-cell table:style-name="Table20.A2" office:value-type="string">
            <text:p text:style-name="Table_20_Contents">16</text:p>
          </table:table-cell>
          <table:table-cell table:style-name="Table20.E2" office:value-type="string">
            <text:p text:style-name="P316"/>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c_INDEXED</text:p>
          </table:table-cell>
          <table:table-cell table:style-name="Table20.A2" office:value-type="string">
            <text:p text:style-name="Table_20_Contents">Literal</text:p>
          </table:table-cell>
          <table:table-cell table:style-name="Table20.A2" office:value-type="string">
            <text:p text:style-name="Table_20_Contents">32</text:p>
          </table:table-cell>
          <table:table-cell table:style-name="Table20.E2" office:value-type="string">
            <text:p text:style-name="P316"/>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c_DIRECTORY</text:p>
          </table:table-cell>
          <table:table-cell table:style-name="Table20.A2" office:value-type="string">
            <text:p text:style-name="Table_20_Contents">Literal</text:p>
          </table:table-cell>
          <table:table-cell table:style-name="Table20.A2" office:value-type="string">
            <text:p text:style-name="Table_20_Contents">64</text:p>
          </table:table-cell>
          <table:table-cell table:style-name="Table20.E2" office:value-type="string">
            <text:p text:style-name="P316"/>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lt;filename&gt;_READLENGTH</text:p>
          </table:table-cell>
          <table:table-cell table:style-name="Table20.A2" office:value-type="string">
            <text:p text:style-name="P123"><text:span text:style-name="T115">l</text:span><text:span text:style-name="T19">anguageONE</text:span></text:p>
          </table:table-cell>
          <table:table-cell table:style-name="Table20.A2" office:value-type="string">
            <text:p text:style-name="Table_20_Contents">0</text:p>
          </table:table-cell>
          <table:table-cell table:style-name="Table20.E2" office:value-type="string">
            <text:p text:style-name="Table_20_Contents">Read Only</text:p>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lt;filename&gt;_STATUS</text:p>
          </table:table-cell>
          <table:table-cell table:style-name="Table20.A2" office:value-type="string">
            <text:p text:style-name="P123"><text:span text:style-name="T115">l</text:span><text:span text:style-name="T19">anguageONE</text:span></text:p>
          </table:table-cell>
          <table:table-cell table:style-name="Table20.A2" office:value-type="string">
            <text:p text:style-name="Table_20_Contents">0</text:p>
          </table:table-cell>
          <table:table-cell table:style-name="Table20.E2" office:value-type="string">
            <text:p text:style-name="Table_20_Contents">Read Only</text:p>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lt;filename&gt;_SIZE</text:p>
          </table:table-cell>
          <table:table-cell table:style-name="Table20.A2" office:value-type="string">
            <text:p text:style-name="P123"><text:span text:style-name="T115">l</text:span><text:span text:style-name="T19">anguageONE</text:span></text:p>
          </table:table-cell>
          <table:table-cell table:style-name="Table20.A2" office:value-type="string">
            <text:p text:style-name="Table_20_Contents">0</text:p>
          </table:table-cell>
          <table:table-cell table:style-name="Table20.E2" office:value-type="string">
            <text:p text:style-name="Table_20_Contents">Read Only</text:p>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lt;filename&gt;_HANDLE</text:p>
          </table:table-cell>
          <table:table-cell table:style-name="Table20.A2" office:value-type="string">
            <text:p text:style-name="P123"><text:span text:style-name="T115">l</text:span><text:span text:style-name="T19">anguageONE</text:span></text:p>
          </table:table-cell>
          <table:table-cell table:style-name="Table20.A2" office:value-type="string">
            <text:p text:style-name="Table_20_Contents">0</text:p>
          </table:table-cell>
          <table:table-cell table:style-name="Table20.E2" office:value-type="string">
            <text:p text:style-name="Table_20_Contents">Read/Write</text:p>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EOF</text:p>
          </table:table-cell>
          <table:table-cell table:style-name="Table20.A2" office:value-type="string">
            <text:p text:style-name="P123"><text:span text:style-name="T115">l</text:span><text:span text:style-name="T19">anguageONE</text:span></text:p>
          </table:table-cell>
          <table:table-cell table:style-name="Table20.A2" office:value-type="string">
            <text:p text:style-name="Table_20_Contents">10</text:p>
          </table:table-cell>
          <table:table-cell table:style-name="Table20.E2" office:value-type="string">
            <text:p text:style-name="P316"/>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INVALIDKEY</text:p>
          </table:table-cell>
          <table:table-cell table:style-name="Table20.A2" office:value-type="string">
            <text:p text:style-name="P123"><text:span text:style-name="T115">l</text:span><text:span text:style-name="T19">anguageONE</text:span></text:p>
          </table:table-cell>
          <table:table-cell table:style-name="Table20.A2" office:value-type="string">
            <text:p text:style-name="Table_20_Contents">23</text:p>
          </table:table-cell>
          <table:table-cell table:style-name="Table20.E2" office:value-type="string">
            <text:p text:style-name="P316"/>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lt;recordname&gt;_NO</text:p>
          </table:table-cell>
          <table:table-cell table:style-name="Table20.A2" office:value-type="string">
            <text:p text:style-name="P123"><text:span text:style-name="T115">l</text:span><text:span text:style-name="T19">anguageONE</text:span></text:p>
          </table:table-cell>
          <table:table-cell table:style-name="Table20.A2" office:value-type="string">
            <text:p text:style-name="Table_20_Contents">0</text:p>
          </table:table-cell>
          <table:table-cell table:style-name="Table20.E2" office:value-type="string">
            <text:p text:style-name="P316"/>
          </table:table-cell>
        </table:table-row>
        <table:table-row table:style-name="Table20.1">
          <table:table-cell table:style-name="Table20.A2" office:value-type="string">
            <text:p text:style-name="Table_20_Contents">TABLES.o</text:p>
          </table:table-cell>
          <table:table-cell table:style-name="Table20.A2" office:value-type="string">
            <text:p text:style-name="Table_20_Contents">&lt;tablename&gt;_STATUS</text:p>
          </table:table-cell>
          <table:table-cell table:style-name="Table20.A2" office:value-type="string">
            <text:p text:style-name="P123"><text:span text:style-name="T115">l</text:span><text:span text:style-name="T19">anguageONE</text:span></text:p>
          </table:table-cell>
          <table:table-cell table:style-name="Table20.A2" office:value-type="string">
            <text:p text:style-name="Table_20_Contents">0</text:p>
          </table:table-cell>
          <table:table-cell table:style-name="Table20.E2" office:value-type="string">
            <text:p text:style-name="Table_20_Contents">Read Only</text:p>
          </table:table-cell>
        </table:table-row>
        <table:table-row table:style-name="Table20.1">
          <table:table-cell table:style-name="Table20.A2" office:value-type="string">
            <text:p text:style-name="Table_20_Contents">XTABLES.o</text:p>
          </table:table-cell>
          <table:table-cell table:style-name="Table20.A2" office:value-type="string">
            <text:p text:style-name="Table_20_Contents">&lt;tablename&gt;_STATUS</text:p>
          </table:table-cell>
          <table:table-cell table:style-name="Table20.A2" office:value-type="string">
            <text:p text:style-name="P123"><text:span text:style-name="T115">l</text:span><text:span text:style-name="T19">anguageONE</text:span></text:p>
          </table:table-cell>
          <table:table-cell table:style-name="Table20.A2" office:value-type="string">
            <text:p text:style-name="Table_20_Contents">0</text:p>
          </table:table-cell>
          <table:table-cell table:style-name="Table20.E2" office:value-type="string">
            <text:p text:style-name="Table_20_Contents">Read Only</text:p>
          </table:table-cell>
        </table:table-row>
        <table:table-row table:style-name="Table20.1">
          <table:table-cell table:style-name="Table20.A2" office:value-type="string">
            <text:p text:style-name="Table_20_Contents">XTABLES.o</text:p>
          </table:table-cell>
          <table:table-cell table:style-name="Table20.A2" office:value-type="string">
            <text:p text:style-name="Table_20_Contents">&lt;tablename&gt;_UBOUND</text:p>
          </table:table-cell>
          <table:table-cell table:style-name="Table20.A2" office:value-type="string">
            <text:p text:style-name="P123"><text:span text:style-name="T115">l</text:span><text:span text:style-name="T19">anguageONE</text:span></text:p>
          </table:table-cell>
          <table:table-cell table:style-name="Table20.A2" office:value-type="string">
            <text:p text:style-name="Table_20_Contents">0</text:p>
          </table:table-cell>
          <table:table-cell table:style-name="Table20.E2" office:value-type="string">
            <text:p text:style-name="P316"/>
          </table:table-cell>
        </table:table-row>
        <table:table-row table:style-name="Table20.1">
          <table:table-cell table:style-name="Table20.A2" office:value-type="string">
            <text:p text:style-name="Table_20_Contents">WORDS.o</text:p>
          </table:table-cell>
          <table:table-cell table:style-name="Table20.A2" office:value-type="string">
            <text:p text:style-name="Table_20_Contents">w_CommandLine</text:p>
          </table:table-cell>
          <table:table-cell table:style-name="Table20.A2" office:value-type="string">
            <text:p text:style-name="Table_20_Contents">256 bytes</text:p>
          </table:table-cell>
          <table:table-cell table:style-name="Table20.A2" office:value-type="string">
            <text:p text:style-name="Table_20_Contents">Program parameters</text:p>
          </table:table-cell>
          <table:table-cell table:style-name="Table20.E2" office:value-type="string">
            <text:p text:style-name="P316">Read Only</text:p>
          </table:table-cell>
        </table:table-row>
        <table:table-row table:style-name="Table20.1">
          <table:table-cell table:style-name="Table20.A2" office:value-type="string">
            <text:p text:style-name="Table_20_Contents">WORDS.o</text:p>
          </table:table-cell>
          <table:table-cell table:style-name="Table20.A2" office:value-type="string">
            <text:p text:style-name="Table_20_Contents">w_Spaces</text:p>
          </table:table-cell>
          <table:table-cell table:style-name="Table20.A2" office:value-type="string">
            <text:p text:style-name="Table_20_Contents">128 bytes</text:p>
          </table:table-cell>
          <table:table-cell table:style-name="Table20.A2" office:value-type="string">
            <text:p text:style-name="Table_20_Contents">spaces(nn)</text:p>
          </table:table-cell>
          <table:table-cell table:style-name="Table20.E2" office:value-type="string">
            <text:p text:style-name="P316"/>
          </table:table-cell>
        </table:table-row>
      </table:table>
      <text:p text:style-name="Standard"/>
      <text:h text:style-name="P392" text:outline-level="1"><text:bookmark-start text:name="__RefHeading___Toc10263_336021026"/>APPENDIX D.<text:bookmark-end text:name="__RefHeading___Toc10263_336021026"/></text:h>
      <text:h text:style-name="P426" text:outline-level="2"><text:bookmark-start text:name="__RefHeading___Toc5612_691664245"/><text:span text:style-name="T73">languageONE</text:span><text:span text:style-name="T72"> Structures</text:span><text:bookmark-end text:name="__RefHeading___Toc5612_691664245"/></text:h>
      <text:p text:style-name="P26"/>
      <text:p text:style-name="P90">INSERTWORD</text:p>
      <text:p text:style-name="P214">dq 0<text:tab/><text:tab/><text:tab/><text:tab/>; Not Used</text:p>
      <text:p text:style-name="P214">db 'X'<text:tab/><text:tab/><text:tab/><text:tab/>; Define it as a string</text:p>
      <text:p text:style-name="P214">dq 0<text:tab/><text:tab/><text:tab/><text:tab/>; Define the length of the string </text:p>
      <text:p text:style-name="P214">db ' '<text:tab/><text:tab/><text:tab/><text:tab/>; Create the string</text:p>
      <text:p text:style-name="Standard"/>
      <text:p text:style-name="P90">INSERTNUMBER</text:p>
      <text:p text:style-name="P214">dq 1<text:tab/><text:tab/><text:tab/><text:tab/>; Scaling for Fixed Point </text:p>
      <text:p text:style-name="P214">db '9'<text:tab/><text:tab/><text:tab/><text:tab/>; Define it as a number</text:p>
      <text:p text:style-name="P214">dq 0<text:tab/><text:tab/><text:tab/><text:tab/>; Defines the length <text:s/></text:p>
      <text:p text:style-name="P214">dq 0<text:tab/><text:tab/><text:tab/><text:tab/>; Using 64 bits with an initial value</text:p>
      <text:p text:style-name="P214">db ' '<text:tab/><text:tab/><text:tab/><text:tab/>; the editing picture<text:tab/></text:p>
      <text:h text:style-name="P412" text:outline-level="2"/>
      <text:h text:style-name="P389" text:outline-level="1"><text:bookmark-start text:name="__RefHeading___Toc5614_691664245"/>APPENDIX E.<text:bookmark-end text:name="__RefHeading___Toc5614_691664245"/></text:h>
      <text:h text:style-name="P419" text:outline-level="2"><text:bookmark-start text:name="__RefHeading___Toc5616_691664245"/>Debugging a languageONE programming<text:bookmark-end text:name="__RefHeading___Toc5616_691664245"/></text:h>
      <text:p text:style-name="P52">Basic debugging involves the coding of a 2<text:span text:style-name="T108">nd</text:span> parameter to the BEGIN.SUB and the END.SUB directives. By following the subroutine name by a comma and any character (I use ?) languageONE will display an Entering/Exiting message on STDIO.o. This allows a fairly quick way of determining where bugs may be.</text:p>
      <text:list xml:id="list201316013" text:style-name="WW8Num37">
        <text:list-item>
          <text:p text:style-name="P493">LanguageONE in debug mode</text:p>
        </text:list-item>
      </text:list>
      <text:p text:style-name="P215">The difficulty in debugging a <text:span text:style-name="T18">languageONE</text:span> program lies in its make up. Because it is really only a collection of assembler macros, most debuggers have problems in aligning the source with the running code. Consider the following simple program:-</text:p>
      <text:p text:style-name="Standard"/>
      <text:p text:style-name="P193"><text:span text:style-name="T8">001</text:span><text:tab/>display('Hello World')</text:p>
      <text:p text:style-name="P122"/>
      <text:p text:style-name="P214">This code in fact expands to many lines of actual assembler code and so it seems that debuggers then have a problem with finding lines in the source.</text:p>
      <text:p text:style-name="P123"/>
      <text:p text:style-name="P215">The solution to the problem is to produce a source file such that the debugger is able to follow the code line by line. The <text:span text:style-name="T18">languageONE</text:span> "<text:span text:style-name="T8">reWRITER</text:span>" has been modified for the purpose and now includes a -d option. <text:span text:style-name="T91">'makeONE -d V1.12a'</text:span> will produce a file that is formatted as follows.</text:p>
      <text:p text:style-name="P123"/>
      <text:list xml:id="list3138673529" text:style-name="WW8Num38">
        <text:list-item>
          <text:p text:style-name="P355">Single line Comments are removed from the code following the</text:p>
        </text:list-item>
      </text:list>
      <text:p text:style-name="P268">'BEGIN.INSTRUCTIONS' directive.</text:p>
      <text:p text:style-name="P210"/>
      <text:list xml:id="list125027825795377" text:continue-numbering="true" text:style-name="WW8Num38">
        <text:list-item>
          <text:p text:style-name="P354">The keyword 'DEBUG' will be inserted prior to every languageONE keyword. Ie</text:p>
        </text:list-item>
      </text:list>
      <text:p text:style-name="P257"/>
      <text:p text:style-name="P261">display('Hello World')</text:p>
      <text:p text:style-name="P257"><text:span text:style-name="T8"><text:tab/><text:tab/><text:tab/><text:tab/></text:span><text:span text:style-name="T33">DEBUG</text:span></text:p>
      <text:p text:style-name="P261">display('What is your name')</text:p>
      <text:p text:style-name="P257"><text:span text:style-name="T34"><text:s/></text:span><text:span text:style-name="T8"><text:tab/><text:tab/><text:tab/><text:tab/></text:span><text:span text:style-name="T33">DEBUG</text:span></text:p>
      <text:p text:style-name="P261">acceptline w_UserName</text:p>
      <text:p text:style-name="P257"/>
      <text:p text:style-name="P194">DEBUG itself is a single line macro that contains the code</text:p>
      <text:p text:style-name="P273">mov <text:s/>qword[STOP],1</text:p>
      <text:p text:style-name="P123"/>
      <text:p text:style-name="P215">in this way, a watch point may be established in the debugger and set to halt the program whenever STOP = 1. When entering a debug session, issue the following command:-</text:p>
      <text:p text:style-name="P123"/>
      <text:p text:style-name="P215"><text:tab/><text:span text:style-name="T8">watch STOP if STOP==1</text:span></text:p>
      <text:p text:style-name="P123"/>
      <text:p text:style-name="P215">All going well, the debugger will then stop at each occurrence of the DEBUG macro, or more to the point, before each line of code to be debugged.</text:p>
      <text:p text:style-name="P123"/>
      <text:h text:style-name="P452" text:outline-level="2"><text:bookmark-start text:name="__RefHeading___Toc10265_336021026"/>Debuggers<text:bookmark-end text:name="__RefHeading___Toc10265_336021026"/></text:h>
      <text:p text:style-name="P52">Linux system generally come with GDB, the GNU Debugger. It is a command line debugger and the back end to several GUI front ends.</text:p>
      <text:p text:style-name="P123"/>
      <text:p text:style-name="P52"><text:span text:style-name="T18">languageONE</text:span> debugging works well with the 'ddd', 'Insight' <text:span text:style-name="T159">and ‘XXGDB’</text:span> GUI front ends and it is advantageous to become familiar with the way they work. <text:span text:style-name="T159"><text:s/></text:span>As they <text:span text:style-name="T159">all</text:span> function fairly similarly there is no reason you should not use <text:span text:style-name="T159">all three</text:span>.</text:p>
      <text:p text:style-name="P52"/>
      <text:p text:style-name="P52">**WINDOWS. Having not paid for the use of any Windows debugger, I have used the free X64dbg. I have not managed to use this with source level debugging and so it is a little bit of a slog. The issue of debugging a <text:span text:style-name="T18">languageONE</text:span> program will be addressed in the future.</text:p>
      <text:p text:style-name="P123"/>
      <text:p text:style-name="P66">DDD Tip:-</text:p>
      <text:p text:style-name="P215">copy ~/.ddd/init to init.save and replace the original version with the copy</text:p>
      <text:p text:style-name="P215">each time 'ddd' seems to 'act up'. </text:p>
      <text:p text:style-name="P123"/>
      <text:p text:style-name="P66">INSIGHT Tip:-</text:p>
      <text:list xml:id="list3184498628" text:style-name="WW8Num39">
        <text:list-item>
          <text:p text:style-name="P349">Edit the file <text:span text:style-name="T8">usr/share/insight[VersionNo]/memwin.itb</text:span></text:p>
        </text:list-item>
        <text:list-item>
          <text:p text:style-name="P350">locate the routine <text:span text:style-name="T8">itcl::body MemWin::build_win</text:span></text:p>
        </text:list-item>
        <text:list-item>
          <text:p text:style-name="P350">immediately preceding the line that reads <text:span text:style-name="T8">$itk_interior.f.cntl</text:span></text:p>
        </text:list-item>
      </text:list>
      <text:p text:style-name="P194">insert the lines</text:p>
      <text:p text:style-name="P279"><text:span text:style-name="T111">set tmp [string first "0" $addr_exp 0]</text:span> </text:p>
      <text:p text:style-name="P279"><text:span text:style-name="T111">if {$tmp == "-1"} {set addr_exp &amp;$addr_exp}</text:span> </text:p>
      <text:p text:style-name="P215">This ensures that an '&amp;'(Ampersand) precedes you variable name when opening a memory window</text:p>
      <text:p text:style-name="P215"/>
      <text:list xml:id="list125027374138903" text:continue-numbering="true" text:style-name="WW8Num39">
        <text:list-item>
          <text:p text:style-name="P350">Insight crashes can be reduced by viewing Registers prior to starting your program</text:p>
        </text:list-item>
      </text:list>
      <text:h text:style-name="P396" text:outline-level="1"><text:bookmark-start text:name="__RefHeading___Toc7437_1801204794"/>APPENDIX F.<text:bookmark-end text:name="__RefHeading___Toc7437_1801204794"/></text:h>
      <text:h text:style-name="P426" text:outline-level="2"><text:bookmark-start text:name="__RefHeading___Toc5616_6916642451"/>Macros<text:bookmark-end text:name="__RefHeading___Toc5616_6916642451"/></text:h>
      <text:p text:style-name="P52"><text:span text:style-name="T18">languageONE</text:span> was built initially on the back of NASM's pre-processor and its ability to provide macros - <text:s/>(a single instruction that expands automatically into a set of instructions)</text:p>
      <text:p text:style-name="P123"/>
      <text:p text:style-name="P52">As such Macro's are native to languageONE and are passed through to NASM's pre-processor. It would be of great advantage to anyone using <text:span text:style-name="T18">languageONE </text:span><text:s/>to become familiar with the way NASM's pre-processor handles these macros.</text:p>
      <text:p text:style-name="P123"/>
      <text:p text:style-name="P52">As an example <text:span text:style-name="T18">languageONE's </text:span><text:span text:style-name="T66">“INTEGERS.ADD” keyword names the following macro (stripped down for ease of understanding)</text:span></text:p>
      <text:p text:style-name="P123"/>
      <text:p text:style-name="P221">%imacro INTEGERS.ADD 2</text:p>
      <text:p text:style-name="P221"><text:tab/></text:p>
      <text:p text:style-name="P221"><text:tab/>%ifnum %2 <text:tab/></text:p>
      <text:p text:style-name="P221"><text:tab/><text:tab/>add qword[%1],%2</text:p>
      <text:p text:style-name="P221"><text:tab/><text:tab/>mov rax,%2</text:p>
      <text:p text:style-name="P221"><text:tab/><text:tab/>add qword[%1],rax</text:p>
      <text:p text:style-name="P221"><text:tab/>%else</text:p>
      <text:p text:style-name="P221"><text:tab/><text:tab/>mov rax,qword[%2]</text:p>
      <text:p text:style-name="P221"><text:tab/><text:tab/>add qword[%1],rax<text:tab/><text:tab/><text:tab/></text:p>
      <text:p text:style-name="P221"><text:tab/>%endif</text:p>
      <text:p text:style-name="P221"><text:tab/><text:tab/><text:tab/><text:tab/><text:tab/><text:tab/></text:p>
      <text:p text:style-name="P221">%endmacro </text:p>
      <text:p text:style-name="P123"/>
      <text:p text:style-name="P52">where the 2 in the %imacro command represents the 2 parameters that may be passed to the macro and the %1 and %2 in he macro body indicate how the parameters are used. This allows <text:s/><text:span text:style-name="T18">languageONE</text:span> to “hide” the assembler code and underpins everything that <text:span text:style-name="T18">languageONE</text:span> is. </text:p>
      <text:p text:style-name="P123"/>
      <text:p text:style-name="P52"><text:span text:style-name="T18">languageONE</text:span>'s '"<text:span text:style-name="T8">reWRITER</text:span>"' program enhances NASM's macro ability even further and helps give languageONE the more familiar look and feel of a traditional imperative programming language. As mentioned earlier you are encouraged to develop an understanding of the macro process and the following example is provided.</text:p>
      <text:h text:style-name="P466" text:outline-level="2"><text:bookmark-start text:name="__RefHeading___Toc7439_1801204794"/>Example<text:bookmark-end text:name="__RefHeading___Toc7439_1801204794"/></text:h>
      <text:p text:style-name="P52"><text:span text:style-name="T18">languageONE</text:span> makes no attempt to pass variables to a subroutine on the stack. 64bit convention states that registers should be used. In addition, all variables (words &amp; numbers) are global in scope. There is no such thing as a local variable in <text:span text:style-name="T18">languageONE</text:span>. The general rule here is <text:span text:style-name="T91">"</text:span><text:span text:style-name="T92">if you don't want to access variables outside of a subroutine then don't access variables outside of a subroutine</text:span><text:span text:style-name="T91">”.</text:span></text:p>
      <text:p text:style-name="P123"/>
      <text:p text:style-name="P190"/>
      <text:p text:style-name="P52">The following macro would be used as a simple wrapper that provides the appearance of passing variables. It is in essence the same as what most compilers would provide ie. Move the parameters to an area of memory (in their case the stack) and call the sub routine. In actuality, its not such a bad way to code. </text:p>
      <text:p text:style-name="P123"/>
      <text:p text:style-name="P52">So, where as you would code,</text:p>
      <text:p text:style-name="P123"/>
      <text:p text:style-name="P221">n_Test = 1</text:p>
      <text:p text:style-name="P221">w_TestDescription = 'passing a string'</text:p>
      <text:p text:style-name="P221">$Call TestInteger</text:p>
      <text:p text:style-name="P123"/>
      <text:p text:style-name="P52">you may code,</text:p>
      <text:p text:style-name="P123"/>
      <text:p text:style-name="P221">TestInteger (1,'passing a string')</text:p>
      <text:p text:style-name="P123"/>
      <text:p text:style-name="P52">with the macro being written as,</text:p>
      <text:p text:style-name="P123"/>
      <text:p text:style-name="P221">%imacro TestInteger 2</text:p>
      <text:p text:style-name="P134"/>
      <text:p text:style-name="P196">n_Test = %1</text:p>
      <text:p text:style-name="P196">w_TestDescription = %2</text:p>
      <text:p text:style-name="P196">$Call TestInteger</text:p>
      <text:p text:style-name="P134"/>
      <text:p text:style-name="P221">%endmacro</text:p>
      <text:p text:style-name="P123"/>
      <text:p text:style-name="P52"><text:span text:style-name="T90">Note that:-</text:span> Macros can be coded anywhere in the program 'PRECEDING' their use. There location however, demands certain conventions. A macro coded <text:span text:style-name="T7">before</text:span> the BEGIN.INSTRUCTIONS directive must be coded in native languageONE. </text:p>
      <text:p text:style-name="P123"/>
      <text:p text:style-name="P221">ie. 'integers.eq A,B</text:p>
      <text:p text:style-name="P123"/>
      <text:p text:style-name="P52">Whereas a <text:s/>macro coded <text:span text:style-name="T7">after</text:span> the BEGIN.INSTRUCTIONS directive may make full use of the facilities made available by the <text:span text:style-name="T18">languageONE</text:span> "<text:span text:style-name="T8">reWRITER</text:span>"</text:p>
      <text:p text:style-name="P123"/>
      <text:p text:style-name="P221">ie. A = B</text:p>
      <text:p text:style-name="P123"/>
      <text:h text:style-name="P389" text:outline-level="1"><text:bookmark-start text:name="__RefHeading___Toc7822_1599588638"/>APPENDIX G.<text:bookmark-end text:name="__RefHeading___Toc7822_1599588638"/></text:h>
      <text:h text:style-name="P417" text:outline-level="2"><text:bookmark-start text:name="__RefHeading___Toc5616_69166424511"/>Assembler Directives<text:bookmark-end text:name="__RefHeading___Toc5616_69166424511"/></text:h>
      <text:p text:style-name="P52"><text:span text:style-name="T18">languageONE</text:span> is built initial on the back of NASM's pre-processor and as such all the pre-processor directives are available to a <text:span text:style-name="T18">languageONE </text:span>program.</text:p>
      <text:p text:style-name="P123"/>
      <text:p text:style-name="P52">I would advise anyone interested in delving deeper into <text:span text:style-name="T18">languageONE</text:span> to spend a bit of time going over the NASM documentation. A specific example, from demonstration program V1.16.ONE is detailed here:-</text:p>
      <text:p text:style-name="P123"/>
      <text:p text:style-name="P52">At the top of the program:-</text:p>
      <text:p text:style-name="P123"/>
      <text:p text:style-name="P215"><text:span text:style-name="T8">%define c_Standard 0<text:tab/><text:tab/><text:tab/></text:span><text:span text:style-name="T42">Define a Constant</text:span></text:p>
      <text:p text:style-name="P215"><text:span text:style-name="T8">%define c_TinyCore 1<text:tab/><text:tab/><text:tab/></text:span><text:span text:style-name="T42">Define a Constant</text:span></text:p>
      <text:p text:style-name="P123"/>
      <text:p text:style-name="P52">This is the normal way to define a constant in <text:span text:style-name="T18">languageONE </text:span><text:span text:style-name="T66">but is in fact passed thru</text:span></text:p>
      <text:p text:style-name="P52"><text:span text:style-name="T66">directly to NASM. </text:span><text:span text:style-name="T21">%define</text:span><text:span text:style-name="T66"> is a NASM pre-processor directive.</text:span> </text:p>
      <text:p text:style-name="P123"/>
      <text:p text:style-name="P215"><text:span text:style-name="T8">%assign DIRS c_Standard</text:span><text:tab/><text:tab/><text:tab/>Assign a value to the DIRS token</text:p>
      <text:p text:style-name="P123"/>
      <text:p text:style-name="P52">This then assigns a value to the a NASM pre-processor token. <text:span text:style-name="T8">%assign</text:span> <text:span text:style-name="T66">is a NASM pre-processor directive.</text:span> </text:p>
      <text:p text:style-name="P123"/>
      <text:p text:style-name="P52">And then further in the code:-</text:p>
      <text:p text:style-name="P123"/>
      <text:p text:style-name="P221">%if DIRS = c_Standard</text:p>
      <text:p text:style-name="P215"><text:tab/>w_Command = './bin/l.languageONE'</text:p>
      <text:p text:style-name="P221">%endif</text:p>
      <text:p text:style-name="P221">%if DIRS = c_TinyCore</text:p>
      <text:p text:style-name="P215"><text:tab/>w_Command = 'l.languageONE'<text:tab/></text:p>
      <text:p text:style-name="P221">%endif</text:p>
      <text:p text:style-name="P134"/>
      <text:p text:style-name="P69">The above will now assemble </text:p>
      <text:list xml:id="list951668839" text:style-name="WW8Num40">
        <text:list-item>
          <text:p text:style-name="P347">w_Command = './bin/l.languageONE'” if DIRS is set to c_Standard</text:p>
        </text:list-item>
      </text:list>
      <text:p text:style-name="P313"><text:tab/>or</text:p>
      <text:list xml:id="list2982753005" text:style-name="WW8Num41">
        <text:list-item>
          <text:p text:style-name="P348">w_Command = 'l.languageONE' if DIRS is set to c_TinyCore</text:p>
        </text:list-item>
      </text:list>
      <text:p text:style-name="P5"/>
      <text:p text:style-name="P52"><text:span text:style-name="T42">In this example provides for conditional assembling where the installed directory structure for </text:span><text:span text:style-name="T18">languageONE</text:span><text:span text:style-name="T42"> is slightly different in the TinyCore version.</text:span></text:p>
      <text:p text:style-name="P2"/>
      <text:h text:style-name="P423" text:outline-level="2"><text:bookmark-start text:name="__RefHeading___Toc8952_1114558386"/>languageONE Directives<text:bookmark-end text:name="__RefHeading___Toc8952_1114558386"/></text:h>
      <text:p text:style-name="P113">%FP_DefaultPicture '9999.999999'</text:p>
      <text:p text:style-name="P52"><text:span text:style-name="T42">This directive gives </text:span><text:span text:style-name="T13">languageONE</text:span><text:span text:style-name="T42"> a default picture size when creating work fields. It may be used more the once and maintains its value until the next directive is coded. </text:span></text:p>
      <text:p text:style-name="P69"/>
      <text:p text:style-name="P52">An example of a default picture size is the use of fixed point precedence such that:-</text:p>
      <text:p text:style-name="P52"/>
      <text:p text:style-name="P215"><text:span text:style-name="T8">A = [[B * 1.23] / 2.34]</text:span><text:span text:style-name="T42"> <text:s/>directs </text:span><text:span text:style-name="T13">languageONE</text:span><text:span text:style-name="T42"> to </text:span></text:p>
      <text:p text:style-name="P230"/>
      <text:p text:style-name="P69">create work fields as it works thru the precedence levels. Note that a divide can create any number of decimal place (ie 22 / 7) so it may help to set the no of decimal places with this direc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1" svg:font-family="Symbol" style:font-charset="x-symbol"/>
    <style:font-face style:name="Wingdings" svg:font-family="Wingdings" style:font-charset="x-symbol"/>
    <style:font-face style:name="Courier 10 Pitch" svg:font-family="'Courier 10 Pitch'"/>
    <style:font-face style:name="OpenSymbol" svg:font-family="OpenSymbol, 'Arial Unicode MS'"/>
    <style:font-face style:name="Symbol" svg:font-family="Symbol"/>
    <style:font-face style:name="sans-serif1" svg:font-family="sans-serif, Arial"/>
    <style:font-face style:name="FreeSans1" svg:font-family="FreeSans" style:font-family-generic="swiss"/>
    <style:font-face style:name="Helvetica Neue Light" svg:font-family="'Helvetica Neue Light', HelveticaNeue-Light" style:font-family-generic="swiss"/>
    <style:font-face style:name="Sans-Seriff" svg:font-family="Sans-Seriff" style:font-family-generic="swiss"/>
    <style:font-face style:name="Sans-serif" svg:font-family="Sans-serif, Arial" style:font-family-generic="swiss"/>
    <style:font-face style:name="Sans-seriff" svg:font-family="Sans-seriff" style:font-family-generic="swiss"/>
    <style:font-face style:name="sans-Seriff" svg:font-family="sans-Seriff" style:font-family-generic="swiss"/>
    <style:font-face style:name="sans-serif" svg:font-family="sans-serif, Arial" style:font-family-generic="swiss"/>
    <style:font-face style:name="Droid Sans Fallback" svg:font-family="'Droid Sans Fallback'" style:font-pitch="variable"/>
    <style:font-face style:name="FreeSans" svg:font-family="FreeSans"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A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DejaVu Sans" fo:font-family="'DejaVu Sans'" style:font-family-generic="swiss" style:font-pitch="variable" fo:font-size="10pt" fo:language="en" fo:country="AU" style:letter-kerning="true" style:font-name-asian="Droid Sans Fallback" style:font-family-asian="'Droid Sans Fallback'" style:font-pitch-asian="variable" style:font-size-asian="10pt" style:language-asian="zh" style:country-asian="CN" style:font-name-complex="FreeSans" style:font-family-complex="FreeSan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 fo:font-family="'DejaVu Sans'" style:font-family-generic="swiss" style:font-pitch="variable" fo:font-size="16pt" fo:font-weight="bold" style:font-size-asian="16pt" style:font-weight-asian="bold" style:font-name-complex="DejaVu Sans" style:font-family-complex="'DejaVu Sans'" style:font-family-generic-complex="swiss" style:font-pitch-complex="variable"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style:font-name="DejaVu Sans" fo:font-family="'DejaVu Sans'" style:font-family-generic="swiss" style:font-pitch="variable" fo:font-size="12pt" fo:font-weight="bold" style:font-size-asian="12pt" style:font-weight-asian="bold" style:font-name-complex="DejaVu Sans" style:font-family-complex="'DejaVu Sans'" style:font-family-generic-complex="swiss" style:font-pitch-complex="variable"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DejaVu Sans" fo:font-family="'DejaVu Sans'" style:font-family-generic="swiss" style:font-pitch="variable" fo:font-size="12pt" fo:font-weight="bold" style:font-size-asian="12pt" style:font-weight-asian="bold" style:font-name-complex="DejaVu Sans" style:font-family-complex="'DejaVu Sans'" style:font-family-generic-complex="swiss" style:font-pitch-complex="variable"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Contents_20_3" style:display-name="Contents 3" style:family="paragraph" style:parent-style-name="Index" style:class="index">
      <style:paragraph-properties fo:margin-left="1cm" fo:margin-right="0.101cm" fo:text-indent="0.101cm" style:auto-text-indent="false">
        <style:tab-stops>
          <style:tab-stop style:position="17.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ff" style:font-name="Symbol" fo:font-family="Symbol" style:font-name-complex="OpenSymbol1" style:font-family-complex="OpenSymbol, 'Arial Unicode MS'" style:font-charset-complex="x-symbol"/>
    </style:style>
    <style:style style:name="WW8Num3z1" style:family="text">
      <style:text-properties fo:color="#0000ff" style:font-name="OpenSymbol" fo:font-family="OpenSymbol, 'Arial Unicode MS'" style:font-name-complex="OpenSymbol1" style:font-family-complex="OpenSymbol, 'Arial Unicode MS'" style:font-charset-complex="x-symbol"/>
    </style:style>
    <style:style style:name="WW8Num4z0" style:family="text">
      <style:text-properties fo:color="#0000ff" style:font-name="Wingdings" fo:font-family="Wingdings" style:font-charset="x-symbol" style:font-name-complex="OpenSymbol1" style:font-family-complex="OpenSymbol, 'Arial Unicode MS'" style:font-charset-complex="x-symbol"/>
    </style:style>
    <style:style style:name="WW8Num4z1" style:family="text">
      <style:text-properties fo:color="#0000ff" style:font-name="OpenSymbol" fo:font-family="OpenSymbol, 'Arial Unicode MS'" style:font-name-complex="OpenSymbol1" style:font-family-complex="OpenSymbol, 'Arial Unicode MS'" style:font-charset-complex="x-symbol"/>
    </style:style>
    <style:style style:name="WW8Num4z3" style:family="text">
      <style:text-properties fo:color="#0000ff" style:font-name="Symbol" fo:font-family="Symbol" style:font-name-complex="OpenSymbol1" style:font-family-complex="OpenSymbol, 'Arial Unicode MS'" style:font-charset-complex="x-symbol"/>
    </style:style>
    <style:style style:name="WW8Num5z0" style:family="text">
      <style:text-properties fo:color="#0000ff" style:font-name="Wingdings" fo:font-family="Wingdings" style:font-charset="x-symbol" fo:font-size="10pt" style:font-size-asian="10pt" style:font-name-complex="OpenSymbol1" style:font-family-complex="OpenSymbol, 'Arial Unicode MS'" style:font-charset-complex="x-symbol" style:font-size-complex="10pt"/>
    </style:style>
    <style:style style:name="WW8Num5z2" style:family="text">
      <style:text-properties fo:color="#0000ff" style:font-name="OpenSymbol" fo:font-family="OpenSymbol, 'Arial Unicode MS'" style:font-name-complex="OpenSymbol1" style:font-family-complex="OpenSymbol, 'Arial Unicode MS'" style:font-charset-complex="x-symbol"/>
    </style:style>
    <style:style style:name="WW8Num5z3" style:family="text">
      <style:text-properties fo:color="#0000ff" style:font-name="Symbol" fo:font-family="Symbol" style:font-name-complex="OpenSymbol1" style:font-family-complex="OpenSymbol, 'Arial Unicode MS'" style:font-charset-complex="x-symbol"/>
    </style:style>
    <style:style style:name="WW8Num6z0" style:family="text">
      <style:text-properties fo:color="#0000ff" style:font-name="Symbol" fo:font-family="Symbol" style:font-name-complex="OpenSymbol1" style:font-family-complex="OpenSymbol, 'Arial Unicode MS'" style:font-charset-complex="x-symbol"/>
    </style:style>
    <style:style style:name="WW8Num6z1" style:family="text">
      <style:text-properties fo:color="#0000ff" style:font-name="Wingdings" fo:font-family="Wingdings" style:font-charset="x-symbol" style:font-name-complex="OpenSymbol1" style:font-family-complex="OpenSymbol, 'Arial Unicode MS'" style:font-charset-complex="x-symbol"/>
    </style:style>
    <style:style style:name="WW8Num6z2" style:family="text">
      <style:text-properties fo:color="#0000ff" style:font-name="OpenSymbol" fo:font-family="OpenSymbol, 'Arial Unicode MS'" style:font-name-complex="OpenSymbol1" style:font-family-complex="OpenSymbol, 'Arial Unicode MS'" style:font-charset-complex="x-symbol"/>
    </style:style>
    <style:style style:name="WW8Num7z0" style:family="text">
      <style:text-properties fo:color="#0000ff" style:font-name="Wingdings" fo:font-family="Wingdings" style:font-charset="x-symbol" style:font-name-complex="OpenSymbol1" style:font-family-complex="OpenSymbol, 'Arial Unicode MS'" style:font-charset-complex="x-symbol"/>
    </style:style>
    <style:style style:name="WW8Num7z2" style:family="text">
      <style:text-properties fo:color="#0000ff" style:font-name="OpenSymbol" fo:font-family="OpenSymbol, 'Arial Unicode MS'" style:font-name-complex="OpenSymbol1" style:font-family-complex="OpenSymbol, 'Arial Unicode MS'" style:font-charset-complex="x-symbol"/>
    </style:style>
    <style:style style:name="WW8Num7z3" style:family="text">
      <style:text-properties fo:color="#0000ff" style:font-name="Symbol" fo:font-family="Symbol" style:font-name-complex="OpenSymbol1" style:font-family-complex="OpenSymbol, 'Arial Unicode MS'" style:font-charset-complex="x-symbol"/>
    </style:style>
    <style:style style:name="WW8Num8z0" style:family="text">
      <style:text-properties fo:color="#0000ff" style:font-name="Symbol" fo:font-family="Symbol" style:font-name-complex="OpenSymbol1" style:font-family-complex="OpenSymbol, 'Arial Unicode MS'" style:font-charset-complex="x-symbol"/>
    </style:style>
    <style:style style:name="WW8Num8z1" style:family="text">
      <style:text-properties fo:color="#0000ff" style:font-name="OpenSymbol" fo:font-family="OpenSymbol, 'Arial Unicode MS'" style:font-name-complex="OpenSymbol1" style:font-family-complex="OpenSymbol, 'Arial Unicode MS'" style:font-charset-complex="x-symbol"/>
    </style:style>
    <style:style style:name="WW8Num9z0" style:family="text">
      <style:text-properties fo:color="#0000ff" style:font-name="Wingdings" fo:font-family="Wingdings" style:font-charset="x-symbol" style:font-name-complex="OpenSymbol1" style:font-family-complex="OpenSymbol, 'Arial Unicode MS'" style:font-charset-complex="x-symbol"/>
    </style:style>
    <style:style style:name="WW8Num9z1" style:family="text">
      <style:text-properties fo:color="#0000ff" style:font-name="OpenSymbol" fo:font-family="OpenSymbol, 'Arial Unicode MS'" style:font-name-complex="OpenSymbol1" style:font-family-complex="OpenSymbol, 'Arial Unicode MS'" style:font-charset-complex="x-symbol"/>
    </style:style>
    <style:style style:name="WW8Num9z3" style:family="text">
      <style:text-properties fo:color="#0000ff" style:font-name="Symbol" fo:font-family="Symbol" style:font-name-complex="OpenSymbol1" style:font-family-complex="OpenSymbol, 'Arial Unicode MS'" style:font-charset-complex="x-symbol"/>
    </style:style>
    <style:style style:name="WW8Num10z0" style:family="text">
      <style:text-properties fo:color="#0000ff" style:font-name="Wingdings" fo:font-family="Wingdings" style:font-charset="x-symbol" style:font-name-complex="OpenSymbol1" style:font-family-complex="OpenSymbol, 'Arial Unicode MS'" style:font-charset-complex="x-symbol"/>
    </style:style>
    <style:style style:name="WW8Num10z2" style:family="text">
      <style:text-properties fo:color="#0000ff" style:font-name="OpenSymbol" fo:font-family="OpenSymbol, 'Arial Unicode MS'" style:font-name-complex="OpenSymbol1" style:font-family-complex="OpenSymbol, 'Arial Unicode MS'" style:font-charset-complex="x-symbol"/>
    </style:style>
    <style:style style:name="WW8Num10z3" style:family="text">
      <style:text-properties fo:color="#0000ff" style:font-name="Symbol" fo:font-family="Symbol" style:font-name-complex="OpenSymbol1" style:font-family-complex="OpenSymbol, 'Arial Unicode MS'" style:font-charset-complex="x-symbol"/>
    </style:style>
    <style:style style:name="WW8Num11z0" style:family="text">
      <style:text-properties fo:color="#0000ff" style:font-name="Symbol" fo:font-family="Symbol" fo:font-size="10pt" style:font-size-asian="10pt" style:font-name-complex="OpenSymbol1" style:font-family-complex="OpenSymbol, 'Arial Unicode MS'" style:font-charset-complex="x-symbol" style:font-size-complex="10pt"/>
    </style:style>
    <style:style style:name="WW8Num11z1" style:family="text">
      <style:text-properties fo:color="#0000ff" style:font-name="OpenSymbol" fo:font-family="OpenSymbol, 'Arial Unicode MS'" style:font-name-complex="OpenSymbol1" style:font-family-complex="OpenSymbol, 'Arial Unicode MS'" style:font-charset-complex="x-symbol"/>
    </style:style>
    <style:style style:name="WW8Num12z0" style:family="text">
      <style:text-properties fo:color="#0000ff" style:font-name="Symbol" fo:font-family="Symbol" fo:font-size="10pt" style:font-size-asian="10pt" style:font-name-complex="OpenSymbol1" style:font-family-complex="OpenSymbol, 'Arial Unicode MS'" style:font-charset-complex="x-symbol" style:font-size-complex="10pt"/>
    </style:style>
    <style:style style:name="WW8Num12z1" style:family="text">
      <style:text-properties fo:color="#0000ff" style:font-name="OpenSymbol" fo:font-family="OpenSymbol, 'Arial Unicode MS'" style:font-name-complex="OpenSymbol1" style:font-family-complex="OpenSymbol, 'Arial Unicode MS'" style:font-charset-complex="x-symbol"/>
    </style:style>
    <style:style style:name="WW8Num13z0" style:family="text">
      <style:text-properties fo:color="#0000ff" style:font-name="Symbol" fo:font-family="Symbol" style:font-name-complex="OpenSymbol1" style:font-family-complex="OpenSymbol, 'Arial Unicode MS'" style:font-charset-complex="x-symbol"/>
    </style:style>
    <style:style style:name="WW8Num13z1" style:family="text">
      <style:text-properties fo:color="#0000ff" style:font-name="OpenSymbol" fo:font-family="OpenSymbol, 'Arial Unicode MS'" style:font-name-complex="OpenSymbol1" style:font-family-complex="OpenSymbol, 'Arial Unicode MS'" style:font-charset-complex="x-symbol"/>
    </style:style>
    <style:style style:name="WW8Num14z0" style:family="text">
      <style:text-properties fo:color="#0000ff" style:font-name="Symbol" fo:font-family="Symbol" style:font-name-complex="OpenSymbol1" style:font-family-complex="OpenSymbol, 'Arial Unicode MS'" style:font-charset-complex="x-symbol"/>
    </style:style>
    <style:style style:name="WW8Num14z1" style:family="text">
      <style:text-properties fo:color="#0000ff" style:font-name="OpenSymbol" fo:font-family="OpenSymbol, 'Arial Unicode MS'" style:font-name-complex="OpenSymbol1" style:font-family-complex="OpenSymbol, 'Arial Unicode MS'" style:font-charset-complex="x-symbol"/>
    </style:style>
    <style:style style:name="WW8Num15z0" style:family="text">
      <style:text-properties fo:color="#0000ff" style:font-name="Symbol" fo:font-family="Symbol" style:font-name-complex="OpenSymbol1" style:font-family-complex="OpenSymbol, 'Arial Unicode MS'" style:font-charset-complex="x-symbol"/>
    </style:style>
    <style:style style:name="WW8Num15z1" style:family="text">
      <style:text-properties fo:color="#0000ff" style:font-name="OpenSymbol" fo:font-family="OpenSymbol, 'Arial Unicode MS'" style:font-name-complex="OpenSymbol1" style:font-family-complex="OpenSymbol, 'Arial Unicode MS'" style:font-charset-complex="x-symbol"/>
    </style:style>
    <style:style style:name="WW8Num16z0" style:family="text">
      <style:text-properties fo:color="#0000ff" style:font-name="Wingdings" fo:font-family="Wingdings" style:font-charset="x-symbol" style:font-name-complex="OpenSymbol1" style:font-family-complex="OpenSymbol, 'Arial Unicode MS'" style:font-charset-complex="x-symbol"/>
    </style:style>
    <style:style style:name="WW8Num16z3" style:family="text">
      <style:text-properties fo:color="#0000ff" style:font-name="Symbol" fo:font-family="Symbol" style:font-name-complex="OpenSymbol1" style:font-family-complex="OpenSymbol, 'Arial Unicode MS'" style:font-charset-complex="x-symbol"/>
    </style:style>
    <style:style style:name="WW8Num16z4" style:family="text">
      <style:text-properties fo:color="#0000ff" style:font-name="OpenSymbol" fo:font-family="OpenSymbol, 'Arial Unicode MS'" style:font-name-complex="OpenSymbol1" style:font-family-complex="OpenSymbol, 'Arial Unicode MS'" style:font-charset-complex="x-symbol"/>
    </style:style>
    <style:style style:name="WW8Num17z0" style:family="text">
      <style:text-properties fo:color="#0000ff" style:font-name="Symbol" fo:font-family="Symbol" style:font-name-complex="OpenSymbol1" style:font-family-complex="OpenSymbol, 'Arial Unicode MS'" style:font-charset-complex="x-symbol"/>
    </style:style>
    <style:style style:name="WW8Num17z1" style:family="text">
      <style:text-properties fo:color="#0000ff" style:font-name="Wingdings" fo:font-family="Wingdings" style:font-charset="x-symbol" style:font-name-complex="OpenSymbol1" style:font-family-complex="OpenSymbol, 'Arial Unicode MS'" style:font-charset-complex="x-symbol"/>
    </style:style>
    <style:style style:name="WW8Num17z2" style:family="text">
      <style:text-properties fo:color="#0000ff" style:font-name="OpenSymbol" fo:font-family="OpenSymbol, 'Arial Unicode MS'" style:font-name-complex="OpenSymbol1" style:font-family-complex="OpenSymbol, 'Arial Unicode MS'" style:font-charset-complex="x-symbol"/>
    </style:style>
    <style:style style:name="WW8Num18z0" style:family="text">
      <style:text-properties fo:color="#0000ff" style:font-name="Symbol" fo:font-family="Symbol" style:font-name-complex="OpenSymbol1" style:font-family-complex="OpenSymbol, 'Arial Unicode MS'" style:font-charset-complex="x-symbol"/>
    </style:style>
    <style:style style:name="WW8Num18z1" style:family="text">
      <style:text-properties fo:color="#0000ff" style:font-name="Wingdings" fo:font-family="Wingdings" style:font-charset="x-symbol" style:font-name-complex="OpenSymbol1" style:font-family-complex="OpenSymbol, 'Arial Unicode MS'" style:font-charset-complex="x-symbol"/>
    </style:style>
    <style:style style:name="WW8Num18z2" style:family="text">
      <style:text-properties fo:color="#0000ff" style:font-name="OpenSymbol" fo:font-family="OpenSymbol, 'Arial Unicode MS'" style:font-name-complex="OpenSymbol1" style:font-family-complex="OpenSymbol, 'Arial Unicode MS'" style:font-charset-complex="x-symbol"/>
    </style:style>
    <style:style style:name="WW8Num19z0" style:family="text">
      <style:text-properties fo:color="#0000ff" style:font-name="Symbol" fo:font-family="Symbol" style:font-name-complex="OpenSymbol1" style:font-family-complex="OpenSymbol, 'Arial Unicode MS'" style:font-charset-complex="x-symbol"/>
    </style:style>
    <style:style style:name="WW8Num19z1" style:family="text">
      <style:text-properties fo:color="#0000ff" style:font-name="OpenSymbol" fo:font-family="OpenSymbol, 'Arial Unicode MS'" style:font-name-complex="OpenSymbol1" style:font-family-complex="OpenSymbol, 'Arial Unicode MS'" style:font-charset-complex="x-symbol"/>
    </style:style>
    <style:style style:name="WW8Num20z0" style:family="text">
      <style:text-properties fo:color="#0000ff" style:font-name="Symbol" fo:font-family="Symbol" style:font-name-complex="OpenSymbol1" style:font-family-complex="OpenSymbol, 'Arial Unicode MS'" style:font-charset-complex="x-symbol"/>
    </style:style>
    <style:style style:name="WW8Num20z1" style:family="text">
      <style:text-properties fo:color="#0000ff" style:font-name="OpenSymbol" fo:font-family="OpenSymbol, 'Arial Unicode MS'" style:font-name-complex="OpenSymbol1" style:font-family-complex="OpenSymbol, 'Arial Unicode MS'" style:font-charset-complex="x-symbol"/>
    </style:style>
    <style:style style:name="WW8Num21z0" style:family="text">
      <style:text-properties fo:color="#0000ff" style:font-name="Wingdings" fo:font-family="Wingdings" style:font-charset="x-symbol" fo:font-size="10pt" style:font-size-asian="10pt" style:font-name-complex="OpenSymbol1" style:font-family-complex="OpenSymbol, 'Arial Unicode MS'" style:font-charset-complex="x-symbol" style:font-size-complex="10pt"/>
    </style:style>
    <style:style style:name="WW8Num21z2" style:family="text">
      <style:text-properties fo:color="#0000ff" style:font-name="OpenSymbol" fo:font-family="OpenSymbol, 'Arial Unicode MS'" style:font-name-complex="OpenSymbol1" style:font-family-complex="OpenSymbol, 'Arial Unicode MS'" style:font-charset-complex="x-symbol"/>
    </style:style>
    <style:style style:name="WW8Num21z3" style:family="text">
      <style:text-properties fo:color="#0000ff" style:font-name="Symbol" fo:font-family="Symbol" style:font-name-complex="OpenSymbol1" style:font-family-complex="OpenSymbol, 'Arial Unicode MS'" style:font-charset-complex="x-symbol"/>
    </style:style>
    <style:style style:name="WW8Num22z0" style:family="text">
      <style:text-properties fo:color="#0000ff" style:font-name="Symbol" fo:font-family="Symbol" fo:font-size="10pt" style:font-size-asian="10pt" style:font-name-complex="OpenSymbol1" style:font-family-complex="OpenSymbol, 'Arial Unicode MS'" style:font-charset-complex="x-symbol" style:font-size-complex="10pt"/>
    </style:style>
    <style:style style:name="WW8Num22z1" style:family="text">
      <style:text-properties fo:color="#0000ff" style:font-name="OpenSymbol" fo:font-family="OpenSymbol, 'Arial Unicode MS'" style:font-name-complex="OpenSymbol1" style:font-family-complex="OpenSymbol, 'Arial Unicode MS'" style:font-charset-complex="x-symbol"/>
    </style:style>
    <style:style style:name="WW8Num23z0" style:family="text">
      <style:text-properties fo:color="#0000ff" style:font-name="Symbol" fo:font-family="Symbol" fo:font-size="10pt" style:font-size-asian="10pt" style:font-name-complex="OpenSymbol1" style:font-family-complex="OpenSymbol, 'Arial Unicode MS'" style:font-charset-complex="x-symbol" style:font-size-complex="10pt"/>
    </style:style>
    <style:style style:name="WW8Num23z1" style:family="text">
      <style:text-properties fo:color="#0000ff" style:font-name="OpenSymbol" fo:font-family="OpenSymbol, 'Arial Unicode MS'" style:font-name-complex="OpenSymbol1" style:font-family-complex="OpenSymbol, 'Arial Unicode MS'" style:font-charset-complex="x-symbol"/>
    </style:style>
    <style:style style:name="WW8Num24z0" style:family="text">
      <style:text-properties fo:color="#0000ff" style:font-name="Symbol" fo:font-family="Symbol" fo:font-size="10pt" style:font-size-asian="10pt" style:font-name-complex="OpenSymbol1" style:font-family-complex="OpenSymbol, 'Arial Unicode MS'" style:font-charset-complex="x-symbol" style:font-size-complex="10pt"/>
    </style:style>
    <style:style style:name="WW8Num24z1" style:family="text">
      <style:text-properties fo:color="#0000ff" style:font-name="OpenSymbol" fo:font-family="OpenSymbol, 'Arial Unicode MS'" style:font-name-complex="OpenSymbol1" style:font-family-complex="OpenSymbol, 'Arial Unicode MS'" style:font-charset-complex="x-symbol"/>
    </style:style>
    <style:style style:name="WW8Num25z0" style:family="text">
      <style:text-properties fo:color="#0000ff" style:font-name="Symbol" fo:font-family="Symbol" style:font-name-complex="OpenSymbol1" style:font-family-complex="OpenSymbol, 'Arial Unicode MS'" style:font-charset-complex="x-symbol"/>
    </style:style>
    <style:style style:name="WW8Num25z1" style:family="text">
      <style:text-properties fo:color="#0000ff" style:font-name="Wingdings" fo:font-family="Wingdings" style:font-charset="x-symbol" fo:font-size="10pt" style:font-size-asian="10pt" style:font-name-complex="OpenSymbol1" style:font-family-complex="OpenSymbol, 'Arial Unicode MS'" style:font-charset-complex="x-symbol" style:font-size-complex="10pt"/>
    </style:style>
    <style:style style:name="WW8Num25z2" style:family="text">
      <style:text-properties fo:color="#0000ff" style:font-name="OpenSymbol" fo:font-family="OpenSymbol, 'Arial Unicode MS'" style:font-name-complex="OpenSymbol1" style:font-family-complex="OpenSymbol, 'Arial Unicode MS'" style:font-charset-complex="x-symbol"/>
    </style:style>
    <style:style style:name="WW8Num26z0" style:family="text">
      <style:text-properties fo:color="#0000ff" style:font-name="Wingdings" fo:font-family="Wingdings" style:font-charset="x-symbol" fo:font-size="10pt" style:font-size-asian="10pt" style:font-name-complex="OpenSymbol1" style:font-family-complex="OpenSymbol, 'Arial Unicode MS'" style:font-charset-complex="x-symbol" style:font-size-complex="10pt"/>
    </style:style>
    <style:style style:name="WW8Num26z1" style:family="text">
      <style:text-properties fo:color="#0000ff" style:font-name="OpenSymbol" fo:font-family="OpenSymbol, 'Arial Unicode MS'" style:font-name-complex="OpenSymbol1" style:font-family-complex="OpenSymbol, 'Arial Unicode MS'" style:font-charset-complex="x-symbol"/>
    </style:style>
    <style:style style:name="WW8Num26z3" style:family="text">
      <style:text-properties fo:color="#0000ff" style:font-name="Symbol" fo:font-family="Symbol" style:font-name-complex="OpenSymbol1" style:font-family-complex="OpenSymbol, 'Arial Unicode MS'" style:font-charset-complex="x-symbol"/>
    </style:style>
    <style:style style:name="WW8Num27z0" style:family="text">
      <style:text-properties fo:color="#0000ff" style:font-name="Wingdings" fo:font-family="Wingdings" style:font-charset="x-symbol" fo:font-size="10pt" style:font-size-asian="10pt" style:font-name-complex="OpenSymbol1" style:font-family-complex="OpenSymbol, 'Arial Unicode MS'" style:font-charset-complex="x-symbol" style:font-size-complex="10pt"/>
    </style:style>
    <style:style style:name="WW8Num27z1" style:family="text">
      <style:text-properties fo:color="#0000ff" style:font-name="OpenSymbol" fo:font-family="OpenSymbol, 'Arial Unicode MS'" style:font-name-complex="OpenSymbol1" style:font-family-complex="OpenSymbol, 'Arial Unicode MS'" style:font-charset-complex="x-symbol"/>
    </style:style>
    <style:style style:name="WW8Num27z3" style:family="text">
      <style:text-properties fo:color="#0000ff" style:font-name="Symbol" fo:font-family="Symbol" style:font-name-complex="OpenSymbol1" style:font-family-complex="OpenSymbol, 'Arial Unicode MS'" style:font-charset-complex="x-symbol"/>
    </style:style>
    <style:style style:name="WW8Num28z0" style:family="text">
      <style:text-properties fo:color="#0000ff" style:font-name="Symbol" fo:font-family="Symbol" style:font-name-complex="OpenSymbol1" style:font-family-complex="OpenSymbol, 'Arial Unicode MS'" style:font-charset-complex="x-symbol"/>
    </style:style>
    <style:style style:name="WW8Num28z1" style:family="text">
      <style:text-properties fo:color="#0000ff" style:font-name="OpenSymbol" fo:font-family="OpenSymbol, 'Arial Unicode MS'" style:font-name-complex="OpenSymbol1" style:font-family-complex="OpenSymbol, 'Arial Unicode MS'" style:font-charset-complex="x-symbol"/>
    </style:style>
    <style:style style:name="WW8Num29z0" style:family="text">
      <style:text-properties style:font-name="Wingdings" fo:font-family="Wingdings" style:font-charset="x-symbol" style:font-name-complex="Wingdings" style:font-family-complex="Wingdings" style:font-charset-complex="x-symbol"/>
    </style:style>
    <style:style style:name="WW8Num29z1" style:family="text">
      <style:text-properties fo:color="#0000ff" style:font-name="OpenSymbol" fo:font-family="OpenSymbol, 'Arial Unicode MS'" style:font-name-complex="OpenSymbol1" style:font-family-complex="OpenSymbol, 'Arial Unicode MS'" style:font-charset-complex="x-symbol"/>
    </style:style>
    <style:style style:name="WW8Num29z3" style:family="text">
      <style:text-properties fo:color="#0000ff" style:font-name="Symbol" fo:font-family="Symbol" style:font-name-complex="OpenSymbol1" style:font-family-complex="OpenSymbol, 'Arial Unicode MS'" style:font-charset-complex="x-symbol"/>
    </style:style>
    <style:style style:name="WW8Num30z0" style:family="text">
      <style:text-properties fo:color="#0000ff" style:font-name="Wingdings" fo:font-family="Wingdings" style:font-charset="x-symbol" style:font-name-complex="OpenSymbol1" style:font-family-complex="OpenSymbol, 'Arial Unicode MS'" style:font-charset-complex="x-symbol"/>
    </style:style>
    <style:style style:name="WW8Num30z1" style:family="text">
      <style:text-properties fo:color="#0000ff" style:font-name="OpenSymbol" fo:font-family="OpenSymbol, 'Arial Unicode MS'" style:font-name-complex="OpenSymbol1" style:font-family-complex="OpenSymbol, 'Arial Unicode MS'" style:font-charset-complex="x-symbol"/>
    </style:style>
    <style:style style:name="WW8Num30z3" style:family="text">
      <style:text-properties fo:color="#0000ff" style:font-name="Symbol" fo:font-family="Symbol" style:font-name-complex="OpenSymbol1" style:font-family-complex="OpenSymbol, 'Arial Unicode MS'" style:font-charset-complex="x-symbol"/>
    </style:style>
    <style:style style:name="WW8Num31z0" style:family="text">
      <style:text-properties fo:color="#0000ff" style:font-name="Symbol" fo:font-family="Symbol" style:font-name-complex="OpenSymbol1" style:font-family-complex="OpenSymbol, 'Arial Unicode MS'" style:font-charset-complex="x-symbol"/>
    </style:style>
    <style:style style:name="WW8Num31z1" style:family="text">
      <style:text-properties fo:color="#0000ff" style:font-name="OpenSymbol" fo:font-family="OpenSymbol, 'Arial Unicode MS'" style:font-name-complex="OpenSymbol1" style:font-family-complex="OpenSymbol, 'Arial Unicode MS'" style:font-charset-complex="x-symbol"/>
    </style:style>
    <style:style style:name="WW8Num32z0" style:family="text">
      <style:text-properties fo:color="#0000ff" style:font-name="Symbol" fo:font-family="Symbol" style:font-name-complex="OpenSymbol1" style:font-family-complex="OpenSymbol, 'Arial Unicode MS'" style:font-charset-complex="x-symbol"/>
    </style:style>
    <style:style style:name="WW8Num32z1" style:family="text">
      <style:text-properties fo:color="#0000ff" style:font-name="OpenSymbol" fo:font-family="OpenSymbol, 'Arial Unicode MS'" style:font-name-complex="OpenSymbol1" style:font-family-complex="OpenSymbol, 'Arial Unicode MS'" style:font-charset-complex="x-symbol"/>
    </style:style>
    <style:style style:name="WW8Num33z0" style:family="text">
      <style:text-properties fo:color="#0000ff" style:font-name="Symbol" fo:font-family="Symbol" style:font-name-complex="OpenSymbol1" style:font-family-complex="OpenSymbol, 'Arial Unicode MS'" style:font-charset-complex="x-symbol"/>
    </style:style>
    <style:style style:name="WW8Num33z1" style:family="text">
      <style:text-properties fo:color="#0000ff" style:font-name="OpenSymbol" fo:font-family="OpenSymbol, 'Arial Unicode MS'" style:font-name-complex="OpenSymbol1" style:font-family-complex="OpenSymbol, 'Arial Unicode MS'" style:font-charset-complex="x-symbol"/>
    </style:style>
    <style:style style:name="WW8Num34z0" style:family="text">
      <style:text-properties fo:color="#0000ff" style:font-name="Symbol" fo:font-family="Symbol" style:font-name-complex="OpenSymbol1" style:font-family-complex="OpenSymbol, 'Arial Unicode MS'" style:font-charset-complex="x-symbol"/>
    </style:style>
    <style:style style:name="WW8Num34z1" style:family="text">
      <style:text-properties fo:color="#0000ff" style:font-name="OpenSymbol" fo:font-family="OpenSymbol, 'Arial Unicode MS'" style:font-name-complex="OpenSymbol1" style:font-family-complex="OpenSymbol, 'Arial Unicode MS'" style:font-charset-complex="x-symbol"/>
    </style:style>
    <style:style style:name="WW8Num35z0" style:family="text">
      <style:text-properties fo:color="#0000ff" style:font-name="Symbol" fo:font-family="Symbol" style:font-name-complex="OpenSymbol1" style:font-family-complex="OpenSymbol, 'Arial Unicode MS'" style:font-charset-complex="x-symbol"/>
    </style:style>
    <style:style style:name="WW8Num35z1" style:family="text">
      <style:text-properties fo:color="#0000ff" style:font-name="OpenSymbol" fo:font-family="OpenSymbol, 'Arial Unicode MS'" style:font-name-complex="OpenSymbol1" style:font-family-complex="OpenSymbol, 'Arial Unicode MS'" style:font-charset-complex="x-symbol"/>
    </style:style>
    <style:style style:name="WW8Num36z0" style:family="text">
      <style:text-properties fo:color="#0000ff" style:font-name="Wingdings" fo:font-family="Wingdings" style:font-charset="x-symbol" style:font-name-complex="OpenSymbol1" style:font-family-complex="OpenSymbol, 'Arial Unicode MS'" style:font-charset-complex="x-symbol"/>
    </style:style>
    <style:style style:name="WW8Num36z2" style:family="text">
      <style:text-properties fo:color="#0000ff" style:font-name="OpenSymbol" fo:font-family="OpenSymbol, 'Arial Unicode MS'" style:font-name-complex="OpenSymbol1" style:font-family-complex="OpenSymbol, 'Arial Unicode MS'" style:font-charset-complex="x-symbol"/>
    </style:style>
    <style:style style:name="WW8Num36z3" style:family="text">
      <style:text-properties fo:color="#0000ff" style:font-name="Symbol" fo:font-family="Symbol" style:font-name-complex="OpenSymbol1" style:font-family-complex="OpenSymbol, 'Arial Unicode MS'" style:font-charset-complex="x-symbol"/>
    </style:style>
    <style:style style:name="WW8Num37z0" style:family="text">
      <style:text-properties fo:color="#0000ff" style:font-name="Wingdings" fo:font-family="Wingdings" style:font-charset="x-symbol" style:font-name-complex="OpenSymbol1" style:font-family-complex="OpenSymbol, 'Arial Unicode MS'" style:font-charset-complex="x-symbol"/>
    </style:style>
    <style:style style:name="WW8Num37z1" style:family="text">
      <style:text-properties fo:color="#0000ff" style:font-name="OpenSymbol" fo:font-family="OpenSymbol, 'Arial Unicode MS'" style:font-name-complex="OpenSymbol1" style:font-family-complex="OpenSymbol, 'Arial Unicode MS'" style:font-charset-complex="x-symbol"/>
    </style:style>
    <style:style style:name="WW8Num37z3" style:family="text">
      <style:text-properties fo:color="#0000ff" style:font-name="Symbol" fo:font-family="Symbol" style:font-name-complex="OpenSymbol1" style:font-family-complex="OpenSymbol, 'Arial Unicode MS'" style:font-charset-complex="x-symbol"/>
    </style:style>
    <style:style style:name="WW8Num38z0" style:family="text">
      <style:text-properties fo:color="#0000ff" style:font-name="Symbol" fo:font-family="Symbol" style:font-name-complex="OpenSymbol1" style:font-family-complex="OpenSymbol, 'Arial Unicode MS'" style:font-charset-complex="x-symbol"/>
    </style:style>
    <style:style style:name="WW8Num38z1" style:family="text">
      <style:text-properties fo:color="#0000ff" style:font-name="OpenSymbol" fo:font-family="OpenSymbol, 'Arial Unicode MS'" style:font-name-complex="OpenSymbol1" style:font-family-complex="OpenSymbol, 'Arial Unicode MS'" style:font-charset-complex="x-symbol"/>
    </style:style>
    <style:style style:name="WW8Num39z0" style:family="text">
      <style:text-properties fo:color="#0000ff" style:font-name="Symbol" fo:font-family="Symbol" style:font-name-complex="OpenSymbol1" style:font-family-complex="OpenSymbol, 'Arial Unicode MS'" style:font-charset-complex="x-symbol"/>
    </style:style>
    <style:style style:name="WW8Num39z1" style:family="text">
      <style:text-properties fo:color="#0000ff" style:font-name="OpenSymbol" fo:font-family="OpenSymbol, 'Arial Unicode MS'" style:font-name-complex="OpenSymbol1" style:font-family-complex="OpenSymbol, 'Arial Unicode MS'" style:font-charset-complex="x-symbol"/>
    </style:style>
    <style:style style:name="WW8Num40z0" style:family="text">
      <style:text-properties fo:color="#0000ff" style:font-name="Symbol" fo:font-family="Symbol" style:font-name-complex="OpenSymbol1" style:font-family-complex="OpenSymbol, 'Arial Unicode MS'" style:font-charset-complex="x-symbol"/>
    </style:style>
    <style:style style:name="WW8Num40z1" style:family="text">
      <style:text-properties fo:color="#0000ff" style:font-name="OpenSymbol" fo:font-family="OpenSymbol, 'Arial Unicode MS'" style:font-name-complex="OpenSymbol1" style:font-family-complex="OpenSymbol, 'Arial Unicode MS'" style:font-charset-complex="x-symbol"/>
    </style:style>
    <style:style style:name="WW8Num41z0" style:family="text">
      <style:text-properties fo:color="#0000ff" style:font-name="Symbol" fo:font-family="Symbol" style:font-name-complex="OpenSymbol1" style:font-family-complex="OpenSymbol, 'Arial Unicode MS'" style:font-charset-complex="x-symbol"/>
    </style:style>
    <style:style style:name="WW8Num41z1" style:family="text">
      <style:text-properties fo:color="#0000ff" style:font-name="OpenSymbol" fo:font-family="OpenSymbol, 'Arial Unicode MS'" style:font-name-complex="OpenSymbol1" style:font-family-complex="OpenSymbol, 'Arial Unicode MS'" style:font-charset-complex="x-symbol"/>
    </style:style>
    <style:style style:name="WW8Num42z0" style:family="text">
      <style:text-properties fo:color="#0000ff" style:font-name="Symbol1" fo:font-family="Symbol" style:font-charset="x-symbol" style:font-name-complex="OpenSymbol1" style:font-family-complex="OpenSymbol, 'Arial Unicode MS'" style:font-charset-complex="x-symbol"/>
    </style:style>
    <style:style style:name="WW8Num42z1" style:family="text">
      <style:text-properties fo:color="#0000ff" style:font-name="OpenSymbol" fo:font-family="OpenSymbol, 'Arial Unicode MS'" style:font-name-complex="OpenSymbol1" style:font-family-complex="OpenSymbol, 'Arial Unicode MS'" style:font-charset-complex="x-symbol"/>
    </style:style>
    <style:style style:name="WW8Num43z0" style:family="text">
      <style:text-properties fo:color="#0000ff" style:font-name="Symbol1" fo:font-family="Symbol" style:font-charset="x-symbol" style:font-name-complex="OpenSymbol1" style:font-family-complex="OpenSymbol, 'Arial Unicode MS'" style:font-charset-complex="x-symbol"/>
    </style:style>
    <style:style style:name="WW8Num43z1" style:family="text">
      <style:text-properties fo:color="#0000ff" style:font-name="OpenSymbol" fo:font-family="OpenSymbol, 'Arial Unicode MS'" style:font-name-complex="OpenSymbol1" style:font-family-complex="OpenSymbol, 'Arial Unicode MS'" style:font-charset-complex="x-symbol"/>
    </style:style>
    <style:style style:name="WW8Num3z3" style:family="text">
      <style:text-properties fo:color="#0000ff" style:font-name="Symbol" fo:font-family="Symbol" style:font-name-complex="OpenSymbol1" style:font-family-complex="OpenSymbol, 'Arial Unicode MS'" style:font-charset-complex="x-symbol"/>
    </style:style>
    <style:style style:name="WW8Num8z2" style:family="text">
      <style:text-properties fo:color="#0000ff" style:font-name="OpenSymbol" fo:font-family="OpenSymbol, 'Arial Unicode MS'" style:font-name-complex="OpenSymbol1" style:font-family-complex="OpenSymbol, 'Arial Unicode MS'" style:font-charset-complex="x-symbol"/>
    </style:style>
    <style:style style:name="WW8Num9z2" style:family="text">
      <style:text-properties fo:color="#0000ff" style:font-name="OpenSymbol" fo:font-family="OpenSymbol, 'Arial Unicode MS'" style:font-name-complex="OpenSymbol1" style:font-family-complex="OpenSymbol, 'Arial Unicode MS'" style:font-charset-complex="x-symbol"/>
    </style:style>
    <style:style style:name="WW8Num10z1" style:family="text">
      <style:text-properties fo:color="#0000ff" style:font-name="Wingdings" fo:font-family="Wingdings" style:font-charset="x-symbol" style:font-name-complex="OpenSymbol1" style:font-family-complex="OpenSymbol, 'Arial Unicode MS'" style:font-charset-complex="x-symbol"/>
    </style:style>
    <style:style style:name="WW8Num11z2" style:family="text">
      <style:text-properties fo:color="#0000ff" style:font-name="Wingdings" fo:font-family="Wingdings" style:font-charset="x-symbol" style:font-name-complex="OpenSymbol1" style:font-family-complex="OpenSymbol, 'Arial Unicode MS'" style:font-charset-complex="x-symbol"/>
    </style:style>
    <style:style style:name="WW8Num12z4" style:family="text">
      <style:text-properties fo:color="#0000ff" style:font-name="OpenSymbol" fo:font-family="OpenSymbol, 'Arial Unicode MS'" style:font-name-complex="OpenSymbol1" style:font-family-complex="OpenSymbol, 'Arial Unicode MS'" style:font-charset-complex="x-symbol"/>
    </style:style>
    <style:style style:name="WW8Num13z2" style:family="text">
      <style:text-properties fo:color="#0000ff" style:font-name="Wingdings" fo:font-family="Wingdings" style:font-charset="x-symbol" style:font-name-complex="OpenSymbol1" style:font-family-complex="OpenSymbol, 'Arial Unicode MS'" style:font-charset-complex="x-symbol"/>
    </style:style>
    <style:style style:name="WW8Num15z2" style:family="text">
      <style:text-properties fo:color="#0000ff" style:font-name="Wingdings" fo:font-family="Wingdings" style:font-charset="x-symbol" style:font-name-complex="OpenSymbol1" style:font-family-complex="OpenSymbol, 'Arial Unicode MS'" style:font-charset-complex="x-symbol"/>
    </style:style>
    <style:style style:name="WW8Num16z1" style:family="text">
      <style:text-properties fo:color="#0000ff" style:font-name="OpenSymbol" fo:font-family="OpenSymbol, 'Arial Unicode MS'" style:font-name-complex="OpenSymbol1" style:font-family-complex="OpenSymbol, 'Arial Unicode MS'" style:font-charset-complex="x-symbol"/>
    </style:style>
    <style:style style:name="WW8Num17z3" style:family="text">
      <style:text-properties fo:color="#0000ff" style:font-name="Symbol" fo:font-family="Symbol" style:font-name-complex="OpenSymbol1" style:font-family-complex="OpenSymbol, 'Arial Unicode MS'" style:font-charset-complex="x-symbol"/>
    </style:style>
    <style:style style:name="WW8Num19z3" style:family="text">
      <style:text-properties fo:color="#0000ff" style:font-name="Symbol" fo:font-family="Symbol" style:font-name-complex="OpenSymbol1" style:font-family-complex="OpenSymbol, 'Arial Unicode MS'" style:font-charset-complex="x-symbol"/>
    </style:style>
    <style:style style:name="WW8Num20z2" style:family="text">
      <style:text-properties fo:color="#0000ff" style:font-name="OpenSymbol" fo:font-family="OpenSymbol, 'Arial Unicode MS'" style:font-name-complex="OpenSymbol1" style:font-family-complex="OpenSymbol, 'Arial Unicode MS'" style:font-charset-complex="x-symbol"/>
    </style:style>
    <style:style style:name="WW8Num20z3" style:family="text">
      <style:text-properties fo:color="#0000ff" style:font-name="Symbol" fo:font-family="Symbol" style:font-name-complex="OpenSymbol1" style:font-family-complex="OpenSymbol, 'Arial Unicode MS'" style:font-charset-complex="x-symbol"/>
    </style:style>
    <style:style style:name="WW8Num21z1" style:family="text">
      <style:text-properties fo:color="#0000ff" style:font-name="OpenSymbol" fo:font-family="OpenSymbol, 'Arial Unicode MS'" style:font-name-complex="OpenSymbol1" style:font-family-complex="OpenSymbol, 'Arial Unicode MS'" style:font-charset-complex="x-symbol"/>
    </style:style>
    <style:style style:name="WW8Num22z2" style:family="text">
      <style:text-properties fo:color="#0000ff" style:font-name="Wingdings" fo:font-family="Wingdings" style:font-charset="x-symbol" style:font-name-complex="OpenSymbol1" style:font-family-complex="OpenSymbol, 'Arial Unicode MS'" style:font-charset-complex="x-symbol"/>
    </style:style>
    <style:style style:name="WW8Num23z3" style:family="text">
      <style:text-properties fo:color="#0000ff" style:font-name="Symbol" fo:font-family="Symbol" style:font-name-complex="OpenSymbol1" style:font-family-complex="OpenSymbol, 'Arial Unicode MS'" style:font-charset-complex="x-symbol"/>
    </style:style>
    <style:style style:name="WW8Num24z4" style:family="text">
      <style:text-properties fo:color="#0000ff" style:font-name="OpenSymbol" fo:font-family="OpenSymbol, 'Arial Unicode MS'" style:font-name-complex="OpenSymbol1" style:font-family-complex="OpenSymbol, 'Arial Unicode MS'" style:font-charset-complex="x-symbol"/>
    </style:style>
    <style:style style:name="WW8Num28z2" style:family="text">
      <style:text-properties fo:color="#0000ff" style:font-name="OpenSymbol" fo:font-family="OpenSymbol, 'Arial Unicode MS'" style:font-name-complex="OpenSymbol1" style:font-family-complex="OpenSymbol, 'Arial Unicode MS'" style:font-charset-complex="x-symbol"/>
    </style:style>
    <style:style style:name="WW8Num31z2" style:family="text">
      <style:text-properties fo:color="#0000ff" style:font-name="OpenSymbol" fo:font-family="OpenSymbol, 'Arial Unicode MS'" style:font-name-complex="OpenSymbol1" style:font-family-complex="OpenSymbol, 'Arial Unicode MS'" style:font-charset-complex="x-symbol"/>
    </style:style>
    <style:style style:name="WW8Num32z3" style:family="text">
      <style:text-properties fo:color="#0000ff" style:font-name="Symbol" fo:font-family="Symbol" style:font-name-complex="OpenSymbol1" style:font-family-complex="OpenSymbol, 'Arial Unicode MS'" style:font-charset-complex="x-symbol"/>
    </style:style>
    <style:style style:name="WW8Num33z2" style:family="text">
      <style:text-properties fo:color="#0000ff" style:font-name="OpenSymbol" fo:font-family="OpenSymbol, 'Arial Unicode MS'" style:font-name-complex="OpenSymbol1" style:font-family-complex="OpenSymbol, 'Arial Unicode MS'" style:font-charset-complex="x-symbol"/>
    </style:style>
    <style:style style:name="WW8Num34z2" style:family="text">
      <style:text-properties fo:color="#0000ff" style:font-name="OpenSymbol" fo:font-family="OpenSymbol, 'Arial Unicode MS'" style:font-name-complex="OpenSymbol1" style:font-family-complex="OpenSymbol, 'Arial Unicode MS'" style:font-charset-complex="x-symbol"/>
    </style:style>
    <style:style style:name="WW8Num35z2" style:family="text">
      <style:text-properties fo:color="#0000ff" style:font-name="OpenSymbol" fo:font-family="OpenSymbol, 'Arial Unicode MS'" style:font-name-complex="OpenSymbol1" style:font-family-complex="OpenSymbol, 'Arial Unicode MS'" style:font-charset-complex="x-symbol"/>
    </style:style>
    <style:style style:name="WW8Num35z3" style:family="text">
      <style:text-properties fo:color="#0000ff" style:font-name="Symbol" fo:font-family="Symbol" style:font-name-complex="OpenSymbol1" style:font-family-complex="OpenSymbol, 'Arial Unicode MS'" style:font-charset-complex="x-symbol"/>
    </style:style>
    <style:style style:name="WW8Num37z2" style:family="text">
      <style:text-properties fo:color="#0000ff" style:font-name="OpenSymbol" fo:font-family="OpenSymbol, 'Arial Unicode MS'" style:font-name-complex="OpenSymbol1" style:font-family-complex="OpenSymbol, 'Arial Unicode MS'" style:font-charset-complex="x-symbol"/>
    </style:style>
    <style:style style:name="WW8Num38z3" style:family="text">
      <style:text-properties fo:color="#0000ff" style:font-name="Symbol" fo:font-family="Symbol" style:font-name-complex="OpenSymbol1" style:font-family-complex="OpenSymbol, 'Arial Unicode MS'" style:font-charset-complex="x-symbol"/>
    </style:style>
    <style:style style:name="WW8Num39z2" style:family="text">
      <style:text-properties fo:color="#0000ff" style:font-name="OpenSymbol" fo:font-family="OpenSymbol, 'Arial Unicode MS'" style:font-name-complex="OpenSymbol1" style:font-family-complex="OpenSymbol, 'Arial Unicode MS'" style:font-charset-complex="x-symbol"/>
    </style:style>
    <style:style style:name="WW8Num39z3" style:family="text">
      <style:text-properties fo:color="#0000ff" style:font-name="Symbol" fo:font-family="Symbol" style:font-name-complex="OpenSymbol1" style:font-family-complex="OpenSymbol, 'Arial Unicode MS'" style:font-charset-complex="x-symbol"/>
    </style:style>
    <style:style style:name="WW8Num41z2" style:family="text">
      <style:text-properties fo:color="#0000ff" style:font-name="OpenSymbol" fo:font-family="OpenSymbol, 'Arial Unicode MS'" style:font-name-complex="OpenSymbol1" style:font-family-complex="OpenSymbol, 'Arial Unicode MS'" style:font-charset-complex="x-symbol"/>
    </style:style>
    <style:style style:name="WW8Num41z3" style:family="text">
      <style:text-properties fo:color="#0000ff" style:font-name="Symbol" fo:font-family="Symbol" style:font-name-complex="OpenSymbol1" style:font-family-complex="OpenSymbol, 'Arial Unicode MS'" style:font-charset-complex="x-symbol"/>
    </style:style>
    <style:style style:name="WW8Num42z2" style:family="text">
      <style:text-properties fo:color="#0000ff" style:font-name="OpenSymbol" fo:font-family="OpenSymbol, 'Arial Unicode MS'" style:font-name-complex="OpenSymbol1" style:font-family-complex="OpenSymbol, 'Arial Unicode MS'" style:font-charset-complex="x-symbol"/>
    </style:style>
    <style:style style:name="WW8Num44z0" style:family="text">
      <style:text-properties fo:color="#0000ff" style:font-name="Symbol" fo:font-family="Symbol" style:font-name-complex="OpenSymbol1" style:font-family-complex="OpenSymbol, 'Arial Unicode MS'" style:font-charset-complex="x-symbol"/>
    </style:style>
    <style:style style:name="WW8Num44z1" style:family="text">
      <style:text-properties fo:color="#0000ff" style:font-name="OpenSymbol" fo:font-family="OpenSymbol, 'Arial Unicode MS'" style:font-name-complex="OpenSymbol1" style:font-family-complex="OpenSymbol, 'Arial Unicode MS'" style:font-charset-complex="x-symbol"/>
    </style:style>
    <style:style style:name="WW8Num45z0" style:family="text">
      <style:text-properties fo:color="#0000ff" style:font-name="Symbol" fo:font-family="Symbol" style:font-name-complex="OpenSymbol1" style:font-family-complex="OpenSymbol, 'Arial Unicode MS'" style:font-charset-complex="x-symbol"/>
    </style:style>
    <style:style style:name="WW8Num45z1" style:family="text">
      <style:text-properties fo:color="#0000ff" style:font-name="OpenSymbol" fo:font-family="OpenSymbol, 'Arial Unicode MS'" style:font-name-complex="OpenSymbol1" style:font-family-complex="OpenSymbol, 'Arial Unicode MS'" style:font-charset-complex="x-symbol"/>
    </style:style>
    <style:style style:name="WW8Num46z0" style:family="text">
      <style:text-properties fo:color="#0000ff" style:font-name="Symbol" fo:font-family="Symbol" style:font-name-complex="OpenSymbol1" style:font-family-complex="OpenSymbol, 'Arial Unicode MS'" style:font-charset-complex="x-symbol"/>
    </style:style>
    <style:style style:name="WW8Num46z1" style:family="text">
      <style:text-properties fo:color="#0000ff" style:font-name="OpenSymbol" fo:font-family="OpenSymbol, 'Arial Unicode MS'" style:font-name-complex="OpenSymbol1" style:font-family-complex="OpenSymbol, 'Arial Unicode MS'" style:font-charset-complex="x-symbol"/>
    </style:style>
    <style:style style:name="WW8Num47z0" style:family="text">
      <style:text-properties fo:color="#0000ff" style:font-name="Wingdings" fo:font-family="Wingdings" style:font-charset="x-symbol" style:font-name-complex="OpenSymbol1" style:font-family-complex="OpenSymbol, 'Arial Unicode MS'" style:font-charset-complex="x-symbol"/>
    </style:style>
    <style:style style:name="WW8Num47z1" style:family="text">
      <style:text-properties fo:color="#0000ff" style:font-name="OpenSymbol" fo:font-family="OpenSymbol, 'Arial Unicode MS'" style:font-name-complex="OpenSymbol1" style:font-family-complex="OpenSymbol, 'Arial Unicode MS'" style:font-charset-complex="x-symbol"/>
    </style:style>
    <style:style style:name="WW8Num47z3" style:family="text">
      <style:text-properties fo:color="#0000ff" style:font-name="Symbol" fo:font-family="Symbol" style:font-name-complex="OpenSymbol1" style:font-family-complex="OpenSymbol, 'Arial Unicode MS'" style:font-charset-complex="x-symbol"/>
    </style:style>
    <style:style style:name="WW8Num48z0" style:family="text">
      <style:text-properties fo:color="#0000ff" style:font-name="Wingdings" fo:font-family="Wingdings" style:font-charset="x-symbol" style:font-name-complex="OpenSymbol1" style:font-family-complex="OpenSymbol, 'Arial Unicode MS'" style:font-charset-complex="x-symbol"/>
    </style:style>
    <style:style style:name="WW8Num48z2" style:family="text">
      <style:text-properties fo:color="#0000ff" style:font-name="OpenSymbol" fo:font-family="OpenSymbol, 'Arial Unicode MS'" style:font-name-complex="OpenSymbol1" style:font-family-complex="OpenSymbol, 'Arial Unicode MS'" style:font-charset-complex="x-symbol"/>
    </style:style>
    <style:style style:name="WW8Num48z3" style:family="text">
      <style:text-properties fo:color="#0000ff" style:font-name="Symbol" fo:font-family="Symbol" style:font-name-complex="OpenSymbol1" style:font-family-complex="OpenSymbol, 'Arial Unicode MS'" style:font-charset-complex="x-symbol"/>
    </style:style>
    <style:style style:name="WW8Num49z0" style:family="text">
      <style:text-properties fo:color="#0000ff" style:font-name="Wingdings" fo:font-family="Wingdings" style:font-charset="x-symbol" style:font-name-complex="OpenSymbol1" style:font-family-complex="OpenSymbol, 'Arial Unicode MS'" style:font-charset-complex="x-symbol"/>
    </style:style>
    <style:style style:name="WW8Num49z1" style:family="text">
      <style:text-properties fo:color="#0000ff" style:font-name="OpenSymbol" fo:font-family="OpenSymbol, 'Arial Unicode MS'" style:font-name-complex="OpenSymbol1" style:font-family-complex="OpenSymbol, 'Arial Unicode MS'" style:font-charset-complex="x-symbol"/>
    </style:style>
    <style:style style:name="WW8Num49z3" style:family="text">
      <style:text-properties fo:color="#0000ff" style:font-name="Symbol" fo:font-family="Symbol" style:font-name-complex="OpenSymbol1" style:font-family-complex="OpenSymbol, 'Arial Unicode MS'" style:font-charset-complex="x-symbol"/>
    </style:style>
    <style:style style:name="WW8Num50z0" style:family="text">
      <style:text-properties fo:color="#0000ff" style:font-name="Wingdings" fo:font-family="Wingdings" style:font-charset="x-symbol" style:font-name-complex="OpenSymbol1" style:font-family-complex="OpenSymbol, 'Arial Unicode MS'" style:font-charset-complex="x-symbol"/>
    </style:style>
    <style:style style:name="WW8Num50z1" style:family="text">
      <style:text-properties fo:color="#0000ff" style:font-name="OpenSymbol" fo:font-family="OpenSymbol, 'Arial Unicode MS'" style:font-name-complex="OpenSymbol1" style:font-family-complex="OpenSymbol, 'Arial Unicode MS'" style:font-charset-complex="x-symbol"/>
    </style:style>
    <style:style style:name="WW8Num50z3" style:family="text">
      <style:text-properties fo:color="#0000ff" style:font-name="Symbol" fo:font-family="Symbol" style:font-name-complex="OpenSymbol1" style:font-family-complex="OpenSymbol, 'Arial Unicode MS'" style:font-charset-complex="x-symbol"/>
    </style:style>
    <style:style style:name="WW8Num51z0" style:family="text">
      <style:text-properties fo:color="#0000ff" style:font-name="Wingdings" fo:font-family="Wingdings" style:font-charset="x-symbol" style:font-name-complex="OpenSymbol1" style:font-family-complex="OpenSymbol, 'Arial Unicode MS'" style:font-charset-complex="x-symbol"/>
    </style:style>
    <style:style style:name="WW8Num51z1" style:family="text">
      <style:text-properties fo:color="#0000ff" style:font-name="OpenSymbol" fo:font-family="OpenSymbol, 'Arial Unicode MS'" style:font-name-complex="OpenSymbol1" style:font-family-complex="OpenSymbol, 'Arial Unicode MS'" style:font-charset-complex="x-symbol"/>
    </style:style>
    <style:style style:name="WW8Num51z3" style:family="text">
      <style:text-properties fo:color="#0000ff" style:font-name="Symbol" fo:font-family="Symbol" style:font-name-complex="OpenSymbol1" style:font-family-complex="OpenSymbol, 'Arial Unicode MS'" style:font-charset-complex="x-symbol"/>
    </style:style>
    <style:style style:name="WW8Num52z0" style:family="text">
      <style:text-properties fo:color="#0000ff" style:font-name="Symbol" fo:font-family="Symbol" style:font-name-complex="OpenSymbol1" style:font-family-complex="OpenSymbol, 'Arial Unicode MS'" style:font-charset-complex="x-symbol"/>
    </style:style>
    <style:style style:name="WW8Num52z1" style:family="text">
      <style:text-properties fo:color="#0000ff" style:font-name="Wingdings" fo:font-family="Wingdings" style:font-charset="x-symbol" style:font-name-complex="OpenSymbol1" style:font-family-complex="OpenSymbol, 'Arial Unicode MS'" style:font-charset-complex="x-symbol"/>
    </style:style>
    <style:style style:name="WW8Num52z2" style:family="text">
      <style:text-properties fo:color="#0000ff" style:font-name="OpenSymbol" fo:font-family="OpenSymbol, 'Arial Unicode MS'" style:font-name-complex="OpenSymbol1" style:font-family-complex="OpenSymbol, 'Arial Unicode MS'" style:font-charset-complex="x-symbol"/>
    </style:style>
    <style:style style:name="WW8Num53z0" style:family="text">
      <style:text-properties fo:color="#0000ff" style:font-name="Symbol" fo:font-family="Symbol" style:font-name-complex="OpenSymbol1" style:font-family-complex="OpenSymbol, 'Arial Unicode MS'" style:font-charset-complex="x-symbol"/>
    </style:style>
    <style:style style:name="WW8Num53z1" style:family="text">
      <style:text-properties fo:color="#0000ff" style:font-name="Wingdings" fo:font-family="Wingdings" style:font-charset="x-symbol" style:font-name-complex="OpenSymbol1" style:font-family-complex="OpenSymbol, 'Arial Unicode MS'" style:font-charset-complex="x-symbol"/>
    </style:style>
    <style:style style:name="WW8Num53z2" style:family="text">
      <style:text-properties fo:color="#0000ff" style:font-name="OpenSymbol" fo:font-family="OpenSymbol, 'Arial Unicode MS'" style:font-name-complex="OpenSymbol1" style:font-family-complex="OpenSymbol, 'Arial Unicode MS'" style:font-charset-complex="x-symbol"/>
    </style:style>
    <style:style style:name="WW8Num54z0" style:family="text">
      <style:text-properties fo:color="#0000ff" style:font-name="Wingdings" fo:font-family="Wingdings" style:font-charset="x-symbol" style:font-name-complex="OpenSymbol1" style:font-family-complex="OpenSymbol, 'Arial Unicode MS'" style:font-charset-complex="x-symbol"/>
    </style:style>
    <style:style style:name="WW8Num54z3" style:family="text">
      <style:text-properties fo:color="#0000ff" style:font-name="Symbol" fo:font-family="Symbol" style:font-name-complex="OpenSymbol1" style:font-family-complex="OpenSymbol, 'Arial Unicode MS'" style:font-charset-complex="x-symbol"/>
    </style:style>
    <style:style style:name="WW8Num54z4" style:family="text">
      <style:text-properties fo:color="#0000ff" style:font-name="OpenSymbol" fo:font-family="OpenSymbol, 'Arial Unicode MS'" style:font-name-complex="OpenSymbol1" style:font-family-complex="OpenSymbol, 'Arial Unicode MS'" style:font-charset-complex="x-symbol"/>
    </style:style>
    <style:style style:name="WW8Num55z0" style:family="text">
      <style:text-properties fo:color="#0000ff" style:font-name="Symbol" fo:font-family="Symbol" style:font-name-complex="OpenSymbol1" style:font-family-complex="OpenSymbol, 'Arial Unicode MS'" style:font-charset-complex="x-symbol"/>
    </style:style>
    <style:style style:name="WW8Num55z1" style:family="text">
      <style:text-properties fo:color="#0000ff" style:font-name="Wingdings" fo:font-family="Wingdings" style:font-charset="x-symbol" style:font-name-complex="OpenSymbol1" style:font-family-complex="OpenSymbol, 'Arial Unicode MS'" style:font-charset-complex="x-symbol"/>
    </style:style>
    <style:style style:name="WW8Num55z2" style:family="text">
      <style:text-properties fo:color="#0000ff" style:font-name="OpenSymbol" fo:font-family="OpenSymbol, 'Arial Unicode MS'" style:font-name-complex="OpenSymbol1" style:font-family-complex="OpenSymbol, 'Arial Unicode MS'" style:font-charset-complex="x-symbol"/>
    </style:style>
    <style:style style:name="WW8Num56z0" style:family="text">
      <style:text-properties fo:color="#0000ff" style:font-name="Symbol" fo:font-family="Symbol" style:font-name-complex="OpenSymbol1" style:font-family-complex="OpenSymbol, 'Arial Unicode MS'" style:font-charset-complex="x-symbol"/>
    </style:style>
    <style:style style:name="WW8Num56z1" style:family="text">
      <style:text-properties fo:color="#0000ff" style:font-name="Wingdings" fo:font-family="Wingdings" style:font-charset="x-symbol" style:font-name-complex="OpenSymbol1" style:font-family-complex="OpenSymbol, 'Arial Unicode MS'" style:font-charset-complex="x-symbol"/>
    </style:style>
    <style:style style:name="WW8Num56z2" style:family="text">
      <style:text-properties fo:color="#0000ff" style:font-name="OpenSymbol" fo:font-family="OpenSymbol, 'Arial Unicode MS'" style:font-name-complex="OpenSymbol1" style:font-family-complex="OpenSymbol, 'Arial Unicode MS'" style:font-charset-complex="x-symbol"/>
    </style:style>
    <style:style style:name="WW8Num57z0" style:family="text">
      <style:text-properties fo:color="#0000ff" style:font-name="Wingdings" fo:font-family="Wingdings" style:font-charset="x-symbol" style:font-name-complex="OpenSymbol1" style:font-family-complex="OpenSymbol, 'Arial Unicode MS'" style:font-charset-complex="x-symbol"/>
    </style:style>
    <style:style style:name="WW8Num57z1" style:family="text">
      <style:text-properties fo:color="#0000ff" style:font-name="OpenSymbol" fo:font-family="OpenSymbol, 'Arial Unicode MS'" style:font-name-complex="OpenSymbol1" style:font-family-complex="OpenSymbol, 'Arial Unicode MS'" style:font-charset-complex="x-symbol"/>
    </style:style>
    <style:style style:name="WW8Num57z3" style:family="text">
      <style:text-properties fo:color="#0000ff" style:font-name="Symbol" fo:font-family="Symbol" style:font-name-complex="OpenSymbol1" style:font-family-complex="OpenSymbol, 'Arial Unicode MS'" style:font-charset-complex="x-symbol"/>
    </style:style>
    <style:style style:name="WW8Num58z0" style:family="text">
      <style:text-properties fo:color="#0000ff" style:font-name="Wingdings" fo:font-family="Wingdings" style:font-charset="x-symbol" style:font-name-complex="OpenSymbol1" style:font-family-complex="OpenSymbol, 'Arial Unicode MS'" style:font-charset-complex="x-symbol"/>
    </style:style>
    <style:style style:name="WW8Num58z1" style:family="text">
      <style:text-properties fo:color="#0000ff" style:font-name="OpenSymbol" fo:font-family="OpenSymbol, 'Arial Unicode MS'" style:font-name-complex="OpenSymbol1" style:font-family-complex="OpenSymbol, 'Arial Unicode MS'" style:font-charset-complex="x-symbol"/>
    </style:style>
    <style:style style:name="WW8Num58z3" style:family="text">
      <style:text-properties fo:color="#0000ff" style:font-name="Symbol" fo:font-family="Symbol" style:font-name-complex="OpenSymbol1" style:font-family-complex="OpenSymbol, 'Arial Unicode MS'" style:font-charset-complex="x-symbol"/>
    </style:style>
    <style:style style:name="WW8Num59z0" style:family="text">
      <style:text-properties fo:color="#0000ff" style:font-name="Wingdings" fo:font-family="Wingdings" style:font-charset="x-symbol" style:font-name-complex="OpenSymbol1" style:font-family-complex="OpenSymbol, 'Arial Unicode MS'" style:font-charset-complex="x-symbol"/>
    </style:style>
    <style:style style:name="WW8Num59z2" style:family="text">
      <style:text-properties fo:color="#0000ff" style:font-name="OpenSymbol" fo:font-family="OpenSymbol, 'Arial Unicode MS'" style:font-name-complex="OpenSymbol1" style:font-family-complex="OpenSymbol, 'Arial Unicode MS'" style:font-charset-complex="x-symbol"/>
    </style:style>
    <style:style style:name="WW8Num59z3" style:family="text">
      <style:text-properties fo:color="#0000ff" style:font-name="Symbol" fo:font-family="Symbol" style:font-name-complex="OpenSymbol1" style:font-family-complex="OpenSymbol, 'Arial Unicode MS'" style:font-charset-complex="x-symbol"/>
    </style:style>
    <style:style style:name="WW8Num60z0" style:family="text">
      <style:text-properties fo:color="#0000ff" style:font-name="Wingdings" fo:font-family="Wingdings" style:font-charset="x-symbol" style:font-name-complex="OpenSymbol1" style:font-family-complex="OpenSymbol, 'Arial Unicode MS'" style:font-charset-complex="x-symbol"/>
    </style:style>
    <style:style style:name="WW8Num60z1" style:family="text">
      <style:text-properties fo:color="#0000ff" style:font-name="OpenSymbol" fo:font-family="OpenSymbol, 'Arial Unicode MS'" style:font-name-complex="OpenSymbol1" style:font-family-complex="OpenSymbol, 'Arial Unicode MS'" style:font-charset-complex="x-symbol"/>
    </style:style>
    <style:style style:name="WW8Num60z3" style:family="text">
      <style:text-properties fo:color="#0000ff" style:font-name="Symbol" fo:font-family="Symbol" style:font-name-complex="OpenSymbol1" style:font-family-complex="OpenSymbol, 'Arial Unicode MS'" style:font-charset-complex="x-symbol"/>
    </style:style>
    <style:style style:name="WW8Num61z0" style:family="text">
      <style:text-properties fo:color="#0000ff" style:font-name="Wingdings" fo:font-family="Wingdings" style:font-charset="x-symbol" style:font-name-complex="OpenSymbol1" style:font-family-complex="OpenSymbol, 'Arial Unicode MS'" style:font-charset-complex="x-symbol"/>
    </style:style>
    <style:style style:name="WW8Num61z1" style:family="text">
      <style:text-properties fo:color="#0000ff" style:font-name="OpenSymbol" fo:font-family="OpenSymbol, 'Arial Unicode MS'" style:font-name-complex="OpenSymbol1" style:font-family-complex="OpenSymbol, 'Arial Unicode MS'" style:font-charset-complex="x-symbol"/>
    </style:style>
    <style:style style:name="WW8Num61z3" style:family="text">
      <style:text-properties fo:color="#0000ff" style:font-name="Symbol" fo:font-family="Symbol" style:font-name-complex="OpenSymbol1" style:font-family-complex="OpenSymbol, 'Arial Unicode MS'" style:font-charset-complex="x-symbol"/>
    </style:style>
    <style:style style:name="WW8Num62z0" style:family="text">
      <style:text-properties fo:color="#0000ff" style:font-name="Wingdings" fo:font-family="Wingdings" style:font-charset="x-symbol" style:font-name-complex="OpenSymbol1" style:font-family-complex="OpenSymbol, 'Arial Unicode MS'" style:font-charset-complex="x-symbol"/>
    </style:style>
    <style:style style:name="WW8Num62z1" style:family="text">
      <style:text-properties fo:color="#0000ff" style:font-name="OpenSymbol" fo:font-family="OpenSymbol, 'Arial Unicode MS'" style:font-name-complex="OpenSymbol1" style:font-family-complex="OpenSymbol, 'Arial Unicode MS'" style:font-charset-complex="x-symbol"/>
    </style:style>
    <style:style style:name="WW8Num62z3" style:family="text">
      <style:text-properties fo:color="#0000ff" style:font-name="Symbol" fo:font-family="Symbol" style:font-name-complex="OpenSymbol1" style:font-family-complex="OpenSymbol, 'Arial Unicode MS'" style:font-charset-complex="x-symbol"/>
    </style:style>
    <style:style style:name="WW8Num63z0" style:family="text">
      <style:text-properties fo:color="#0000ff" style:font-name="Wingdings" fo:font-family="Wingdings" style:font-charset="x-symbol" style:font-name-complex="OpenSymbol1" style:font-family-complex="OpenSymbol, 'Arial Unicode MS'" style:font-charset-complex="x-symbol"/>
    </style:style>
    <style:style style:name="WW8Num63z1" style:family="text">
      <style:text-properties fo:color="#0000ff" style:font-name="OpenSymbol" fo:font-family="OpenSymbol, 'Arial Unicode MS'" style:font-name-complex="OpenSymbol1" style:font-family-complex="OpenSymbol, 'Arial Unicode MS'" style:font-charset-complex="x-symbol"/>
    </style:style>
    <style:style style:name="WW8Num63z3" style:family="text">
      <style:text-properties fo:color="#0000ff" style:font-name="Symbol" fo:font-family="Symbol" style:font-name-complex="OpenSymbol1" style:font-family-complex="OpenSymbol, 'Arial Unicode MS'" style:font-charset-complex="x-symbol"/>
    </style:style>
    <style:style style:name="WW8Num64z0" style:family="text">
      <style:text-properties fo:color="#0000ff" style:font-name="Wingdings" fo:font-family="Wingdings" style:font-charset="x-symbol" style:font-name-complex="OpenSymbol1" style:font-family-complex="OpenSymbol, 'Arial Unicode MS'" style:font-charset-complex="x-symbol"/>
    </style:style>
    <style:style style:name="WW8Num64z1" style:family="text">
      <style:text-properties fo:color="#0000ff" style:font-name="OpenSymbol" fo:font-family="OpenSymbol, 'Arial Unicode MS'" style:font-name-complex="OpenSymbol1" style:font-family-complex="OpenSymbol, 'Arial Unicode MS'" style:font-charset-complex="x-symbol"/>
    </style:style>
    <style:style style:name="WW8Num64z3" style:family="text">
      <style:text-properties fo:color="#0000ff" style:font-name="Symbol" fo:font-family="Symbol" style:font-name-complex="OpenSymbol1" style:font-family-complex="OpenSymbol, 'Arial Unicode MS'" style:font-charset-complex="x-symbol"/>
    </style:style>
    <style:style style:name="WW8Num65z0" style:family="text">
      <style:text-properties fo:color="#0000ff" style:font-name="Wingdings" fo:font-family="Wingdings" style:font-charset="x-symbol" style:font-name-complex="OpenSymbol1" style:font-family-complex="OpenSymbol, 'Arial Unicode MS'" style:font-charset-complex="x-symbol"/>
    </style:style>
    <style:style style:name="WW8Num65z1" style:family="text">
      <style:text-properties fo:color="#0000ff" style:font-name="OpenSymbol" fo:font-family="OpenSymbol, 'Arial Unicode MS'" style:font-name-complex="OpenSymbol1" style:font-family-complex="OpenSymbol, 'Arial Unicode MS'" style:font-charset-complex="x-symbol"/>
    </style:style>
    <style:style style:name="WW8Num65z3" style:family="text">
      <style:text-properties fo:color="#0000ff" style:font-name="Symbol" fo:font-family="Symbol" style:font-name-complex="OpenSymbol1" style:font-family-complex="OpenSymbol, 'Arial Unicode MS'" style:font-charset-complex="x-symbol"/>
    </style:style>
    <style:style style:name="WW8Num66z0" style:family="text">
      <style:text-properties fo:color="#0000ff" style:font-name="Wingdings" fo:font-family="Wingdings" style:font-charset="x-symbol" style:font-name-complex="OpenSymbol1" style:font-family-complex="OpenSymbol, 'Arial Unicode MS'" style:font-charset-complex="x-symbol"/>
    </style:style>
    <style:style style:name="WW8Num66z1" style:family="text">
      <style:text-properties fo:color="#0000ff" style:font-name="OpenSymbol" fo:font-family="OpenSymbol, 'Arial Unicode MS'" style:font-name-complex="OpenSymbol1" style:font-family-complex="OpenSymbol, 'Arial Unicode MS'" style:font-charset-complex="x-symbol"/>
    </style:style>
    <style:style style:name="WW8Num66z3" style:family="text">
      <style:text-properties fo:color="#0000ff" style:font-name="Symbol" fo:font-family="Symbol" style:font-name-complex="OpenSymbol1" style:font-family-complex="OpenSymbol, 'Arial Unicode MS'" style:font-charset-complex="x-symbol"/>
    </style:style>
    <style:style style:name="WW8Num67z0" style:family="text">
      <style:text-properties fo:color="#0000ff" style:font-name="Symbol" fo:font-family="Symbol" style:font-name-complex="OpenSymbol1" style:font-family-complex="OpenSymbol, 'Arial Unicode MS'" style:font-charset-complex="x-symbol"/>
    </style:style>
    <style:style style:name="WW8Num67z1" style:family="text">
      <style:text-properties fo:color="#0000ff" style:font-name="OpenSymbol" fo:font-family="OpenSymbol, 'Arial Unicode MS'" style:font-name-complex="OpenSymbol1" style:font-family-complex="OpenSymbol, 'Arial Unicode MS'" style:font-charset-complex="x-symbol"/>
    </style:style>
    <style:style style:name="WW8Num68z0" style:family="text">
      <style:text-properties fo:color="#0000ff" style:font-name="Wingdings" fo:font-family="Wingdings" style:font-charset="x-symbol" style:font-name-complex="OpenSymbol1" style:font-family-complex="OpenSymbol, 'Arial Unicode MS'" style:font-charset-complex="x-symbol"/>
    </style:style>
    <style:style style:name="WW8Num68z1" style:family="text">
      <style:text-properties fo:color="#0000ff" style:font-name="OpenSymbol" fo:font-family="OpenSymbol, 'Arial Unicode MS'" style:font-name-complex="OpenSymbol1" style:font-family-complex="OpenSymbol, 'Arial Unicode MS'" style:font-charset-complex="x-symbol"/>
    </style:style>
    <style:style style:name="WW8Num68z3" style:family="text">
      <style:text-properties fo:color="#0000ff" style:font-name="Symbol" fo:font-family="Symbol" style:font-name-complex="OpenSymbol1" style:font-family-complex="OpenSymbol, 'Arial Unicode MS'" style:font-charset-complex="x-symbol"/>
    </style:style>
    <style:style style:name="WW8Num69z0" style:family="text">
      <style:text-properties fo:color="#0000ff" style:font-name="Wingdings" fo:font-family="Wingdings" style:font-charset="x-symbol" style:font-name-complex="OpenSymbol1" style:font-family-complex="OpenSymbol, 'Arial Unicode MS'" style:font-charset-complex="x-symbol"/>
    </style:style>
    <style:style style:name="WW8Num69z1" style:family="text">
      <style:text-properties fo:color="#0000ff" style:font-name="OpenSymbol" fo:font-family="OpenSymbol, 'Arial Unicode MS'" style:font-name-complex="OpenSymbol1" style:font-family-complex="OpenSymbol, 'Arial Unicode MS'" style:font-charset-complex="x-symbol"/>
    </style:style>
    <style:style style:name="WW8Num69z3" style:family="text">
      <style:text-properties fo:color="#0000ff" style:font-name="Symbol" fo:font-family="Symbol" style:font-name-complex="OpenSymbol1" style:font-family-complex="OpenSymbol, 'Arial Unicode MS'" style:font-charset-complex="x-symbol"/>
    </style:style>
    <style:style style:name="WW8Num70z0" style:family="text">
      <style:text-properties fo:color="#0000ff" style:font-name="Wingdings" fo:font-family="Wingdings" style:font-charset="x-symbol" style:font-name-complex="OpenSymbol1" style:font-family-complex="OpenSymbol, 'Arial Unicode MS'" style:font-charset-complex="x-symbol"/>
    </style:style>
    <style:style style:name="WW8Num70z1" style:family="text">
      <style:text-properties fo:color="#0000ff" style:font-name="OpenSymbol" fo:font-family="OpenSymbol, 'Arial Unicode MS'" style:font-name-complex="OpenSymbol1" style:font-family-complex="OpenSymbol, 'Arial Unicode MS'" style:font-charset-complex="x-symbol"/>
    </style:style>
    <style:style style:name="WW8Num70z3" style:family="text">
      <style:text-properties fo:color="#0000ff" style:font-name="Symbol" fo:font-family="Symbol" style:font-name-complex="OpenSymbol1" style:font-family-complex="OpenSymbol, 'Arial Unicode MS'" style:font-charset-complex="x-symbol"/>
    </style:style>
    <style:style style:name="WW8Num71z0" style:family="text">
      <style:text-properties fo:color="#0000ff" style:font-name="Wingdings" fo:font-family="Wingdings" style:font-charset="x-symbol" style:font-name-complex="OpenSymbol1" style:font-family-complex="OpenSymbol, 'Arial Unicode MS'" style:font-charset-complex="x-symbol"/>
    </style:style>
    <style:style style:name="WW8Num71z1" style:family="text">
      <style:text-properties fo:color="#0000ff" style:font-name="OpenSymbol" fo:font-family="OpenSymbol, 'Arial Unicode MS'" style:font-name-complex="OpenSymbol1" style:font-family-complex="OpenSymbol, 'Arial Unicode MS'" style:font-charset-complex="x-symbol"/>
    </style:style>
    <style:style style:name="WW8Num71z3" style:family="text">
      <style:text-properties fo:color="#0000ff" style:font-name="Symbol" fo:font-family="Symbol" style:font-name-complex="OpenSymbol1" style:font-family-complex="OpenSymbol, 'Arial Unicode MS'" style:font-charset-complex="x-symbol"/>
    </style:style>
    <style:style style:name="WW8Num72z0" style:family="text">
      <style:text-properties fo:color="#0000ff" style:font-name="Wingdings" fo:font-family="Wingdings" style:font-charset="x-symbol" style:font-name-complex="OpenSymbol1" style:font-family-complex="OpenSymbol, 'Arial Unicode MS'" style:font-charset-complex="x-symbol"/>
    </style:style>
    <style:style style:name="WW8Num72z1" style:family="text">
      <style:text-properties fo:color="#0000ff" style:font-name="OpenSymbol" fo:font-family="OpenSymbol, 'Arial Unicode MS'" style:font-name-complex="OpenSymbol1" style:font-family-complex="OpenSymbol, 'Arial Unicode MS'" style:font-charset-complex="x-symbol"/>
    </style:style>
    <style:style style:name="WW8Num72z3" style:family="text">
      <style:text-properties fo:color="#0000ff" style:font-name="Symbol" fo:font-family="Symbol" style:font-name-complex="OpenSymbol1" style:font-family-complex="OpenSymbol, 'Arial Unicode MS'" style:font-charset-complex="x-symbol"/>
    </style:style>
    <style:style style:name="WW8Num73z0" style:family="text">
      <style:text-properties fo:color="#0000ff" style:font-name="Wingdings" fo:font-family="Wingdings" style:font-charset="x-symbol" style:font-name-complex="OpenSymbol1" style:font-family-complex="OpenSymbol, 'Arial Unicode MS'" style:font-charset-complex="x-symbol"/>
    </style:style>
    <style:style style:name="WW8Num73z1" style:family="text">
      <style:text-properties fo:color="#0000ff" style:font-name="OpenSymbol" fo:font-family="OpenSymbol, 'Arial Unicode MS'" style:font-name-complex="OpenSymbol1" style:font-family-complex="OpenSymbol, 'Arial Unicode MS'" style:font-charset-complex="x-symbol"/>
    </style:style>
    <style:style style:name="WW8Num73z3" style:family="text">
      <style:text-properties fo:color="#0000ff" style:font-name="Symbol" fo:font-family="Symbol" style:font-name-complex="OpenSymbol1" style:font-family-complex="OpenSymbol, 'Arial Unicode MS'" style:font-charset-complex="x-symbol"/>
    </style:style>
    <style:style style:name="WW8Num74z0" style:family="text">
      <style:text-properties fo:color="#0000ff" style:font-name="Symbol" fo:font-family="Symbol" style:font-name-complex="OpenSymbol1" style:font-family-complex="OpenSymbol, 'Arial Unicode MS'" style:font-charset-complex="x-symbol"/>
    </style:style>
    <style:style style:name="WW8Num74z1" style:family="text">
      <style:text-properties fo:color="#0000ff" style:font-name="Wingdings" fo:font-family="Wingdings" style:font-charset="x-symbol" style:font-name-complex="OpenSymbol1" style:font-family-complex="OpenSymbol, 'Arial Unicode MS'" style:font-charset-complex="x-symbol"/>
    </style:style>
    <style:style style:name="WW8Num74z2" style:family="text">
      <style:text-properties fo:color="#0000ff" style:font-name="OpenSymbol" fo:font-family="OpenSymbol, 'Arial Unicode MS'" style:font-name-complex="OpenSymbol1" style:font-family-complex="OpenSymbol, 'Arial Unicode MS'" style:font-charset-complex="x-symbol"/>
    </style:style>
    <style:style style:name="WW8Num75z0" style:family="text">
      <style:text-properties fo:color="#0000ff" style:font-name="Symbol" fo:font-family="Symbol" style:font-name-complex="OpenSymbol1" style:font-family-complex="OpenSymbol, 'Arial Unicode MS'" style:font-charset-complex="x-symbol"/>
    </style:style>
    <style:style style:name="WW8Num75z1" style:family="text">
      <style:text-properties fo:color="#0000ff" style:font-name="Wingdings" fo:font-family="Wingdings" style:font-charset="x-symbol" style:font-name-complex="OpenSymbol1" style:font-family-complex="OpenSymbol, 'Arial Unicode MS'" style:font-charset-complex="x-symbol"/>
    </style:style>
    <style:style style:name="WW8Num75z2" style:family="text">
      <style:text-properties fo:color="#0000ff" style:font-name="OpenSymbol" fo:font-family="OpenSymbol, 'Arial Unicode MS'" style:font-name-complex="OpenSymbol1" style:font-family-complex="OpenSymbol, 'Arial Unicode MS'" style:font-charset-complex="x-symbol"/>
    </style:style>
    <style:style style:name="WW8Num76z0" style:family="text">
      <style:text-properties fo:color="#0000ff" style:font-name="Symbol" fo:font-family="Symbol" style:font-name-complex="OpenSymbol1" style:font-family-complex="OpenSymbol, 'Arial Unicode MS'" style:font-charset-complex="x-symbol"/>
    </style:style>
    <style:style style:name="WW8Num76z1" style:family="text">
      <style:text-properties fo:color="#0000ff" style:font-name="Wingdings" fo:font-family="Wingdings" style:font-charset="x-symbol" style:font-name-complex="OpenSymbol1" style:font-family-complex="OpenSymbol, 'Arial Unicode MS'" style:font-charset-complex="x-symbol"/>
    </style:style>
    <style:style style:name="WW8Num76z2" style:family="text">
      <style:text-properties fo:color="#0000ff" style:font-name="OpenSymbol" fo:font-family="OpenSymbol, 'Arial Unicode MS'" style:font-name-complex="OpenSymbol1" style:font-family-complex="OpenSymbol, 'Arial Unicode MS'" style:font-charset-complex="x-symbol"/>
    </style:style>
    <style:style style:name="WW8Num77z0" style:family="text">
      <style:text-properties fo:color="#0000ff" style:font-name="Symbol" fo:font-family="Symbol" style:font-name-complex="OpenSymbol1" style:font-family-complex="OpenSymbol, 'Arial Unicode MS'" style:font-charset-complex="x-symbol"/>
    </style:style>
    <style:style style:name="WW8Num77z1" style:family="text">
      <style:text-properties fo:color="#0000ff" style:font-name="Wingdings" fo:font-family="Wingdings" style:font-charset="x-symbol" style:font-name-complex="OpenSymbol1" style:font-family-complex="OpenSymbol, 'Arial Unicode MS'" style:font-charset-complex="x-symbol"/>
    </style:style>
    <style:style style:name="WW8Num77z2" style:family="text">
      <style:text-properties fo:color="#0000ff" style:font-name="OpenSymbol" fo:font-family="OpenSymbol, 'Arial Unicode MS'" style:font-name-complex="OpenSymbol1" style:font-family-complex="OpenSymbol, 'Arial Unicode MS'" style:font-charset-complex="x-symbol"/>
    </style:style>
    <style:style style:name="WW8Num78z0" style:family="text">
      <style:text-properties fo:color="#0000ff" style:font-name="Symbol" fo:font-family="Symbol" style:font-name-complex="OpenSymbol1" style:font-family-complex="OpenSymbol, 'Arial Unicode MS'" style:font-charset-complex="x-symbol"/>
    </style:style>
    <style:style style:name="WW8Num78z1" style:family="text">
      <style:text-properties fo:color="#0000ff" style:font-name="Wingdings" fo:font-family="Wingdings" style:font-charset="x-symbol" style:font-name-complex="OpenSymbol1" style:font-family-complex="OpenSymbol, 'Arial Unicode MS'" style:font-charset-complex="x-symbol"/>
    </style:style>
    <style:style style:name="WW8Num78z2" style:family="text">
      <style:text-properties fo:color="#0000ff" style:font-name="OpenSymbol" fo:font-family="OpenSymbol, 'Arial Unicode MS'" style:font-name-complex="OpenSymbol1" style:font-family-complex="OpenSymbol, 'Arial Unicode MS'" style:font-charset-complex="x-symbol"/>
    </style:style>
    <style:style style:name="WW8Num79z0" style:family="text">
      <style:text-properties fo:color="#0000ff" style:font-name="Wingdings" fo:font-family="Wingdings" style:font-charset="x-symbol" style:font-name-complex="OpenSymbol1" style:font-family-complex="OpenSymbol, 'Arial Unicode MS'" style:font-charset-complex="x-symbol"/>
    </style:style>
    <style:style style:name="WW8Num79z1" style:family="text">
      <style:text-properties fo:color="#0000ff" style:font-name="OpenSymbol" fo:font-family="OpenSymbol, 'Arial Unicode MS'" style:font-name-complex="OpenSymbol1" style:font-family-complex="OpenSymbol, 'Arial Unicode MS'" style:font-charset-complex="x-symbol"/>
    </style:style>
    <style:style style:name="WW8Num79z3" style:family="text">
      <style:text-properties fo:color="#0000ff" style:font-name="Symbol" fo:font-family="Symbol" style:font-name-complex="OpenSymbol1" style:font-family-complex="OpenSymbol, 'Arial Unicode MS'" style:font-charset-complex="x-symbol"/>
    </style:style>
    <style:style style:name="WW8Num80z0" style:family="text">
      <style:text-properties fo:color="#0000ff" style:font-name="Wingdings" fo:font-family="Wingdings" style:font-charset="x-symbol" style:font-name-complex="OpenSymbol1" style:font-family-complex="OpenSymbol, 'Arial Unicode MS'" style:font-charset-complex="x-symbol"/>
    </style:style>
    <style:style style:name="WW8Num80z1" style:family="text">
      <style:text-properties fo:color="#0000ff" style:font-name="OpenSymbol" fo:font-family="OpenSymbol, 'Arial Unicode MS'" style:font-name-complex="OpenSymbol1" style:font-family-complex="OpenSymbol, 'Arial Unicode MS'" style:font-charset-complex="x-symbol"/>
    </style:style>
    <style:style style:name="WW8Num80z3" style:family="text">
      <style:text-properties fo:color="#0000ff" style:font-name="Symbol" fo:font-family="Symbol" style:font-name-complex="OpenSymbol1" style:font-family-complex="OpenSymbol, 'Arial Unicode MS'" style:font-charset-complex="x-symbol"/>
    </style:style>
    <style:style style:name="WW8Num81z0" style:family="text">
      <style:text-properties fo:color="#0000ff" style:font-name="Wingdings" fo:font-family="Wingdings" style:font-charset="x-symbol" style:font-name-complex="OpenSymbol1" style:font-family-complex="OpenSymbol, 'Arial Unicode MS'" style:font-charset-complex="x-symbol"/>
    </style:style>
    <style:style style:name="WW8Num81z1" style:family="text">
      <style:text-properties fo:color="#0000ff" style:font-name="OpenSymbol" fo:font-family="OpenSymbol, 'Arial Unicode MS'" style:font-name-complex="OpenSymbol1" style:font-family-complex="OpenSymbol, 'Arial Unicode MS'" style:font-charset-complex="x-symbol"/>
    </style:style>
    <style:style style:name="WW8Num81z3" style:family="text">
      <style:text-properties fo:color="#0000ff" style:font-name="Symbol" fo:font-family="Symbol" style:font-name-complex="OpenSymbol1" style:font-family-complex="OpenSymbol, 'Arial Unicode MS'" style:font-charset-complex="x-symbol"/>
    </style:style>
    <style:style style:name="WW8Num82z0" style:family="text">
      <style:text-properties fo:color="#0000ff" style:font-name="Wingdings" fo:font-family="Wingdings" style:font-charset="x-symbol" style:font-name-complex="OpenSymbol1" style:font-family-complex="OpenSymbol, 'Arial Unicode MS'" style:font-charset-complex="x-symbol"/>
    </style:style>
    <style:style style:name="WW8Num82z1" style:family="text">
      <style:text-properties fo:color="#0000ff" style:font-name="OpenSymbol" fo:font-family="OpenSymbol, 'Arial Unicode MS'" style:font-name-complex="OpenSymbol1" style:font-family-complex="OpenSymbol, 'Arial Unicode MS'" style:font-charset-complex="x-symbol"/>
    </style:style>
    <style:style style:name="WW8Num82z3" style:family="text">
      <style:text-properties fo:color="#0000ff" style:font-name="Symbol" fo:font-family="Symbol" style:font-name-complex="OpenSymbol1" style:font-family-complex="OpenSymbol, 'Arial Unicode MS'" style:font-charset-complex="x-symbol"/>
    </style:style>
    <style:style style:name="WW8Num83z0" style:family="text">
      <style:text-properties fo:color="#0000ff" style:font-name="Symbol" fo:font-family="Symbol" style:font-name-complex="OpenSymbol1" style:font-family-complex="OpenSymbol, 'Arial Unicode MS'" style:font-charset-complex="x-symbol"/>
    </style:style>
    <style:style style:name="WW8Num83z1" style:family="text">
      <style:text-properties fo:color="#0000ff" style:font-name="OpenSymbol" fo:font-family="OpenSymbol, 'Arial Unicode MS'" style:font-name-complex="OpenSymbol1" style:font-family-complex="OpenSymbol, 'Arial Unicode MS'" style:font-charset-complex="x-symbol"/>
    </style:style>
    <style:style style:name="WW8Num84z0" style:family="text">
      <style:text-properties fo:color="#0000ff" style:font-name="Wingdings" fo:font-family="Wingdings" style:font-charset="x-symbol" style:font-name-complex="OpenSymbol1" style:font-family-complex="OpenSymbol, 'Arial Unicode MS'" style:font-charset-complex="x-symbol"/>
    </style:style>
    <style:style style:name="WW8Num84z2" style:family="text">
      <style:text-properties fo:color="#0000ff" style:font-name="OpenSymbol" fo:font-family="OpenSymbol, 'Arial Unicode MS'" style:font-name-complex="OpenSymbol1" style:font-family-complex="OpenSymbol, 'Arial Unicode MS'" style:font-charset-complex="x-symbol"/>
    </style:style>
    <style:style style:name="WW8Num84z3" style:family="text">
      <style:text-properties fo:color="#0000ff" style:font-name="Symbol" fo:font-family="Symbol" style:font-name-complex="OpenSymbol1" style:font-family-complex="OpenSymbol, 'Arial Unicode MS'" style:font-charset-complex="x-symbol"/>
    </style:style>
    <style:style style:name="WW8Num85z0" style:family="text">
      <style:text-properties fo:color="#0000ff" style:font-name="Wingdings" fo:font-family="Wingdings" style:font-charset="x-symbol" fo:font-size="10pt" style:font-size-asian="10pt" style:font-name-complex="OpenSymbol1" style:font-family-complex="OpenSymbol, 'Arial Unicode MS'" style:font-charset-complex="x-symbol" style:font-size-complex="10pt"/>
    </style:style>
    <style:style style:name="WW8Num85z2" style:family="text">
      <style:text-properties fo:color="#0000ff" style:font-name="OpenSymbol" fo:font-family="OpenSymbol, 'Arial Unicode MS'" style:font-name-complex="OpenSymbol1" style:font-family-complex="OpenSymbol, 'Arial Unicode MS'" style:font-charset-complex="x-symbol"/>
    </style:style>
    <style:style style:name="WW8Num85z3" style:family="text">
      <style:text-properties fo:color="#0000ff" style:font-name="Symbol" fo:font-family="Symbol" style:font-name-complex="OpenSymbol1" style:font-family-complex="OpenSymbol, 'Arial Unicode MS'" style:font-charset-complex="x-symbol"/>
    </style:style>
    <style:style style:name="WW8Num86z0" style:family="text">
      <style:text-properties fo:color="#0000ff" style:font-name="Symbol" fo:font-family="Symbol" style:font-name-complex="OpenSymbol1" style:font-family-complex="OpenSymbol, 'Arial Unicode MS'" style:font-charset-complex="x-symbol"/>
    </style:style>
    <style:style style:name="WW8Num86z1" style:family="text">
      <style:text-properties fo:color="#0000ff" style:font-name="Wingdings" fo:font-family="Wingdings" style:font-charset="x-symbol" style:font-name-complex="OpenSymbol1" style:font-family-complex="OpenSymbol, 'Arial Unicode MS'" style:font-charset-complex="x-symbol"/>
    </style:style>
    <style:style style:name="WW8Num86z2" style:family="text">
      <style:text-properties fo:color="#0000ff" style:font-name="OpenSymbol" fo:font-family="OpenSymbol, 'Arial Unicode MS'" style:font-name-complex="OpenSymbol1" style:font-family-complex="OpenSymbol, 'Arial Unicode MS'" style:font-charset-complex="x-symbol"/>
    </style:style>
    <style:style style:name="WW8Num87z0" style:family="text">
      <style:text-properties fo:color="#0000ff" style:font-name="Symbol" fo:font-family="Symbol" fo:font-size="10pt" style:font-size-asian="10pt" style:font-name-complex="OpenSymbol1" style:font-family-complex="OpenSymbol, 'Arial Unicode MS'" style:font-charset-complex="x-symbol" style:font-size-complex="10pt"/>
    </style:style>
    <style:style style:name="WW8Num87z1" style:family="text">
      <style:text-properties fo:color="#0000ff" style:font-name="OpenSymbol" fo:font-family="OpenSymbol, 'Arial Unicode MS'" style:font-name-complex="OpenSymbol1" style:font-family-complex="OpenSymbol, 'Arial Unicode MS'" style:font-charset-complex="x-symbol"/>
    </style:style>
    <style:style style:name="WW8Num88z0" style:family="text">
      <style:text-properties fo:color="#0000ff" style:font-name="Symbol" fo:font-family="Symbol" fo:font-size="10pt" style:font-size-asian="10pt" style:font-name-complex="OpenSymbol1" style:font-family-complex="OpenSymbol, 'Arial Unicode MS'" style:font-charset-complex="x-symbol" style:font-size-complex="10pt"/>
    </style:style>
    <style:style style:name="WW8Num88z1" style:family="text">
      <style:text-properties fo:color="#0000ff" style:font-name="OpenSymbol" fo:font-family="OpenSymbol, 'Arial Unicode MS'" style:font-name-complex="OpenSymbol1" style:font-family-complex="OpenSymbol, 'Arial Unicode MS'" style:font-charset-complex="x-symbol"/>
    </style:style>
    <style:style style:name="WW8Num89z0" style:family="text">
      <style:text-properties fo:color="#0000ff" style:font-name="Symbol" fo:font-family="Symbol" fo:font-size="10pt" style:font-size-asian="10pt" style:font-name-complex="OpenSymbol1" style:font-family-complex="OpenSymbol, 'Arial Unicode MS'" style:font-charset-complex="x-symbol" style:font-size-complex="10pt"/>
    </style:style>
    <style:style style:name="WW8Num89z1" style:family="text">
      <style:text-properties fo:color="#0000ff" style:font-name="OpenSymbol" fo:font-family="OpenSymbol, 'Arial Unicode MS'" style:font-name-complex="OpenSymbol1" style:font-family-complex="OpenSymbol, 'Arial Unicode MS'" style:font-charset-complex="x-symbol"/>
    </style:style>
    <style:style style:name="WW8Num90z0" style:family="text">
      <style:text-properties fo:color="#0000ff" style:font-name="Wingdings" fo:font-family="Wingdings" style:font-charset="x-symbol" style:font-name-complex="OpenSymbol1" style:font-family-complex="OpenSymbol, 'Arial Unicode MS'" style:font-charset-complex="x-symbol"/>
    </style:style>
    <style:style style:name="WW8Num90z1" style:family="text">
      <style:text-properties fo:color="#0000ff" style:font-name="OpenSymbol" fo:font-family="OpenSymbol, 'Arial Unicode MS'" style:font-name-complex="OpenSymbol1" style:font-family-complex="OpenSymbol, 'Arial Unicode MS'" style:font-charset-complex="x-symbol"/>
    </style:style>
    <style:style style:name="WW8Num90z3" style:family="text">
      <style:text-properties fo:color="#0000ff" style:font-name="Symbol" fo:font-family="Symbol" style:font-name-complex="OpenSymbol1" style:font-family-complex="OpenSymbol, 'Arial Unicode MS'" style:font-charset-complex="x-symbol"/>
    </style:style>
    <style:style style:name="WW8Num91z0" style:family="text">
      <style:text-properties fo:color="#0000ff" style:font-name="Symbol" fo:font-family="Symbol" style:font-name-complex="OpenSymbol1" style:font-family-complex="OpenSymbol, 'Arial Unicode MS'" style:font-charset-complex="x-symbol"/>
    </style:style>
    <style:style style:name="WW8Num91z1" style:family="text">
      <style:text-properties fo:color="#0000ff" style:font-name="Wingdings" fo:font-family="Wingdings" style:font-charset="x-symbol" fo:font-size="10pt" style:font-size-asian="10pt" style:font-name-complex="OpenSymbol1" style:font-family-complex="OpenSymbol, 'Arial Unicode MS'" style:font-charset-complex="x-symbol" style:font-size-complex="10pt"/>
    </style:style>
    <style:style style:name="WW8Num91z2" style:family="text">
      <style:text-properties fo:color="#0000ff" style:font-name="OpenSymbol" fo:font-family="OpenSymbol, 'Arial Unicode MS'" style:font-name-complex="OpenSymbol1" style:font-family-complex="OpenSymbol, 'Arial Unicode MS'" style:font-charset-complex="x-symbol"/>
    </style:style>
    <style:style style:name="WW8Num92z0" style:family="text">
      <style:text-properties fo:color="#0000ff" style:font-name="Wingdings" fo:font-family="Wingdings" style:font-charset="x-symbol" fo:font-size="10pt" style:font-size-asian="10pt" style:font-name-complex="OpenSymbol1" style:font-family-complex="OpenSymbol, 'Arial Unicode MS'" style:font-charset-complex="x-symbol" style:font-size-complex="10pt"/>
    </style:style>
    <style:style style:name="WW8Num92z1" style:family="text">
      <style:text-properties fo:color="#0000ff" style:font-name="OpenSymbol" fo:font-family="OpenSymbol, 'Arial Unicode MS'" style:font-name-complex="OpenSymbol1" style:font-family-complex="OpenSymbol, 'Arial Unicode MS'" style:font-charset-complex="x-symbol"/>
    </style:style>
    <style:style style:name="WW8Num92z3" style:family="text">
      <style:text-properties fo:color="#0000ff" style:font-name="Symbol" fo:font-family="Symbol" style:font-name-complex="OpenSymbol1" style:font-family-complex="OpenSymbol, 'Arial Unicode MS'" style:font-charset-complex="x-symbol"/>
    </style:style>
    <style:style style:name="WW8Num93z0" style:family="text">
      <style:text-properties fo:color="#0000ff" style:font-name="Wingdings" fo:font-family="Wingdings" style:font-charset="x-symbol" style:font-name-complex="OpenSymbol1" style:font-family-complex="OpenSymbol, 'Arial Unicode MS'" style:font-charset-complex="x-symbol"/>
    </style:style>
    <style:style style:name="WW8Num93z1" style:family="text">
      <style:text-properties fo:color="#0000ff" style:font-name="OpenSymbol" fo:font-family="OpenSymbol, 'Arial Unicode MS'" style:font-name-complex="OpenSymbol1" style:font-family-complex="OpenSymbol, 'Arial Unicode MS'" style:font-charset-complex="x-symbol"/>
    </style:style>
    <style:style style:name="WW8Num93z3" style:family="text">
      <style:text-properties fo:color="#0000ff" style:font-name="Symbol" fo:font-family="Symbol" style:font-name-complex="OpenSymbol1" style:font-family-complex="OpenSymbol, 'Arial Unicode MS'" style:font-charset-complex="x-symbol"/>
    </style:style>
    <style:style style:name="WW8Num94z0" style:family="text">
      <style:text-properties fo:color="#0000ff" style:font-name="Wingdings" fo:font-family="Wingdings" style:font-charset="x-symbol" fo:font-size="10pt" style:font-size-asian="10pt" style:font-name-complex="OpenSymbol1" style:font-family-complex="OpenSymbol, 'Arial Unicode MS'" style:font-charset-complex="x-symbol" style:font-size-complex="10pt"/>
    </style:style>
    <style:style style:name="WW8Num94z1" style:family="text">
      <style:text-properties fo:color="#0000ff" style:font-name="OpenSymbol" fo:font-family="OpenSymbol, 'Arial Unicode MS'" style:font-name-complex="OpenSymbol1" style:font-family-complex="OpenSymbol, 'Arial Unicode MS'" style:font-charset-complex="x-symbol"/>
    </style:style>
    <style:style style:name="WW8Num94z3" style:family="text">
      <style:text-properties fo:color="#0000ff" style:font-name="Symbol" fo:font-family="Symbol" style:font-name-complex="OpenSymbol1" style:font-family-complex="OpenSymbol, 'Arial Unicode MS'" style:font-charset-complex="x-symbol"/>
    </style:style>
    <style:style style:name="WW8Num95z0" style:family="text">
      <style:text-properties fo:color="#0000ff" style:font-name="Wingdings" fo:font-family="Wingdings" style:font-charset="x-symbol" style:font-name-complex="OpenSymbol1" style:font-family-complex="OpenSymbol, 'Arial Unicode MS'" style:font-charset-complex="x-symbol"/>
    </style:style>
    <style:style style:name="WW8Num95z1" style:family="text">
      <style:text-properties fo:color="#0000ff" style:font-name="OpenSymbol" fo:font-family="OpenSymbol, 'Arial Unicode MS'" style:font-name-complex="OpenSymbol1" style:font-family-complex="OpenSymbol, 'Arial Unicode MS'" style:font-charset-complex="x-symbol"/>
    </style:style>
    <style:style style:name="WW8Num95z3" style:family="text">
      <style:text-properties fo:color="#0000ff" style:font-name="Symbol" fo:font-family="Symbol" style:font-name-complex="OpenSymbol1" style:font-family-complex="OpenSymbol, 'Arial Unicode MS'" style:font-charset-complex="x-symbol"/>
    </style:style>
    <style:style style:name="WW8Num96z0" style:family="text">
      <style:text-properties fo:color="#0000ff" style:font-name="Symbol" fo:font-family="Symbol" style:font-name-complex="OpenSymbol1" style:font-family-complex="OpenSymbol, 'Arial Unicode MS'" style:font-charset-complex="x-symbol"/>
    </style:style>
    <style:style style:name="WW8Num96z1" style:family="text">
      <style:text-properties fo:color="#0000ff" style:font-name="OpenSymbol" fo:font-family="OpenSymbol, 'Arial Unicode MS'" style:font-name-complex="OpenSymbol1" style:font-family-complex="OpenSymbol, 'Arial Unicode MS'" style:font-charset-complex="x-symbol"/>
    </style:style>
    <style:style style:name="WW8Num97z0" style:family="text">
      <style:text-properties fo:color="#0000ff" style:font-name="Wingdings" fo:font-family="Wingdings" style:font-charset="x-symbol" style:font-name-complex="OpenSymbol1" style:font-family-complex="OpenSymbol, 'Arial Unicode MS'" style:font-charset-complex="x-symbol"/>
    </style:style>
    <style:style style:name="WW8Num97z1" style:family="text">
      <style:text-properties fo:color="#0000ff" style:font-name="OpenSymbol" fo:font-family="OpenSymbol, 'Arial Unicode MS'" style:font-name-complex="OpenSymbol1" style:font-family-complex="OpenSymbol, 'Arial Unicode MS'" style:font-charset-complex="x-symbol"/>
    </style:style>
    <style:style style:name="WW8Num97z3" style:family="text">
      <style:text-properties fo:color="#0000ff" style:font-name="Symbol" fo:font-family="Symbol" style:font-name-complex="OpenSymbol1" style:font-family-complex="OpenSymbol, 'Arial Unicode MS'" style:font-charset-complex="x-symbol"/>
    </style:style>
    <style:style style:name="WW8Num98z0" style:family="text">
      <style:text-properties fo:color="#0000ff" style:font-name="Wingdings" fo:font-family="Wingdings" style:font-charset="x-symbol" style:font-name-complex="OpenSymbol1" style:font-family-complex="OpenSymbol, 'Arial Unicode MS'" style:font-charset-complex="x-symbol"/>
    </style:style>
    <style:style style:name="WW8Num98z1" style:family="text">
      <style:text-properties fo:color="#0000ff" style:font-name="OpenSymbol" fo:font-family="OpenSymbol, 'Arial Unicode MS'" style:font-name-complex="OpenSymbol1" style:font-family-complex="OpenSymbol, 'Arial Unicode MS'" style:font-charset-complex="x-symbol"/>
    </style:style>
    <style:style style:name="WW8Num98z3" style:family="text">
      <style:text-properties fo:color="#0000ff" style:font-name="Symbol" fo:font-family="Symbol" style:font-name-complex="OpenSymbol1" style:font-family-complex="OpenSymbol, 'Arial Unicode MS'" style:font-charset-complex="x-symbol"/>
    </style:style>
    <style:style style:name="WW8Num99z0" style:family="text">
      <style:text-properties fo:color="#0000ff" style:font-name="Wingdings" fo:font-family="Wingdings" style:font-charset="x-symbol" style:font-name-complex="OpenSymbol1" style:font-family-complex="OpenSymbol, 'Arial Unicode MS'" style:font-charset-complex="x-symbol"/>
    </style:style>
    <style:style style:name="WW8Num99z1" style:family="text">
      <style:text-properties fo:color="#0000ff" style:font-name="OpenSymbol" fo:font-family="OpenSymbol, 'Arial Unicode MS'" style:font-name-complex="OpenSymbol1" style:font-family-complex="OpenSymbol, 'Arial Unicode MS'" style:font-charset-complex="x-symbol"/>
    </style:style>
    <style:style style:name="WW8Num99z3" style:family="text">
      <style:text-properties fo:color="#0000ff" style:font-name="Symbol" fo:font-family="Symbol" style:font-name-complex="OpenSymbol1" style:font-family-complex="OpenSymbol, 'Arial Unicode MS'" style:font-charset-complex="x-symbol"/>
    </style:style>
    <style:style style:name="WW8Num100z0" style:family="text">
      <style:text-properties fo:color="#0000ff" style:font-name="Symbol" fo:font-family="Symbol" style:font-name-complex="OpenSymbol1" style:font-family-complex="OpenSymbol, 'Arial Unicode MS'" style:font-charset-complex="x-symbol"/>
    </style:style>
    <style:style style:name="WW8Num100z1" style:family="text">
      <style:text-properties fo:color="#0000ff" style:font-name="Wingdings" fo:font-family="Wingdings" style:font-charset="x-symbol" style:font-name-complex="OpenSymbol1" style:font-family-complex="OpenSymbol, 'Arial Unicode MS'" style:font-charset-complex="x-symbol"/>
    </style:style>
    <style:style style:name="WW8Num100z2" style:family="text">
      <style:text-properties fo:color="#0000ff" style:font-name="OpenSymbol" fo:font-family="OpenSymbol, 'Arial Unicode MS'" style:font-name-complex="OpenSymbol1" style:font-family-complex="OpenSymbol, 'Arial Unicode MS'" style:font-charset-complex="x-symbol"/>
    </style:style>
    <style:style style:name="WW8Num101z0" style:family="text">
      <style:text-properties fo:color="#0000ff" style:font-name="Symbol" fo:font-family="Symbol" style:font-name-complex="OpenSymbol1" style:font-family-complex="OpenSymbol, 'Arial Unicode MS'" style:font-charset-complex="x-symbol"/>
    </style:style>
    <style:style style:name="WW8Num101z1" style:family="text">
      <style:text-properties fo:color="#0000ff" style:font-name="OpenSymbol" fo:font-family="OpenSymbol, 'Arial Unicode MS'" style:font-name-complex="OpenSymbol1" style:font-family-complex="OpenSymbol, 'Arial Unicode MS'" style:font-charset-complex="x-symbol"/>
    </style:style>
    <style:style style:name="WW8Num101z2" style:family="text">
      <style:text-properties fo:color="#0000ff" style:font-name="Wingdings" fo:font-family="Wingdings" style:font-charset="x-symbol" style:font-name-complex="OpenSymbol1" style:font-family-complex="OpenSymbol, 'Arial Unicode MS'" style:font-charset-complex="x-symbol"/>
    </style:style>
    <style:style style:name="WW8Num102z0" style:family="text">
      <style:text-properties fo:color="#0000ff" style:font-name="Wingdings" fo:font-family="Wingdings" style:font-charset="x-symbol" style:font-name-complex="OpenSymbol1" style:font-family-complex="OpenSymbol, 'Arial Unicode MS'" style:font-charset-complex="x-symbol"/>
    </style:style>
    <style:style style:name="WW8Num102z3" style:family="text">
      <style:text-properties fo:color="#0000ff" style:font-name="Symbol" fo:font-family="Symbol" style:font-name-complex="OpenSymbol1" style:font-family-complex="OpenSymbol, 'Arial Unicode MS'" style:font-charset-complex="x-symbol"/>
    </style:style>
    <style:style style:name="WW8Num102z4" style:family="text">
      <style:text-properties fo:color="#0000ff" style:font-name="OpenSymbol" fo:font-family="OpenSymbol, 'Arial Unicode MS'" style:font-name-complex="OpenSymbol1" style:font-family-complex="OpenSymbol, 'Arial Unicode MS'" style:font-charset-complex="x-symbol"/>
    </style:style>
    <style:style style:name="WW8Num103z0" style:family="text">
      <style:text-properties fo:color="#0000ff" style:font-name="Symbol" fo:font-family="Symbol" style:font-name-complex="OpenSymbol1" style:font-family-complex="OpenSymbol, 'Arial Unicode MS'" style:font-charset-complex="x-symbol"/>
    </style:style>
    <style:style style:name="WW8Num103z1" style:family="text">
      <style:text-properties fo:color="#0000ff" style:font-name="OpenSymbol" fo:font-family="OpenSymbol, 'Arial Unicode MS'" style:font-name-complex="OpenSymbol1" style:font-family-complex="OpenSymbol, 'Arial Unicode MS'" style:font-charset-complex="x-symbol"/>
    </style:style>
    <style:style style:name="WW8Num103z2" style:family="text">
      <style:text-properties fo:color="#0000ff" style:font-name="Wingdings" fo:font-family="Wingdings" style:font-charset="x-symbol" style:font-name-complex="OpenSymbol1" style:font-family-complex="OpenSymbol, 'Arial Unicode MS'" style:font-charset-complex="x-symbol"/>
    </style:style>
    <style:style style:name="WW8Num104z0" style:family="text">
      <style:text-properties style:font-name="Wingdings" fo:font-family="Wingdings" style:font-charset="x-symbol" style:font-name-complex="Wingdings" style:font-family-complex="Wingdings" style:font-charset-complex="x-symbol"/>
    </style:style>
    <style:style style:name="WW8Num104z1" style:family="text">
      <style:text-properties fo:color="#0000ff" style:font-name="OpenSymbol" fo:font-family="OpenSymbol, 'Arial Unicode MS'" style:font-name-complex="OpenSymbol1" style:font-family-complex="OpenSymbol, 'Arial Unicode MS'" style:font-charset-complex="x-symbol"/>
    </style:style>
    <style:style style:name="WW8Num104z3" style:family="text">
      <style:text-properties fo:color="#0000ff" style:font-name="Symbol" fo:font-family="Symbol" style:font-name-complex="OpenSymbol1" style:font-family-complex="OpenSymbol, 'Arial Unicode MS'" style:font-charset-complex="x-symbol"/>
    </style:style>
    <style:style style:name="WW8Num105z0" style:family="text">
      <style:text-properties fo:color="#0000ff" style:font-name="Wingdings" fo:font-family="Wingdings" style:font-charset="x-symbol" style:font-name-complex="OpenSymbol1" style:font-family-complex="OpenSymbol, 'Arial Unicode MS'" style:font-charset-complex="x-symbol"/>
    </style:style>
    <style:style style:name="WW8Num105z1" style:family="text">
      <style:text-properties fo:color="#0000ff" style:font-name="OpenSymbol" fo:font-family="OpenSymbol, 'Arial Unicode MS'" style:font-name-complex="OpenSymbol1" style:font-family-complex="OpenSymbol, 'Arial Unicode MS'" style:font-charset-complex="x-symbol"/>
    </style:style>
    <style:style style:name="WW8Num105z3" style:family="text">
      <style:text-properties fo:color="#0000ff" style:font-name="Symbol" fo:font-family="Symbol" style:font-name-complex="OpenSymbol1" style:font-family-complex="OpenSymbol, 'Arial Unicode MS'" style:font-charset-complex="x-symbol"/>
    </style:style>
    <style:style style:name="WW8Num106z0" style:family="text">
      <style:text-properties fo:color="#0000ff" style:font-name="Wingdings" fo:font-family="Wingdings" style:font-charset="x-symbol" style:font-name-complex="OpenSymbol1" style:font-family-complex="OpenSymbol, 'Arial Unicode MS'" style:font-charset-complex="x-symbol"/>
    </style:style>
    <style:style style:name="WW8Num106z1" style:family="text">
      <style:text-properties fo:color="#0000ff" style:font-name="OpenSymbol" fo:font-family="OpenSymbol, 'Arial Unicode MS'" style:font-name-complex="OpenSymbol1" style:font-family-complex="OpenSymbol, 'Arial Unicode MS'" style:font-charset-complex="x-symbol"/>
    </style:style>
    <style:style style:name="WW8Num106z3" style:family="text">
      <style:text-properties fo:color="#0000ff" style:font-name="Symbol" fo:font-family="Symbol" style:font-name-complex="OpenSymbol1" style:font-family-complex="OpenSymbol, 'Arial Unicode MS'" style:font-charset-complex="x-symbol"/>
    </style:style>
    <style:style style:name="WW8Num107z0" style:family="text">
      <style:text-properties fo:color="#0000ff" style:font-name="Wingdings" fo:font-family="Wingdings" style:font-charset="x-symbol" style:font-name-complex="OpenSymbol1" style:font-family-complex="OpenSymbol, 'Arial Unicode MS'" style:font-charset-complex="x-symbol"/>
    </style:style>
    <style:style style:name="WW8Num107z2" style:family="text">
      <style:text-properties fo:color="#0000ff" style:font-name="OpenSymbol" fo:font-family="OpenSymbol, 'Arial Unicode MS'" style:font-name-complex="OpenSymbol1" style:font-family-complex="OpenSymbol, 'Arial Unicode MS'" style:font-charset-complex="x-symbol"/>
    </style:style>
    <style:style style:name="WW8Num107z3" style:family="text">
      <style:text-properties fo:color="#0000ff" style:font-name="Symbol" fo:font-family="Symbol" style:font-name-complex="OpenSymbol1" style:font-family-complex="OpenSymbol, 'Arial Unicode MS'" style:font-charset-complex="x-symbol"/>
    </style:style>
    <style:style style:name="WW8Num108z0" style:family="text">
      <style:text-properties fo:color="#0000ff" style:font-name="Wingdings" fo:font-family="Wingdings" style:font-charset="x-symbol" style:font-name-complex="OpenSymbol1" style:font-family-complex="OpenSymbol, 'Arial Unicode MS'" style:font-charset-complex="x-symbol"/>
    </style:style>
    <style:style style:name="WW8Num108z1" style:family="text">
      <style:text-properties fo:color="#0000ff" style:font-name="OpenSymbol" fo:font-family="OpenSymbol, 'Arial Unicode MS'" style:font-name-complex="OpenSymbol1" style:font-family-complex="OpenSymbol, 'Arial Unicode MS'" style:font-charset-complex="x-symbol"/>
    </style:style>
    <style:style style:name="WW8Num108z3" style:family="text">
      <style:text-properties fo:color="#0000ff" style:font-name="Symbol" fo:font-family="Symbol" style:font-name-complex="OpenSymbol1" style:font-family-complex="OpenSymbol, 'Arial Unicode MS'" style:font-charset-complex="x-symbol"/>
    </style:style>
    <style:style style:name="WW8Num109z0" style:family="text">
      <style:text-properties fo:color="#0000ff" style:font-name="Symbol" fo:font-family="Symbol" style:font-name-complex="OpenSymbol1" style:font-family-complex="OpenSymbol, 'Arial Unicode MS'" style:font-charset-complex="x-symbol"/>
    </style:style>
    <style:style style:name="WW8Num109z1" style:family="text">
      <style:text-properties fo:color="#0000ff" style:font-name="OpenSymbol" fo:font-family="OpenSymbol, 'Arial Unicode MS'" style:font-name-complex="OpenSymbol1" style:font-family-complex="OpenSymbol, 'Arial Unicode MS'" style:font-charset-complex="x-symbol"/>
    </style:style>
    <style:style style:name="WW8Num110z0" style:family="text">
      <style:text-properties fo:color="#0000ff" style:font-name="Wingdings" fo:font-family="Wingdings" style:font-charset="x-symbol" style:font-name-complex="OpenSymbol1" style:font-family-complex="OpenSymbol, 'Arial Unicode MS'" style:font-charset-complex="x-symbol"/>
    </style:style>
    <style:style style:name="WW8Num110z2" style:family="text">
      <style:text-properties fo:color="#0000ff" style:font-name="OpenSymbol" fo:font-family="OpenSymbol, 'Arial Unicode MS'" style:font-name-complex="OpenSymbol1" style:font-family-complex="OpenSymbol, 'Arial Unicode MS'" style:font-charset-complex="x-symbol"/>
    </style:style>
    <style:style style:name="WW8Num110z3" style:family="text">
      <style:text-properties fo:color="#0000ff" style:font-name="Symbol" fo:font-family="Symbol" style:font-name-complex="OpenSymbol1" style:font-family-complex="OpenSymbol, 'Arial Unicode MS'" style:font-charset-complex="x-symbol"/>
    </style:style>
    <style:style style:name="WW8Num111z0" style:family="text">
      <style:text-properties fo:color="#0000ff" style:font-name="Symbol" fo:font-family="Symbol" style:font-name-complex="OpenSymbol1" style:font-family-complex="OpenSymbol, 'Arial Unicode MS'" style:font-charset-complex="x-symbol"/>
    </style:style>
    <style:style style:name="WW8Num111z1" style:family="text">
      <style:text-properties fo:color="#0000ff" style:font-name="OpenSymbol" fo:font-family="OpenSymbol, 'Arial Unicode MS'" style:font-name-complex="OpenSymbol1" style:font-family-complex="OpenSymbol, 'Arial Unicode MS'" style:font-charset-complex="x-symbol"/>
    </style:style>
    <style:style style:name="WW8Num112z0" style:family="text">
      <style:text-properties fo:color="#0000ff" style:font-name="Wingdings" fo:font-family="Wingdings" style:font-charset="x-symbol" style:font-name-complex="OpenSymbol1" style:font-family-complex="OpenSymbol, 'Arial Unicode MS'" style:font-charset-complex="x-symbol"/>
    </style:style>
    <style:style style:name="WW8Num112z1" style:family="text">
      <style:text-properties fo:color="#0000ff" style:font-name="OpenSymbol" fo:font-family="OpenSymbol, 'Arial Unicode MS'" style:font-name-complex="OpenSymbol1" style:font-family-complex="OpenSymbol, 'Arial Unicode MS'" style:font-charset-complex="x-symbol"/>
    </style:style>
    <style:style style:name="WW8Num112z3" style:family="text">
      <style:text-properties fo:color="#0000ff" style:font-name="Symbol" fo:font-family="Symbol" style:font-name-complex="OpenSymbol1" style:font-family-complex="OpenSymbol, 'Arial Unicode MS'" style:font-charset-complex="x-symbol"/>
    </style:style>
    <style:style style:name="WW8Num113z0" style:family="text">
      <style:text-properties fo:color="#0000ff" style:font-name="Wingdings" fo:font-family="Wingdings" style:font-charset="x-symbol" style:font-name-complex="OpenSymbol1" style:font-family-complex="OpenSymbol, 'Arial Unicode MS'" style:font-charset-complex="x-symbol"/>
    </style:style>
    <style:style style:name="WW8Num113z1" style:family="text">
      <style:text-properties fo:color="#0000ff" style:font-name="OpenSymbol" fo:font-family="OpenSymbol, 'Arial Unicode MS'" style:font-name-complex="OpenSymbol1" style:font-family-complex="OpenSymbol, 'Arial Unicode MS'" style:font-charset-complex="x-symbol"/>
    </style:style>
    <style:style style:name="WW8Num113z3" style:family="text">
      <style:text-properties fo:color="#0000ff" style:font-name="Symbol" fo:font-family="Symbol" style:font-name-complex="OpenSymbol1" style:font-family-complex="OpenSymbol, 'Arial Unicode MS'" style:font-charset-complex="x-symbol"/>
    </style:style>
    <style:style style:name="WW8Num114z0" style:family="text">
      <style:text-properties fo:color="#0000ff" style:font-name="Wingdings" fo:font-family="Wingdings" style:font-charset="x-symbol" style:font-name-complex="OpenSymbol1" style:font-family-complex="OpenSymbol, 'Arial Unicode MS'" style:font-charset-complex="x-symbol"/>
    </style:style>
    <style:style style:name="WW8Num114z1" style:family="text">
      <style:text-properties fo:color="#0000ff" style:font-name="OpenSymbol" fo:font-family="OpenSymbol, 'Arial Unicode MS'" style:font-name-complex="OpenSymbol1" style:font-family-complex="OpenSymbol, 'Arial Unicode MS'" style:font-charset-complex="x-symbol"/>
    </style:style>
    <style:style style:name="WW8Num114z3" style:family="text">
      <style:text-properties fo:color="#0000ff" style:font-name="Symbol" fo:font-family="Symbol" style:font-name-complex="OpenSymbol1" style:font-family-complex="OpenSymbol, 'Arial Unicode MS'" style:font-charset-complex="x-symbol"/>
    </style:style>
    <style:style style:name="WW8Num115z0" style:family="text">
      <style:text-properties fo:color="#0000ff" style:font-name="Symbol" fo:font-family="Symbol" style:font-name-complex="OpenSymbol1" style:font-family-complex="OpenSymbol, 'Arial Unicode MS'" style:font-charset-complex="x-symbol"/>
    </style:style>
    <style:style style:name="WW8Num115z1" style:family="text">
      <style:text-properties fo:color="#0000ff" style:font-name="OpenSymbol" fo:font-family="OpenSymbol, 'Arial Unicode MS'" style:font-name-complex="OpenSymbol1" style:font-family-complex="OpenSymbol, 'Arial Unicode MS'" style:font-charset-complex="x-symbol"/>
    </style:style>
    <style:style style:name="WW8Num116z0" style:family="text">
      <style:text-properties fo:color="#0000ff" style:font-name="Symbol" fo:font-family="Symbol" style:font-name-complex="OpenSymbol1" style:font-family-complex="OpenSymbol, 'Arial Unicode MS'" style:font-charset-complex="x-symbol"/>
    </style:style>
    <style:style style:name="WW8Num116z1" style:family="text">
      <style:text-properties fo:color="#0000ff" style:font-name="Wingdings" fo:font-family="Wingdings" style:font-charset="x-symbol" style:font-name-complex="OpenSymbol1" style:font-family-complex="OpenSymbol, 'Arial Unicode MS'" style:font-charset-complex="x-symbol"/>
    </style:style>
    <style:style style:name="WW8Num116z2" style:family="text">
      <style:text-properties fo:color="#0000ff" style:font-name="OpenSymbol" fo:font-family="OpenSymbol, 'Arial Unicode MS'" style:font-name-complex="OpenSymbol1" style:font-family-complex="OpenSymbol, 'Arial Unicode MS'" style:font-charset-complex="x-symbol"/>
    </style:style>
    <style:style style:name="WW8Num117z0" style:family="text">
      <style:text-properties fo:color="#0000ff" style:font-name="Symbol" fo:font-family="Symbol" style:font-name-complex="OpenSymbol1" style:font-family-complex="OpenSymbol, 'Arial Unicode MS'" style:font-charset-complex="x-symbol"/>
    </style:style>
    <style:style style:name="WW8Num117z1" style:family="text">
      <style:text-properties fo:color="#0000ff" style:font-name="OpenSymbol" fo:font-family="OpenSymbol, 'Arial Unicode MS'" style:font-name-complex="OpenSymbol1" style:font-family-complex="OpenSymbol, 'Arial Unicode MS'" style:font-charset-complex="x-symbol"/>
    </style:style>
    <style:style style:name="WW8Num118z0" style:family="text">
      <style:text-properties fo:color="#0000ff" style:font-name="Wingdings" fo:font-family="Wingdings" style:font-charset="x-symbol" style:font-name-complex="OpenSymbol1" style:font-family-complex="OpenSymbol, 'Arial Unicode MS'" style:font-charset-complex="x-symbol"/>
    </style:style>
    <style:style style:name="WW8Num118z1" style:family="text">
      <style:text-properties fo:color="#0000ff" style:font-name="OpenSymbol" fo:font-family="OpenSymbol, 'Arial Unicode MS'" style:font-name-complex="OpenSymbol1" style:font-family-complex="OpenSymbol, 'Arial Unicode MS'" style:font-charset-complex="x-symbol"/>
    </style:style>
    <style:style style:name="WW8Num118z3" style:family="text">
      <style:text-properties fo:color="#0000ff" style:font-name="Symbol" fo:font-family="Symbol" style:font-name-complex="OpenSymbol1" style:font-family-complex="OpenSymbol, 'Arial Unicode MS'" style:font-charset-complex="x-symbol"/>
    </style:style>
    <style:style style:name="WW8Num119z0" style:family="text">
      <style:text-properties fo:color="#0000ff" style:font-name="Symbol" fo:font-family="Symbol" style:font-name-complex="OpenSymbol1" style:font-family-complex="OpenSymbol, 'Arial Unicode MS'" style:font-charset-complex="x-symbol"/>
    </style:style>
    <style:style style:name="WW8Num119z1" style:family="text">
      <style:text-properties fo:color="#0000ff" style:font-name="OpenSymbol" fo:font-family="OpenSymbol, 'Arial Unicode MS'" style:font-name-complex="OpenSymbol1" style:font-family-complex="OpenSymbol, 'Arial Unicode MS'" style:font-charset-complex="x-symbol"/>
    </style:style>
    <style:style style:name="WW8Num120z0" style:family="text">
      <style:text-properties fo:color="#0000ff" style:font-name="Wingdings" fo:font-family="Wingdings" style:font-charset="x-symbol" style:font-name-complex="OpenSymbol1" style:font-family-complex="OpenSymbol, 'Arial Unicode MS'" style:font-charset-complex="x-symbol"/>
    </style:style>
    <style:style style:name="WW8Num120z2" style:family="text">
      <style:text-properties fo:color="#0000ff" style:font-name="OpenSymbol" fo:font-family="OpenSymbol, 'Arial Unicode MS'" style:font-name-complex="OpenSymbol1" style:font-family-complex="OpenSymbol, 'Arial Unicode MS'" style:font-charset-complex="x-symbol"/>
    </style:style>
    <style:style style:name="WW8Num120z3" style:family="text">
      <style:text-properties fo:color="#0000ff" style:font-name="Symbol" fo:font-family="Symbol" style:font-name-complex="OpenSymbol1" style:font-family-complex="OpenSymbol, 'Arial Unicode MS'" style:font-charset-complex="x-symbol"/>
    </style:style>
    <style:style style:name="WW8Num121z0" style:family="text">
      <style:text-properties fo:color="#0000ff" style:font-name="Wingdings" fo:font-family="Wingdings" style:font-charset="x-symbol" style:font-name-complex="OpenSymbol1" style:font-family-complex="OpenSymbol, 'Arial Unicode MS'" style:font-charset-complex="x-symbol"/>
    </style:style>
    <style:style style:name="WW8Num121z2" style:family="text">
      <style:text-properties fo:color="#0000ff" style:font-name="OpenSymbol" fo:font-family="OpenSymbol, 'Arial Unicode MS'" style:font-name-complex="OpenSymbol1" style:font-family-complex="OpenSymbol, 'Arial Unicode MS'" style:font-charset-complex="x-symbol"/>
    </style:style>
    <style:style style:name="WW8Num121z3" style:family="text">
      <style:text-properties fo:color="#0000ff" style:font-name="Symbol" fo:font-family="Symbol" style:font-name-complex="OpenSymbol1" style:font-family-complex="OpenSymbol, 'Arial Unicode MS'" style:font-charset-complex="x-symbol"/>
    </style:style>
    <style:style style:name="WW8Num122z0" style:family="text">
      <style:text-properties fo:color="#0000ff" style:font-name="Wingdings" fo:font-family="Wingdings" style:font-charset="x-symbol" style:font-name-complex="OpenSymbol1" style:font-family-complex="OpenSymbol, 'Arial Unicode MS'" style:font-charset-complex="x-symbol"/>
    </style:style>
    <style:style style:name="WW8Num122z1" style:family="text">
      <style:text-properties fo:color="#0000ff" style:font-name="OpenSymbol" fo:font-family="OpenSymbol, 'Arial Unicode MS'" style:font-name-complex="OpenSymbol1" style:font-family-complex="OpenSymbol, 'Arial Unicode MS'" style:font-charset-complex="x-symbol"/>
    </style:style>
    <style:style style:name="WW8Num122z3" style:family="text">
      <style:text-properties fo:color="#0000ff" style:font-name="Symbol" fo:font-family="Symbol" style:font-name-complex="OpenSymbol1" style:font-family-complex="OpenSymbol, 'Arial Unicode MS'" style:font-charset-complex="x-symbol"/>
    </style:style>
    <style:style style:name="WW8Num123z0" style:family="text">
      <style:text-properties fo:color="#0000ff" style:font-name="Wingdings" fo:font-family="Wingdings" style:font-charset="x-symbol" style:font-name-complex="OpenSymbol1" style:font-family-complex="OpenSymbol, 'Arial Unicode MS'" style:font-charset-complex="x-symbol"/>
    </style:style>
    <style:style style:name="WW8Num123z1" style:family="text">
      <style:text-properties fo:color="#0000ff" style:font-name="OpenSymbol" fo:font-family="OpenSymbol, 'Arial Unicode MS'" style:font-name-complex="OpenSymbol1" style:font-family-complex="OpenSymbol, 'Arial Unicode MS'" style:font-charset-complex="x-symbol"/>
    </style:style>
    <style:style style:name="WW8Num123z3" style:family="text">
      <style:text-properties fo:color="#0000ff" style:font-name="Symbol" fo:font-family="Symbol" style:font-name-complex="OpenSymbol1" style:font-family-complex="OpenSymbol, 'Arial Unicode MS'" style:font-charset-complex="x-symbol"/>
    </style:style>
    <style:style style:name="WW8Num124z0" style:family="text">
      <style:text-properties fo:color="#0000ff" style:font-name="Wingdings" fo:font-family="Wingdings" style:font-charset="x-symbol" style:font-name-complex="OpenSymbol1" style:font-family-complex="OpenSymbol, 'Arial Unicode MS'" style:font-charset-complex="x-symbol"/>
    </style:style>
    <style:style style:name="WW8Num124z1" style:family="text">
      <style:text-properties fo:color="#0000ff" style:font-name="OpenSymbol" fo:font-family="OpenSymbol, 'Arial Unicode MS'" style:font-name-complex="OpenSymbol1" style:font-family-complex="OpenSymbol, 'Arial Unicode MS'" style:font-charset-complex="x-symbol"/>
    </style:style>
    <style:style style:name="WW8Num124z3" style:family="text">
      <style:text-properties fo:color="#0000ff" style:font-name="Symbol" fo:font-family="Symbol" style:font-name-complex="OpenSymbol1" style:font-family-complex="OpenSymbol, 'Arial Unicode MS'" style:font-charset-complex="x-symbol"/>
    </style:style>
    <style:style style:name="WW8Num125z0" style:family="text">
      <style:text-properties fo:color="#0000ff" style:font-name="Wingdings" fo:font-family="Wingdings" style:font-charset="x-symbol" style:font-name-complex="OpenSymbol1" style:font-family-complex="OpenSymbol, 'Arial Unicode MS'" style:font-charset-complex="x-symbol"/>
    </style:style>
    <style:style style:name="WW8Num125z1" style:family="text">
      <style:text-properties fo:color="#0000ff" style:font-name="OpenSymbol" fo:font-family="OpenSymbol, 'Arial Unicode MS'" style:font-name-complex="OpenSymbol1" style:font-family-complex="OpenSymbol, 'Arial Unicode MS'" style:font-charset-complex="x-symbol"/>
    </style:style>
    <style:style style:name="WW8Num125z3" style:family="text">
      <style:text-properties fo:color="#0000ff" style:font-name="Symbol" fo:font-family="Symbol" style:font-name-complex="OpenSymbol1" style:font-family-complex="OpenSymbol, 'Arial Unicode MS'" style:font-charset-complex="x-symbol"/>
    </style:style>
    <style:style style:name="WW8Num126z0" style:family="text">
      <style:text-properties fo:color="#0000ff" style:font-name="Symbol" fo:font-family="Symbol" style:font-name-complex="OpenSymbol1" style:font-family-complex="OpenSymbol, 'Arial Unicode MS'" style:font-charset-complex="x-symbol"/>
    </style:style>
    <style:style style:name="WW8Num126z1" style:family="text">
      <style:text-properties fo:color="#0000ff" style:font-name="OpenSymbol" fo:font-family="OpenSymbol, 'Arial Unicode MS'" style:font-name-complex="OpenSymbol1" style:font-family-complex="OpenSymbol, 'Arial Unicode MS'" style:font-charset-complex="x-symbol"/>
    </style:style>
    <style:style style:name="WW8Num126z2" style:family="text">
      <style:text-properties fo:color="#0000ff" style:font-name="Wingdings" fo:font-family="Wingdings" style:font-charset="x-symbol" style:font-name-complex="OpenSymbol1" style:font-family-complex="OpenSymbol, 'Arial Unicode MS'" style:font-charset-complex="x-symbol"/>
    </style:style>
    <style:style style:name="WW8Num127z0" style:family="text">
      <style:text-properties fo:color="#0000ff" style:font-name="Wingdings" fo:font-family="Wingdings" style:font-charset="x-symbol" style:font-name-complex="OpenSymbol1" style:font-family-complex="OpenSymbol, 'Arial Unicode MS'" style:font-charset-complex="x-symbol"/>
    </style:style>
    <style:style style:name="WW8Num127z1" style:family="text">
      <style:text-properties fo:color="#0000ff" style:font-name="OpenSymbol" fo:font-family="OpenSymbol, 'Arial Unicode MS'" style:font-name-complex="OpenSymbol1" style:font-family-complex="OpenSymbol, 'Arial Unicode MS'" style:font-charset-complex="x-symbol"/>
    </style:style>
    <style:style style:name="WW8Num127z3" style:family="text">
      <style:text-properties fo:color="#0000ff" style:font-name="Symbol" fo:font-family="Symbol" style:font-name-complex="OpenSymbol1" style:font-family-complex="OpenSymbol, 'Arial Unicode MS'" style:font-charset-complex="x-symbol"/>
    </style:style>
    <style:style style:name="WW8Num128z0" style:family="text">
      <style:text-properties fo:color="#0000ff" style:font-name="Wingdings" fo:font-family="Wingdings" style:font-charset="x-symbol" style:font-name-complex="OpenSymbol1" style:font-family-complex="OpenSymbol, 'Arial Unicode MS'" style:font-charset-complex="x-symbol"/>
    </style:style>
    <style:style style:name="WW8Num128z3" style:family="text">
      <style:text-properties fo:color="#0000ff" style:font-name="Symbol" fo:font-family="Symbol" style:font-name-complex="OpenSymbol1" style:font-family-complex="OpenSymbol, 'Arial Unicode MS'" style:font-charset-complex="x-symbol"/>
    </style:style>
    <style:style style:name="WW8Num128z4" style:family="text">
      <style:text-properties fo:color="#0000ff" style:font-name="OpenSymbol" fo:font-family="OpenSymbol, 'Arial Unicode MS'" style:font-name-complex="OpenSymbol1" style:font-family-complex="OpenSymbol, 'Arial Unicode MS'" style:font-charset-complex="x-symbol"/>
    </style:style>
    <style:style style:name="WW8Num129z0" style:family="text">
      <style:text-properties fo:color="#0000ff" style:font-name="Wingdings" fo:font-family="Wingdings" style:font-charset="x-symbol" style:font-name-complex="OpenSymbol1" style:font-family-complex="OpenSymbol, 'Arial Unicode MS'" style:font-charset-complex="x-symbol"/>
    </style:style>
    <style:style style:name="WW8Num129z1" style:family="text">
      <style:text-properties fo:color="#0000ff" style:font-name="OpenSymbol" fo:font-family="OpenSymbol, 'Arial Unicode MS'" style:font-name-complex="OpenSymbol1" style:font-family-complex="OpenSymbol, 'Arial Unicode MS'" style:font-charset-complex="x-symbol"/>
    </style:style>
    <style:style style:name="WW8Num129z3" style:family="text">
      <style:text-properties fo:color="#0000ff" style:font-name="Symbol" fo:font-family="Symbol" style:font-name-complex="OpenSymbol1" style:font-family-complex="OpenSymbol, 'Arial Unicode MS'" style:font-charset-complex="x-symbol"/>
    </style:style>
    <style:style style:name="WW8Num130z0" style:family="text">
      <style:text-properties fo:color="#0000ff" style:font-name="Wingdings" fo:font-family="Wingdings" style:font-charset="x-symbol" style:font-name-complex="OpenSymbol1" style:font-family-complex="OpenSymbol, 'Arial Unicode MS'" style:font-charset-complex="x-symbol"/>
    </style:style>
    <style:style style:name="WW8Num130z1" style:family="text">
      <style:text-properties fo:color="#0000ff" style:font-name="OpenSymbol" fo:font-family="OpenSymbol, 'Arial Unicode MS'" style:font-name-complex="OpenSymbol1" style:font-family-complex="OpenSymbol, 'Arial Unicode MS'" style:font-charset-complex="x-symbol"/>
    </style:style>
    <style:style style:name="WW8Num130z3" style:family="text">
      <style:text-properties fo:color="#0000ff" style:font-name="Symbol" fo:font-family="Symbol" style:font-name-complex="OpenSymbol1" style:font-family-complex="OpenSymbol, 'Arial Unicode MS'" style:font-charset-complex="x-symbol"/>
    </style:style>
    <style:style style:name="WW8Num131z0" style:family="text">
      <style:text-properties fo:color="#0000ff" style:font-name="Wingdings" fo:font-family="Wingdings" style:font-charset="x-symbol" style:font-name-complex="OpenSymbol1" style:font-family-complex="OpenSymbol, 'Arial Unicode MS'" style:font-charset-complex="x-symbol"/>
    </style:style>
    <style:style style:name="WW8Num131z1" style:family="text">
      <style:text-properties fo:color="#0000ff" style:font-name="OpenSymbol" fo:font-family="OpenSymbol, 'Arial Unicode MS'" style:font-name-complex="OpenSymbol1" style:font-family-complex="OpenSymbol, 'Arial Unicode MS'" style:font-charset-complex="x-symbol"/>
    </style:style>
    <style:style style:name="WW8Num131z3" style:family="text">
      <style:text-properties fo:color="#0000ff" style:font-name="Symbol" fo:font-family="Symbol" style:font-name-complex="OpenSymbol1" style:font-family-complex="OpenSymbol, 'Arial Unicode MS'" style:font-charset-complex="x-symbol"/>
    </style:style>
    <style:style style:name="WW8Num132z0" style:family="text">
      <style:text-properties fo:color="#0000ff" style:font-name="Wingdings" fo:font-family="Wingdings" style:font-charset="x-symbol" style:font-name-complex="OpenSymbol1" style:font-family-complex="OpenSymbol, 'Arial Unicode MS'" style:font-charset-complex="x-symbol"/>
    </style:style>
    <style:style style:name="WW8Num132z2" style:family="text">
      <style:text-properties fo:color="#0000ff" style:font-name="OpenSymbol" fo:font-family="OpenSymbol, 'Arial Unicode MS'" style:font-name-complex="OpenSymbol1" style:font-family-complex="OpenSymbol, 'Arial Unicode MS'" style:font-charset-complex="x-symbol"/>
    </style:style>
    <style:style style:name="WW8Num132z3" style:family="text">
      <style:text-properties fo:color="#0000ff" style:font-name="Symbol" fo:font-family="Symbol" style:font-name-complex="OpenSymbol1" style:font-family-complex="OpenSymbol, 'Arial Unicode MS'" style:font-charset-complex="x-symbol"/>
    </style:style>
    <style:style style:name="WW8Num133z0" style:family="text">
      <style:text-properties fo:color="#0000ff" style:font-name="Wingdings" fo:font-family="Wingdings" style:font-charset="x-symbol" style:font-name-complex="OpenSymbol1" style:font-family-complex="OpenSymbol, 'Arial Unicode MS'" style:font-charset-complex="x-symbol"/>
    </style:style>
    <style:style style:name="WW8Num133z1" style:family="text">
      <style:text-properties fo:color="#0000ff" style:font-name="OpenSymbol" fo:font-family="OpenSymbol, 'Arial Unicode MS'" style:font-name-complex="OpenSymbol1" style:font-family-complex="OpenSymbol, 'Arial Unicode MS'" style:font-charset-complex="x-symbol"/>
    </style:style>
    <style:style style:name="WW8Num133z3" style:family="text">
      <style:text-properties fo:color="#0000ff" style:font-name="Symbol" fo:font-family="Symbol" style:font-name-complex="OpenSymbol1" style:font-family-complex="OpenSymbol, 'Arial Unicode MS'" style:font-charset-complex="x-symbol"/>
    </style:style>
    <style:style style:name="WW8Num134z0" style:family="text">
      <style:text-properties fo:color="#0000ff" style:font-name="Symbol" fo:font-family="Symbol" style:font-name-complex="OpenSymbol1" style:font-family-complex="OpenSymbol, 'Arial Unicode MS'" style:font-charset-complex="x-symbol"/>
    </style:style>
    <style:style style:name="WW8Num134z1" style:family="text">
      <style:text-properties fo:color="#0000ff" style:font-name="OpenSymbol" fo:font-family="OpenSymbol, 'Arial Unicode MS'" style:font-name-complex="OpenSymbol1" style:font-family-complex="OpenSymbol, 'Arial Unicode MS'" style:font-charset-complex="x-symbol"/>
    </style:style>
    <style:style style:name="WW8Num135z0" style:family="text">
      <style:text-properties fo:color="#0000ff" style:font-name="Symbol" fo:font-family="Symbol" style:font-name-complex="OpenSymbol1" style:font-family-complex="OpenSymbol, 'Arial Unicode MS'" style:font-charset-complex="x-symbol"/>
    </style:style>
    <style:style style:name="WW8Num135z1" style:family="text">
      <style:text-properties fo:color="#0000ff" style:font-name="Wingdings" fo:font-family="Wingdings" style:font-charset="x-symbol" style:font-name-complex="OpenSymbol1" style:font-family-complex="OpenSymbol, 'Arial Unicode MS'" style:font-charset-complex="x-symbol"/>
    </style:style>
    <style:style style:name="WW8Num135z2" style:family="text">
      <style:text-properties fo:color="#0000ff" style:font-name="OpenSymbol" fo:font-family="OpenSymbol, 'Arial Unicode MS'" style:font-name-complex="OpenSymbol1" style:font-family-complex="OpenSymbol, 'Arial Unicode MS'" style:font-charset-complex="x-symbol"/>
    </style:style>
    <style:style style:name="WW8Num136z0" style:family="text">
      <style:text-properties fo:color="#0000ff" style:font-name="Symbol" fo:font-family="Symbol" style:font-name-complex="OpenSymbol1" style:font-family-complex="OpenSymbol, 'Arial Unicode MS'" style:font-charset-complex="x-symbol"/>
    </style:style>
    <style:style style:name="WW8Num136z1" style:family="text">
      <style:text-properties fo:color="#0000ff" style:font-name="OpenSymbol" fo:font-family="OpenSymbol, 'Arial Unicode MS'" style:font-name-complex="OpenSymbol1" style:font-family-complex="OpenSymbol, 'Arial Unicode MS'" style:font-charset-complex="x-symbol"/>
    </style:style>
    <style:style style:name="WW8Num137z0" style:family="text">
      <style:text-properties fo:color="#0000ff" style:font-name="Wingdings" fo:font-family="Wingdings" style:font-charset="x-symbol" style:font-name-complex="OpenSymbol1" style:font-family-complex="OpenSymbol, 'Arial Unicode MS'" style:font-charset-complex="x-symbol"/>
    </style:style>
    <style:style style:name="WW8Num137z2" style:family="text">
      <style:text-properties fo:color="#0000ff" style:font-name="OpenSymbol" fo:font-family="OpenSymbol, 'Arial Unicode MS'" style:font-name-complex="OpenSymbol1" style:font-family-complex="OpenSymbol, 'Arial Unicode MS'" style:font-charset-complex="x-symbol"/>
    </style:style>
    <style:style style:name="WW8Num137z3" style:family="text">
      <style:text-properties fo:color="#0000ff" style:font-name="Symbol" fo:font-family="Symbol" style:font-name-complex="OpenSymbol1" style:font-family-complex="OpenSymbol, 'Arial Unicode MS'" style:font-charset-complex="x-symbol"/>
    </style:style>
    <style:style style:name="WW8Num138z0" style:family="text">
      <style:text-properties fo:color="#0000ff" style:font-name="Wingdings" fo:font-family="Wingdings" style:font-charset="x-symbol" style:font-name-complex="OpenSymbol1" style:font-family-complex="OpenSymbol, 'Arial Unicode MS'" style:font-charset-complex="x-symbol"/>
    </style:style>
    <style:style style:name="WW8Num138z2" style:family="text">
      <style:text-properties fo:color="#0000ff" style:font-name="OpenSymbol" fo:font-family="OpenSymbol, 'Arial Unicode MS'" style:font-name-complex="OpenSymbol1" style:font-family-complex="OpenSymbol, 'Arial Unicode MS'" style:font-charset-complex="x-symbol"/>
    </style:style>
    <style:style style:name="WW8Num138z3" style:family="text">
      <style:text-properties fo:color="#0000ff" style:font-name="Symbol" fo:font-family="Symbol" style:font-name-complex="OpenSymbol1" style:font-family-complex="OpenSymbol, 'Arial Unicode MS'" style:font-charset-complex="x-symbol"/>
    </style:style>
    <style:style style:name="WW8Num139z0" style:family="text">
      <style:text-properties fo:color="#0000ff" style:font-name="Symbol" fo:font-family="Symbol" style:font-name-complex="OpenSymbol1" style:font-family-complex="OpenSymbol, 'Arial Unicode MS'" style:font-charset-complex="x-symbol"/>
    </style:style>
    <style:style style:name="WW8Num139z1" style:family="text">
      <style:text-properties fo:color="#0000ff" style:font-name="OpenSymbol" fo:font-family="OpenSymbol, 'Arial Unicode MS'" style:font-name-complex="OpenSymbol1" style:font-family-complex="OpenSymbol, 'Arial Unicode MS'" style:font-charset-complex="x-symbol"/>
    </style:style>
    <style:style style:name="WW8Num140z0" style:family="text">
      <style:text-properties fo:color="#0000ff" style:font-name="Symbol" fo:font-family="Symbol" style:font-name-complex="OpenSymbol1" style:font-family-complex="OpenSymbol, 'Arial Unicode MS'" style:font-charset-complex="x-symbol"/>
    </style:style>
    <style:style style:name="WW8Num140z1" style:family="text">
      <style:text-properties fo:color="#0000ff" style:font-name="OpenSymbol" fo:font-family="OpenSymbol, 'Arial Unicode MS'" style:font-name-complex="OpenSymbol1" style:font-family-complex="OpenSymbol, 'Arial Unicode MS'" style:font-charset-complex="x-symbol"/>
    </style:style>
    <style:style style:name="WW8Num141z0" style:family="text">
      <style:text-properties fo:color="#0000ff" style:font-name="Symbol" fo:font-family="Symbol" style:font-name-complex="OpenSymbol1" style:font-family-complex="OpenSymbol, 'Arial Unicode MS'" style:font-charset-complex="x-symbol"/>
    </style:style>
    <style:style style:name="WW8Num141z1" style:family="text">
      <style:text-properties fo:color="#0000ff" style:font-name="Wingdings" fo:font-family="Wingdings" style:font-charset="x-symbol" style:font-name-complex="OpenSymbol1" style:font-family-complex="OpenSymbol, 'Arial Unicode MS'" style:font-charset-complex="x-symbol"/>
    </style:style>
    <style:style style:name="WW8Num141z2" style:family="text">
      <style:text-properties fo:color="#0000ff" style:font-name="OpenSymbol" fo:font-family="OpenSymbol, 'Arial Unicode MS'" style:font-name-complex="OpenSymbol1" style:font-family-complex="OpenSymbol, 'Arial Unicode MS'" style:font-charset-complex="x-symbol"/>
    </style:style>
    <style:style style:name="WW8Num142z0" style:family="text">
      <style:text-properties fo:color="#0000ff" style:font-name="Symbol" fo:font-family="Symbol" style:font-name-complex="OpenSymbol1" style:font-family-complex="OpenSymbol, 'Arial Unicode MS'" style:font-charset-complex="x-symbol"/>
    </style:style>
    <style:style style:name="WW8Num142z1" style:family="text">
      <style:text-properties fo:color="#0000ff" style:font-name="Wingdings" fo:font-family="Wingdings" style:font-charset="x-symbol" style:font-name-complex="OpenSymbol1" style:font-family-complex="OpenSymbol, 'Arial Unicode MS'" style:font-charset-complex="x-symbol"/>
    </style:style>
    <style:style style:name="WW8Num142z4" style:family="text">
      <style:text-properties fo:color="#0000ff" style:font-name="OpenSymbol" fo:font-family="OpenSymbol, 'Arial Unicode MS'"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000ff"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ootnote_20_Symbol" style:display-name="Footnote Symbol" style:family="text">
      <style:text-properties style:text-position="super 58%"/>
    </style:style>
    <style:style style:name="WW-Footnote_20_Characters" style:display-name="WW-Footnote Characters" style:family="text"/>
    <style:style style:name="Numbering_20_Symbols" style:display-name="Numbering Symbols" style:family="text"/>
    <style:style style:name="Endnote_20_Symbol" style:display-name="Endnote Symbol" style:family="text">
      <style:text-properties style:text-position="super 58%"/>
    </style:style>
    <style:style style:name="WW-Endnote_20_Characters" style:display-name="WW-Endnote Character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5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6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7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2.769cm" fo:text-indent="-0.635cm" fo:margin-left="2.769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3.404cm" fo:text-indent="-0.635cm" fo:margin-left="3.404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4.039cm" fo:text-indent="-0.635cm" fo:margin-left="4.039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4.674cm" fo:text-indent="-0.635cm" fo:margin-left="4.674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5.309cm" fo:text-indent="-0.635cm" fo:margin-left="5.309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5.944cm" fo:text-indent="-0.635cm" fo:margin-left="5.944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6.579cm" fo:text-indent="-0.635cm" fo:margin-left="6.579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7.214cm" fo:text-indent="-0.635cm" fo:margin-left="7.214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7.849cm" fo:text-indent="-0.635cm" fo:margin-left="7.84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Wingdings"/>
      </text:list-level-style-bullet>
      <text:list-level-style-bullet text:level="2" text:style-name="WW8Num9z1" style:num-suffix="."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3.54cm" fo:text-indent="-0.635cm" fo:margin-left="3.54cm"/>
        </style:list-level-properties>
        <style:text-properties style:font-name="OpenSymbol"/>
      </text:list-level-style-bullet>
      <text:list-level-style-bullet text:level="4" text:style-name="WW8Num9z3"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OpenSymbol"/>
      </text:list-level-style-bullet>
      <text:list-level-style-bullet text:level="7" text:style-name="WW8Num9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6.715cm" fo:text-indent="-0.635cm" fo:margin-left="6.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7.35cm" fo:text-indent="-0.635cm" fo:margin-left="7.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0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3.54cm" fo:text-indent="-0.635cm" fo:margin-left="3.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6.715cm" fo:text-indent="-0.635cm" fo:margin-left="6.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7.35cm" fo:text-indent="-0.635cm" fo:margin-left="7.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3.54cm" fo:text-indent="-0.635cm" fo:margin-left="3.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6.715cm" fo:text-indent="-0.635cm" fo:margin-left="6.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7.35cm" fo:text-indent="-0.635cm" fo:margin-left="7.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2.87cm" fo:text-indent="-0.635cm" fo:margin-left="2.8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3.505cm" fo:text-indent="-0.635cm" fo:margin-left="3.5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4.14cm" fo:text-indent="-0.635cm" fo:margin-left="4.1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4.775cm" fo:text-indent="-0.635cm" fo:margin-left="4.7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5.41cm" fo:text-indent="-0.635cm" fo:margin-left="5.4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6.045cm" fo:text-indent="-0.635cm" fo:margin-left="6.0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6.68cm" fo:text-indent="-0.635cm" fo:margin-left="6.6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7.315cm" fo:text-indent="-0.635cm" fo:margin-left="7.3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7.95cm" fo:text-indent="-0.635cm" fo:margin-left="7.9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2.769cm" fo:text-indent="-0.635cm" fo:margin-left="2.769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3.404cm" fo:text-indent="-0.635cm" fo:margin-left="3.404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4.039cm" fo:text-indent="-0.635cm" fo:margin-left="4.039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4.674cm" fo:text-indent="-0.635cm" fo:margin-left="4.674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5.309cm" fo:text-indent="-0.635cm" fo:margin-left="5.309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5.944cm" fo:text-indent="-0.635cm" fo:margin-left="5.944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6.579cm" fo:text-indent="-0.635cm" fo:margin-left="6.579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7.214cm" fo:text-indent="-0.635cm" fo:margin-left="7.214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7.849cm" fo:text-indent="-0.635cm" fo:margin-left="7.84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7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8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1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5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Wingdings"/>
      </text:list-level-style-bullet>
      <text:list-level-style-bullet text:level="2" text:style-name="WW8Num26z1"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4.54cm" fo:text-indent="-0.635cm" fo:margin-left="4.54cm"/>
        </style:list-level-properties>
        <style:text-properties style:font-name="OpenSymbol"/>
      </text:list-level-style-bullet>
      <text:list-level-style-bullet text:level="4" text:style-name="WW8Num26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26z1"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6.445cm" fo:text-indent="-0.635cm" fo:margin-left="6.445cm"/>
        </style:list-level-properties>
        <style:text-properties style:font-name="OpenSymbol"/>
      </text:list-level-style-bullet>
      <text:list-level-style-bullet text:level="7" text:style-name="WW8Num26z3"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8" text:style-name="WW8Num26z1"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8.35cm" fo:text-indent="-0.635cm" fo:margin-left="8.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Wingdings"/>
      </text:list-level-style-bullet>
      <text:list-level-style-bullet text:level="2" text:style-name="WW8Num27z1"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4.54cm" fo:text-indent="-0.635cm" fo:margin-left="4.54cm"/>
        </style:list-level-properties>
        <style:text-properties style:font-name="OpenSymbol"/>
      </text:list-level-style-bullet>
      <text:list-level-style-bullet text:level="4" text:style-name="WW8Num27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27z1"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6.445cm" fo:text-indent="-0.635cm" fo:margin-left="6.445cm"/>
        </style:list-level-properties>
        <style:text-properties style:font-name="OpenSymbol"/>
      </text:list-level-style-bullet>
      <text:list-level-style-bullet text:level="7" text:style-name="WW8Num27z3"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8" text:style-name="WW8Num27z1"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8.35cm" fo:text-indent="-0.635cm" fo:margin-left="8.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2.57cm" fo:text-indent="-0.635cm" fo:margin-left="2.57cm"/>
        </style:list-level-properties>
        <style:text-properties style:font-name="Wingdings"/>
      </text:list-level-style-bullet>
      <text:list-level-style-bullet text:level="2" text:style-name="WW8Num29z1" style:num-suffix="." text:bullet-char="◦">
        <style:list-level-properties text:list-level-position-and-space-mode="label-alignment">
          <style:list-level-label-alignment text:label-followed-by="listtab" text:list-tab-stop-position="3.205cm" fo:text-indent="-0.635cm" fo:margin-left="3.2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3.84cm" fo:text-indent="-0.635cm" fo:margin-left="3.84cm"/>
        </style:list-level-properties>
        <style:text-properties style:font-name="OpenSymbol"/>
      </text:list-level-style-bullet>
      <text:list-level-style-bullet text:level="4" text:style-name="WW8Num29z3" style:num-suffix="." text:bullet-char="">
        <style:list-level-properties text:list-level-position-and-space-mode="label-alignment">
          <style:list-level-label-alignment text:label-followed-by="listtab" text:list-tab-stop-position="4.475cm" fo:text-indent="-0.635cm" fo:margin-left="4.475cm"/>
        </style:list-level-properties>
        <style:text-properties style:font-name="Symbol"/>
      </text:list-level-style-bullet>
      <text:list-level-style-bullet text:level="5" text:style-name="WW8Num29z1" style:num-suffix="." text:bullet-char="◦">
        <style:list-level-properties text:list-level-position-and-space-mode="label-alignment">
          <style:list-level-label-alignment text:label-followed-by="listtab" text:list-tab-stop-position="5.11cm" fo:text-indent="-0.635cm" fo:margin-left="5.1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5.745cm" fo:text-indent="-0.635cm" fo:margin-left="5.745cm"/>
        </style:list-level-properties>
        <style:text-properties style:font-name="OpenSymbol"/>
      </text:list-level-style-bullet>
      <text:list-level-style-bullet text:level="7" text:style-name="WW8Num29z3" style:num-suffix="." text:bullet-char="">
        <style:list-level-properties text:list-level-position-and-space-mode="label-alignment">
          <style:list-level-label-alignment text:label-followed-by="listtab" text:list-tab-stop-position="6.38cm" fo:text-indent="-0.635cm" fo:margin-left="6.38cm"/>
        </style:list-level-properties>
        <style:text-properties style:font-name="Symbol"/>
      </text:list-level-style-bullet>
      <text:list-level-style-bullet text:level="8" text:style-name="WW8Num29z1" style:num-suffix="." text:bullet-char="◦">
        <style:list-level-properties text:list-level-position-and-space-mode="label-alignment">
          <style:list-level-label-alignment text:label-followed-by="listtab" text:list-tab-stop-position="7.015cm" fo:text-indent="-0.635cm" fo:margin-left="7.0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7.65cm" fo:text-indent="-0.635cm" fo:margin-left="7.6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7cm" fo:text-indent="-0.635cm" fo:margin-left="2.57cm"/>
        </style:list-level-properties>
        <style:text-properties style:font-name="Wingdings"/>
      </text:list-level-style-bullet>
      <text:list-level-style-bullet text:level="2" text:style-name="WW8Num30z1" style:num-suffix="." text:bullet-char="◦">
        <style:list-level-properties text:list-level-position-and-space-mode="label-alignment">
          <style:list-level-label-alignment text:label-followed-by="listtab" text:list-tab-stop-position="3.205cm" fo:text-indent="-0.635cm" fo:margin-left="3.20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3.84cm" fo:text-indent="-0.635cm" fo:margin-left="3.84cm"/>
        </style:list-level-properties>
        <style:text-properties style:font-name="OpenSymbol"/>
      </text:list-level-style-bullet>
      <text:list-level-style-bullet text:level="4" text:style-name="WW8Num30z3" style:num-suffix="." text:bullet-char="">
        <style:list-level-properties text:list-level-position-and-space-mode="label-alignment">
          <style:list-level-label-alignment text:label-followed-by="listtab" text:list-tab-stop-position="4.475cm" fo:text-indent="-0.635cm" fo:margin-left="4.475cm"/>
        </style:list-level-properties>
        <style:text-properties style:font-name="Symbol"/>
      </text:list-level-style-bullet>
      <text:list-level-style-bullet text:level="5" text:style-name="WW8Num30z1" style:num-suffix="." text:bullet-char="◦">
        <style:list-level-properties text:list-level-position-and-space-mode="label-alignment">
          <style:list-level-label-alignment text:label-followed-by="listtab" text:list-tab-stop-position="5.11cm" fo:text-indent="-0.635cm" fo:margin-left="5.11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5.745cm" fo:text-indent="-0.635cm" fo:margin-left="5.745cm"/>
        </style:list-level-properties>
        <style:text-properties style:font-name="OpenSymbol"/>
      </text:list-level-style-bullet>
      <text:list-level-style-bullet text:level="7" text:style-name="WW8Num30z3" style:num-suffix="." text:bullet-char="">
        <style:list-level-properties text:list-level-position-and-space-mode="label-alignment">
          <style:list-level-label-alignment text:label-followed-by="listtab" text:list-tab-stop-position="6.38cm" fo:text-indent="-0.635cm" fo:margin-left="6.38cm"/>
        </style:list-level-properties>
        <style:text-properties style:font-name="Symbol"/>
      </text:list-level-style-bullet>
      <text:list-level-style-bullet text:level="8" text:style-name="WW8Num30z1" style:num-suffix="." text:bullet-char="◦">
        <style:list-level-properties text:list-level-position-and-space-mode="label-alignment">
          <style:list-level-label-alignment text:label-followed-by="listtab" text:list-tab-stop-position="7.015cm" fo:text-indent="-0.635cm" fo:margin-left="7.01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7.65cm" fo:text-indent="-0.635cm" fo:margin-left="7.6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36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Wingdings"/>
      </text:list-level-style-bullet>
      <text:list-level-style-bullet text:level="2" text:style-name="WW8Num37z1" style:num-suffix="."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
      </text:list-level-style-bullet>
      <text:list-level-style-bullet text:level="3" text:style-name="WW8Num37z1" style:num-suffix="." text:bullet-char="▪">
        <style:list-level-properties text:list-level-position-and-space-mode="label-alignment">
          <style:list-level-label-alignment text:label-followed-by="listtab" text:list-tab-stop-position="3.54cm" fo:text-indent="-0.635cm" fo:margin-left="3.54cm"/>
        </style:list-level-properties>
        <style:text-properties style:font-name="OpenSymbol"/>
      </text:list-level-style-bullet>
      <text:list-level-style-bullet text:level="4" text:style-name="WW8Num37z3"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Symbol"/>
      </text:list-level-style-bullet>
      <text:list-level-style-bullet text:level="5" text:style-name="WW8Num37z1"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OpenSymbol"/>
      </text:list-level-style-bullet>
      <text:list-level-style-bullet text:level="6" text:style-name="WW8Num37z1"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OpenSymbol"/>
      </text:list-level-style-bullet>
      <text:list-level-style-bullet text:level="7" text:style-name="WW8Num37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8" text:style-name="WW8Num37z1" style:num-suffix="." text:bullet-char="◦">
        <style:list-level-properties text:list-level-position-and-space-mode="label-alignment">
          <style:list-level-label-alignment text:label-followed-by="listtab" text:list-tab-stop-position="6.715cm" fo:text-indent="-0.635cm" fo:margin-left="6.715cm"/>
        </style:list-level-properties>
        <style:text-properties style:font-name="OpenSymbol"/>
      </text:list-level-style-bullet>
      <text:list-level-style-bullet text:level="9" text:style-name="WW8Num37z1" style:num-suffix="." text:bullet-char="▪">
        <style:list-level-properties text:list-level-position-and-space-mode="label-alignment">
          <style:list-level-label-alignment text:label-followed-by="listtab" text:list-tab-stop-position="7.35cm" fo:text-indent="-0.635cm" fo:margin-left="7.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607cm" fo:text-indent="-0.635cm" fo:margin-left="1.607cm"/>
        </style:list-level-properties>
        <style:text-properties style:font-name="Symbol"/>
      </text:list-level-style-bullet>
      <text:list-level-style-bullet text:level="2" text:style-name="WW8Num38z1" style:num-suffix="." text:bullet-char="◦">
        <style:list-level-properties text:list-level-position-and-space-mode="label-alignment">
          <style:list-level-label-alignment text:label-followed-by="listtab" text:list-tab-stop-position="2.242cm" fo:text-indent="-0.635cm" fo:margin-left="2.242cm"/>
        </style:list-level-properties>
        <style:text-properties style:font-name="OpenSymbol"/>
      </text:list-level-style-bullet>
      <text:list-level-style-bullet text:level="3" text:style-name="WW8Num38z1" style:num-suffix="." text:bullet-char="▪">
        <style:list-level-properties text:list-level-position-and-space-mode="label-alignment">
          <style:list-level-label-alignment text:label-followed-by="listtab" text:list-tab-stop-position="2.877cm" fo:text-indent="-0.635cm" fo:margin-left="2.877cm"/>
        </style:list-level-properties>
        <style:text-properties style:font-name="OpenSymbol"/>
      </text:list-level-style-bullet>
      <text:list-level-style-bullet text:level="4" text:style-name="WW8Num38z0" style:num-suffix="." text:bullet-char="">
        <style:list-level-properties text:list-level-position-and-space-mode="label-alignment">
          <style:list-level-label-alignment text:label-followed-by="listtab" text:list-tab-stop-position="3.512cm" fo:text-indent="-0.635cm" fo:margin-left="3.512cm"/>
        </style:list-level-properties>
        <style:text-properties style:font-name="Symbol"/>
      </text:list-level-style-bullet>
      <text:list-level-style-bullet text:level="5" text:style-name="WW8Num38z1" style:num-suffix="." text:bullet-char="◦">
        <style:list-level-properties text:list-level-position-and-space-mode="label-alignment">
          <style:list-level-label-alignment text:label-followed-by="listtab" text:list-tab-stop-position="4.147cm" fo:text-indent="-0.635cm" fo:margin-left="4.147cm"/>
        </style:list-level-properties>
        <style:text-properties style:font-name="OpenSymbol"/>
      </text:list-level-style-bullet>
      <text:list-level-style-bullet text:level="6" text:style-name="WW8Num38z1" style:num-suffix="." text:bullet-char="▪">
        <style:list-level-properties text:list-level-position-and-space-mode="label-alignment">
          <style:list-level-label-alignment text:label-followed-by="listtab" text:list-tab-stop-position="4.782cm" fo:text-indent="-0.635cm" fo:margin-left="4.782cm"/>
        </style:list-level-properties>
        <style:text-properties style:font-name="OpenSymbol"/>
      </text:list-level-style-bullet>
      <text:list-level-style-bullet text:level="7" text:style-name="WW8Num38z0" style:num-suffix="." text:bullet-char="">
        <style:list-level-properties text:list-level-position-and-space-mode="label-alignment">
          <style:list-level-label-alignment text:label-followed-by="listtab" text:list-tab-stop-position="5.417cm" fo:text-indent="-0.635cm" fo:margin-left="5.417cm"/>
        </style:list-level-properties>
        <style:text-properties style:font-name="Symbol"/>
      </text:list-level-style-bullet>
      <text:list-level-style-bullet text:level="8" text:style-name="WW8Num38z1" style:num-suffix="." text:bullet-char="◦">
        <style:list-level-properties text:list-level-position-and-space-mode="label-alignment">
          <style:list-level-label-alignment text:label-followed-by="listtab" text:list-tab-stop-position="6.052cm" fo:text-indent="-0.635cm" fo:margin-left="6.052cm"/>
        </style:list-level-properties>
        <style:text-properties style:font-name="OpenSymbol"/>
      </text:list-level-style-bullet>
      <text:list-level-style-bullet text:level="9" text:style-name="WW8Num38z1" style:num-suffix="." text:bullet-char="▪">
        <style:list-level-properties text:list-level-position-and-space-mode="label-alignment">
          <style:list-level-label-alignment text:label-followed-by="listtab" text:list-tab-stop-position="6.687cm" fo:text-indent="-0.635cm" fo:margin-left="6.68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9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39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39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WW8Num39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39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39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WW8Num39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39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1"/>
      </text:list-level-style-bullet>
      <text:list-level-style-bullet text:level="2" text:style-name="WW8Num42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42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42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1"/>
      </text:list-level-style-bullet>
      <text:list-level-style-bullet text:level="5" text:style-name="WW8Num42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42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42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1"/>
      </text:list-level-style-bullet>
      <text:list-level-style-bullet text:level="8" text:style-name="WW8Num42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42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1"/>
      </text:list-level-style-bullet>
      <text:list-level-style-bullet text:level="2" text:style-name="WW8Num43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43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43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1"/>
      </text:list-level-style-bullet>
      <text:list-level-style-bullet text:level="5" text:style-name="WW8Num43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43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43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1"/>
      </text:list-level-style-bullet>
      <text:list-level-style-bullet text:level="8" text:style-name="WW8Num43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43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Header">
      <style:paragraph-properties fo:text-align="center" style:justify-single-word="false"/>
    </style:style>
    <style:style style:name="MP3" style:family="paragraph" style:parent-style-name="Footer">
      <style:paragraph-properties fo:text-align="center" style:justify-single-word="false"/>
    </style:style>
    <style:style style:name="MT1" style:family="text"/>
    <style:style style:name="MT2" style:family="text">
      <style:text-properties style:font-name-asian="DejaVu Sans" style:font-name-complex="DejaVu Sans"/>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4cm, -0.004cm, -0.004cm, -0.00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699cm" fo:margin-left="0cm" fo:margin-right="0cm" fo:margin-bottom="2.6cm" style:dynamic-spacing="true"/>
      </style:header-style>
      <style:footer-style>
        <style:header-footer-properties fo:min-height="2.143cm" fo:margin-left="0cm" fo:margin-right="0cm" fo:margin-top="2.04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raw:frame draw:style-name="Mfr1" draw:name="Image1" text:anchor-type="char" svg:x="0.113cm" svg:y="0.032cm" svg:width="16.812cm" svg:height="2.016cm" draw:z-index="68"><draw:image xlink:href="Pictures/1000020100000194000000AF0733E6F6E83921F2.png" xlink:type="simple" xlink:show="embed" xlink:actuate="onLoad" loext:mime-type="image/png"/></draw:frame></text:p>
        <text:p text:style-name="Header"/>
        <text:p text:style-name="Header"/>
        <text:p text:style-name="Standard"/>
      </style:header>
      <style:footer>
        <text:p text:style-name="MP1"><text:a xlink:type="simple" xlink:href="http://www.languageONE.com.au/" text:style-name="Internet_20_link" text:visited-style-name="Visited_20_Internet_20_Link"><text:span text:style-name="Internet_20_link">w</text:span></text:a><text:a xlink:type="simple" xlink:href="http://www.languageONE.com.au/" text:style-name="Internet_20_link" text:visited-style-name="Visited_20_Internet_20_Link"><text:span text:style-name="Internet_20_link">ww.</text:span></text:a><text:a xlink:type="simple" xlink:href="http://www.languageONE.com.au/" text:style-name="Internet_20_link" text:visited-style-name="Visited_20_Internet_20_Link"><text:span text:style-name="Internet_20_link">languageONE.com.au</text:span></text:a></text:p>
        <text:p text:style-name="MP1">roger@languageONE.com.au</text:p>
        <text:p text:style-name="MP2"><text:date style:data-style-name="N37" text:date-value="2020-10-03T12:50:25.644384487">03/10/20</text:date><text:span text:style-name="MT2"><text:s/></text:span>- Version V1.12a</text:p>
        <text:p text:style-name="MP3">Page <text:page-number text:select-page="current">6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05:55:14.768106200</meta:creation-date>
    <dc:date>2020-10-03T12:50:25.448885299</dc:date>
    <meta:editing-cycles>243</meta:editing-cycles>
    <meta:editing-duration>P4DT9H17M51S</meta:editing-duration>
    <meta:generator>LibreOffice/6.1.5.2$Linux_X86_64 LibreOffice_project/10$Build-2</meta:generator>
    <meta:document-statistic meta:table-count="21" meta:image-count="1" meta:object-count="0" meta:page-count="69" meta:paragraph-count="1748" meta:word-count="14252" meta:character-count="90678" meta:non-whitespace-character-count="77465"/>
  </office:meta>
</office:document-meta>
</file>